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6" style:family="paragraph" style:parent-style-name="Standard">
      <style:text-properties officeooo:rsid="0011b025" officeooo:paragraph-rsid="0011b025"/>
    </style:style>
    <style:style style:name="P17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8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9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0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1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2" style:family="paragraph" style:parent-style-name="Standard">
      <style:text-properties fo:font-style="italic" officeooo:paragraph-rsid="00a75993" style:font-style-asian="italic" style:font-style-complex="italic"/>
    </style:style>
    <style:style style:name="P23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4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5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6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7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8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29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0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1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2" style:family="paragraph" style:parent-style-name="Standard">
      <style:text-properties fo:font-style="italic" officeooo:paragraph-rsid="013013d9" style:font-style-asian="italic" style:font-style-complex="italic"/>
    </style:style>
    <style:style style:name="P33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4" style:family="paragraph" style:parent-style-name="Standard">
      <style:text-properties fo:font-style="italic" officeooo:paragraph-rsid="01408f03" style:font-style-asian="italic" style:font-style-complex="italic"/>
    </style:style>
    <style:style style:name="P35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6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71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97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98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99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00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01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02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03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04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3c13113" officeooo:paragraph-rsid="03c13113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29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39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140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141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142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143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144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145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146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147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148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149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150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151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152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153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154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155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156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157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158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159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160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161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162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163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164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165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166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167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168" style:family="paragraph" style:parent-style-name="Standard">
      <style:text-properties officeooo:rsid="0015f1ff" officeooo:paragraph-rsid="0015f1ff"/>
    </style:style>
    <style:style style:name="P169" style:family="paragraph" style:parent-style-name="Standard">
      <style:text-properties officeooo:rsid="0015f1ff" officeooo:paragraph-rsid="0013268f"/>
    </style:style>
    <style:style style:name="P170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171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172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173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174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175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176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177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78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179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80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181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82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83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84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85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86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187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88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89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190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191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192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193" style:family="paragraph" style:parent-style-name="Standard">
      <style:text-properties fo:font-style="normal" officeooo:paragraph-rsid="02be3c45" style:font-style-asian="normal" style:font-style-complex="normal"/>
    </style:style>
    <style:style style:name="P194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198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199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00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01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02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04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05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06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10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11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12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14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15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21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22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27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28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29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234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240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242" style:family="paragraph" style:parent-style-name="Standard">
      <style:text-properties fo:font-style="normal" style:text-underline-style="none" fo:font-weight="normal" officeooo:rsid="029fcca0" officeooo:paragraph-rsid="00b1e303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2c67287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fo:line-height="10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248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249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250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251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252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253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254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255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256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257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258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259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260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261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262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263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264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265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266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267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268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269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270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271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272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273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274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275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276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277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278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279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280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281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282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283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284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285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286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287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288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289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290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291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292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293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294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295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296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297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298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299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300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301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302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303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304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305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306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307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308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309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310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311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312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313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314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315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316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317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318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319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320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21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22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323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324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325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326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27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28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329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330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331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332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333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334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335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336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337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338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339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340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341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342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343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344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345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346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347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348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349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350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351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352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353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354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355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360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361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362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363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365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366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367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394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395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396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397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398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399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400" style:family="paragraph" style:parent-style-name="Standard">
      <style:text-properties officeooo:rsid="0033fbdf" officeooo:paragraph-rsid="0033fbdf"/>
    </style:style>
    <style:style style:name="P401" style:family="paragraph" style:parent-style-name="Standard">
      <style:text-properties officeooo:rsid="0034ed8b" officeooo:paragraph-rsid="0106c767"/>
    </style:style>
    <style:style style:name="P402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403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404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405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406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407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408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409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410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411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412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413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414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415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416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417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418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419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420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421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422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423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424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425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426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427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428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429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430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431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432" style:family="paragraph" style:parent-style-name="Standard">
      <style:paragraph-properties fo:line-height="100%"/>
      <style:text-properties fo:font-weight="normal" officeooo:rsid="03bf92cd" officeooo:paragraph-rsid="03f0c84b" style:font-weight-asian="normal" style:font-weight-complex="normal"/>
    </style:style>
    <style:style style:name="P433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434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435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436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437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438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439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440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441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442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443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444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445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446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447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448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449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450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451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452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453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454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455" style:family="paragraph" style:parent-style-name="Standard">
      <style:paragraph-properties fo:line-height="100%"/>
      <style:text-properties fo:font-weight="normal" officeooo:paragraph-rsid="04e915f4"/>
    </style:style>
    <style:style style:name="P456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457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458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459" style:family="paragraph" style:parent-style-name="Standard">
      <style:text-properties officeooo:rsid="0012a0dc" officeooo:paragraph-rsid="0012a0dc"/>
    </style:style>
    <style:style style:name="P460" style:family="paragraph" style:parent-style-name="Standard">
      <style:text-properties officeooo:paragraph-rsid="003eeb50"/>
    </style:style>
    <style:style style:name="P461" style:family="paragraph" style:parent-style-name="Standard">
      <style:text-properties officeooo:rsid="00205d85" officeooo:paragraph-rsid="005f7223"/>
    </style:style>
    <style:style style:name="P462" style:family="paragraph" style:parent-style-name="Standard">
      <style:text-properties officeooo:rsid="002436f5" officeooo:paragraph-rsid="00ed9297"/>
    </style:style>
    <style:style style:name="P463" style:family="paragraph" style:parent-style-name="Standard">
      <style:text-properties officeooo:rsid="0056d959" officeooo:paragraph-rsid="0056d959"/>
    </style:style>
    <style:style style:name="P464" style:family="paragraph" style:parent-style-name="Standard">
      <style:paragraph-properties fo:line-height="150%"/>
      <style:text-properties officeooo:paragraph-rsid="0013268f"/>
    </style:style>
    <style:style style:name="P465" style:family="paragraph" style:parent-style-name="Standard">
      <style:paragraph-properties fo:line-height="150%"/>
      <style:text-properties officeooo:paragraph-rsid="0040eb9d"/>
    </style:style>
    <style:style style:name="P466" style:family="paragraph" style:parent-style-name="Standard">
      <style:paragraph-properties fo:line-height="150%"/>
      <style:text-properties officeooo:paragraph-rsid="00c6421c"/>
    </style:style>
    <style:style style:name="P467" style:family="paragraph" style:parent-style-name="Standard">
      <style:paragraph-properties fo:line-height="150%"/>
      <style:text-properties officeooo:paragraph-rsid="0106c767"/>
    </style:style>
    <style:style style:name="P468" style:family="paragraph" style:parent-style-name="Standard">
      <style:paragraph-properties fo:line-height="150%"/>
      <style:text-properties officeooo:paragraph-rsid="01d80854"/>
    </style:style>
    <style:style style:name="P469" style:family="paragraph" style:parent-style-name="Standard">
      <style:paragraph-properties fo:line-height="150%"/>
      <style:text-properties officeooo:paragraph-rsid="020068b3"/>
    </style:style>
    <style:style style:name="P470" style:family="paragraph" style:parent-style-name="Standard">
      <style:paragraph-properties fo:line-height="150%"/>
      <style:text-properties officeooo:paragraph-rsid="0265f14b"/>
    </style:style>
    <style:style style:name="P471" style:family="paragraph" style:parent-style-name="Standard">
      <style:paragraph-properties fo:line-height="150%"/>
      <style:text-properties officeooo:paragraph-rsid="00cab904"/>
    </style:style>
    <style:style style:name="P472" style:family="paragraph" style:parent-style-name="Standard">
      <style:paragraph-properties fo:line-height="150%"/>
      <style:text-properties officeooo:paragraph-rsid="0339abb7"/>
    </style:style>
    <style:style style:name="P473" style:family="paragraph" style:parent-style-name="Standard">
      <style:paragraph-properties fo:line-height="150%"/>
      <style:text-properties officeooo:paragraph-rsid="031857c7"/>
    </style:style>
    <style:style style:name="P474" style:family="paragraph" style:parent-style-name="Standard">
      <style:paragraph-properties fo:line-height="150%"/>
      <style:text-properties officeooo:paragraph-rsid="0347bb43"/>
    </style:style>
    <style:style style:name="P475" style:family="paragraph" style:parent-style-name="Standard">
      <style:paragraph-properties fo:line-height="150%"/>
      <style:text-properties officeooo:paragraph-rsid="03af7bf7"/>
    </style:style>
    <style:style style:name="P476" style:family="paragraph" style:parent-style-name="Standard">
      <style:paragraph-properties fo:line-height="150%"/>
      <style:text-properties officeooo:paragraph-rsid="03becfb9"/>
    </style:style>
    <style:style style:name="P477" style:family="paragraph" style:parent-style-name="Standard">
      <style:paragraph-properties fo:line-height="150%"/>
      <style:text-properties officeooo:paragraph-rsid="03e90de3"/>
    </style:style>
    <style:style style:name="P478" style:family="paragraph" style:parent-style-name="Standard">
      <style:paragraph-properties fo:line-height="150%"/>
      <style:text-properties officeooo:paragraph-rsid="03ffa765"/>
    </style:style>
    <style:style style:name="P479" style:family="paragraph" style:parent-style-name="Standard">
      <style:paragraph-properties fo:line-height="150%"/>
      <style:text-properties officeooo:paragraph-rsid="04226783"/>
    </style:style>
    <style:style style:name="P480" style:family="paragraph" style:parent-style-name="Standard">
      <style:paragraph-properties fo:line-height="150%"/>
      <style:text-properties officeooo:paragraph-rsid="04ddd894"/>
    </style:style>
    <style:style style:name="P481" style:family="paragraph" style:parent-style-name="Standard">
      <style:text-properties officeooo:paragraph-rsid="00883289"/>
    </style:style>
    <style:style style:name="P482" style:family="paragraph" style:parent-style-name="Standard">
      <style:text-properties officeooo:rsid="008872eb" officeooo:paragraph-rsid="008872eb"/>
    </style:style>
    <style:style style:name="P483" style:family="paragraph" style:parent-style-name="Standard">
      <style:text-properties officeooo:paragraph-rsid="00a75993"/>
    </style:style>
    <style:style style:name="P484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485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486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487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555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556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57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57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57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57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57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57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58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58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58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583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584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585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586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587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588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589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590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591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592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593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594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595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596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597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654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655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656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657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658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659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660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661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662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663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664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665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666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667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668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669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670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671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672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673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674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675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676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677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678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679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680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681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682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683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684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685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686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687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688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689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690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691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692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693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694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695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696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697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698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699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700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701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702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703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704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705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706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707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708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709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710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711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712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713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714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715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716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717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718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719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720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721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722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723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724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725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726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727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728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729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730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731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732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733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734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735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736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737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738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73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74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74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74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74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74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74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74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74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748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749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750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751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75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75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75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75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75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75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75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75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76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76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76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76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76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76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7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76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76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76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77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77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77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773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77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775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776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777" style:family="paragraph" style:parent-style-name="Standard">
      <style:text-properties style:use-window-font-color="true" officeooo:paragraph-rsid="02be3c45"/>
    </style:style>
    <style:style style:name="P778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779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780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781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78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78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78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785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78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78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78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78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790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791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792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793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794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795" style:family="paragraph" style:parent-style-name="Standard">
      <style:text-properties style:use-window-font-color="true" officeooo:paragraph-rsid="02ecf51e"/>
    </style:style>
    <style:style style:name="P796" style:family="paragraph" style:parent-style-name="Standard">
      <style:paragraph-properties fo:line-height="150%"/>
      <style:text-properties style:use-window-font-color="true" officeooo:paragraph-rsid="02edc963"/>
    </style:style>
    <style:style style:name="P797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798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799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800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801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802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803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804" style:family="paragraph" style:parent-style-name="Standard">
      <style:text-properties officeooo:paragraph-rsid="00ba4170"/>
    </style:style>
    <style:style style:name="P805" style:family="paragraph" style:parent-style-name="Standard">
      <style:text-properties officeooo:paragraph-rsid="00bbbf73"/>
    </style:style>
    <style:style style:name="P806" style:family="paragraph" style:parent-style-name="Standard">
      <style:text-properties officeooo:rsid="00beb82f" officeooo:paragraph-rsid="00beb82f"/>
    </style:style>
    <style:style style:name="P807" style:family="paragraph" style:parent-style-name="Standard">
      <style:text-properties officeooo:paragraph-rsid="00beb82f"/>
    </style:style>
    <style:style style:name="P808" style:family="paragraph" style:parent-style-name="Standard">
      <style:text-properties officeooo:rsid="00c0d7c6" officeooo:paragraph-rsid="00c0d7c6"/>
    </style:style>
    <style:style style:name="P809" style:family="paragraph" style:parent-style-name="Standard">
      <style:text-properties officeooo:rsid="005521a3" officeooo:paragraph-rsid="005521a3"/>
    </style:style>
    <style:style style:name="P810" style:family="paragraph" style:parent-style-name="Standard">
      <style:text-properties officeooo:paragraph-rsid="00d2fc06"/>
    </style:style>
    <style:style style:name="P811" style:family="paragraph" style:parent-style-name="Standard">
      <style:paragraph-properties fo:line-height="150%"/>
      <style:text-properties officeooo:rsid="00d5826a" officeooo:paragraph-rsid="00d5826a"/>
    </style:style>
    <style:style style:name="P812" style:family="paragraph" style:parent-style-name="Standard">
      <style:text-properties officeooo:paragraph-rsid="00d77d7d"/>
    </style:style>
    <style:style style:name="P813" style:family="paragraph" style:parent-style-name="Standard">
      <style:text-properties officeooo:rsid="00d9c9e4" officeooo:paragraph-rsid="00d9c9e4"/>
    </style:style>
    <style:style style:name="P814" style:family="paragraph" style:parent-style-name="Standard">
      <style:text-properties officeooo:paragraph-rsid="00e5f586"/>
    </style:style>
    <style:style style:name="P815" style:family="paragraph" style:parent-style-name="Standard">
      <style:text-properties officeooo:paragraph-rsid="00eb50e0"/>
    </style:style>
    <style:style style:name="P816" style:family="paragraph" style:parent-style-name="Standard">
      <style:paragraph-properties fo:line-height="150%"/>
      <style:text-properties officeooo:rsid="00f2503e" officeooo:paragraph-rsid="00f2503e"/>
    </style:style>
    <style:style style:name="P817" style:family="paragraph" style:parent-style-name="Standard">
      <style:text-properties officeooo:rsid="00f2503e" officeooo:paragraph-rsid="01222be5"/>
    </style:style>
    <style:style style:name="P818" style:family="paragraph" style:parent-style-name="Standard">
      <style:text-properties officeooo:rsid="00d1487d" officeooo:paragraph-rsid="00d2fc06"/>
    </style:style>
    <style:style style:name="P819" style:family="paragraph" style:parent-style-name="Standard">
      <style:text-properties officeooo:paragraph-rsid="00f5260b"/>
    </style:style>
    <style:style style:name="P820" style:family="paragraph" style:parent-style-name="Standard">
      <style:text-properties officeooo:paragraph-rsid="010c486e"/>
    </style:style>
    <style:style style:name="P821" style:family="paragraph" style:parent-style-name="Standard">
      <style:text-properties officeooo:paragraph-rsid="00367935"/>
    </style:style>
    <style:style style:name="P822" style:family="paragraph" style:parent-style-name="Standard">
      <style:text-properties officeooo:paragraph-rsid="011fc384"/>
    </style:style>
    <style:style style:name="P823" style:family="paragraph" style:parent-style-name="Standard">
      <style:text-properties officeooo:paragraph-rsid="0122678f"/>
    </style:style>
    <style:style style:name="P824" style:family="paragraph" style:parent-style-name="Standard">
      <style:text-properties officeooo:paragraph-rsid="012dfde8"/>
    </style:style>
    <style:style style:name="P825" style:family="paragraph" style:parent-style-name="Standard">
      <style:text-properties officeooo:paragraph-rsid="0130fd48"/>
    </style:style>
    <style:style style:name="P826" style:family="paragraph" style:parent-style-name="Standard">
      <style:text-properties officeooo:paragraph-rsid="013282b3"/>
    </style:style>
    <style:style style:name="P827" style:family="paragraph" style:parent-style-name="Standard">
      <style:text-properties officeooo:paragraph-rsid="013f3c54"/>
    </style:style>
    <style:style style:name="P828" style:family="paragraph" style:parent-style-name="Standard">
      <style:text-properties officeooo:paragraph-rsid="0152f194"/>
    </style:style>
    <style:style style:name="P829" style:family="paragraph" style:parent-style-name="Standard">
      <style:text-properties officeooo:paragraph-rsid="0150aafa"/>
    </style:style>
    <style:style style:name="P830" style:family="paragraph" style:parent-style-name="Standard">
      <style:paragraph-properties fo:line-height="100%"/>
      <style:text-properties officeooo:paragraph-rsid="016aa5ac"/>
    </style:style>
    <style:style style:name="P831" style:family="paragraph" style:parent-style-name="Standard">
      <style:paragraph-properties fo:line-height="100%"/>
      <style:text-properties officeooo:paragraph-rsid="016d2800"/>
    </style:style>
    <style:style style:name="P832" style:family="paragraph" style:parent-style-name="Standard">
      <style:paragraph-properties fo:line-height="100%"/>
      <style:text-properties officeooo:paragraph-rsid="0171553b"/>
    </style:style>
    <style:style style:name="P833" style:family="paragraph" style:parent-style-name="Standard">
      <style:paragraph-properties fo:line-height="100%"/>
      <style:text-properties officeooo:paragraph-rsid="0176ee1b"/>
    </style:style>
    <style:style style:name="P834" style:family="paragraph" style:parent-style-name="Standard">
      <style:paragraph-properties fo:line-height="100%"/>
      <style:text-properties officeooo:paragraph-rsid="017941db"/>
    </style:style>
    <style:style style:name="P835" style:family="paragraph" style:parent-style-name="Standard">
      <style:paragraph-properties fo:line-height="100%"/>
      <style:text-properties officeooo:paragraph-rsid="017a7161"/>
    </style:style>
    <style:style style:name="P836" style:family="paragraph" style:parent-style-name="Standard">
      <style:paragraph-properties fo:line-height="100%"/>
      <style:text-properties officeooo:paragraph-rsid="018105ab"/>
    </style:style>
    <style:style style:name="P837" style:family="paragraph" style:parent-style-name="Standard">
      <style:paragraph-properties fo:line-height="100%"/>
      <style:text-properties officeooo:paragraph-rsid="01aaba73"/>
    </style:style>
    <style:style style:name="P838" style:family="paragraph" style:parent-style-name="Standard">
      <style:paragraph-properties fo:line-height="100%"/>
      <style:text-properties officeooo:paragraph-rsid="01abda5f"/>
    </style:style>
    <style:style style:name="P839" style:family="paragraph" style:parent-style-name="Standard">
      <style:paragraph-properties fo:line-height="100%"/>
      <style:text-properties officeooo:paragraph-rsid="01d3aa7e"/>
    </style:style>
    <style:style style:name="P840" style:family="paragraph" style:parent-style-name="Standard">
      <style:paragraph-properties fo:line-height="100%"/>
      <style:text-properties officeooo:paragraph-rsid="01e2b86d"/>
    </style:style>
    <style:style style:name="P841" style:family="paragraph" style:parent-style-name="Standard">
      <style:paragraph-properties fo:line-height="100%"/>
      <style:text-properties officeooo:paragraph-rsid="01e7ea9a"/>
    </style:style>
    <style:style style:name="P842" style:family="paragraph" style:parent-style-name="Standard">
      <style:paragraph-properties fo:line-height="100%"/>
      <style:text-properties officeooo:paragraph-rsid="01f79ca2"/>
    </style:style>
    <style:style style:name="P843" style:family="paragraph" style:parent-style-name="Standard">
      <style:paragraph-properties fo:line-height="100%"/>
      <style:text-properties officeooo:paragraph-rsid="020068b3"/>
    </style:style>
    <style:style style:name="P844" style:family="paragraph" style:parent-style-name="Standard">
      <style:paragraph-properties fo:line-height="100%"/>
      <style:text-properties officeooo:paragraph-rsid="0200b58e"/>
    </style:style>
    <style:style style:name="P845" style:family="paragraph" style:parent-style-name="Standard">
      <style:paragraph-properties fo:line-height="100%"/>
      <style:text-properties officeooo:paragraph-rsid="020131ae"/>
    </style:style>
    <style:style style:name="P846" style:family="paragraph" style:parent-style-name="Standard">
      <style:paragraph-properties fo:line-height="100%"/>
      <style:text-properties officeooo:paragraph-rsid="0212a48a"/>
    </style:style>
    <style:style style:name="P847" style:family="paragraph" style:parent-style-name="Standard">
      <style:paragraph-properties fo:line-height="100%"/>
      <style:text-properties officeooo:paragraph-rsid="01d522fe"/>
    </style:style>
    <style:style style:name="P848" style:family="paragraph" style:parent-style-name="Standard">
      <style:paragraph-properties fo:line-height="100%"/>
      <style:text-properties officeooo:paragraph-rsid="021920c6"/>
    </style:style>
    <style:style style:name="P849" style:family="paragraph" style:parent-style-name="Standard">
      <style:paragraph-properties fo:line-height="100%"/>
      <style:text-properties officeooo:paragraph-rsid="021bfb0f"/>
    </style:style>
    <style:style style:name="P850" style:family="paragraph" style:parent-style-name="Standard">
      <style:paragraph-properties fo:line-height="100%"/>
      <style:text-properties officeooo:paragraph-rsid="021d76dd"/>
    </style:style>
    <style:style style:name="P851" style:family="paragraph" style:parent-style-name="Standard">
      <style:paragraph-properties fo:line-height="100%"/>
      <style:text-properties officeooo:paragraph-rsid="01ec8e18"/>
    </style:style>
    <style:style style:name="P852" style:family="paragraph" style:parent-style-name="Standard">
      <style:paragraph-properties fo:line-height="100%"/>
      <style:text-properties officeooo:paragraph-rsid="0228bd00"/>
    </style:style>
    <style:style style:name="P853" style:family="paragraph" style:parent-style-name="Standard">
      <style:paragraph-properties fo:line-height="100%"/>
      <style:text-properties officeooo:paragraph-rsid="0239e044"/>
    </style:style>
    <style:style style:name="P854" style:family="paragraph" style:parent-style-name="Standard">
      <style:paragraph-properties fo:line-height="100%"/>
      <style:text-properties officeooo:paragraph-rsid="023e217a"/>
    </style:style>
    <style:style style:name="P855" style:family="paragraph" style:parent-style-name="Standard">
      <style:paragraph-properties fo:line-height="100%"/>
      <style:text-properties officeooo:paragraph-rsid="0245c9e7"/>
    </style:style>
    <style:style style:name="P856" style:family="paragraph" style:parent-style-name="Standard">
      <style:paragraph-properties fo:line-height="100%"/>
      <style:text-properties officeooo:paragraph-rsid="0248e2f5"/>
    </style:style>
    <style:style style:name="P857" style:family="paragraph" style:parent-style-name="Standard">
      <style:paragraph-properties fo:line-height="100%"/>
      <style:text-properties officeooo:paragraph-rsid="024d9b01"/>
    </style:style>
    <style:style style:name="P858" style:family="paragraph" style:parent-style-name="Standard">
      <style:paragraph-properties fo:line-height="100%"/>
      <style:text-properties officeooo:paragraph-rsid="02540cb9"/>
    </style:style>
    <style:style style:name="P859" style:family="paragraph" style:parent-style-name="Standard">
      <style:paragraph-properties fo:line-height="100%"/>
      <style:text-properties officeooo:paragraph-rsid="02656310"/>
    </style:style>
    <style:style style:name="P860" style:family="paragraph" style:parent-style-name="Standard">
      <style:paragraph-properties fo:line-height="100%"/>
      <style:text-properties officeooo:paragraph-rsid="0265f14b"/>
    </style:style>
    <style:style style:name="P861" style:family="paragraph" style:parent-style-name="Standard">
      <style:paragraph-properties fo:line-height="100%"/>
      <style:text-properties officeooo:paragraph-rsid="02778926"/>
    </style:style>
    <style:style style:name="P862" style:family="paragraph" style:parent-style-name="Standard">
      <style:paragraph-properties fo:line-height="100%"/>
      <style:text-properties officeooo:paragraph-rsid="0279658f"/>
    </style:style>
    <style:style style:name="P863" style:family="paragraph" style:parent-style-name="Standard">
      <style:paragraph-properties fo:line-height="100%"/>
      <style:text-properties officeooo:paragraph-rsid="027b57d1"/>
    </style:style>
    <style:style style:name="P864" style:family="paragraph" style:parent-style-name="Standard">
      <style:paragraph-properties fo:line-height="100%"/>
      <style:text-properties officeooo:paragraph-rsid="02819040"/>
    </style:style>
    <style:style style:name="P865" style:family="paragraph" style:parent-style-name="Standard">
      <style:paragraph-properties fo:line-height="100%"/>
      <style:text-properties officeooo:paragraph-rsid="028add40"/>
    </style:style>
    <style:style style:name="P866" style:family="paragraph" style:parent-style-name="Standard">
      <style:paragraph-properties fo:line-height="100%"/>
      <style:text-properties officeooo:paragraph-rsid="02939b7b"/>
    </style:style>
    <style:style style:name="P867" style:family="paragraph" style:parent-style-name="Standard">
      <style:paragraph-properties fo:line-height="100%"/>
      <style:text-properties officeooo:paragraph-rsid="0293a523"/>
    </style:style>
    <style:style style:name="P868" style:family="paragraph" style:parent-style-name="Standard">
      <style:paragraph-properties fo:line-height="100%"/>
      <style:text-properties officeooo:paragraph-rsid="0297c923"/>
    </style:style>
    <style:style style:name="P869" style:family="paragraph" style:parent-style-name="Standard">
      <style:paragraph-properties fo:line-height="100%"/>
      <style:text-properties officeooo:paragraph-rsid="029bb505"/>
    </style:style>
    <style:style style:name="P870" style:family="paragraph" style:parent-style-name="Standard">
      <style:paragraph-properties fo:line-height="100%"/>
      <style:text-properties officeooo:paragraph-rsid="02a71f0b"/>
    </style:style>
    <style:style style:name="P871" style:family="paragraph" style:parent-style-name="Standard">
      <style:paragraph-properties fo:line-height="100%"/>
      <style:text-properties officeooo:paragraph-rsid="027c1b85"/>
    </style:style>
    <style:style style:name="P872" style:family="paragraph" style:parent-style-name="Standard">
      <style:paragraph-properties fo:line-height="100%"/>
      <style:text-properties officeooo:paragraph-rsid="0045286d"/>
    </style:style>
    <style:style style:name="P873" style:family="paragraph" style:parent-style-name="Standard">
      <style:paragraph-properties fo:line-height="100%"/>
      <style:text-properties officeooo:paragraph-rsid="02bd01a2"/>
    </style:style>
    <style:style style:name="P874" style:family="paragraph" style:parent-style-name="Standard">
      <style:paragraph-properties fo:line-height="100%"/>
      <style:text-properties officeooo:paragraph-rsid="02d5eaee"/>
    </style:style>
    <style:style style:name="P875" style:family="paragraph" style:parent-style-name="Standard">
      <style:paragraph-properties fo:line-height="100%"/>
      <style:text-properties officeooo:paragraph-rsid="02e4f960"/>
    </style:style>
    <style:style style:name="P876" style:family="paragraph" style:parent-style-name="Standard">
      <style:paragraph-properties fo:line-height="100%"/>
      <style:text-properties officeooo:paragraph-rsid="02eac01d"/>
    </style:style>
    <style:style style:name="P877" style:family="paragraph" style:parent-style-name="Standard">
      <style:paragraph-properties fo:line-height="100%"/>
      <style:text-properties officeooo:paragraph-rsid="02f17ec6"/>
    </style:style>
    <style:style style:name="P878" style:family="paragraph" style:parent-style-name="Standard">
      <style:paragraph-properties fo:line-height="100%"/>
      <style:text-properties officeooo:paragraph-rsid="02fda6ef"/>
    </style:style>
    <style:style style:name="P879" style:family="paragraph" style:parent-style-name="Standard">
      <style:paragraph-properties fo:line-height="100%"/>
      <style:text-properties officeooo:paragraph-rsid="03040c1c"/>
    </style:style>
    <style:style style:name="P880" style:family="paragraph" style:parent-style-name="Standard">
      <style:paragraph-properties fo:line-height="100%"/>
      <style:text-properties officeooo:paragraph-rsid="03049b98"/>
    </style:style>
    <style:style style:name="P881" style:family="paragraph" style:parent-style-name="Standard">
      <style:paragraph-properties fo:line-height="100%"/>
      <style:text-properties officeooo:paragraph-rsid="0305aebe"/>
    </style:style>
    <style:style style:name="P882" style:family="paragraph" style:parent-style-name="Standard">
      <style:paragraph-properties fo:line-height="100%"/>
      <style:text-properties officeooo:paragraph-rsid="03061f93"/>
    </style:style>
    <style:style style:name="P883" style:family="paragraph" style:parent-style-name="Standard">
      <style:paragraph-properties fo:line-height="100%"/>
      <style:text-properties officeooo:paragraph-rsid="03153caa"/>
    </style:style>
    <style:style style:name="P884" style:family="paragraph" style:parent-style-name="Standard">
      <style:paragraph-properties fo:line-height="100%"/>
      <style:text-properties officeooo:paragraph-rsid="03343ce6"/>
    </style:style>
    <style:style style:name="P885" style:family="paragraph" style:parent-style-name="Standard">
      <style:paragraph-properties fo:line-height="100%"/>
      <style:text-properties officeooo:paragraph-rsid="03349842"/>
    </style:style>
    <style:style style:name="P886" style:family="paragraph" style:parent-style-name="Standard">
      <style:paragraph-properties fo:line-height="100%"/>
      <style:text-properties officeooo:paragraph-rsid="033f17a3"/>
    </style:style>
    <style:style style:name="P887" style:family="paragraph" style:parent-style-name="Standard">
      <style:paragraph-properties fo:line-height="100%"/>
      <style:text-properties officeooo:paragraph-rsid="034172a0"/>
    </style:style>
    <style:style style:name="P888" style:family="paragraph" style:parent-style-name="Standard">
      <style:paragraph-properties fo:line-height="100%"/>
      <style:text-properties officeooo:paragraph-rsid="034adc9b"/>
    </style:style>
    <style:style style:name="P889" style:family="paragraph" style:parent-style-name="Standard">
      <style:paragraph-properties fo:line-height="100%"/>
      <style:text-properties officeooo:paragraph-rsid="034f33b6"/>
    </style:style>
    <style:style style:name="P890" style:family="paragraph" style:parent-style-name="Standard">
      <style:paragraph-properties fo:line-height="100%"/>
      <style:text-properties officeooo:paragraph-rsid="034f680a"/>
    </style:style>
    <style:style style:name="P891" style:family="paragraph" style:parent-style-name="Standard">
      <style:paragraph-properties fo:line-height="100%"/>
      <style:text-properties officeooo:paragraph-rsid="035051aa"/>
    </style:style>
    <style:style style:name="P892" style:family="paragraph" style:parent-style-name="Standard">
      <style:paragraph-properties fo:line-height="100%"/>
      <style:text-properties officeooo:paragraph-rsid="0369854f"/>
    </style:style>
    <style:style style:name="P893" style:family="paragraph" style:parent-style-name="Standard">
      <style:paragraph-properties fo:line-height="100%"/>
      <style:text-properties officeooo:paragraph-rsid="03963307"/>
    </style:style>
    <style:style style:name="P894" style:family="paragraph" style:parent-style-name="Standard">
      <style:paragraph-properties fo:line-height="100%"/>
      <style:text-properties officeooo:paragraph-rsid="039c640b"/>
    </style:style>
    <style:style style:name="P895" style:family="paragraph" style:parent-style-name="Standard">
      <style:paragraph-properties fo:line-height="100%"/>
      <style:text-properties officeooo:paragraph-rsid="039e9821"/>
    </style:style>
    <style:style style:name="P896" style:family="paragraph" style:parent-style-name="Standard">
      <style:paragraph-properties fo:line-height="100%"/>
      <style:text-properties officeooo:paragraph-rsid="03a073aa"/>
    </style:style>
    <style:style style:name="P897" style:family="paragraph" style:parent-style-name="Standard">
      <style:paragraph-properties fo:line-height="100%"/>
      <style:text-properties officeooo:paragraph-rsid="03b1fbc9"/>
    </style:style>
    <style:style style:name="P898" style:family="paragraph" style:parent-style-name="Standard">
      <style:paragraph-properties fo:line-height="100%"/>
      <style:text-properties officeooo:paragraph-rsid="03c51260"/>
    </style:style>
    <style:style style:name="P899" style:family="paragraph" style:parent-style-name="Standard">
      <style:paragraph-properties fo:line-height="100%"/>
      <style:text-properties officeooo:paragraph-rsid="03eb005c"/>
    </style:style>
    <style:style style:name="P900" style:family="paragraph" style:parent-style-name="Standard">
      <style:paragraph-properties fo:line-height="100%"/>
      <style:text-properties officeooo:paragraph-rsid="03f0c84b"/>
    </style:style>
    <style:style style:name="P901" style:family="paragraph" style:parent-style-name="Standard">
      <style:paragraph-properties fo:line-height="100%"/>
      <style:text-properties officeooo:paragraph-rsid="03e90de3"/>
    </style:style>
    <style:style style:name="P902" style:family="paragraph" style:parent-style-name="Standard">
      <style:paragraph-properties fo:line-height="100%"/>
      <style:text-properties officeooo:paragraph-rsid="03f27278"/>
    </style:style>
    <style:style style:name="P903" style:family="paragraph" style:parent-style-name="Standard">
      <style:paragraph-properties fo:line-height="100%"/>
      <style:text-properties officeooo:paragraph-rsid="03fd5e01"/>
    </style:style>
    <style:style style:name="P904" style:family="paragraph" style:parent-style-name="Standard">
      <style:paragraph-properties fo:line-height="100%"/>
      <style:text-properties officeooo:paragraph-rsid="0400a6e4"/>
    </style:style>
    <style:style style:name="P905" style:family="paragraph" style:parent-style-name="Standard">
      <style:paragraph-properties fo:line-height="100%"/>
      <style:text-properties officeooo:paragraph-rsid="0404aa05"/>
    </style:style>
    <style:style style:name="P906" style:family="paragraph" style:parent-style-name="Standard">
      <style:paragraph-properties fo:line-height="100%"/>
      <style:text-properties officeooo:paragraph-rsid="04102973"/>
    </style:style>
    <style:style style:name="P907" style:family="paragraph" style:parent-style-name="Standard">
      <style:paragraph-properties fo:line-height="100%"/>
      <style:text-properties officeooo:paragraph-rsid="041e6a3e"/>
    </style:style>
    <style:style style:name="P908" style:family="paragraph" style:parent-style-name="Standard">
      <style:paragraph-properties fo:line-height="100%"/>
      <style:text-properties officeooo:paragraph-rsid="03a31e81"/>
    </style:style>
    <style:style style:name="P909" style:family="paragraph" style:parent-style-name="Standard">
      <style:paragraph-properties fo:line-height="100%"/>
      <style:text-properties officeooo:paragraph-rsid="043fc929"/>
    </style:style>
    <style:style style:name="P910" style:family="paragraph" style:parent-style-name="Standard">
      <style:paragraph-properties fo:line-height="100%"/>
      <style:text-properties officeooo:paragraph-rsid="043a0ede"/>
    </style:style>
    <style:style style:name="P911" style:family="paragraph" style:parent-style-name="Standard">
      <style:paragraph-properties fo:line-height="100%"/>
      <style:text-properties officeooo:paragraph-rsid="04518e70"/>
    </style:style>
    <style:style style:name="P912" style:family="paragraph" style:parent-style-name="Standard">
      <style:paragraph-properties fo:line-height="100%"/>
      <style:text-properties officeooo:paragraph-rsid="04592f7c"/>
    </style:style>
    <style:style style:name="P913" style:family="paragraph" style:parent-style-name="Standard">
      <style:paragraph-properties fo:line-height="100%"/>
      <style:text-properties officeooo:paragraph-rsid="03becfb9"/>
    </style:style>
    <style:style style:name="P914" style:family="paragraph" style:parent-style-name="Standard">
      <style:paragraph-properties fo:line-height="100%"/>
      <style:text-properties officeooo:paragraph-rsid="0473548b"/>
    </style:style>
    <style:style style:name="P915" style:family="paragraph" style:parent-style-name="Standard">
      <style:paragraph-properties fo:line-height="100%"/>
      <style:text-properties officeooo:paragraph-rsid="0411d16e"/>
    </style:style>
    <style:style style:name="P916" style:family="paragraph" style:parent-style-name="Standard">
      <style:paragraph-properties fo:line-height="100%"/>
      <style:text-properties officeooo:paragraph-rsid="041746e7"/>
    </style:style>
    <style:style style:name="P917" style:family="paragraph" style:parent-style-name="Standard">
      <style:paragraph-properties fo:line-height="100%"/>
      <style:text-properties officeooo:paragraph-rsid="043c6125"/>
    </style:style>
    <style:style style:name="P918" style:family="paragraph" style:parent-style-name="Standard">
      <style:paragraph-properties fo:line-height="100%"/>
      <style:text-properties officeooo:paragraph-rsid="04472f62"/>
    </style:style>
    <style:style style:name="P919" style:family="paragraph" style:parent-style-name="Standard">
      <style:paragraph-properties fo:line-height="100%"/>
      <style:text-properties officeooo:paragraph-rsid="03fc17c3"/>
    </style:style>
    <style:style style:name="P920" style:family="paragraph" style:parent-style-name="Standard">
      <style:paragraph-properties fo:line-height="100%"/>
      <style:text-properties officeooo:paragraph-rsid="039292f6"/>
    </style:style>
    <style:style style:name="P921" style:family="paragraph" style:parent-style-name="Standard">
      <style:paragraph-properties fo:line-height="100%"/>
      <style:text-properties officeooo:paragraph-rsid="0486c03e"/>
    </style:style>
    <style:style style:name="P922" style:family="paragraph" style:parent-style-name="Standard">
      <style:paragraph-properties fo:line-height="100%"/>
      <style:text-properties officeooo:paragraph-rsid="048ffd4a"/>
    </style:style>
    <style:style style:name="P923" style:family="paragraph" style:parent-style-name="Standard">
      <style:paragraph-properties fo:line-height="100%"/>
      <style:text-properties officeooo:paragraph-rsid="04915c32"/>
    </style:style>
    <style:style style:name="P924" style:family="paragraph" style:parent-style-name="Standard">
      <style:paragraph-properties fo:line-height="100%"/>
      <style:text-properties officeooo:paragraph-rsid="0496a172"/>
    </style:style>
    <style:style style:name="P925" style:family="paragraph" style:parent-style-name="Standard">
      <style:paragraph-properties fo:line-height="100%"/>
      <style:text-properties officeooo:paragraph-rsid="04a08898"/>
    </style:style>
    <style:style style:name="P926" style:family="paragraph" style:parent-style-name="Standard">
      <style:paragraph-properties fo:line-height="100%"/>
      <style:text-properties officeooo:paragraph-rsid="04a6679a"/>
    </style:style>
    <style:style style:name="P927" style:family="paragraph" style:parent-style-name="Standard">
      <style:paragraph-properties fo:line-height="100%"/>
      <style:text-properties officeooo:paragraph-rsid="04ad05fc"/>
    </style:style>
    <style:style style:name="P928" style:family="paragraph" style:parent-style-name="Standard">
      <style:paragraph-properties fo:line-height="100%"/>
      <style:text-properties officeooo:paragraph-rsid="04b3c5c0"/>
    </style:style>
    <style:style style:name="P929" style:family="paragraph" style:parent-style-name="Standard">
      <style:paragraph-properties fo:line-height="100%"/>
      <style:text-properties officeooo:paragraph-rsid="04ba1b39"/>
    </style:style>
    <style:style style:name="P930" style:family="paragraph" style:parent-style-name="Standard">
      <style:paragraph-properties fo:line-height="100%"/>
      <style:text-properties officeooo:paragraph-rsid="04bc7059"/>
    </style:style>
    <style:style style:name="P931" style:family="paragraph" style:parent-style-name="Standard">
      <style:paragraph-properties fo:line-height="100%"/>
      <style:text-properties officeooo:paragraph-rsid="02ec4cc6"/>
    </style:style>
    <style:style style:name="P932" style:family="paragraph" style:parent-style-name="Standard">
      <style:paragraph-properties fo:line-height="100%"/>
      <style:text-properties officeooo:paragraph-rsid="04b80b14"/>
    </style:style>
    <style:style style:name="P933" style:family="paragraph" style:parent-style-name="Standard">
      <style:paragraph-properties fo:line-height="100%"/>
      <style:text-properties officeooo:paragraph-rsid="04d7b913"/>
    </style:style>
    <style:style style:name="P934" style:family="paragraph" style:parent-style-name="Standard">
      <style:paragraph-properties fo:line-height="100%"/>
      <style:text-properties officeooo:paragraph-rsid="04ddd894"/>
    </style:style>
    <style:style style:name="P935" style:family="paragraph" style:parent-style-name="Standard">
      <style:paragraph-properties fo:line-height="100%"/>
      <style:text-properties officeooo:paragraph-rsid="04deac5d"/>
    </style:style>
    <style:style style:name="P936" style:family="paragraph" style:parent-style-name="Standard">
      <style:paragraph-properties fo:line-height="100%"/>
      <style:text-properties officeooo:paragraph-rsid="04ee3d5e"/>
    </style:style>
    <style:style style:name="P937" style:family="paragraph" style:parent-style-name="Standard">
      <style:paragraph-properties fo:line-height="100%"/>
      <style:text-properties officeooo:paragraph-rsid="04ee86bb"/>
    </style:style>
    <style:style style:name="P938" style:family="paragraph" style:parent-style-name="Standard">
      <style:paragraph-properties fo:line-height="100%"/>
      <style:text-properties officeooo:paragraph-rsid="04f1c42d"/>
    </style:style>
    <style:style style:name="P939" style:family="paragraph" style:parent-style-name="Standard">
      <style:paragraph-properties fo:line-height="100%"/>
      <style:text-properties officeooo:paragraph-rsid="04f29906"/>
    </style:style>
    <style:style style:name="P940" style:family="paragraph" style:parent-style-name="Standard">
      <style:paragraph-properties fo:line-height="100%"/>
      <style:text-properties officeooo:paragraph-rsid="04faca3a"/>
    </style:style>
    <style:style style:name="P941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942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943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944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945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946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947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948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949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950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951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952" style:family="paragraph" style:parent-style-name="Standard">
      <style:text-properties fo:color="#c9211e" officeooo:rsid="003eeb50" officeooo:paragraph-rsid="00ac1d69"/>
    </style:style>
    <style:style style:name="P953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954" style:family="paragraph" style:parent-style-name="Standard">
      <style:paragraph-properties fo:line-height="100%"/>
      <style:text-properties officeooo:rsid="016b9044" officeooo:paragraph-rsid="016b9044"/>
    </style:style>
    <style:style style:name="P955" style:family="paragraph" style:parent-style-name="Standard">
      <style:paragraph-properties fo:line-height="100%"/>
      <style:text-properties officeooo:rsid="01a2dcc2" officeooo:paragraph-rsid="01a2dcc2"/>
    </style:style>
    <style:style style:name="P956" style:family="paragraph" style:parent-style-name="Standard">
      <style:paragraph-properties fo:line-height="100%"/>
      <style:text-properties officeooo:rsid="01a92b83" officeooo:paragraph-rsid="01abda5f"/>
    </style:style>
    <style:style style:name="P957" style:family="paragraph" style:parent-style-name="Standard">
      <style:paragraph-properties fo:line-height="100%"/>
      <style:text-properties officeooo:rsid="01b78805" officeooo:paragraph-rsid="01b9977e"/>
    </style:style>
    <style:style style:name="P958" style:family="paragraph" style:parent-style-name="Standard">
      <style:paragraph-properties fo:line-height="100%"/>
      <style:text-properties officeooo:rsid="01b78805" officeooo:paragraph-rsid="020d39a8"/>
    </style:style>
    <style:style style:name="P959" style:family="paragraph" style:parent-style-name="Standard">
      <style:paragraph-properties fo:line-height="100%"/>
      <style:text-properties officeooo:rsid="01bcc73c" officeooo:paragraph-rsid="01bcc73c"/>
    </style:style>
    <style:style style:name="P960" style:family="paragraph" style:parent-style-name="Standard">
      <style:paragraph-properties fo:line-height="100%"/>
      <style:text-properties officeooo:rsid="01cb0c6f" officeooo:paragraph-rsid="01cb0c6f"/>
    </style:style>
    <style:style style:name="P961" style:family="paragraph" style:parent-style-name="Standard">
      <style:paragraph-properties fo:line-height="100%"/>
      <style:text-properties officeooo:rsid="01cd0839" officeooo:paragraph-rsid="01cd0839"/>
    </style:style>
    <style:style style:name="P962" style:family="paragraph" style:parent-style-name="Standard">
      <style:paragraph-properties fo:line-height="100%"/>
      <style:text-properties officeooo:rsid="01e4a612" officeooo:paragraph-rsid="01e4a612"/>
    </style:style>
    <style:style style:name="P963" style:family="paragraph" style:parent-style-name="Standard">
      <style:paragraph-properties fo:line-height="100%"/>
      <style:text-properties officeooo:rsid="022b7ea9" officeooo:paragraph-rsid="022b7ea9"/>
    </style:style>
    <style:style style:name="P964" style:family="paragraph" style:parent-style-name="Standard">
      <style:paragraph-properties fo:line-height="100%"/>
      <style:text-properties officeooo:rsid="022dff2a" officeooo:paragraph-rsid="022dff2a"/>
    </style:style>
    <style:style style:name="P965" style:family="paragraph" style:parent-style-name="Standard">
      <style:text-properties officeooo:paragraph-rsid="0275c15d"/>
    </style:style>
    <style:style style:name="P966" style:family="paragraph" style:parent-style-name="Standard">
      <style:paragraph-properties fo:line-height="100%"/>
      <style:text-properties officeooo:rsid="02819040" officeooo:paragraph-rsid="028fc45c"/>
    </style:style>
    <style:style style:name="P967" style:family="paragraph" style:parent-style-name="Standard">
      <style:paragraph-properties fo:line-height="100%"/>
      <style:text-properties officeooo:rsid="0285839b" officeooo:paragraph-rsid="0288fb00"/>
    </style:style>
    <style:style style:name="P968" style:family="paragraph" style:parent-style-name="Standard">
      <style:paragraph-properties fo:line-height="100%"/>
      <style:text-properties officeooo:rsid="0297c923" officeooo:paragraph-rsid="0297c923"/>
    </style:style>
    <style:style style:name="P969" style:family="paragraph" style:parent-style-name="Standard">
      <style:paragraph-properties fo:line-height="100%"/>
      <style:text-properties officeooo:rsid="029ac75f" officeooo:paragraph-rsid="029ac75f"/>
    </style:style>
    <style:style style:name="P970" style:family="paragraph" style:parent-style-name="Standard">
      <style:text-properties officeooo:paragraph-rsid="00bfa17d"/>
    </style:style>
    <style:style style:name="P971" style:family="paragraph" style:parent-style-name="Standard">
      <style:text-properties officeooo:paragraph-rsid="00bd11a0"/>
    </style:style>
    <style:style style:name="P972" style:family="paragraph" style:parent-style-name="Standard">
      <style:paragraph-properties fo:line-height="100%"/>
      <style:text-properties officeooo:rsid="02540cb9" officeooo:paragraph-rsid="02bd01a2"/>
    </style:style>
    <style:style style:name="P973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974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975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976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977" style:family="paragraph" style:parent-style-name="Standard">
      <style:paragraph-properties fo:line-height="100%"/>
      <style:text-properties officeooo:rsid="02da5175" officeooo:paragraph-rsid="02da5175"/>
    </style:style>
    <style:style style:name="P978" style:family="paragraph" style:parent-style-name="Standard">
      <style:paragraph-properties fo:line-height="100%"/>
      <style:text-properties officeooo:rsid="02e4f960" officeooo:paragraph-rsid="02e4f960"/>
    </style:style>
    <style:style style:name="P979" style:family="paragraph" style:parent-style-name="Standard">
      <style:paragraph-properties fo:line-height="100%"/>
      <style:text-properties officeooo:rsid="02eabaea" officeooo:paragraph-rsid="02eabaea"/>
    </style:style>
    <style:style style:name="P980" style:family="paragraph" style:parent-style-name="Standard">
      <style:paragraph-properties fo:line-height="100%"/>
      <style:text-properties officeooo:rsid="02eac01d" officeooo:paragraph-rsid="02eac01d"/>
    </style:style>
    <style:style style:name="P981" style:family="paragraph" style:parent-style-name="Standard">
      <style:paragraph-properties fo:line-height="100%"/>
      <style:text-properties officeooo:rsid="02eb27fd" officeooo:paragraph-rsid="02ec089f"/>
    </style:style>
    <style:style style:name="P982" style:family="paragraph" style:parent-style-name="Standard">
      <style:text-properties officeooo:paragraph-rsid="02ecf51e"/>
    </style:style>
    <style:style style:name="P983" style:family="paragraph" style:parent-style-name="Standard">
      <style:text-properties officeooo:paragraph-rsid="02f17ec6"/>
    </style:style>
    <style:style style:name="P984" style:family="paragraph" style:parent-style-name="Standard">
      <style:paragraph-properties fo:line-height="100%"/>
      <style:text-properties officeooo:rsid="02e59398" officeooo:paragraph-rsid="03049b98"/>
    </style:style>
    <style:style style:name="P985" style:family="paragraph" style:parent-style-name="Standard">
      <style:paragraph-properties fo:line-height="150%"/>
      <style:text-properties officeooo:rsid="02e59398" officeooo:paragraph-rsid="03049b98"/>
    </style:style>
    <style:style style:name="P986" style:family="paragraph" style:parent-style-name="Standard">
      <style:paragraph-properties fo:line-height="100%"/>
      <style:text-properties officeooo:rsid="022ee1ec" officeooo:paragraph-rsid="022ee1ec"/>
    </style:style>
    <style:style style:name="P987" style:family="paragraph" style:parent-style-name="Standard">
      <style:text-properties officeooo:paragraph-rsid="03061f93"/>
    </style:style>
    <style:style style:name="P988" style:family="paragraph" style:parent-style-name="Standard">
      <style:paragraph-properties fo:line-height="100%"/>
      <style:text-properties officeooo:rsid="0346a444" officeooo:paragraph-rsid="0346a444"/>
    </style:style>
    <style:style style:name="P989" style:family="paragraph" style:parent-style-name="Standard">
      <style:text-properties officeooo:paragraph-rsid="03733aab"/>
    </style:style>
    <style:style style:name="P990" style:family="paragraph" style:parent-style-name="Standard">
      <style:paragraph-properties fo:line-height="100%"/>
      <style:text-properties officeooo:rsid="038a2c81" officeooo:paragraph-rsid="039e9821"/>
    </style:style>
    <style:style style:name="P991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992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993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994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995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996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997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998" style:family="paragraph" style:parent-style-name="Standard">
      <style:paragraph-properties fo:line-height="100%"/>
      <style:text-properties fo:color="#ff0000" officeooo:paragraph-rsid="042824b8"/>
    </style:style>
    <style:style style:name="P999" style:family="paragraph" style:parent-style-name="Standard">
      <style:paragraph-properties fo:line-height="100%"/>
      <style:text-properties fo:color="#ff0000" officeooo:rsid="04a2554c" officeooo:paragraph-rsid="04a3261f"/>
    </style:style>
    <style:style style:name="P1000" style:family="paragraph" style:parent-style-name="Standard">
      <style:paragraph-properties fo:line-height="100%"/>
      <style:text-properties officeooo:rsid="03a4e520" officeooo:paragraph-rsid="03a4e520"/>
    </style:style>
    <style:style style:name="P1001" style:family="paragraph" style:parent-style-name="Standard">
      <style:paragraph-properties fo:line-height="100%"/>
      <style:text-properties officeooo:rsid="03a073aa" officeooo:paragraph-rsid="03a073aa"/>
    </style:style>
    <style:style style:name="P1002" style:family="paragraph" style:parent-style-name="Standard">
      <style:text-properties officeooo:paragraph-rsid="00c0d7c6"/>
    </style:style>
    <style:style style:name="P1003" style:family="paragraph" style:parent-style-name="Standard">
      <style:text-properties officeooo:paragraph-rsid="03e93625"/>
    </style:style>
    <style:style style:name="P1004" style:family="paragraph" style:parent-style-name="Standard">
      <style:text-properties officeooo:rsid="0019f535" officeooo:paragraph-rsid="03e93625"/>
    </style:style>
    <style:style style:name="P1005" style:family="paragraph" style:parent-style-name="Standard">
      <style:paragraph-properties fo:line-height="100%"/>
      <style:text-properties officeooo:rsid="045a6b37" officeooo:paragraph-rsid="045a6b37"/>
    </style:style>
    <style:style style:name="P1006" style:family="paragraph" style:parent-style-name="Standard">
      <style:text-properties officeooo:paragraph-rsid="00118c4a"/>
    </style:style>
    <style:style style:name="P1007" style:family="paragraph" style:parent-style-name="Standard">
      <style:paragraph-properties fo:line-height="100%"/>
      <style:text-properties officeooo:rsid="048fe3f8" officeooo:paragraph-rsid="048ffd4a"/>
    </style:style>
    <style:style style:name="P1008" style:family="paragraph" style:parent-style-name="Standard">
      <style:paragraph-properties fo:line-height="100%"/>
      <style:text-properties officeooo:rsid="0494bc64" officeooo:paragraph-rsid="0494bc64"/>
    </style:style>
    <style:style style:name="P1009" style:family="paragraph" style:parent-style-name="Standard">
      <style:paragraph-properties fo:line-height="100%"/>
      <style:text-properties officeooo:rsid="0497dc28" officeooo:paragraph-rsid="0497dc28"/>
    </style:style>
    <style:style style:name="P1010" style:family="paragraph" style:parent-style-name="Standard">
      <style:paragraph-properties fo:line-height="150%"/>
      <style:text-properties officeooo:rsid="049a8a7e" officeooo:paragraph-rsid="049a8a7e"/>
    </style:style>
    <style:style style:name="P1011" style:family="paragraph" style:parent-style-name="Standard">
      <style:paragraph-properties fo:line-height="100%"/>
      <style:text-properties officeooo:rsid="049c223c" officeooo:paragraph-rsid="049c223c"/>
    </style:style>
    <style:style style:name="P1012" style:family="paragraph" style:parent-style-name="Standard">
      <style:paragraph-properties fo:line-height="100%"/>
      <style:text-properties officeooo:rsid="04a08898" officeooo:paragraph-rsid="04a08898"/>
    </style:style>
    <style:style style:name="P1013" style:family="paragraph" style:parent-style-name="Standard">
      <style:paragraph-properties fo:line-height="100%"/>
      <style:text-properties officeooo:rsid="04ad05fc" officeooo:paragraph-rsid="04b3c5c0"/>
    </style:style>
    <style:style style:name="P1014" style:family="paragraph" style:parent-style-name="Standard">
      <style:paragraph-properties fo:line-height="100%"/>
      <style:text-properties officeooo:rsid="04ba1b39" officeooo:paragraph-rsid="04ba1b39"/>
    </style:style>
    <style:style style:name="P1015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016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017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018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019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020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021" style:family="paragraph" style:parent-style-name="Standard">
      <style:paragraph-properties fo:line-height="100%"/>
      <style:text-properties officeooo:rsid="04bc7059" officeooo:paragraph-rsid="04bc7059"/>
    </style:style>
    <style:style style:name="P1022" style:family="paragraph" style:parent-style-name="Standard">
      <style:paragraph-properties fo:line-height="100%"/>
      <style:text-properties officeooo:rsid="04a57ad8" officeooo:paragraph-rsid="04ba1b39"/>
    </style:style>
    <style:style style:name="P1023" style:family="paragraph" style:parent-style-name="Standard">
      <style:paragraph-properties fo:line-height="100%"/>
      <style:text-properties officeooo:rsid="04f29906" officeooo:paragraph-rsid="04f29906"/>
    </style:style>
    <style:style style:name="P1024" style:family="paragraph" style:parent-style-name="Standard">
      <style:paragraph-properties fo:line-height="100%"/>
      <style:text-properties officeooo:rsid="04f62663" officeooo:paragraph-rsid="04f62663"/>
    </style:style>
    <style:style style:name="P1025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026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027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028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029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030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031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032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033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034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035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036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037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038" style:family="paragraph" style:parent-style-name="Table_20_Contents">
      <style:paragraph-properties fo:text-align="center" style:justify-single-word="false"/>
      <style:text-properties fo:font-weight="bold" officeooo:rsid="03becfb9" officeooo:paragraph-rsid="03becfb9" style:font-weight-asian="bold" style:font-weight-complex="bold"/>
    </style:style>
    <style:style style:name="P1039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040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041" style:family="paragraph" style:parent-style-name="Table_20_Contents">
      <style:paragraph-properties fo:text-align="center" style:justify-single-word="false"/>
    </style:style>
    <style:style style:name="P1042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043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044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045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046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047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048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049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050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051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052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053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054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055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056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057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058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059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060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061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062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063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064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065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066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067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068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069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070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071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072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073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074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075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076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077" style:family="paragraph" style:parent-style-name="Table_20_Contents">
      <style:paragraph-properties fo:text-align="center" style:justify-single-word="false"/>
      <style:text-properties officeooo:rsid="03becfb9" officeooo:paragraph-rsid="03becfb9"/>
    </style:style>
    <style:style style:name="P1078" style:family="paragraph" style:parent-style-name="Table_20_Contents">
      <style:paragraph-properties fo:text-align="center" style:justify-single-word="false"/>
      <style:text-properties officeooo:rsid="03bf675e" officeooo:paragraph-rsid="03bf675e"/>
    </style:style>
    <style:style style:name="P1079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080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081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082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083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084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085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086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1087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088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089" style:family="paragraph" style:parent-style-name="Standard">
      <style:paragraph-properties fo:line-height="150%" fo:break-before="page"/>
      <style:text-properties officeooo:paragraph-rsid="02d98b08"/>
    </style:style>
    <style:style style:name="P1090" style:family="paragraph" style:parent-style-name="Standard">
      <style:paragraph-properties fo:line-height="150%" fo:break-before="page"/>
      <style:text-properties officeooo:paragraph-rsid="03fd5e01"/>
    </style:style>
    <style:style style:name="P1091" style:family="paragraph" style:parent-style-name="Standard">
      <style:paragraph-properties fo:line-height="100%" fo:break-before="page"/>
      <style:text-properties officeooo:paragraph-rsid="024c0a42"/>
    </style:style>
    <style:style style:name="P1092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093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1094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1095" style:family="paragraph" style:parent-style-name="Standard">
      <style:paragraph-properties fo:break-before="page"/>
      <style:text-properties officeooo:paragraph-rsid="009622c6"/>
    </style:style>
    <style:style style:name="P1096" style:family="paragraph" style:parent-style-name="Standard">
      <style:paragraph-properties fo:break-before="page"/>
      <style:text-properties officeooo:paragraph-rsid="02be3c45"/>
    </style:style>
    <style:style style:name="P109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098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099" style:family="paragraph" style:parent-style-name="Standard" style:list-style-name="L1">
      <style:text-properties officeooo:paragraph-rsid="0013268f"/>
    </style:style>
    <style:style style:name="P1100" style:family="paragraph" style:parent-style-name="Standard" style:list-style-name="L1">
      <style:text-properties officeooo:rsid="0013268f" officeooo:paragraph-rsid="0013268f"/>
    </style:style>
    <style:style style:name="P1101" style:family="paragraph" style:parent-style-name="Standard" style:list-style-name="L2">
      <style:text-properties style:use-window-font-color="true" officeooo:paragraph-rsid="00118c4a"/>
    </style:style>
    <style:style style:name="P1102" style:family="paragraph" style:parent-style-name="Standard" style:list-style-name="L2">
      <style:text-properties style:use-window-font-color="true" officeooo:rsid="0011b025" officeooo:paragraph-rsid="0011b025"/>
    </style:style>
    <style:style style:name="P1103" style:family="paragraph" style:parent-style-name="Standard" style:list-style-name="L4">
      <style:text-properties style:use-window-font-color="true" officeooo:rsid="00a8a4b1" officeooo:paragraph-rsid="02be3c45"/>
    </style:style>
    <style:style style:name="P1104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105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106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107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108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109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110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111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112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113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114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115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116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117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118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119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120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121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122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123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124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125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126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127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128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129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130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131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132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133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134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135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136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137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138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139" style:family="paragraph" style:parent-style-name="Standard" style:list-style-name="L43">
      <style:text-properties style:use-window-font-color="true" officeooo:paragraph-rsid="02edc963"/>
    </style:style>
    <style:style style:name="P1140" style:family="paragraph" style:parent-style-name="Standard" style:list-style-name="L3">
      <style:text-properties officeooo:rsid="0012a0dc" officeooo:paragraph-rsid="0012a0dc"/>
    </style:style>
    <style:style style:name="P1141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142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143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144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145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146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147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148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149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150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151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152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153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154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155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156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1157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1158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1159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1160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1161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1162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1163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164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165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166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167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168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169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170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171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172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173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174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175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176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177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178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179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180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181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182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183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184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185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186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187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188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189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190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191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192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193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194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195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196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197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198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199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200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1201" style:family="paragraph" style:parent-style-name="Standard">
      <style:paragraph-properties fo:line-height="100%"/>
      <style:text-properties fo:font-style="normal" fo:font-weight="bold" officeooo:rsid="0508fe4c" officeooo:paragraph-rsid="0508fe4c" style:font-style-asian="normal" style:font-weight-asian="bold" style:font-style-complex="normal" style:font-weight-complex="bold"/>
    </style:style>
    <style:style style:name="P1202" style:family="paragraph" style:parent-style-name="Standard" style:list-style-name="L7">
      <style:text-properties officeooo:rsid="0033fbdf" officeooo:paragraph-rsid="0033fbdf"/>
    </style:style>
    <style:style style:name="P1203" style:family="paragraph" style:parent-style-name="Standard" style:list-style-name="L11">
      <style:text-properties officeooo:rsid="0033fbdf" officeooo:paragraph-rsid="0106c767"/>
    </style:style>
    <style:style style:name="P1204" style:family="paragraph" style:parent-style-name="Standard" style:list-style-name="L8">
      <style:text-properties officeooo:paragraph-rsid="005b5cd3"/>
    </style:style>
    <style:style style:name="P1205" style:family="paragraph" style:parent-style-name="Standard" style:list-style-name="L9">
      <style:text-properties officeooo:paragraph-rsid="00367935"/>
    </style:style>
    <style:style style:name="P1206" style:family="paragraph" style:parent-style-name="Standard" style:list-style-name="L9">
      <style:text-properties officeooo:rsid="00367935" officeooo:paragraph-rsid="00367935"/>
    </style:style>
    <style:style style:name="P1207" style:family="paragraph" style:parent-style-name="Standard" style:list-style-name="L10">
      <style:text-properties officeooo:rsid="00386ddb" officeooo:paragraph-rsid="00386ddb"/>
    </style:style>
    <style:style style:name="P1208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209" style:family="paragraph" style:parent-style-name="Standard" style:list-style-name="L20">
      <style:text-properties officeooo:paragraph-rsid="00a4ce44"/>
    </style:style>
    <style:style style:name="P1210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211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212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213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214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215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216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217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218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219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220" style:family="paragraph" style:parent-style-name="Standard" style:list-style-name="L25">
      <style:text-properties officeooo:paragraph-rsid="00beb82f"/>
    </style:style>
    <style:style style:name="P1221" style:family="paragraph" style:parent-style-name="Standard" style:list-style-name="L26">
      <style:text-properties officeooo:paragraph-rsid="00d139a0"/>
    </style:style>
    <style:style style:name="P1222" style:family="paragraph" style:parent-style-name="Standard" style:list-style-name="L29">
      <style:text-properties officeooo:paragraph-rsid="00f2503e"/>
    </style:style>
    <style:style style:name="P1223" style:family="paragraph" style:parent-style-name="Standard" style:list-style-name="L30">
      <style:text-properties officeooo:rsid="00f3f4f5" officeooo:paragraph-rsid="00f5260b"/>
    </style:style>
    <style:style style:name="P1224" style:family="paragraph" style:parent-style-name="Standard" style:list-style-name="L30">
      <style:text-properties officeooo:rsid="00f3f4f5" officeooo:paragraph-rsid="00f3f4f5"/>
    </style:style>
    <style:style style:name="P1225" style:family="paragraph" style:parent-style-name="Standard" style:list-style-name="L33">
      <style:paragraph-properties fo:line-height="100%"/>
      <style:text-properties officeooo:paragraph-rsid="01b5c969"/>
    </style:style>
    <style:style style:name="P1226" style:family="paragraph" style:parent-style-name="Standard" style:list-style-name="L58">
      <style:paragraph-properties fo:line-height="100%"/>
      <style:text-properties officeooo:paragraph-rsid="0346a444"/>
    </style:style>
    <style:style style:name="P1227" style:family="paragraph" style:parent-style-name="Standard" style:list-style-name="L63">
      <style:paragraph-properties fo:line-height="100%"/>
      <style:text-properties officeooo:paragraph-rsid="03ec3a95"/>
    </style:style>
    <style:style style:name="P1228" style:family="paragraph" style:parent-style-name="Standard" style:list-style-name="L64">
      <style:paragraph-properties fo:line-height="100%"/>
      <style:text-properties officeooo:paragraph-rsid="03ed0846"/>
    </style:style>
    <style:style style:name="P1229" style:family="paragraph" style:parent-style-name="Standard" style:list-style-name="L68">
      <style:paragraph-properties fo:line-height="100%"/>
      <style:text-properties officeooo:paragraph-rsid="04a57ad8"/>
    </style:style>
    <style:style style:name="P1230" style:family="paragraph" style:parent-style-name="Standard" style:list-style-name="L72">
      <style:paragraph-properties fo:line-height="100%"/>
      <style:text-properties officeooo:paragraph-rsid="04deac5d"/>
    </style:style>
    <style:style style:name="P1231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232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233" style:family="paragraph" style:parent-style-name="Standard" style:list-style-name="L44">
      <style:paragraph-properties fo:line-height="150%"/>
      <style:text-properties officeooo:paragraph-rsid="02df5c92"/>
    </style:style>
    <style:style style:name="P1234" style:family="paragraph" style:parent-style-name="Standard" style:list-style-name="L44">
      <style:paragraph-properties fo:line-height="150%"/>
      <style:text-properties officeooo:paragraph-rsid="02e142ec"/>
    </style:style>
    <style:style style:name="P1235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236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237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238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239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240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241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242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243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244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245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246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247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248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249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250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251" style:family="paragraph" style:parent-style-name="Standard" style:list-style-name="L73">
      <style:paragraph-properties fo:line-height="100%"/>
      <style:text-properties officeooo:rsid="04fb2214" officeooo:paragraph-rsid="0508fe4c"/>
    </style:style>
    <style:style style:name="P1252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253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254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255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00" fo:font-weight="normal" officeooo:rsid="038e531a" style:font-weight-asian="normal" style:font-weight-complex="normal"/>
    </style:style>
    <style:style style:name="T19" style:family="text">
      <style:text-properties fo:color="#ff0000" fo:font-weight="normal" officeooo:rsid="03a31e81" style:font-weight-asian="normal" style:font-weight-complex="normal"/>
    </style:style>
    <style:style style:name="T20" style:family="text">
      <style:text-properties fo:color="#ff0000" fo:font-weight="normal" officeooo:rsid="042824b8" style:font-weight-asian="normal" style:font-weight-complex="normal"/>
    </style:style>
    <style:style style:name="T21" style:family="text">
      <style:text-properties fo:color="#ff0000" officeooo:rsid="03886cfc"/>
    </style:style>
    <style:style style:name="T22" style:family="text">
      <style:text-properties officeooo:rsid="0012a0dc"/>
    </style:style>
    <style:style style:name="T23" style:family="text">
      <style:text-properties fo:color="#0000ff"/>
    </style:style>
    <style:style style:name="T24" style:family="text">
      <style:text-properties fo:color="#0000ff" officeooo:rsid="0011b025"/>
    </style:style>
    <style:style style:name="T25" style:family="text">
      <style:text-properties fo:color="#0000ff" officeooo:rsid="0012a0dc"/>
    </style:style>
    <style:style style:name="T26" style:family="text">
      <style:text-properties fo:color="#0000ff" fo:font-style="italic" style:font-style-asian="italic" style:font-style-complex="italic"/>
    </style:style>
    <style:style style:name="T27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0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1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2" style:family="text">
      <style:text-properties fo:color="#0000ff" style:text-underline-style="none" fo:font-weight="normal" style:font-weight-asian="normal" style:font-weight-complex="normal"/>
    </style:style>
    <style:style style:name="T33" style:family="text">
      <style:text-properties fo:color="#0000ff" style:text-underline-style="none" fo:font-weight="normal" officeooo:rsid="03182d82" style:font-weight-asian="normal" style:font-weight-complex="normal"/>
    </style:style>
    <style:style style:name="T34" style:family="text">
      <style:text-properties fo:color="#0000ff" officeooo:rsid="03153caa"/>
    </style:style>
    <style:style style:name="T35" style:family="text">
      <style:text-properties fo:color="#0000ff" officeooo:rsid="03429aa5"/>
    </style:style>
    <style:style style:name="T36" style:family="text">
      <style:text-properties fo:color="#0000ff" fo:font-weight="normal" style:font-weight-asian="normal" style:font-weight-complex="normal"/>
    </style:style>
    <style:style style:name="T37" style:family="text">
      <style:text-properties fo:color="#0000ff" officeooo:rsid="03886cfc"/>
    </style:style>
    <style:style style:name="T38" style:family="text">
      <style:text-properties fo:color="#8b4513"/>
    </style:style>
    <style:style style:name="T39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13268f"/>
    </style:style>
    <style:style style:name="T43" style:family="text">
      <style:text-properties style:use-window-font-color="true" officeooo:rsid="0044d7a4"/>
    </style:style>
    <style:style style:name="T44" style:family="text">
      <style:text-properties style:use-window-font-color="true" style:text-underline-style="none"/>
    </style:style>
    <style:style style:name="T45" style:family="text">
      <style:text-properties style:use-window-font-color="true" style:text-underline-style="none" fo:font-weight="normal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3" style:family="text">
      <style:text-properties style:use-window-font-color="true" style:text-underline-style="none" fo:font-weight="bold" style:font-weight-asian="bold" style:font-weight-complex="bold"/>
    </style:style>
    <style:style style:name="T64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5" style:family="text">
      <style:text-properties style:use-window-font-color="true" style:text-underline-style="none" officeooo:rsid="031fc4b1"/>
    </style:style>
    <style:style style:name="T66" style:family="text">
      <style:text-properties style:use-window-font-color="true" style:text-underline-style="none" officeooo:rsid="0297c923"/>
    </style:style>
    <style:style style:name="T67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style:font-style-asian="italic" style:font-style-complex="italic"/>
    </style:style>
    <style:style style:name="T98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99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0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1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style:font-style-asian="italic" style:font-style-complex="italic"/>
    </style:style>
    <style:style style:name="T143" style:family="text">
      <style:text-properties style:use-window-font-color="true" fo:font-style="italic" officeooo:rsid="016778b3" style:font-style-asian="italic" style:font-style-complex="italic"/>
    </style:style>
    <style:style style:name="T144" style:family="text">
      <style:text-properties style:use-window-font-color="true" fo:font-style="italic" officeooo:rsid="01e504ba" style:font-style-asian="italic" style:font-style-complex="italic"/>
    </style:style>
    <style:style style:name="T145" style:family="text">
      <style:text-properties style:use-window-font-color="true" fo:font-style="italic" officeooo:rsid="02ce8a1b" style:font-style-asian="italic" style:font-style-complex="italic"/>
    </style:style>
    <style:style style:name="T146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47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48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9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1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style:font-style-asian="normal" style:font-style-complex="normal"/>
    </style:style>
    <style:style style:name="T224" style:family="text">
      <style:text-properties style:use-window-font-color="true" fo:font-style="normal" officeooo:rsid="016860b9" style:font-style-asian="normal" style:font-style-complex="normal"/>
    </style:style>
    <style:style style:name="T225" style:family="text">
      <style:text-properties style:use-window-font-color="true" fo:font-style="normal" officeooo:rsid="0171553b" style:font-style-asian="normal" style:font-style-complex="normal"/>
    </style:style>
    <style:style style:name="T226" style:family="text">
      <style:text-properties style:use-window-font-color="true" fo:font-style="normal" officeooo:rsid="016c9d08" style:font-style-asian="normal" style:font-style-complex="normal"/>
    </style:style>
    <style:style style:name="T227" style:family="text">
      <style:text-properties style:use-window-font-color="true" fo:font-style="normal" officeooo:rsid="016778b3" style:font-style-asian="normal" style:font-style-complex="normal"/>
    </style:style>
    <style:style style:name="T228" style:family="text">
      <style:text-properties style:use-window-font-color="true" fo:font-style="normal" officeooo:rsid="01e2b86d" style:font-style-asian="normal" style:font-style-complex="normal"/>
    </style:style>
    <style:style style:name="T229" style:family="text">
      <style:text-properties style:use-window-font-color="true" fo:font-style="normal" officeooo:rsid="01e504ba" style:font-style-asian="normal" style:font-style-complex="normal"/>
    </style:style>
    <style:style style:name="T230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style:font-style-asian="normal" style:font-style-complex="normal"/>
    </style:style>
    <style:style style:name="T310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11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12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13" style:family="text">
      <style:text-properties style:use-window-font-color="true" fo:font-weight="normal" style:font-weight-asian="normal" style:font-weight-complex="normal"/>
    </style:style>
    <style:style style:name="T314" style:family="text">
      <style:text-properties style:use-window-font-color="true" fo:font-weight="normal" officeooo:rsid="016aa5ac" style:font-weight-asian="normal" style:font-weight-complex="normal"/>
    </style:style>
    <style:style style:name="T315" style:family="text">
      <style:text-properties style:use-window-font-color="true" fo:font-weight="normal" officeooo:rsid="016a5b23" style:font-weight-asian="normal" style:font-weight-complex="normal"/>
    </style:style>
    <style:style style:name="T316" style:family="text">
      <style:text-properties style:use-window-font-color="true" fo:font-weight="normal" officeooo:rsid="0171553b" style:font-weight-asian="normal" style:font-weight-complex="normal"/>
    </style:style>
    <style:style style:name="T317" style:family="text">
      <style:text-properties style:use-window-font-color="true" fo:font-weight="normal" officeooo:rsid="01aaba73" style:font-weight-asian="normal" style:font-weight-complex="normal"/>
    </style:style>
    <style:style style:name="T318" style:family="text">
      <style:text-properties style:use-window-font-color="true" fo:font-weight="normal" officeooo:rsid="01b08253" style:font-weight-asian="normal" style:font-weight-complex="normal"/>
    </style:style>
    <style:style style:name="T319" style:family="text">
      <style:text-properties style:use-window-font-color="true" fo:font-weight="normal" officeooo:rsid="0226d9d6" style:font-weight-asian="normal" style:font-weight-complex="normal"/>
    </style:style>
    <style:style style:name="T320" style:family="text">
      <style:text-properties style:use-window-font-color="true" fo:font-weight="normal" officeooo:rsid="022c7d02" style:font-weight-asian="normal" style:font-weight-complex="normal"/>
    </style:style>
    <style:style style:name="T321" style:family="text">
      <style:text-properties style:use-window-font-color="true" fo:font-weight="normal" officeooo:rsid="023b3a5d" style:font-weight-asian="normal" style:font-weight-complex="normal"/>
    </style:style>
    <style:style style:name="T322" style:family="text">
      <style:text-properties style:use-window-font-color="true" fo:font-weight="normal" officeooo:rsid="023ce39d" style:font-weight-asian="normal" style:font-weight-complex="normal"/>
    </style:style>
    <style:style style:name="T323" style:family="text">
      <style:text-properties style:use-window-font-color="true" officeooo:rsid="016f0506"/>
    </style:style>
    <style:style style:name="T324" style:family="text">
      <style:text-properties style:use-window-font-color="true" fo:font-weight="bold" style:font-weight-asian="bold" style:font-weight-complex="bold"/>
    </style:style>
    <style:style style:name="T325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26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27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28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29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30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31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32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33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34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35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36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37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38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39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40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41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42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43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44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45" style:family="text">
      <style:text-properties style:use-window-font-color="true" officeooo:rsid="02efc49c"/>
    </style:style>
    <style:style style:name="T346" style:family="text">
      <style:text-properties style:use-window-font-color="true" officeooo:rsid="02ce8a1b"/>
    </style:style>
    <style:style style:name="T347" style:family="text">
      <style:text-properties style:use-window-font-color="true" officeooo:rsid="02d1510f"/>
    </style:style>
    <style:style style:name="T348" style:family="text">
      <style:text-properties style:use-window-font-color="true" officeooo:rsid="02f51e47"/>
    </style:style>
    <style:style style:name="T349" style:family="text">
      <style:text-properties style:use-window-font-color="true" officeooo:rsid="0069ae25"/>
    </style:style>
    <style:style style:name="T350" style:family="text">
      <style:text-properties style:use-window-font-color="true" officeooo:rsid="02f8c777"/>
    </style:style>
    <style:style style:name="T351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352" style:family="text">
      <style:text-properties style:use-window-font-color="true" fo:background-color="transparent" loext:char-shading-value="0"/>
    </style:style>
    <style:style style:name="T353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54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55" style:family="text">
      <style:text-properties fo:font-weight="normal" style:font-weight-asian="normal" style:font-weight-complex="normal"/>
    </style:style>
    <style:style style:name="T356" style:family="text">
      <style:text-properties fo:font-weight="normal" officeooo:rsid="003c27f0" style:font-weight-asian="normal" style:font-weight-complex="normal"/>
    </style:style>
    <style:style style:name="T357" style:family="text">
      <style:text-properties fo:font-weight="normal" officeooo:rsid="003cb407" style:font-weight-asian="normal" style:font-weight-complex="normal"/>
    </style:style>
    <style:style style:name="T358" style:family="text">
      <style:text-properties fo:font-weight="normal" officeooo:rsid="00205d85" style:font-weight-asian="normal" style:font-weight-complex="normal"/>
    </style:style>
    <style:style style:name="T359" style:family="text">
      <style:text-properties fo:font-weight="normal" officeooo:rsid="00beb82f" style:font-weight-asian="normal" style:font-weight-complex="normal"/>
    </style:style>
    <style:style style:name="T360" style:family="text">
      <style:text-properties fo:font-weight="normal" officeooo:rsid="016860b9" style:font-weight-asian="normal" style:font-weight-complex="normal"/>
    </style:style>
    <style:style style:name="T361" style:family="text">
      <style:text-properties fo:font-weight="normal" officeooo:rsid="0377ec6e" style:font-weight-asian="normal" style:font-weight-complex="normal"/>
    </style:style>
    <style:style style:name="T362" style:family="text">
      <style:text-properties fo:font-weight="normal" officeooo:rsid="03778af6" style:font-weight-asian="normal" style:font-weight-complex="normal"/>
    </style:style>
    <style:style style:name="T363" style:family="text">
      <style:text-properties fo:font-weight="normal" officeooo:rsid="03886cfc" style:font-weight-asian="normal" style:font-weight-complex="normal"/>
    </style:style>
    <style:style style:name="T364" style:family="text">
      <style:text-properties fo:font-weight="normal" officeooo:rsid="038a2c81" style:font-weight-asian="normal" style:font-weight-complex="normal"/>
    </style:style>
    <style:style style:name="T365" style:family="text">
      <style:text-properties fo:font-weight="normal" officeooo:rsid="038bbdf6" style:font-weight-asian="normal" style:font-weight-complex="normal"/>
    </style:style>
    <style:style style:name="T366" style:family="text">
      <style:text-properties fo:font-weight="normal" officeooo:rsid="038d7d5e" style:font-weight-asian="normal" style:font-weight-complex="normal"/>
    </style:style>
    <style:style style:name="T367" style:family="text">
      <style:text-properties fo:font-weight="normal" officeooo:rsid="038e531a" style:font-weight-asian="normal" style:font-weight-complex="normal"/>
    </style:style>
    <style:style style:name="T368" style:family="text">
      <style:text-properties fo:font-weight="normal" officeooo:rsid="03963307" style:font-weight-asian="normal" style:font-weight-complex="normal"/>
    </style:style>
    <style:style style:name="T369" style:family="text">
      <style:text-properties fo:font-weight="normal" officeooo:rsid="039c640b" style:font-weight-asian="normal" style:font-weight-complex="normal"/>
    </style:style>
    <style:style style:name="T370" style:family="text">
      <style:text-properties fo:font-weight="normal" officeooo:rsid="039e438c" style:font-weight-asian="normal" style:font-weight-complex="normal"/>
    </style:style>
    <style:style style:name="T371" style:family="text">
      <style:text-properties fo:font-weight="normal" officeooo:rsid="03a073aa" style:font-weight-asian="normal" style:font-weight-complex="normal"/>
    </style:style>
    <style:style style:name="T372" style:family="text">
      <style:text-properties fo:font-weight="normal" officeooo:rsid="03a15cc8" style:font-weight-asian="normal" style:font-weight-complex="normal"/>
    </style:style>
    <style:style style:name="T373" style:family="text">
      <style:text-properties fo:font-weight="normal" officeooo:rsid="03a31e81" style:font-weight-asian="normal" style:font-weight-complex="normal"/>
    </style:style>
    <style:style style:name="T374" style:family="text">
      <style:text-properties fo:font-weight="normal" officeooo:rsid="03ac69a7" style:font-weight-asian="normal" style:font-weight-complex="normal"/>
    </style:style>
    <style:style style:name="T375" style:family="text">
      <style:text-properties fo:font-weight="normal" officeooo:rsid="03af7bf7" style:font-weight-asian="normal" style:font-weight-complex="normal"/>
    </style:style>
    <style:style style:name="T376" style:family="text">
      <style:text-properties fo:font-weight="normal" officeooo:rsid="03b1fbc9" style:font-weight-asian="normal" style:font-weight-complex="normal"/>
    </style:style>
    <style:style style:name="T377" style:family="text">
      <style:text-properties fo:font-weight="normal" officeooo:rsid="03becfb9" style:font-weight-asian="normal" style:font-weight-complex="normal"/>
    </style:style>
    <style:style style:name="T378" style:family="text">
      <style:text-properties fo:font-weight="normal" officeooo:rsid="03bf675e" style:font-weight-asian="normal" style:font-weight-complex="normal"/>
    </style:style>
    <style:style style:name="T379" style:family="text">
      <style:text-properties fo:font-weight="normal" officeooo:rsid="03bf92cd" style:font-weight-asian="normal" style:font-weight-complex="normal"/>
    </style:style>
    <style:style style:name="T380" style:family="text">
      <style:text-properties fo:font-weight="normal" officeooo:rsid="03c2a4d1" style:font-weight-asian="normal" style:font-weight-complex="normal"/>
    </style:style>
    <style:style style:name="T381" style:family="text">
      <style:text-properties fo:font-weight="normal" officeooo:rsid="03c34d65" style:font-weight-asian="normal" style:font-weight-complex="normal"/>
    </style:style>
    <style:style style:name="T382" style:family="text">
      <style:text-properties fo:font-weight="normal" officeooo:rsid="03c39617" style:font-weight-asian="normal" style:font-weight-complex="normal"/>
    </style:style>
    <style:style style:name="T383" style:family="text">
      <style:text-properties fo:font-weight="normal" officeooo:rsid="03c44ca6" style:font-weight-asian="normal" style:font-weight-complex="normal"/>
    </style:style>
    <style:style style:name="T384" style:family="text">
      <style:text-properties fo:font-weight="normal" officeooo:rsid="03c51260" style:font-weight-asian="normal" style:font-weight-complex="normal"/>
    </style:style>
    <style:style style:name="T385" style:family="text">
      <style:text-properties fo:font-weight="normal" officeooo:rsid="03c51463" style:font-weight-asian="normal" style:font-weight-complex="normal"/>
    </style:style>
    <style:style style:name="T386" style:family="text">
      <style:text-properties fo:font-weight="normal" officeooo:rsid="03c51c71" style:font-weight-asian="normal" style:font-weight-complex="normal"/>
    </style:style>
    <style:style style:name="T387" style:family="text">
      <style:text-properties fo:font-weight="normal" officeooo:rsid="03c6f534" style:font-weight-asian="normal" style:font-weight-complex="normal"/>
    </style:style>
    <style:style style:name="T388" style:family="text">
      <style:text-properties fo:font-weight="normal" officeooo:rsid="03cb2c07" style:font-weight-asian="normal" style:font-weight-complex="normal"/>
    </style:style>
    <style:style style:name="T389" style:family="text">
      <style:text-properties fo:font-weight="normal" officeooo:rsid="03d088e0" style:font-weight-asian="normal" style:font-weight-complex="normal"/>
    </style:style>
    <style:style style:name="T390" style:family="text">
      <style:text-properties fo:font-weight="normal" officeooo:rsid="03d7a2a4" style:font-weight-asian="normal" style:font-weight-complex="normal"/>
    </style:style>
    <style:style style:name="T391" style:family="text">
      <style:text-properties fo:font-weight="normal" officeooo:rsid="03d9bd6c" style:font-weight-asian="normal" style:font-weight-complex="normal"/>
    </style:style>
    <style:style style:name="T392" style:family="text">
      <style:text-properties fo:font-weight="normal" officeooo:rsid="03db91db" style:font-weight-asian="normal" style:font-weight-complex="normal"/>
    </style:style>
    <style:style style:name="T393" style:family="text">
      <style:text-properties fo:font-weight="normal" officeooo:rsid="03e4514e" style:font-weight-asian="normal" style:font-weight-complex="normal"/>
    </style:style>
    <style:style style:name="T394" style:family="text">
      <style:text-properties fo:font-weight="normal" officeooo:rsid="03e90de3" style:font-weight-asian="normal" style:font-weight-complex="normal"/>
    </style:style>
    <style:style style:name="T395" style:family="text">
      <style:text-properties fo:font-weight="normal" officeooo:rsid="03e93625" style:font-weight-asian="normal" style:font-weight-complex="normal"/>
    </style:style>
    <style:style style:name="T396" style:family="text">
      <style:text-properties fo:font-weight="normal" officeooo:rsid="03ea64bf" style:font-weight-asian="normal" style:font-weight-complex="normal"/>
    </style:style>
    <style:style style:name="T397" style:family="text">
      <style:text-properties fo:font-weight="normal" officeooo:rsid="03eb005c" style:font-weight-asian="normal" style:font-weight-complex="normal"/>
    </style:style>
    <style:style style:name="T398" style:family="text">
      <style:text-properties fo:font-weight="normal" officeooo:rsid="03ec3a95" style:font-weight-asian="normal" style:font-weight-complex="normal"/>
    </style:style>
    <style:style style:name="T399" style:family="text">
      <style:text-properties fo:font-weight="normal" officeooo:rsid="03ed0846" style:font-weight-asian="normal" style:font-weight-complex="normal"/>
    </style:style>
    <style:style style:name="T400" style:family="text">
      <style:text-properties fo:font-weight="normal" officeooo:rsid="03ede337" style:font-weight-asian="normal" style:font-weight-complex="normal"/>
    </style:style>
    <style:style style:name="T401" style:family="text">
      <style:text-properties fo:font-weight="normal" officeooo:rsid="03ee7eb1" style:font-weight-asian="normal" style:font-weight-complex="normal"/>
    </style:style>
    <style:style style:name="T402" style:family="text">
      <style:text-properties fo:font-weight="normal" officeooo:rsid="03de8421" style:font-weight-asian="normal" style:font-weight-complex="normal"/>
    </style:style>
    <style:style style:name="T403" style:family="text">
      <style:text-properties fo:font-weight="normal" officeooo:rsid="03f27278" style:font-weight-asian="normal" style:font-weight-complex="normal"/>
    </style:style>
    <style:style style:name="T404" style:family="text">
      <style:text-properties fo:font-weight="normal" officeooo:rsid="03f4b1ba" style:font-weight-asian="normal" style:font-weight-complex="normal"/>
    </style:style>
    <style:style style:name="T405" style:family="text">
      <style:text-properties fo:font-weight="normal" officeooo:rsid="03f501e7" style:font-weight-asian="normal" style:font-weight-complex="normal"/>
    </style:style>
    <style:style style:name="T406" style:family="text">
      <style:text-properties fo:font-weight="normal" officeooo:rsid="03f56006" style:font-weight-asian="normal" style:font-weight-complex="normal"/>
    </style:style>
    <style:style style:name="T407" style:family="text">
      <style:text-properties fo:font-weight="normal" officeooo:rsid="03f8c064" style:font-weight-asian="normal" style:font-weight-complex="normal"/>
    </style:style>
    <style:style style:name="T408" style:family="text">
      <style:text-properties fo:font-weight="normal" officeooo:rsid="03fc17c3" style:font-weight-asian="normal" style:font-weight-complex="normal"/>
    </style:style>
    <style:style style:name="T409" style:family="text">
      <style:text-properties fo:font-weight="normal" officeooo:rsid="03fc65b4" style:font-weight-asian="normal" style:font-weight-complex="normal"/>
    </style:style>
    <style:style style:name="T410" style:family="text">
      <style:text-properties fo:font-weight="normal" officeooo:rsid="03fd5e01" style:font-weight-asian="normal" style:font-weight-complex="normal"/>
    </style:style>
    <style:style style:name="T411" style:family="text">
      <style:text-properties fo:font-weight="normal" officeooo:rsid="040aae1c" style:font-weight-asian="normal" style:font-weight-complex="normal"/>
    </style:style>
    <style:style style:name="T412" style:family="text">
      <style:text-properties fo:font-weight="normal" officeooo:rsid="040ce935" style:font-weight-asian="normal" style:font-weight-complex="normal"/>
    </style:style>
    <style:style style:name="T413" style:family="text">
      <style:text-properties fo:font-weight="normal" officeooo:rsid="042824b8" style:font-weight-asian="normal" style:font-weight-complex="normal"/>
    </style:style>
    <style:style style:name="T414" style:family="text">
      <style:text-properties fo:font-weight="normal" officeooo:rsid="0427ec09" style:font-weight-asian="normal" style:font-weight-complex="normal"/>
    </style:style>
    <style:style style:name="T415" style:family="text">
      <style:text-properties fo:font-weight="normal" officeooo:rsid="0424a315" style:font-weight-asian="normal" style:font-weight-complex="normal"/>
    </style:style>
    <style:style style:name="T416" style:family="text">
      <style:text-properties fo:font-weight="normal" officeooo:rsid="03c13113" style:font-weight-asian="normal" style:font-weight-complex="normal"/>
    </style:style>
    <style:style style:name="T417" style:family="text">
      <style:text-properties fo:font-weight="normal" officeooo:rsid="0428c8e2" style:font-weight-asian="normal" style:font-weight-complex="normal"/>
    </style:style>
    <style:style style:name="T418" style:family="text">
      <style:text-properties fo:font-weight="normal" officeooo:rsid="045e6749" style:font-weight-asian="normal" style:font-weight-complex="normal"/>
    </style:style>
    <style:style style:name="T419" style:family="text">
      <style:text-properties fo:font-weight="normal" officeooo:rsid="04602400" style:font-weight-asian="normal" style:font-weight-complex="normal"/>
    </style:style>
    <style:style style:name="T420" style:family="text">
      <style:text-properties fo:font-weight="normal" officeooo:rsid="04161d3e" style:font-weight-asian="normal" style:font-weight-complex="normal"/>
    </style:style>
    <style:style style:name="T421" style:family="text">
      <style:text-properties fo:font-weight="normal" officeooo:rsid="041746e7" style:font-weight-asian="normal" style:font-weight-complex="normal"/>
    </style:style>
    <style:style style:name="T422" style:family="text">
      <style:text-properties fo:font-weight="normal" officeooo:rsid="041d4261" style:font-weight-asian="normal" style:font-weight-complex="normal"/>
    </style:style>
    <style:style style:name="T423" style:family="text">
      <style:text-properties fo:font-weight="normal" officeooo:rsid="0419037b" style:font-weight-asian="normal" style:font-weight-complex="normal"/>
    </style:style>
    <style:style style:name="T424" style:family="text">
      <style:text-properties fo:font-weight="normal" officeooo:rsid="04226783" style:font-weight-asian="normal" style:font-weight-complex="normal"/>
    </style:style>
    <style:style style:name="T425" style:family="text">
      <style:text-properties fo:font-weight="normal" officeooo:rsid="04329278" style:font-weight-asian="normal" style:font-weight-complex="normal"/>
    </style:style>
    <style:style style:name="T426" style:family="text">
      <style:text-properties fo:font-weight="normal" officeooo:rsid="042d7117" style:font-weight-asian="normal" style:font-weight-complex="normal"/>
    </style:style>
    <style:style style:name="T427" style:family="text">
      <style:text-properties fo:font-weight="normal" officeooo:rsid="04253c68" style:font-weight-asian="normal" style:font-weight-complex="normal"/>
    </style:style>
    <style:style style:name="T428" style:family="text">
      <style:text-properties fo:font-weight="normal" officeooo:rsid="043c6125" style:font-weight-asian="normal" style:font-weight-complex="normal"/>
    </style:style>
    <style:style style:name="T429" style:family="text">
      <style:text-properties fo:font-weight="normal" officeooo:rsid="044401b2" style:font-weight-asian="normal" style:font-weight-complex="normal"/>
    </style:style>
    <style:style style:name="T430" style:family="text">
      <style:text-properties fo:font-weight="normal" officeooo:rsid="043a3360" style:font-weight-asian="normal" style:font-weight-complex="normal"/>
    </style:style>
    <style:style style:name="T431" style:family="text">
      <style:text-properties fo:font-weight="normal" officeooo:rsid="04438193" style:font-weight-asian="normal" style:font-weight-complex="normal"/>
    </style:style>
    <style:style style:name="T432" style:family="text">
      <style:text-properties fo:font-weight="normal" officeooo:rsid="043fc929" style:font-weight-asian="normal" style:font-weight-complex="normal"/>
    </style:style>
    <style:style style:name="T433" style:family="text">
      <style:text-properties fo:font-weight="normal" officeooo:rsid="04496025" style:font-weight-asian="normal" style:font-weight-complex="normal"/>
    </style:style>
    <style:style style:name="T434" style:family="text">
      <style:text-properties fo:font-weight="normal" officeooo:rsid="04592f7c" style:font-weight-asian="normal" style:font-weight-complex="normal"/>
    </style:style>
    <style:style style:name="T435" style:family="text">
      <style:text-properties fo:font-weight="normal" officeooo:rsid="0480ffab" style:font-weight-asian="normal" style:font-weight-complex="normal"/>
    </style:style>
    <style:style style:name="T436" style:family="text">
      <style:text-properties fo:font-weight="normal" officeooo:rsid="04822256" style:font-weight-asian="normal" style:font-weight-complex="normal"/>
    </style:style>
    <style:style style:name="T437" style:family="text">
      <style:text-properties fo:font-weight="normal" officeooo:rsid="048ffd4a" style:font-weight-asian="normal" style:font-weight-complex="normal"/>
    </style:style>
    <style:style style:name="T438" style:family="text">
      <style:text-properties fo:font-weight="normal" officeooo:rsid="048fe3f8" style:font-weight-asian="normal" style:font-weight-complex="normal"/>
    </style:style>
    <style:style style:name="T439" style:family="text">
      <style:text-properties fo:font-weight="normal" officeooo:rsid="0494bc64" style:font-weight-asian="normal" style:font-weight-complex="normal"/>
    </style:style>
    <style:style style:name="T440" style:family="text">
      <style:text-properties fo:font-weight="normal" officeooo:rsid="049a8a7e" style:font-weight-asian="normal" style:font-weight-complex="normal"/>
    </style:style>
    <style:style style:name="T441" style:family="text">
      <style:text-properties fo:font-weight="normal" officeooo:rsid="04a57ad8" style:font-weight-asian="normal" style:font-weight-complex="normal"/>
    </style:style>
    <style:style style:name="T442" style:family="text">
      <style:text-properties fo:font-weight="normal" officeooo:rsid="04b2ffc5" style:font-weight-asian="normal" style:font-weight-complex="normal"/>
    </style:style>
    <style:style style:name="T443" style:family="text">
      <style:text-properties fo:font-weight="normal" officeooo:rsid="04ba1b39" style:font-weight-asian="normal" style:font-weight-complex="normal"/>
    </style:style>
    <style:style style:name="T444" style:family="text">
      <style:text-properties fo:font-weight="normal" officeooo:rsid="04b3c5c0" style:font-weight-asian="normal" style:font-weight-complex="normal"/>
    </style:style>
    <style:style style:name="T445" style:family="text">
      <style:text-properties fo:font-weight="normal" officeooo:rsid="04cce5bf" style:font-weight-asian="normal" style:font-weight-complex="normal"/>
    </style:style>
    <style:style style:name="T446" style:family="text">
      <style:text-properties fo:font-weight="normal" officeooo:rsid="050199cb" style:font-weight-asian="normal" style:font-weight-complex="normal"/>
    </style:style>
    <style:style style:name="T447" style:family="text">
      <style:text-properties fo:font-weight="normal" officeooo:rsid="0502c86e" style:font-weight-asian="normal" style:font-weight-complex="normal"/>
    </style:style>
    <style:style style:name="T448" style:family="text">
      <style:text-properties fo:font-weight="normal" officeooo:rsid="04f1c42d" style:font-weight-asian="normal" style:font-weight-complex="normal"/>
    </style:style>
    <style:style style:name="T449" style:family="text">
      <style:text-properties fo:font-style="italic" style:font-style-asian="italic" style:font-style-complex="italic"/>
    </style:style>
    <style:style style:name="T450" style:family="text">
      <style:text-properties fo:font-style="italic" officeooo:rsid="00256ecc" style:font-style-asian="italic" style:font-style-complex="italic"/>
    </style:style>
    <style:style style:name="T451" style:family="text">
      <style:text-properties fo:font-style="italic" officeooo:rsid="006c1d47" style:font-style-asian="italic" style:font-style-complex="italic"/>
    </style:style>
    <style:style style:name="T452" style:family="text">
      <style:text-properties fo:font-style="italic" officeooo:rsid="00e09913" style:font-style-asian="italic" style:font-style-complex="italic"/>
    </style:style>
    <style:style style:name="T453" style:family="text">
      <style:text-properties fo:font-style="italic" officeooo:rsid="005b5cd3" style:font-style-asian="italic" style:font-style-complex="italic"/>
    </style:style>
    <style:style style:name="T454" style:family="text">
      <style:text-properties fo:font-style="italic" officeooo:rsid="0034ed8b" style:font-style-asian="italic" style:font-style-complex="italic"/>
    </style:style>
    <style:style style:name="T455" style:family="text">
      <style:text-properties fo:font-style="italic" officeooo:rsid="00367935" style:font-style-asian="italic" style:font-style-complex="italic"/>
    </style:style>
    <style:style style:name="T456" style:family="text">
      <style:text-properties fo:font-style="italic" officeooo:rsid="003b4e50" style:font-style-asian="italic" style:font-style-complex="italic"/>
    </style:style>
    <style:style style:name="T457" style:family="text">
      <style:text-properties fo:font-style="italic" officeooo:rsid="01758a0f" style:font-style-asian="italic" style:font-style-complex="italic"/>
    </style:style>
    <style:style style:name="T458" style:family="text">
      <style:text-properties fo:font-style="italic" officeooo:rsid="0080477a" style:font-style-asian="italic" style:font-style-complex="italic"/>
    </style:style>
    <style:style style:name="T459" style:family="text">
      <style:text-properties fo:font-style="italic" officeooo:rsid="01113d34" style:font-style-asian="italic" style:font-style-complex="italic"/>
    </style:style>
    <style:style style:name="T460" style:family="text">
      <style:text-properties fo:font-style="italic" officeooo:rsid="018c0d5b" style:font-style-asian="italic" style:font-style-complex="italic"/>
    </style:style>
    <style:style style:name="T461" style:family="text">
      <style:text-properties fo:font-style="italic" officeooo:rsid="01c64853" style:font-style-asian="italic" style:font-style-complex="italic"/>
    </style:style>
    <style:style style:name="T462" style:family="text">
      <style:text-properties fo:font-style="italic" officeooo:rsid="01d9cd4e" style:font-style-asian="italic" style:font-style-complex="italic"/>
    </style:style>
    <style:style style:name="T463" style:family="text">
      <style:text-properties fo:font-style="italic" officeooo:rsid="01dc67de" style:font-style-asian="italic" style:font-style-complex="italic"/>
    </style:style>
    <style:style style:name="T464" style:family="text">
      <style:text-properties fo:font-style="italic" officeooo:rsid="01ec8e18" style:font-style-asian="italic" style:font-style-complex="italic"/>
    </style:style>
    <style:style style:name="T465" style:family="text">
      <style:text-properties fo:font-style="italic" officeooo:rsid="019e70b3" style:font-style-asian="italic" style:font-style-complex="italic"/>
    </style:style>
    <style:style style:name="T466" style:family="text">
      <style:text-properties fo:font-style="italic" officeooo:rsid="02685e01" style:font-style-asian="italic" style:font-style-complex="italic"/>
    </style:style>
    <style:style style:name="T467" style:family="text">
      <style:text-properties fo:font-style="italic" officeooo:rsid="026b5506" style:font-style-asian="italic" style:font-style-complex="italic"/>
    </style:style>
    <style:style style:name="T468" style:family="text">
      <style:text-properties fo:font-style="italic" officeooo:rsid="0288fb00" style:font-style-asian="italic" style:font-style-complex="italic"/>
    </style:style>
    <style:style style:name="T469" style:family="text">
      <style:text-properties fo:font-style="italic" officeooo:rsid="02ccc8f6" style:font-style-asian="italic" style:font-style-complex="italic"/>
    </style:style>
    <style:style style:name="T470" style:family="text">
      <style:text-properties fo:font-style="italic" officeooo:rsid="0069ae25" style:font-style-asian="italic" style:font-style-complex="italic"/>
    </style:style>
    <style:style style:name="T471" style:family="text">
      <style:text-properties fo:font-style="italic" officeooo:rsid="0022c018" style:font-style-asian="italic" style:font-style-complex="italic"/>
    </style:style>
    <style:style style:name="T472" style:family="text">
      <style:text-properties fo:font-style="italic" officeooo:rsid="02efc49c" style:font-style-asian="italic" style:font-style-complex="italic"/>
    </style:style>
    <style:style style:name="T473" style:family="text">
      <style:text-properties fo:font-style="italic" officeooo:rsid="02ec089f" style:font-style-asian="italic" style:font-style-complex="italic"/>
    </style:style>
    <style:style style:name="T474" style:family="text">
      <style:text-properties fo:font-style="italic" officeooo:rsid="032c4fdc" style:font-style-asian="italic" style:font-style-complex="italic"/>
    </style:style>
    <style:style style:name="T475" style:family="text">
      <style:text-properties fo:font-style="italic" officeooo:rsid="0335ea2c" style:font-style-asian="italic" style:font-style-complex="italic"/>
    </style:style>
    <style:style style:name="T476" style:family="text">
      <style:text-properties fo:font-style="italic" officeooo:rsid="0346a444" style:font-style-asian="italic" style:font-style-complex="italic"/>
    </style:style>
    <style:style style:name="T477" style:family="text">
      <style:text-properties fo:font-style="italic" officeooo:rsid="03a24854" style:font-style-asian="italic" style:font-style-complex="italic"/>
    </style:style>
    <style:style style:name="T478" style:family="text">
      <style:text-properties fo:font-style="italic" officeooo:rsid="03804bbd" style:font-style-asian="italic" style:font-style-complex="italic"/>
    </style:style>
    <style:style style:name="T479" style:family="text">
      <style:text-properties fo:font-style="italic" officeooo:rsid="03aaef44" style:font-style-asian="italic" style:font-style-complex="italic"/>
    </style:style>
    <style:style style:name="T480" style:family="text">
      <style:text-properties fo:font-style="italic" officeooo:rsid="04a57ad8" style:font-style-asian="italic" style:font-style-complex="italic"/>
    </style:style>
    <style:style style:name="T481" style:family="text">
      <style:text-properties fo:font-style="italic" officeooo:rsid="04ba1b39" style:font-style-asian="italic" style:font-style-complex="italic"/>
    </style:style>
    <style:style style:name="T482" style:family="text">
      <style:text-properties fo:font-style="italic" officeooo:rsid="04a08898" style:font-style-asian="italic" style:font-style-complex="italic"/>
    </style:style>
    <style:style style:name="T483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48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85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86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487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488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489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490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491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492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493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494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495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496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497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498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499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00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01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02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03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04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05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06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07" style:family="text">
      <style:text-properties fo:font-style="italic" style:text-underline-style="none" style:font-style-asian="italic" style:font-style-complex="italic"/>
    </style:style>
    <style:style style:name="T508" style:family="text">
      <style:text-properties fo:font-style="italic" style:text-underline-style="none" officeooo:rsid="00baae4f" style:font-style-asian="italic" style:font-style-complex="italic"/>
    </style:style>
    <style:style style:name="T509" style:family="text">
      <style:text-properties fo:font-style="italic" style:text-underline-style="none" officeooo:rsid="00d708a6" style:font-style-asian="italic" style:font-style-complex="italic"/>
    </style:style>
    <style:style style:name="T510" style:family="text">
      <style:text-properties fo:font-style="italic" style:text-underline-style="none" officeooo:rsid="00beb82f" style:font-style-asian="italic" style:font-style-complex="italic"/>
    </style:style>
    <style:style style:name="T511" style:family="text">
      <style:text-properties fo:font-style="italic" style:text-underline-style="none" officeooo:rsid="00d9c9e4" style:font-style-asian="italic" style:font-style-complex="italic"/>
    </style:style>
    <style:style style:name="T512" style:family="text">
      <style:text-properties fo:font-style="italic" style:text-underline-style="none" officeooo:rsid="00f55bb2" style:font-style-asian="italic" style:font-style-complex="italic"/>
    </style:style>
    <style:style style:name="T513" style:family="text">
      <style:text-properties fo:font-style="italic" style:text-underline-style="none" officeooo:rsid="00f74e17" style:font-style-asian="italic" style:font-style-complex="italic"/>
    </style:style>
    <style:style style:name="T514" style:family="text">
      <style:text-properties fo:font-style="italic" style:text-underline-style="none" officeooo:rsid="00fde6f2" style:font-style-asian="italic" style:font-style-complex="italic"/>
    </style:style>
    <style:style style:name="T515" style:family="text">
      <style:text-properties fo:font-style="italic" style:text-underline-style="none" officeooo:rsid="0130fd48" style:font-style-asian="italic" style:font-style-complex="italic"/>
    </style:style>
    <style:style style:name="T516" style:family="text">
      <style:text-properties fo:font-style="italic" style:text-underline-style="none" officeooo:rsid="013401b3" style:font-style-asian="italic" style:font-style-complex="italic"/>
    </style:style>
    <style:style style:name="T517" style:family="text">
      <style:text-properties fo:font-style="italic" style:text-underline-style="none" officeooo:rsid="013f3c54" style:font-style-asian="italic" style:font-style-complex="italic"/>
    </style:style>
    <style:style style:name="T518" style:family="text">
      <style:text-properties fo:font-style="italic" style:text-underline-style="none" officeooo:rsid="00bfa17d" style:font-style-asian="italic" style:font-style-complex="italic"/>
    </style:style>
    <style:style style:name="T519" style:family="text">
      <style:text-properties fo:font-style="italic" style:text-underline-style="none" officeooo:rsid="02a94de9" style:font-style-asian="italic" style:font-style-complex="italic"/>
    </style:style>
    <style:style style:name="T520" style:family="text">
      <style:text-properties fo:font-style="italic" style:text-underline-style="none" officeooo:rsid="00bbbf73" style:font-style-asian="italic" style:font-style-complex="italic"/>
    </style:style>
    <style:style style:name="T521" style:family="text">
      <style:text-properties fo:font-style="italic" style:text-underline-style="none" officeooo:rsid="00a639f7" style:font-style-asian="italic" style:font-style-complex="italic"/>
    </style:style>
    <style:style style:name="T522" style:family="text">
      <style:text-properties fo:font-style="italic" style:text-underline-style="none" officeooo:rsid="00bd11a0" style:font-style-asian="italic" style:font-style-complex="italic"/>
    </style:style>
    <style:style style:name="T5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24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525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526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527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528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529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530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531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532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533" style:family="text">
      <style:text-properties fo:font-style="italic" fo:font-weight="normal" officeooo:rsid="03c34d65" style:font-style-asian="italic" style:font-weight-asian="normal" style:font-style-complex="italic" style:font-weight-complex="normal"/>
    </style:style>
    <style:style style:name="T534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535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536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537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538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539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540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541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542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543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544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545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546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547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548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549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550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551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552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553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554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555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556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557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558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559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560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561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562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563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564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565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566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567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568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569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57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71" style:family="text">
      <style:text-properties fo:font-style="italic" fo:font-weight="bold" style:font-style-asian="italic" style:font-weight-asian="bold" style:font-style-complex="italic" style:font-weight-complex="bold"/>
    </style:style>
    <style:style style:name="T572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573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574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575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576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577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578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579" style:family="text">
      <style:text-properties officeooo:rsid="00205d85"/>
    </style:style>
    <style:style style:name="T580" style:family="text">
      <style:text-properties officeooo:rsid="0027fcfd"/>
    </style:style>
    <style:style style:name="T581" style:family="text">
      <style:text-properties officeooo:rsid="0029525d"/>
    </style:style>
    <style:style style:name="T582" style:family="text">
      <style:text-properties officeooo:rsid="0034ed8b"/>
    </style:style>
    <style:style style:name="T583" style:family="text">
      <style:text-properties officeooo:rsid="00367935"/>
    </style:style>
    <style:style style:name="T584" style:family="text">
      <style:text-properties officeooo:rsid="00398ddf"/>
    </style:style>
    <style:style style:name="T585" style:family="text">
      <style:text-properties officeooo:rsid="003b4e50"/>
    </style:style>
    <style:style style:name="T58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87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588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589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590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591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592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593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594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595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596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597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598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599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600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601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602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603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604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605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606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607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608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609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610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611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612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613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614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615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616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617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618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619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620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621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622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623" style:family="text">
      <style:text-properties fo:font-style="normal" style:text-underline-style="none" style:font-style-asian="normal" style:font-style-complex="normal"/>
    </style:style>
    <style:style style:name="T624" style:family="text">
      <style:text-properties fo:font-style="normal" style:text-underline-style="none" officeooo:rsid="00a8a4b1" style:font-style-asian="normal" style:font-style-complex="normal"/>
    </style:style>
    <style:style style:name="T625" style:family="text">
      <style:text-properties fo:font-style="normal" style:text-underline-style="none" officeooo:rsid="00ba4170" style:font-style-asian="normal" style:font-style-complex="normal"/>
    </style:style>
    <style:style style:name="T626" style:family="text">
      <style:text-properties fo:font-style="normal" style:text-underline-style="none" officeooo:rsid="00b1e303" style:font-style-asian="normal" style:font-style-complex="normal"/>
    </style:style>
    <style:style style:name="T627" style:family="text">
      <style:text-properties fo:font-style="normal" style:text-underline-style="none" officeooo:rsid="00baae4f" style:font-style-asian="normal" style:font-style-complex="normal"/>
    </style:style>
    <style:style style:name="T628" style:family="text">
      <style:text-properties fo:font-style="normal" style:text-underline-style="none" officeooo:rsid="00bbbf73" style:font-style-asian="normal" style:font-style-complex="normal"/>
    </style:style>
    <style:style style:name="T629" style:family="text">
      <style:text-properties fo:font-style="normal" style:text-underline-style="none" officeooo:rsid="00be4749" style:font-style-asian="normal" style:font-style-complex="normal"/>
    </style:style>
    <style:style style:name="T630" style:family="text">
      <style:text-properties fo:font-style="normal" style:text-underline-style="none" officeooo:rsid="00d139a0" style:font-style-asian="normal" style:font-style-complex="normal"/>
    </style:style>
    <style:style style:name="T631" style:family="text">
      <style:text-properties fo:font-style="normal" style:text-underline-style="none" officeooo:rsid="00d1487d" style:font-style-asian="normal" style:font-style-complex="normal"/>
    </style:style>
    <style:style style:name="T632" style:family="text">
      <style:text-properties fo:font-style="normal" style:text-underline-style="none" officeooo:rsid="00d2fc06" style:font-style-asian="normal" style:font-style-complex="normal"/>
    </style:style>
    <style:style style:name="T633" style:family="text">
      <style:text-properties fo:font-style="normal" style:text-underline-style="none" officeooo:rsid="00d40111" style:font-style-asian="normal" style:font-style-complex="normal"/>
    </style:style>
    <style:style style:name="T634" style:family="text">
      <style:text-properties fo:font-style="normal" style:text-underline-style="none" officeooo:rsid="00d4c5ce" style:font-style-asian="normal" style:font-style-complex="normal"/>
    </style:style>
    <style:style style:name="T635" style:family="text">
      <style:text-properties fo:font-style="normal" style:text-underline-style="none" officeooo:rsid="00d708a6" style:font-style-asian="normal" style:font-style-complex="normal"/>
    </style:style>
    <style:style style:name="T636" style:family="text">
      <style:text-properties fo:font-style="normal" style:text-underline-style="none" officeooo:rsid="00d77d7d" style:font-style-asian="normal" style:font-style-complex="normal"/>
    </style:style>
    <style:style style:name="T637" style:family="text">
      <style:text-properties fo:font-style="normal" style:text-underline-style="none" officeooo:rsid="00d83381" style:font-style-asian="normal" style:font-style-complex="normal"/>
    </style:style>
    <style:style style:name="T638" style:family="text">
      <style:text-properties fo:font-style="normal" style:text-underline-style="none" officeooo:rsid="00d75809" style:font-style-asian="normal" style:font-style-complex="normal"/>
    </style:style>
    <style:style style:name="T639" style:family="text">
      <style:text-properties fo:font-style="normal" style:text-underline-style="none" officeooo:rsid="00dd6c8d" style:font-style-asian="normal" style:font-style-complex="normal"/>
    </style:style>
    <style:style style:name="T640" style:family="text">
      <style:text-properties fo:font-style="normal" style:text-underline-style="none" officeooo:rsid="00dedcd7" style:font-style-asian="normal" style:font-style-complex="normal"/>
    </style:style>
    <style:style style:name="T641" style:family="text">
      <style:text-properties fo:font-style="normal" style:text-underline-style="none" officeooo:rsid="00beb82f" style:font-style-asian="normal" style:font-style-complex="normal"/>
    </style:style>
    <style:style style:name="T642" style:family="text">
      <style:text-properties fo:font-style="normal" style:text-underline-style="none" officeooo:rsid="00e4290b" style:font-style-asian="normal" style:font-style-complex="normal"/>
    </style:style>
    <style:style style:name="T643" style:family="text">
      <style:text-properties fo:font-style="normal" style:text-underline-style="none" officeooo:rsid="00eb50e0" style:font-style-asian="normal" style:font-style-complex="normal"/>
    </style:style>
    <style:style style:name="T644" style:family="text">
      <style:text-properties fo:font-style="normal" style:text-underline-style="none" officeooo:rsid="00d9c9e4" style:font-style-asian="normal" style:font-style-complex="normal"/>
    </style:style>
    <style:style style:name="T645" style:family="text">
      <style:text-properties fo:font-style="normal" style:text-underline-style="none" officeooo:rsid="00ec1e8c" style:font-style-asian="normal" style:font-style-complex="normal"/>
    </style:style>
    <style:style style:name="T646" style:family="text">
      <style:text-properties fo:font-style="normal" style:text-underline-style="none" officeooo:rsid="00f0f7f8" style:font-style-asian="normal" style:font-style-complex="normal"/>
    </style:style>
    <style:style style:name="T647" style:family="text">
      <style:text-properties fo:font-style="normal" style:text-underline-style="none" officeooo:rsid="00f2503e" style:font-style-asian="normal" style:font-style-complex="normal"/>
    </style:style>
    <style:style style:name="T648" style:family="text">
      <style:text-properties fo:font-style="normal" style:text-underline-style="none" officeooo:rsid="00f5260b" style:font-style-asian="normal" style:font-style-complex="normal"/>
    </style:style>
    <style:style style:name="T649" style:family="text">
      <style:text-properties fo:font-style="normal" style:text-underline-style="none" officeooo:rsid="00f55bb2" style:font-style-asian="normal" style:font-style-complex="normal"/>
    </style:style>
    <style:style style:name="T650" style:family="text">
      <style:text-properties fo:font-style="normal" style:text-underline-style="none" officeooo:rsid="00f74e17" style:font-style-asian="normal" style:font-style-complex="normal"/>
    </style:style>
    <style:style style:name="T651" style:family="text">
      <style:text-properties fo:font-style="normal" style:text-underline-style="none" officeooo:rsid="00fbef0d" style:font-style-asian="normal" style:font-style-complex="normal"/>
    </style:style>
    <style:style style:name="T652" style:family="text">
      <style:text-properties fo:font-style="normal" style:text-underline-style="none" officeooo:rsid="00fde6f2" style:font-style-asian="normal" style:font-style-complex="normal"/>
    </style:style>
    <style:style style:name="T653" style:family="text">
      <style:text-properties fo:font-style="normal" style:text-underline-style="none" officeooo:rsid="010185dc" style:font-style-asian="normal" style:font-style-complex="normal"/>
    </style:style>
    <style:style style:name="T654" style:family="text">
      <style:text-properties fo:font-style="normal" style:text-underline-style="none" officeooo:rsid="0103be48" style:font-style-asian="normal" style:font-style-complex="normal"/>
    </style:style>
    <style:style style:name="T655" style:family="text">
      <style:text-properties fo:font-style="normal" style:text-underline-style="none" officeooo:rsid="010c486e" style:font-style-asian="normal" style:font-style-complex="normal"/>
    </style:style>
    <style:style style:name="T656" style:family="text">
      <style:text-properties fo:font-style="normal" style:text-underline-style="none" officeooo:rsid="010db770" style:font-style-asian="normal" style:font-style-complex="normal"/>
    </style:style>
    <style:style style:name="T657" style:family="text">
      <style:text-properties fo:font-style="normal" style:text-underline-style="none" officeooo:rsid="011cabfd" style:font-style-asian="normal" style:font-style-complex="normal"/>
    </style:style>
    <style:style style:name="T658" style:family="text">
      <style:text-properties fo:font-style="normal" style:text-underline-style="none" officeooo:rsid="011d9595" style:font-style-asian="normal" style:font-style-complex="normal"/>
    </style:style>
    <style:style style:name="T659" style:family="text">
      <style:text-properties fo:font-style="normal" style:text-underline-style="none" officeooo:rsid="011fc384" style:font-style-asian="normal" style:font-style-complex="normal"/>
    </style:style>
    <style:style style:name="T660" style:family="text">
      <style:text-properties fo:font-style="normal" style:text-underline-style="none" officeooo:rsid="012dfde8" style:font-style-asian="normal" style:font-style-complex="normal"/>
    </style:style>
    <style:style style:name="T661" style:family="text">
      <style:text-properties fo:font-style="normal" style:text-underline-style="none" officeooo:rsid="0130fd48" style:font-style-asian="normal" style:font-style-complex="normal"/>
    </style:style>
    <style:style style:name="T662" style:family="text">
      <style:text-properties fo:font-style="normal" style:text-underline-style="none" officeooo:rsid="013282b3" style:font-style-asian="normal" style:font-style-complex="normal"/>
    </style:style>
    <style:style style:name="T663" style:family="text">
      <style:text-properties fo:font-style="normal" style:text-underline-style="none" officeooo:rsid="013401b3" style:font-style-asian="normal" style:font-style-complex="normal"/>
    </style:style>
    <style:style style:name="T664" style:family="text">
      <style:text-properties fo:font-style="normal" style:text-underline-style="none" officeooo:rsid="013a8584" style:font-style-asian="normal" style:font-style-complex="normal"/>
    </style:style>
    <style:style style:name="T665" style:family="text">
      <style:text-properties fo:font-style="normal" style:text-underline-style="none" officeooo:rsid="013f3c54" style:font-style-asian="normal" style:font-style-complex="normal"/>
    </style:style>
    <style:style style:name="T666" style:family="text">
      <style:text-properties fo:font-style="normal" style:text-underline-style="none" officeooo:rsid="013e347a" style:font-style-asian="normal" style:font-style-complex="normal"/>
    </style:style>
    <style:style style:name="T667" style:family="text">
      <style:text-properties fo:font-style="normal" style:text-underline-style="none" officeooo:rsid="01408f03" style:font-style-asian="normal" style:font-style-complex="normal"/>
    </style:style>
    <style:style style:name="T668" style:family="text">
      <style:text-properties fo:font-style="normal" style:text-underline-style="none" officeooo:rsid="013cc971" style:font-style-asian="normal" style:font-style-complex="normal"/>
    </style:style>
    <style:style style:name="T669" style:family="text">
      <style:text-properties fo:font-style="normal" style:text-underline-style="none" officeooo:rsid="0150aafa" style:font-style-asian="normal" style:font-style-complex="normal"/>
    </style:style>
    <style:style style:name="T670" style:family="text">
      <style:text-properties fo:font-style="normal" style:text-underline-style="none" officeooo:rsid="0152f194" style:font-style-asian="normal" style:font-style-complex="normal"/>
    </style:style>
    <style:style style:name="T671" style:family="text">
      <style:text-properties fo:font-style="normal" style:text-underline-style="none" officeooo:rsid="0157e2d4" style:font-style-asian="normal" style:font-style-complex="normal"/>
    </style:style>
    <style:style style:name="T672" style:family="text">
      <style:text-properties fo:font-style="normal" style:text-underline-style="none" officeooo:rsid="015c452a" style:font-style-asian="normal" style:font-style-complex="normal"/>
    </style:style>
    <style:style style:name="T673" style:family="text">
      <style:text-properties fo:font-style="normal" style:text-underline-style="none" officeooo:rsid="0176ee1b" style:font-style-asian="normal" style:font-style-complex="normal"/>
    </style:style>
    <style:style style:name="T674" style:family="text">
      <style:text-properties fo:font-style="normal" style:text-underline-style="none" officeooo:rsid="02b807dc" style:font-style-asian="normal" style:font-style-complex="normal"/>
    </style:style>
    <style:style style:name="T675" style:family="text">
      <style:text-properties fo:font-style="normal" style:text-underline-style="none" officeooo:rsid="00bd11a0" style:font-style-asian="normal" style:font-style-complex="normal"/>
    </style:style>
    <style:style style:name="T676" style:family="text">
      <style:text-properties fo:font-style="normal" style:text-underline-style="none" officeooo:rsid="02edc963" style:font-style-asian="normal" style:font-style-complex="normal"/>
    </style:style>
    <style:style style:name="T677" style:family="text">
      <style:text-properties fo:font-style="normal" style:font-style-asian="normal" style:font-style-complex="normal"/>
    </style:style>
    <style:style style:name="T678" style:family="text">
      <style:text-properties fo:font-style="normal" officeooo:rsid="00524926" style:font-style-asian="normal" style:font-style-complex="normal"/>
    </style:style>
    <style:style style:name="T679" style:family="text">
      <style:text-properties fo:font-style="normal" officeooo:rsid="0033fbdf" style:font-style-asian="normal" style:font-style-complex="normal"/>
    </style:style>
    <style:style style:name="T680" style:family="text">
      <style:text-properties fo:font-style="normal" officeooo:rsid="0034ed8b" style:font-style-asian="normal" style:font-style-complex="normal"/>
    </style:style>
    <style:style style:name="T681" style:family="text">
      <style:text-properties fo:font-style="normal" officeooo:rsid="0052a33a" style:font-style-asian="normal" style:font-style-complex="normal"/>
    </style:style>
    <style:style style:name="T682" style:family="text">
      <style:text-properties fo:font-style="normal" officeooo:rsid="0092f82d" style:font-style-asian="normal" style:font-style-complex="normal"/>
    </style:style>
    <style:style style:name="T683" style:family="text">
      <style:text-properties fo:font-style="normal" officeooo:rsid="00c6421c" style:font-style-asian="normal" style:font-style-complex="normal"/>
    </style:style>
    <style:style style:name="T684" style:family="text">
      <style:text-properties fo:font-style="normal" officeooo:rsid="00cc5bce" style:font-style-asian="normal" style:font-style-complex="normal"/>
    </style:style>
    <style:style style:name="T685" style:family="text">
      <style:text-properties fo:font-style="normal" officeooo:rsid="0106c767" style:font-style-asian="normal" style:font-style-complex="normal"/>
    </style:style>
    <style:style style:name="T686" style:family="text">
      <style:text-properties fo:font-style="normal" officeooo:rsid="0164a6ee" style:font-style-asian="normal" style:font-style-complex="normal"/>
    </style:style>
    <style:style style:name="T687" style:family="text">
      <style:text-properties fo:font-style="normal" officeooo:rsid="0168d8d5" style:font-style-asian="normal" style:font-style-complex="normal"/>
    </style:style>
    <style:style style:name="T688" style:family="text">
      <style:text-properties fo:font-style="normal" officeooo:rsid="0179221f" style:font-style-asian="normal" style:font-style-complex="normal"/>
    </style:style>
    <style:style style:name="T689" style:family="text">
      <style:text-properties fo:font-style="normal" officeooo:rsid="017941db" style:font-style-asian="normal" style:font-style-complex="normal"/>
    </style:style>
    <style:style style:name="T690" style:family="text">
      <style:text-properties fo:font-style="normal" officeooo:rsid="017a7161" style:font-style-asian="normal" style:font-style-complex="normal"/>
    </style:style>
    <style:style style:name="T691" style:family="text">
      <style:text-properties fo:font-style="normal" officeooo:rsid="0288fb00" style:font-style-asian="normal" style:font-style-complex="normal"/>
    </style:style>
    <style:style style:name="T692" style:family="text">
      <style:text-properties fo:font-style="normal" officeooo:rsid="02f2e947" style:font-style-asian="normal" style:font-style-complex="normal"/>
    </style:style>
    <style:style style:name="T693" style:family="text">
      <style:text-properties fo:font-style="normal" officeooo:rsid="02edc963" style:font-style-asian="normal" style:font-style-complex="normal"/>
    </style:style>
    <style:style style:name="T694" style:family="text">
      <style:text-properties fo:font-style="normal" officeooo:rsid="03355d74" style:font-style-asian="normal" style:font-style-complex="normal"/>
    </style:style>
    <style:style style:name="T695" style:family="text">
      <style:text-properties fo:font-style="normal" officeooo:rsid="0335ea2c" style:font-style-asian="normal" style:font-style-complex="normal"/>
    </style:style>
    <style:style style:name="T696" style:family="text">
      <style:text-properties fo:font-style="normal" officeooo:rsid="0346a444" style:font-style-asian="normal" style:font-style-complex="normal"/>
    </style:style>
    <style:style style:name="T697" style:family="text">
      <style:text-properties fo:font-style="normal" officeooo:rsid="0347bb43" style:font-style-asian="normal" style:font-style-complex="normal"/>
    </style:style>
    <style:style style:name="T698" style:family="text">
      <style:text-properties fo:font-style="normal" officeooo:rsid="03343ce6" style:font-style-asian="normal" style:font-style-complex="normal"/>
    </style:style>
    <style:style style:name="T699" style:family="text">
      <style:text-properties fo:font-style="normal" officeooo:rsid="034dbe4d" style:font-style-asian="normal" style:font-style-complex="normal"/>
    </style:style>
    <style:style style:name="T700" style:family="text">
      <style:text-properties fo:font-style="normal" officeooo:rsid="034f33b6" style:font-style-asian="normal" style:font-style-complex="normal"/>
    </style:style>
    <style:style style:name="T701" style:family="text">
      <style:text-properties fo:font-style="normal" officeooo:rsid="035051aa" style:font-style-asian="normal" style:font-style-complex="normal"/>
    </style:style>
    <style:style style:name="T702" style:family="text">
      <style:text-properties fo:font-style="normal" officeooo:rsid="035de550" style:font-style-asian="normal" style:font-style-complex="normal"/>
    </style:style>
    <style:style style:name="T703" style:family="text">
      <style:text-properties fo:font-style="normal" officeooo:rsid="0364e15d" style:font-style-asian="normal" style:font-style-complex="normal"/>
    </style:style>
    <style:style style:name="T704" style:family="text">
      <style:text-properties fo:font-style="normal" officeooo:rsid="033e56cf" style:font-style-asian="normal" style:font-style-complex="normal"/>
    </style:style>
    <style:style style:name="T705" style:family="text">
      <style:text-properties fo:font-style="normal" officeooo:rsid="0367f8e1" style:font-style-asian="normal" style:font-style-complex="normal"/>
    </style:style>
    <style:style style:name="T706" style:family="text">
      <style:text-properties fo:font-style="normal" officeooo:rsid="0369854f" style:font-style-asian="normal" style:font-style-complex="normal"/>
    </style:style>
    <style:style style:name="T707" style:family="text">
      <style:text-properties fo:font-style="normal" officeooo:rsid="040ce935" style:font-style-asian="normal" style:font-style-complex="normal"/>
    </style:style>
    <style:style style:name="T708" style:family="text">
      <style:text-properties fo:font-style="normal" officeooo:rsid="040ea9fd" style:font-style-asian="normal" style:font-style-complex="normal"/>
    </style:style>
    <style:style style:name="T709" style:family="text">
      <style:text-properties fo:font-style="normal" officeooo:rsid="041e6a3e" style:font-style-asian="normal" style:font-style-complex="normal"/>
    </style:style>
    <style:style style:name="T710" style:family="text">
      <style:text-properties fo:font-style="normal" officeooo:rsid="04a8203c" style:font-style-asian="normal" style:font-style-complex="normal"/>
    </style:style>
    <style:style style:name="T711" style:family="text">
      <style:text-properties fo:font-style="normal" officeooo:rsid="04b80b14" style:font-style-asian="normal" style:font-style-complex="normal"/>
    </style:style>
    <style:style style:name="T712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713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714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7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16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717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718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719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720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721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722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723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724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725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726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727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728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729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730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731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732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733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734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735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736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737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738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739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740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741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742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743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744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745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746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747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748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749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750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751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752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753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754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755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756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757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758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759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760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761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762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763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764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765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766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767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768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769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770" style:family="text">
      <style:text-properties fo:font-style="normal" fo:font-weight="normal" officeooo:rsid="04ee86bb" style:font-style-asian="normal" style:font-weight-asian="normal" style:font-style-complex="normal" style:font-weight-complex="normal"/>
    </style:style>
    <style:style style:name="T771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772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773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774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775" style:family="text">
      <style:text-properties fo:font-style="normal" fo:font-weight="normal" officeooo:rsid="050199cb" style:font-style-asian="normal" style:font-weight-asian="normal" style:font-style-complex="normal" style:font-weight-complex="normal"/>
    </style:style>
    <style:style style:name="T776" style:family="text">
      <style:text-properties fo:font-style="normal" fo:font-weight="normal" officeooo:rsid="0502c86e" style:font-style-asian="normal" style:font-weight-asian="normal" style:font-style-complex="normal" style:font-weight-complex="normal"/>
    </style:style>
    <style:style style:name="T777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778" style:family="text">
      <style:text-properties fo:font-style="normal" fo:font-weight="bold" style:font-style-asian="normal" style:font-weight-asian="bold" style:font-style-complex="normal" style:font-weight-complex="bold"/>
    </style:style>
    <style:style style:name="T779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780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781" style:family="text">
      <style:text-properties officeooo:rsid="004d4d0b"/>
    </style:style>
    <style:style style:name="T782" style:family="text">
      <style:text-properties officeooo:rsid="0013268f"/>
    </style:style>
    <style:style style:name="T783" style:family="text">
      <style:text-properties officeooo:rsid="004f4350"/>
    </style:style>
    <style:style style:name="T784" style:family="text">
      <style:text-properties officeooo:rsid="00501b3c"/>
    </style:style>
    <style:style style:name="T785" style:family="text">
      <style:text-properties officeooo:rsid="00147dd9"/>
    </style:style>
    <style:style style:name="T786" style:family="text">
      <style:text-properties officeooo:rsid="005521a3"/>
    </style:style>
    <style:style style:name="T787" style:family="text">
      <style:text-properties fo:font-weight="bold" style:font-weight-asian="bold" style:font-weight-complex="bold"/>
    </style:style>
    <style:style style:name="T788" style:family="text">
      <style:text-properties fo:font-weight="bold" officeooo:rsid="005f7223" style:font-weight-asian="bold" style:font-weight-complex="bold"/>
    </style:style>
    <style:style style:name="T789" style:family="text">
      <style:text-properties fo:font-weight="bold" officeooo:rsid="01871851" style:font-weight-asian="bold" style:font-weight-complex="bold"/>
    </style:style>
    <style:style style:name="T790" style:family="text">
      <style:text-properties fo:font-weight="bold" officeooo:rsid="02070606" style:font-weight-asian="bold" style:font-weight-complex="bold"/>
    </style:style>
    <style:style style:name="T791" style:family="text">
      <style:text-properties fo:font-weight="bold" officeooo:rsid="0206e857" style:font-weight-asian="bold" style:font-weight-complex="bold"/>
    </style:style>
    <style:style style:name="T792" style:family="text">
      <style:text-properties fo:font-weight="bold" officeooo:rsid="03153caa" style:font-weight-asian="bold" style:font-weight-complex="bold"/>
    </style:style>
    <style:style style:name="T793" style:family="text">
      <style:text-properties fo:font-weight="bold" officeooo:rsid="03429aa5" style:font-weight-asian="bold" style:font-weight-complex="bold"/>
    </style:style>
    <style:style style:name="T794" style:family="text">
      <style:text-properties fo:font-weight="bold" officeooo:rsid="0356cf1b" style:font-weight-asian="bold" style:font-weight-complex="bold"/>
    </style:style>
    <style:style style:name="T795" style:family="text">
      <style:text-properties fo:font-weight="bold" officeooo:rsid="03c34d65" style:font-weight-asian="bold" style:font-weight-complex="bold"/>
    </style:style>
    <style:style style:name="T796" style:family="text">
      <style:text-properties fo:font-weight="bold" officeooo:rsid="03c39617" style:font-weight-asian="bold" style:font-weight-complex="bold"/>
    </style:style>
    <style:style style:name="T797" style:family="text">
      <style:text-properties fo:font-weight="bold" officeooo:rsid="03c44ca6" style:font-weight-asian="bold" style:font-weight-complex="bold"/>
    </style:style>
    <style:style style:name="T798" style:family="text">
      <style:text-properties fo:font-weight="bold" officeooo:rsid="03ea64bf" style:font-weight-asian="bold" style:font-weight-complex="bold"/>
    </style:style>
    <style:style style:name="T799" style:family="text">
      <style:text-properties fo:font-weight="bold" officeooo:rsid="03f8c064" style:font-weight-asian="bold" style:font-weight-complex="bold"/>
    </style:style>
    <style:style style:name="T800" style:family="text">
      <style:text-properties fo:font-weight="bold" officeooo:rsid="0411d16e" style:font-weight-asian="bold" style:font-weight-complex="bold"/>
    </style:style>
    <style:style style:name="T801" style:family="text">
      <style:text-properties fo:font-weight="bold" officeooo:rsid="048fe3f8" style:font-weight-asian="bold" style:font-weight-complex="bold"/>
    </style:style>
    <style:style style:name="T802" style:family="text">
      <style:text-properties fo:font-weight="bold" officeooo:rsid="048ffd4a" style:font-weight-asian="bold" style:font-weight-complex="bold"/>
    </style:style>
    <style:style style:name="T803" style:family="text">
      <style:text-properties fo:font-weight="bold" officeooo:rsid="04a08898" style:font-weight-asian="bold" style:font-weight-complex="bold"/>
    </style:style>
    <style:style style:name="T804" style:family="text">
      <style:text-properties officeooo:rsid="005b5f51"/>
    </style:style>
    <style:style style:name="T805" style:family="text">
      <style:text-properties officeooo:rsid="005d12fa"/>
    </style:style>
    <style:style style:name="T806" style:family="text">
      <style:text-properties officeooo:rsid="005f7223"/>
    </style:style>
    <style:style style:name="T807" style:family="text">
      <style:text-properties style:text-underline-style="none"/>
    </style:style>
    <style:style style:name="T808" style:family="text">
      <style:text-properties style:text-underline-style="none" fo:font-weight="normal" style:font-weight-asian="normal" style:font-weight-complex="normal"/>
    </style:style>
    <style:style style:name="T809" style:family="text">
      <style:text-properties style:text-underline-style="none" fo:font-weight="normal" officeooo:rsid="00721e09" style:font-weight-asian="normal" style:font-weight-complex="normal"/>
    </style:style>
    <style:style style:name="T810" style:family="text">
      <style:text-properties style:text-underline-style="none" fo:font-weight="normal" officeooo:rsid="00722a19" style:font-weight-asian="normal" style:font-weight-complex="normal"/>
    </style:style>
    <style:style style:name="T811" style:family="text">
      <style:text-properties style:text-underline-style="none" fo:font-weight="normal" officeooo:rsid="006a9ead" style:font-weight-asian="normal" style:font-weight-complex="normal"/>
    </style:style>
    <style:style style:name="T812" style:family="text">
      <style:text-properties style:text-underline-style="none" fo:font-weight="normal" officeooo:rsid="00a639f7" style:font-weight-asian="normal" style:font-weight-complex="normal"/>
    </style:style>
    <style:style style:name="T813" style:family="text">
      <style:text-properties style:text-underline-style="none" fo:font-weight="normal" officeooo:rsid="00a69bec" style:font-weight-asian="normal" style:font-weight-complex="normal"/>
    </style:style>
    <style:style style:name="T814" style:family="text">
      <style:text-properties style:text-underline-style="none" fo:font-weight="normal" officeooo:rsid="009e29ef" style:font-weight-asian="normal" style:font-weight-complex="normal"/>
    </style:style>
    <style:style style:name="T815" style:family="text">
      <style:text-properties style:text-underline-style="none" fo:font-weight="normal" officeooo:rsid="00a75993" style:font-weight-asian="normal" style:font-weight-complex="normal"/>
    </style:style>
    <style:style style:name="T816" style:family="text">
      <style:text-properties style:text-underline-style="none" fo:font-weight="normal" officeooo:rsid="00e7b674" style:font-weight-asian="normal" style:font-weight-complex="normal"/>
    </style:style>
    <style:style style:name="T817" style:family="text">
      <style:text-properties style:text-underline-style="none" fo:font-weight="normal" officeooo:rsid="0123bb39" style:font-weight-asian="normal" style:font-weight-complex="normal"/>
    </style:style>
    <style:style style:name="T818" style:family="text">
      <style:text-properties style:text-underline-style="none" fo:font-weight="normal" officeooo:rsid="02e59398" style:font-weight-asian="normal" style:font-weight-complex="normal"/>
    </style:style>
    <style:style style:name="T819" style:family="text">
      <style:text-properties style:text-underline-style="none" fo:font-weight="normal" officeooo:rsid="0043121f" style:font-weight-asian="normal" style:font-weight-complex="normal"/>
    </style:style>
    <style:style style:name="T820" style:family="text">
      <style:text-properties style:text-underline-style="none" fo:font-weight="normal" officeooo:rsid="04329278" style:font-weight-asian="normal" style:font-weight-complex="normal"/>
    </style:style>
    <style:style style:name="T821" style:family="text">
      <style:text-properties style:text-underline-style="none" fo:font-weight="bold" style:font-weight-asian="bold" style:font-weight-complex="bold"/>
    </style:style>
    <style:style style:name="T822" style:family="text">
      <style:text-properties style:text-underline-style="none" fo:font-weight="bold" officeooo:rsid="00a75993" style:font-weight-asian="bold" style:font-weight-complex="bold"/>
    </style:style>
    <style:style style:name="T823" style:family="text">
      <style:text-properties style:text-underline-style="none" fo:font-weight="bold" officeooo:rsid="013013d9" style:font-weight-asian="bold" style:font-weight-complex="bold"/>
    </style:style>
    <style:style style:name="T824" style:family="text">
      <style:text-properties style:text-underline-style="none" fo:font-weight="bold" officeooo:rsid="01408f03" style:font-weight-asian="bold" style:font-weight-complex="bold"/>
    </style:style>
    <style:style style:name="T825" style:family="text">
      <style:text-properties style:text-underline-style="none" officeooo:rsid="00bbbf73"/>
    </style:style>
    <style:style style:name="T826" style:family="text">
      <style:text-properties style:text-underline-style="none" officeooo:rsid="00d40111"/>
    </style:style>
    <style:style style:name="T827" style:family="text">
      <style:text-properties style:text-underline-style="none" officeooo:rsid="00d708a6"/>
    </style:style>
    <style:style style:name="T828" style:family="text">
      <style:text-properties style:text-underline-style="none" officeooo:rsid="00d5826a"/>
    </style:style>
    <style:style style:name="T829" style:family="text">
      <style:text-properties style:text-underline-style="none" officeooo:rsid="00d9c9e4"/>
    </style:style>
    <style:style style:name="T830" style:family="text">
      <style:text-properties style:text-underline-style="none" officeooo:rsid="00ec1e8c"/>
    </style:style>
    <style:style style:name="T831" style:family="text">
      <style:text-properties style:text-underline-style="none" officeooo:rsid="00fde6f2"/>
    </style:style>
    <style:style style:name="T832" style:family="text">
      <style:text-properties style:text-underline-style="none" officeooo:rsid="013013d9"/>
    </style:style>
    <style:style style:name="T833" style:family="text">
      <style:text-properties style:text-underline-style="none" officeooo:rsid="0137af9f"/>
    </style:style>
    <style:style style:name="T834" style:family="text">
      <style:text-properties style:text-underline-style="none" officeooo:rsid="013282b3"/>
    </style:style>
    <style:style style:name="T835" style:family="text">
      <style:text-properties style:text-underline-style="none" officeooo:rsid="01408f03"/>
    </style:style>
    <style:style style:name="T836" style:family="text">
      <style:text-properties style:text-underline-style="none" officeooo:rsid="01416cb6"/>
    </style:style>
    <style:style style:name="T837" style:family="text">
      <style:text-properties style:text-underline-style="none" officeooo:rsid="01435f2a"/>
    </style:style>
    <style:style style:name="T838" style:family="text">
      <style:text-properties style:text-underline-style="none" officeooo:rsid="015f15fe"/>
    </style:style>
    <style:style style:name="T839" style:family="text">
      <style:text-properties officeooo:rsid="00722a19"/>
    </style:style>
    <style:style style:name="T840" style:family="text">
      <style:text-properties officeooo:rsid="0082538a"/>
    </style:style>
    <style:style style:name="T841" style:family="text">
      <style:text-properties officeooo:rsid="008a06de"/>
    </style:style>
    <style:style style:name="T842" style:family="text">
      <style:text-properties officeooo:rsid="00937b11"/>
    </style:style>
    <style:style style:name="T843" style:family="text">
      <style:text-properties officeooo:rsid="0093b191"/>
    </style:style>
    <style:style style:name="T844" style:family="text">
      <style:text-properties officeooo:rsid="00b502cc"/>
    </style:style>
    <style:style style:name="T845" style:family="text">
      <style:text-properties officeooo:rsid="00ba4170"/>
    </style:style>
    <style:style style:name="T846" style:family="text">
      <style:text-properties officeooo:rsid="00bbbf73"/>
    </style:style>
    <style:style style:name="T847" style:family="text">
      <style:text-properties officeooo:rsid="00bd3f9d"/>
    </style:style>
    <style:style style:name="T848" style:family="text">
      <style:text-properties officeooo:rsid="00beb82f"/>
    </style:style>
    <style:style style:name="T849" style:family="text">
      <style:text-properties officeooo:rsid="00c2a166"/>
    </style:style>
    <style:style style:name="T850" style:family="text">
      <style:text-properties officeooo:rsid="00c7406f"/>
    </style:style>
    <style:style style:name="T851" style:family="text">
      <style:text-properties officeooo:rsid="00c93592"/>
    </style:style>
    <style:style style:name="T852" style:family="text">
      <style:text-properties officeooo:rsid="00d83381"/>
    </style:style>
    <style:style style:name="T853" style:family="text">
      <style:text-properties officeooo:rsid="00e09913"/>
    </style:style>
    <style:style style:name="T854" style:family="text">
      <style:text-properties officeooo:rsid="00ed9297"/>
    </style:style>
    <style:style style:name="T855" style:family="text">
      <style:text-properties officeooo:rsid="00ef4875"/>
    </style:style>
    <style:style style:name="T856" style:family="text">
      <style:text-properties officeooo:rsid="00f0f7f8"/>
    </style:style>
    <style:style style:name="T857" style:family="text">
      <style:text-properties officeooo:rsid="00f5260b"/>
    </style:style>
    <style:style style:name="T858" style:family="text">
      <style:text-properties officeooo:rsid="010185dc"/>
    </style:style>
    <style:style style:name="T859" style:family="text">
      <style:text-properties officeooo:rsid="01095847"/>
    </style:style>
    <style:style style:name="T860" style:family="text">
      <style:text-properties officeooo:rsid="010f422a"/>
    </style:style>
    <style:style style:name="T861" style:family="text">
      <style:text-properties officeooo:rsid="01113d34"/>
    </style:style>
    <style:style style:name="T862" style:family="text">
      <style:text-properties officeooo:rsid="011bd541"/>
    </style:style>
    <style:style style:name="T863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864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865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866" style:family="text">
      <style:text-properties style:text-line-through-style="none" style:text-line-through-type="none" style:text-underline-style="none"/>
    </style:style>
    <style:style style:name="T867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868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869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870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871" style:family="text">
      <style:text-properties style:text-line-through-style="none" style:text-line-through-type="none" officeooo:rsid="03d52c7f"/>
    </style:style>
    <style:style style:name="T872" style:family="text">
      <style:text-properties style:text-line-through-style="none" style:text-line-through-type="none" officeooo:rsid="03ef2dc7"/>
    </style:style>
    <style:style style:name="T873" style:family="text">
      <style:text-properties style:text-line-through-style="none" style:text-line-through-type="none" officeooo:rsid="03ec3a95"/>
    </style:style>
    <style:style style:name="T874" style:family="text">
      <style:text-properties style:text-line-through-style="none" style:text-line-through-type="none" officeooo:rsid="03f0c84b"/>
    </style:style>
    <style:style style:name="T875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876" style:family="text">
      <style:text-properties style:text-line-through-style="none" style:text-line-through-type="none" officeooo:rsid="044cd909"/>
    </style:style>
    <style:style style:name="T877" style:family="text">
      <style:text-properties officeooo:rsid="0152f194"/>
    </style:style>
    <style:style style:name="T878" style:family="text">
      <style:text-properties officeooo:rsid="016860b9"/>
    </style:style>
    <style:style style:name="T879" style:family="text">
      <style:text-properties officeooo:rsid="01758a0f"/>
    </style:style>
    <style:style style:name="T880" style:family="text">
      <style:text-properties officeooo:rsid="01871851"/>
    </style:style>
    <style:style style:name="T881" style:family="text">
      <style:text-properties officeooo:rsid="0188ed42"/>
    </style:style>
    <style:style style:name="T882" style:family="text">
      <style:text-properties officeooo:rsid="018c0d5b"/>
    </style:style>
    <style:style style:name="T883" style:family="text">
      <style:text-properties officeooo:rsid="019479eb"/>
    </style:style>
    <style:style style:name="T884" style:family="text">
      <style:text-properties officeooo:rsid="0198a2ea"/>
    </style:style>
    <style:style style:name="T885" style:family="text">
      <style:text-properties officeooo:rsid="01c64853"/>
    </style:style>
    <style:style style:name="T886" style:family="text">
      <style:text-properties officeooo:rsid="01d80854"/>
    </style:style>
    <style:style style:name="T887" style:family="text">
      <style:text-properties officeooo:rsid="01d90cf6"/>
    </style:style>
    <style:style style:name="T888" style:family="text">
      <style:text-properties officeooo:rsid="01d9cd4e"/>
    </style:style>
    <style:style style:name="T889" style:family="text">
      <style:text-properties officeooo:rsid="01dc67de"/>
    </style:style>
    <style:style style:name="T890" style:family="text">
      <style:text-properties officeooo:rsid="01df8731"/>
    </style:style>
    <style:style style:name="T891" style:family="text">
      <style:text-properties officeooo:rsid="01e917c9"/>
    </style:style>
    <style:style style:name="T892" style:family="text">
      <style:text-properties officeooo:rsid="01e5182b"/>
    </style:style>
    <style:style style:name="T893" style:family="text">
      <style:text-properties officeooo:rsid="01e966ec"/>
    </style:style>
    <style:style style:name="T894" style:family="text">
      <style:text-properties officeooo:rsid="01eb88a9"/>
    </style:style>
    <style:style style:name="T895" style:family="text">
      <style:text-properties officeooo:rsid="01ec8e18"/>
    </style:style>
    <style:style style:name="T896" style:family="text">
      <style:text-properties officeooo:rsid="01f79ca2"/>
    </style:style>
    <style:style style:name="T897" style:family="text">
      <style:text-properties officeooo:rsid="01f9794d"/>
    </style:style>
    <style:style style:name="T898" style:family="text">
      <style:text-properties officeooo:rsid="01fb1d79"/>
    </style:style>
    <style:style style:name="T899" style:family="text">
      <style:text-properties officeooo:rsid="01fde08a"/>
    </style:style>
    <style:style style:name="T900" style:family="text">
      <style:text-properties officeooo:rsid="0200b58e"/>
    </style:style>
    <style:style style:name="T901" style:family="text">
      <style:text-properties officeooo:rsid="01c48a9e"/>
    </style:style>
    <style:style style:name="T902" style:family="text">
      <style:text-properties officeooo:rsid="020294d1"/>
    </style:style>
    <style:style style:name="T903" style:family="text">
      <style:text-properties officeooo:rsid="019e70b3"/>
    </style:style>
    <style:style style:name="T904" style:family="text">
      <style:text-properties officeooo:rsid="020131ae"/>
    </style:style>
    <style:style style:name="T905" style:family="text">
      <style:text-properties officeooo:rsid="01b08253"/>
    </style:style>
    <style:style style:name="T906" style:family="text">
      <style:text-properties officeooo:rsid="01ffec25"/>
    </style:style>
    <style:style style:name="T907" style:family="text">
      <style:text-properties officeooo:rsid="0212a48a"/>
    </style:style>
    <style:style style:name="T908" style:family="text">
      <style:text-properties officeooo:rsid="021d76dd"/>
    </style:style>
    <style:style style:name="T909" style:family="text">
      <style:text-properties officeooo:rsid="022053cd"/>
    </style:style>
    <style:style style:name="T910" style:family="text">
      <style:text-properties officeooo:rsid="01e2b86d"/>
    </style:style>
    <style:style style:name="T911" style:family="text">
      <style:text-properties officeooo:rsid="022dff2a"/>
    </style:style>
    <style:style style:name="T912" style:family="text">
      <style:text-properties officeooo:rsid="02540cb9"/>
    </style:style>
    <style:style style:name="T913" style:family="text">
      <style:text-properties officeooo:rsid="025798af"/>
    </style:style>
    <style:style style:name="T914" style:family="text">
      <style:text-properties officeooo:rsid="0259f4ad"/>
    </style:style>
    <style:style style:name="T915" style:family="text">
      <style:text-properties officeooo:rsid="025b11c7"/>
    </style:style>
    <style:style style:name="T916" style:family="text">
      <style:text-properties officeooo:rsid="02685e01"/>
    </style:style>
    <style:style style:name="T917" style:family="text">
      <style:text-properties officeooo:rsid="024d9b01"/>
    </style:style>
    <style:style style:name="T918" style:family="text">
      <style:text-properties officeooo:rsid="026b5506"/>
    </style:style>
    <style:style style:name="T919" style:family="text">
      <style:text-properties officeooo:rsid="02727518"/>
    </style:style>
    <style:style style:name="T920" style:family="text">
      <style:text-properties officeooo:rsid="02743cef"/>
    </style:style>
    <style:style style:name="T921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922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923" style:family="text">
      <style:text-properties officeooo:rsid="02abf8f2"/>
    </style:style>
    <style:style style:name="T924" style:family="text">
      <style:text-properties officeooo:rsid="02ac7db0"/>
    </style:style>
    <style:style style:name="T925" style:family="text">
      <style:text-properties officeooo:rsid="02b14a1d"/>
    </style:style>
    <style:style style:name="T926" style:family="text">
      <style:text-properties officeooo:rsid="02b245f2"/>
    </style:style>
    <style:style style:name="T927" style:family="text">
      <style:text-properties officeooo:rsid="004826c4"/>
    </style:style>
    <style:style style:name="T928" style:family="text">
      <style:text-properties officeooo:rsid="02b807dc"/>
    </style:style>
    <style:style style:name="T929" style:family="text">
      <style:text-properties officeooo:rsid="0063f3c5"/>
    </style:style>
    <style:style style:name="T930" style:family="text">
      <style:text-properties officeooo:rsid="00c0d7c6"/>
    </style:style>
    <style:style style:name="T931" style:family="text">
      <style:text-properties officeooo:rsid="02bfe198"/>
    </style:style>
    <style:style style:name="T932" style:family="text">
      <style:text-properties officeooo:rsid="02ccc8f6"/>
    </style:style>
    <style:style style:name="T933" style:family="text">
      <style:text-properties officeooo:rsid="02e142ec"/>
    </style:style>
    <style:style style:name="T934" style:family="text">
      <style:text-properties officeooo:rsid="02ec089f"/>
    </style:style>
    <style:style style:name="T935" style:family="text">
      <style:text-properties officeooo:rsid="008d7148"/>
    </style:style>
    <style:style style:name="T936" style:family="text">
      <style:text-properties officeooo:rsid="0069ae25"/>
    </style:style>
    <style:style style:name="T937" style:family="text">
      <style:text-properties officeooo:rsid="02edc963"/>
    </style:style>
    <style:style style:name="T938" style:family="text">
      <style:text-properties officeooo:rsid="03049b98"/>
    </style:style>
    <style:style style:name="T939" style:family="text">
      <style:text-properties officeooo:rsid="0304fd19"/>
    </style:style>
    <style:style style:name="T940" style:family="text">
      <style:text-properties officeooo:rsid="030f0c9b"/>
    </style:style>
    <style:style style:name="T941" style:family="text">
      <style:text-properties style:text-underline-style="solid" style:text-underline-width="auto" style:text-underline-color="font-color"/>
    </style:style>
    <style:style style:name="T942" style:family="text">
      <style:text-properties style:text-underline-style="solid" style:text-underline-width="auto" style:text-underline-color="font-color" officeooo:rsid="030f0c9b"/>
    </style:style>
    <style:style style:name="T943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944" style:family="text">
      <style:text-properties officeooo:rsid="0329fac1"/>
    </style:style>
    <style:style style:name="T945" style:family="text">
      <style:text-properties officeooo:rsid="032c4fdc"/>
    </style:style>
    <style:style style:name="T946" style:family="text">
      <style:text-properties officeooo:rsid="032e6032"/>
    </style:style>
    <style:style style:name="T947" style:family="text">
      <style:text-properties officeooo:rsid="033f17a3"/>
    </style:style>
    <style:style style:name="T948" style:family="text">
      <style:text-properties officeooo:rsid="03182d82"/>
    </style:style>
    <style:style style:name="T949" style:family="text">
      <style:text-properties officeooo:rsid="03153caa"/>
    </style:style>
    <style:style style:name="T950" style:family="text">
      <style:text-properties officeooo:rsid="03429aa5"/>
    </style:style>
    <style:style style:name="T951" style:family="text">
      <style:text-properties officeooo:rsid="0346a444"/>
    </style:style>
    <style:style style:name="T952" style:family="text">
      <style:text-properties officeooo:rsid="034adc9b"/>
    </style:style>
    <style:style style:name="T953" style:family="text">
      <style:text-properties officeooo:rsid="034c7df6"/>
    </style:style>
    <style:style style:name="T954" style:family="text">
      <style:text-properties officeooo:rsid="034f33b6"/>
    </style:style>
    <style:style style:name="T955" style:family="text">
      <style:text-properties officeooo:rsid="034f5b13"/>
    </style:style>
    <style:style style:name="T956" style:family="text">
      <style:text-properties officeooo:rsid="034f680a"/>
    </style:style>
    <style:style style:name="T957" style:family="text">
      <style:text-properties officeooo:rsid="031fc4b1"/>
    </style:style>
    <style:style style:name="T958" style:family="text">
      <style:text-properties officeooo:rsid="0354d22d"/>
    </style:style>
    <style:style style:name="T959" style:family="text">
      <style:text-properties officeooo:rsid="0356cf1b"/>
    </style:style>
    <style:style style:name="T960" style:family="text">
      <style:text-properties officeooo:rsid="035fe67f"/>
    </style:style>
    <style:style style:name="T961" style:family="text">
      <style:text-properties officeooo:rsid="035ffaa8"/>
    </style:style>
    <style:style style:name="T962" style:family="text">
      <style:text-properties officeooo:rsid="036197c0"/>
    </style:style>
    <style:style style:name="T963" style:family="text">
      <style:text-properties officeooo:rsid="037541ab"/>
    </style:style>
    <style:style style:name="T964" style:family="text">
      <style:text-properties officeooo:rsid="037607bd"/>
    </style:style>
    <style:style style:name="T965" style:family="text">
      <style:text-properties officeooo:rsid="03804bbd"/>
    </style:style>
    <style:style style:name="T966" style:family="text">
      <style:text-properties officeooo:rsid="03886cfc"/>
    </style:style>
    <style:style style:name="T967" style:family="text">
      <style:text-properties officeooo:rsid="03a24854"/>
    </style:style>
    <style:style style:name="T968" style:family="text">
      <style:text-properties officeooo:rsid="03a27e76"/>
    </style:style>
    <style:style style:name="T969" style:family="text">
      <style:text-properties officeooo:rsid="03a4e520"/>
    </style:style>
    <style:style style:name="T970" style:family="text">
      <style:text-properties officeooo:rsid="03778af6"/>
    </style:style>
    <style:style style:name="T971" style:family="text">
      <style:text-properties officeooo:rsid="03aaef44"/>
    </style:style>
    <style:style style:name="T972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973" style:family="text">
      <style:text-properties officeooo:rsid="03bf675e"/>
    </style:style>
    <style:style style:name="T974" style:family="text">
      <style:text-properties officeooo:rsid="03c34d65"/>
    </style:style>
    <style:style style:name="T975" style:family="text">
      <style:text-properties officeooo:rsid="03d26e6d"/>
    </style:style>
    <style:style style:name="T976" style:family="text">
      <style:text-properties fo:color="#008000"/>
    </style:style>
    <style:style style:name="T977" style:family="text">
      <style:text-properties fo:color="#008000" fo:font-style="italic" style:font-style-asian="italic" style:font-style-complex="italic"/>
    </style:style>
    <style:style style:name="T978" style:family="text">
      <style:text-properties fo:color="#008000" officeooo:rsid="03153caa" fo:background-color="transparent" loext:char-shading-value="0"/>
    </style:style>
    <style:style style:name="T979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980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981" style:family="text">
      <style:text-properties fo:color="#008000" officeooo:rsid="03429aa5"/>
    </style:style>
    <style:style style:name="T982" style:family="text">
      <style:text-properties fo:color="#008000" officeooo:rsid="03886cfc"/>
    </style:style>
    <style:style style:name="T983" style:family="text">
      <style:text-properties officeooo:rsid="03e2358d"/>
    </style:style>
    <style:style style:name="T984" style:family="text">
      <style:text-properties officeooo:rsid="03e6bad7"/>
    </style:style>
    <style:style style:name="T985" style:family="text">
      <style:text-properties officeooo:rsid="03e718ea"/>
    </style:style>
    <style:style style:name="T986" style:family="text">
      <style:text-properties officeooo:rsid="03e90de3"/>
    </style:style>
    <style:style style:name="T987" style:family="text">
      <style:text-properties officeooo:rsid="0015f1ff"/>
    </style:style>
    <style:style style:name="T988" style:family="text">
      <style:text-properties officeooo:rsid="03e93625"/>
    </style:style>
    <style:style style:name="T989" style:family="text">
      <style:text-properties officeooo:rsid="0019f535"/>
    </style:style>
    <style:style style:name="T990" style:family="text">
      <style:text-properties officeooo:rsid="03ec3a95"/>
    </style:style>
    <style:style style:name="T991" style:family="text">
      <style:text-properties officeooo:rsid="03ed0846"/>
    </style:style>
    <style:style style:name="T992" style:family="text">
      <style:text-properties officeooo:rsid="03ee7eb1"/>
    </style:style>
    <style:style style:name="T993" style:family="text">
      <style:text-properties officeooo:rsid="03f0c84b"/>
    </style:style>
    <style:style style:name="T994" style:family="text">
      <style:text-properties officeooo:rsid="03f27278"/>
    </style:style>
    <style:style style:name="T995" style:family="text">
      <style:text-properties officeooo:rsid="03f7049e"/>
    </style:style>
    <style:style style:name="T996" style:family="text">
      <style:text-properties officeooo:rsid="04045fb5"/>
    </style:style>
    <style:style style:name="T997" style:family="text">
      <style:text-properties officeooo:rsid="0411d16e"/>
    </style:style>
    <style:style style:name="T998" style:family="text">
      <style:text-properties officeooo:rsid="0437fd59"/>
    </style:style>
    <style:style style:name="T999" style:family="text">
      <style:text-properties officeooo:rsid="043c6125"/>
    </style:style>
    <style:style style:name="T1000" style:family="text">
      <style:text-properties officeooo:rsid="045019c0"/>
    </style:style>
    <style:style style:name="T1001" style:family="text">
      <style:text-properties officeooo:rsid="0455d30c"/>
    </style:style>
    <style:style style:name="T1002" style:family="text">
      <style:text-properties officeooo:rsid="046a1124"/>
    </style:style>
    <style:style style:name="T1003" style:family="text">
      <style:text-properties officeooo:rsid="046a9d46"/>
    </style:style>
    <style:style style:name="T1004" style:family="text">
      <style:text-properties officeooo:rsid="046fb62d"/>
    </style:style>
    <style:style style:name="T1005" style:family="text">
      <style:text-properties officeooo:rsid="04719231"/>
    </style:style>
    <style:style style:name="T1006" style:family="text">
      <style:text-properties officeooo:rsid="040ce935"/>
    </style:style>
    <style:style style:name="T1007" style:family="text">
      <style:text-properties officeooo:rsid="048bee3c"/>
    </style:style>
    <style:style style:name="T1008" style:family="text">
      <style:text-properties officeooo:rsid="048df38c"/>
    </style:style>
    <style:style style:name="T1009" style:family="text">
      <style:text-properties officeooo:rsid="048ffd4a"/>
    </style:style>
    <style:style style:name="T1010" style:family="text">
      <style:text-properties officeooo:rsid="04915c32"/>
    </style:style>
    <style:style style:name="T1011" style:family="text">
      <style:text-properties officeooo:rsid="04a08898"/>
    </style:style>
    <style:style style:name="T1012" style:family="text">
      <style:text-properties officeooo:rsid="04a3c98b"/>
    </style:style>
    <style:style style:name="T1013" style:family="text">
      <style:text-properties officeooo:rsid="04a57ad8"/>
    </style:style>
    <style:style style:name="T1014" style:family="text">
      <style:text-properties officeooo:rsid="04a6595a"/>
    </style:style>
    <style:style style:name="T1015" style:family="text">
      <style:text-properties officeooo:rsid="04a6679a"/>
    </style:style>
    <style:style style:name="T1016" style:family="text">
      <style:text-properties officeooo:rsid="04bb11b5"/>
    </style:style>
    <style:style style:name="T1017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018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019" style:family="text">
      <style:text-properties officeooo:rsid="04bc7059"/>
    </style:style>
    <style:style style:name="T1020" style:family="text">
      <style:text-properties officeooo:rsid="04c36d3f"/>
    </style:style>
    <style:style style:name="T1021" style:family="text">
      <style:text-properties officeooo:rsid="04c627f1"/>
    </style:style>
    <style:style style:name="T1022" style:family="text">
      <style:text-properties officeooo:rsid="04cce5bf"/>
    </style:style>
    <style:style style:name="T1023" style:family="text">
      <style:text-properties officeooo:rsid="04cfcb47"/>
    </style:style>
    <style:style style:name="T1024" style:family="text">
      <style:text-properties officeooo:rsid="04e24210"/>
    </style:style>
    <style:style style:name="T1025" style:family="text">
      <style:text-properties officeooo:rsid="04ec533d"/>
    </style:style>
    <style:style style:name="T1026" style:family="text">
      <style:text-properties officeooo:rsid="04ed871b"/>
    </style:style>
    <style:style style:name="T1027" style:family="text">
      <style:text-properties officeooo:rsid="0508fe4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15"><text:span text:style-name="T786">А</text:span>нглийско<text:span text:style-name="T786">е</text:span> предложени<text:span text:style-name="T786">е</text:span></text:p>
      <text:p text:style-name="P1006"/>
      <text:p text:style-name="P464"><text:span text:style-name="T782">Слова </text:span><text:span text:style-name="T783">в предложении </text:span><text:span text:style-name="T782">делятся на </text:span><text:span text:style-name="T859">две</text:span><text:span text:style-name="T782"> смысловые группы:</text:span></text:p>
      <text:list xml:id="list1729013915" text:style-name="L1">
        <text:list-item>
          <text:p text:style-name="P1099"><text:span text:style-name="T782">главные члены предложения — подлежащее и сказуемое </text:span><text:span text:style-name="T963">(</text:span><text:span text:style-name="T988">основа</text:span><text:span text:style-name="T963"> предложения)</text:span><text:span text:style-name="T782">;</text:span></text:p>
        </text:list-item>
        <text:list-item>
          <text:p text:style-name="P1100">второстепенные члены предложения — определение, дополнение и обстоятельтсво.</text:p>
        </text:list-item>
      </text:list>
      <text:p text:style-name="P169"/>
      <text:p text:style-name="P1002">Подлежащее — эт<text:span text:style-name="T879">о</text:span> автор действия (существительное).</text:p>
      <text:p text:style-name="P808">Сказуемое — это действие совершенное автором (глагол).</text:p>
      <text:p text:style-name="P168"/>
      <text:p text:style-name="P1003"><text:span text:style-name="T987">Дополнение — это то, на </text:span><text:span text:style-name="T986">кого </text:span><text:span text:style-name="T988">или на что</text:span><text:span text:style-name="T987"> направлено действие. </text:span><text:span text:style-name="T988">В</text:span><text:span text:style-name="T987">ыражено существительным, </text:span>перед которым может <text:span text:style-name="T988">быть</text:span> предлог или глаголом <text:span text:style-name="T988">с</text:span> частиц<text:span text:style-name="T988">ей</text:span> <text:span text:style-name="T449">to</text:span><text:span text:style-name="T592">. </text:span>Обычно стоит <text:span text:style-name="T975">во второй половине предложения, после </text:span><text:span text:style-name="T988">сказуемого</text:span><text:span text:style-name="T975">.</text:span></text:p>
      <text:p text:style-name="P168"/>
      <text:p text:style-name="P1004">Обстоятельство — это слово или группа слов, отвечающая на вопросы: как? когда? </text:p>
      <text:p text:style-name="P1003"><text:span text:style-name="T989">каким образом? </text:span><text:span text:style-name="T988">О</text:span><text:span text:style-name="T989">бозначает: время, место, способ или причину действия.</text:span></text:p>
      <text:p text:style-name="P168"/>
      <text:p text:style-name="P460"><text:span text:style-name="T785">В английском </text:span><text:span text:style-name="T786">языке</text:span><text:span text:style-name="T785"> не бывает предложений без подлежащего и сказуемого.</text:span></text:p>
      <text:p text:style-name="P809">Исключение составляют разговорные фразы: <text:span text:style-name="T449">nice to meet you</text:span><text:span text:style-name="T468">, come here, have fun </text:span><text:span text:style-name="T691">и пр</text:span><text:span text:style-name="T677">.</text:span></text:p>
      <text:p text:style-name="P1"/>
      <text:p text:style-name="P170"><text:span text:style-name="T849">Порядок слов в у</text:span>тведрдительны<text:span text:style-name="T849">х</text:span> и отрицательны<text:span text:style-name="T849">х</text:span> предложения<text:span text:style-name="T849">х</text:span>:</text:p>
      <text:list xml:id="list92596309" text:style-name="L2">
        <text:list-item>
          <text:p text:style-name="P1101"><text:span text:style-name="T14">подлежащее</text:span><text:span text:style-name="T1">;</text:span></text:p>
        </text:list-item>
        <text:list-item>
          <text:p text:style-name="P1101"><text:span text:style-name="T24">сказуемое</text:span><text:span text:style-name="T2">;</text:span></text:p>
        </text:list-item>
        <text:list-item>
          <text:p text:style-name="P1102"><text:span text:style-name="T976">дополнение</text:span>;</text:p>
        </text:list-item>
        <text:list-item>
          <text:p text:style-name="P1102"><text:span text:style-name="T10">обстоятельство</text:span>.</text:p>
        </text:list-item>
      </text:list>
      <text:p text:style-name="P16"/>
      <text:p text:style-name="P17"><text:span text:style-name="T13">We</text:span> <text:span text:style-name="T23">do</text:span> <text:span text:style-name="T976">our work</text:span> <text:span text:style-name="T10">with pleasure</text:span> — <text:span text:style-name="T22">М</text:span>ы делаем нашу работу с удовол<text:span text:style-name="T22">ь</text:span>ствием.</text:p>
      <text:p text:style-name="P17"><text:span text:style-name="T13">They</text:span> <text:span text:style-name="T3">have n</text:span><text:span text:style-name="T7">o</text:span><text:span text:style-name="T3">t</text:span><text:span text:style-name="T23"> finish</text:span><text:span text:style-name="T25">ed</text:span> <text:span text:style-name="T976">their work</text:span> <text:span text:style-name="T10">in time</text:span> — <text:span text:style-name="T22">Они не закончили работу вовремя.</text:span></text:p>
      <text:p text:style-name="P18"><text:span text:style-name="T13">I</text:span> <text:span text:style-name="T3">will</text:span><text:span text:style-name="T23"> give</text:span> <text:span text:style-name="T976">you money</text:span> — Я дам тебе деньги.</text:p>
      <text:p text:style-name="P16"/>
      <text:p text:style-name="P181"><text:span text:style-name="T849">Порядок слов в в</text:span>опросительны<text:span text:style-name="T849">х</text:span> предложения<text:span text:style-name="T849">х</text:span>:</text:p>
      <text:list xml:id="list3491014138" text:style-name="L3">
        <text:list-item>
          <text:p text:style-name="P1140"><text:span text:style-name="T38">вопросительное слово</text:span>;</text:p>
        </text:list-item>
        <text:list-item>
          <text:p text:style-name="P1140"><text:span text:style-name="T3">вспомогательный глагол</text:span><text:span text:style-name="T23"> </text:span><text:span text:style-name="T42">(часть сказуемого)</text:span><text:span text:style-name="T41">;</text:span></text:p>
        </text:list-item>
        <text:list-item>
          <text:p text:style-name="P1140"><text:span text:style-name="T13">подлежащее</text:span>;</text:p>
        </text:list-item>
        <text:list-item>
          <text:p text:style-name="P1140"><text:span text:style-name="T23">смысловой глагол</text:span><text:span text:style-name="T3"> </text:span><text:span text:style-name="T42">(часть сказуемого)</text:span><text:span text:style-name="T41">;</text:span></text:p>
        </text:list-item>
        <text:list-item>
          <text:p text:style-name="P1140"><text:span text:style-name="T8">дополнение</text:span>;</text:p>
        </text:list-item>
        <text:list-item>
          <text:p text:style-name="P1140"><text:span text:style-name="T10">обстоятельство</text:span>.</text:p>
        </text:list-item>
      </text:list>
      <text:p text:style-name="P459"/>
      <text:p text:style-name="P19"><text:span text:style-name="T38">What</text:span> <text:span text:style-name="T3">are</text:span> <text:span text:style-name="T13">you</text:span> <text:span text:style-name="T23">doing</text:span> <text:span text:style-name="T10">here</text:span>? <text:span text:style-name="T579">—</text:span> Что ты здесь делаешь?</text:p>
      <text:p text:style-name="P461"><text:span text:style-name="T4">Do</text:span><text:span text:style-name="T449"> </text:span><text:span text:style-name="T15">you</text:span><text:span text:style-name="T449"> </text:span><text:span text:style-name="T26">want</text:span><text:span text:style-name="T9"> </text:span><text:span text:style-name="T977">to live</text:span><text:span text:style-name="T9"> </text:span><text:span text:style-name="T11">in Spain</text:span><text:span text:style-name="T449">? — Ты хочешь жить в Испании?</text:span></text:p>
      <text:p text:style-name="P943"/>
      <text:p text:style-name="P943">Местоимение <text:span text:style-name="T449">I</text:span> всегда пишется с большой буквы.</text:p>
      <text:p text:style-name="P946">В английском языке всего 2 падежа: именительный и объектный. <text:s/></text:p>
      <text:p text:style-name="P952"><text:span text:style-name="T357">В предложениях, которые используют глаголы: </text:span><text:span text:style-name="T524">like, have, enjoy, need</text:span><text:span text:style-name="T356">, </text:span><text:span text:style-name="T357">подлежащие </text:span></text:p>
      <text:p text:style-name="P952"><text:span text:style-name="T357">не переводятся на русский в именительном падеже</text:span><text:span text:style-name="T358">:</text:span></text:p>
      <text:p text:style-name="P942">I like my job — Мне нравится моя работа (а не «Я нравится моя работа»).</text:p>
      <text:p text:style-name="P98"/>
      <text:p text:style-name="P361">Английское предложение, в большинстве случаем, удобнее переводить с конца.</text:p>
      <text:p text:style-name="P360"/>
      <text:p text:style-name="P129">I have something in my eye → in my eye (в моем глазу), something (что-то), I have (есть).</text:p>
      <text:p text:style-name="P921"><text:span text:style-name="T140">There </text:span><text:span text:style-name="T141">was a cup on the table → on the table (на столе), was (была), a cup (чашка).</text:span></text:p>
      <text:p text:style-name="P1096"><text:span text:style-name="T1017">Глагол и </text:span><text:span text:style-name="T1018">времена</text:span></text:p>
      <text:p text:style-name="P394"/>
      <text:p text:style-name="P777"><text:span text:style-name="T929">С</text:span><text:span text:style-name="T580">казуемое </text:span><text:span text:style-name="T929">п</text:span><text:span text:style-name="T580">очти всегда делится на </text:span><text:span text:style-name="T859">две</text:span><text:span text:style-name="T580"> части: </text:span><text:span text:style-name="T840">на </text:span><text:span text:style-name="T580">вспомогательный </text:span><text:span text:style-name="T930">глагол </text:span><text:span text:style-name="T580">и смысловой.</text:span></text:p>
      <text:p text:style-name="P777"><text:span text:style-name="T580">Вспомогательный глагол не переводится. Он </text:span><text:span text:style-name="T581">сообщает</text:span><text:span text:style-name="T580"> о том, в каком времени нужно переводить смысловой. Смысловой глогол передает суть действия.</text:span></text:p>
      <text:p text:style-name="P777"/>
      <text:p text:style-name="P776">Смысловой глагол имеет несколько форм:</text:p>
      <text:list xml:id="list2770496488" text:style-name="L4">
        <text:list-item>
          <text:p text:style-name="P1103">начальная форма (инфинитив) — форма глагола, как в словаре;</text:p>
        </text:list-item>
        <text:list-item>
          <text:p text:style-name="P1103">с окончанием <text:span text:style-name="T449">-s (-es)</text:span> — в утверждениях <text:span text:style-name="T677">Present Simple</text:span> после <text:span text:style-name="T449">he/she/it</text:span>;</text:p>
        </text:list-item>
        <text:list-item>
          <text:p text:style-name="P1103">с окончанием <text:span text:style-name="T449">-ing</text:span> (причастие) — в основном для образования <text:span text:style-name="T677">Present Continuous</text:span>;</text:p>
        </text:list-item>
        <text:list-item>
          <text:p text:style-name="P1103">2я форма <text:span text:style-name="T853">(с окончанием </text:span><text:span text:style-name="T452">-ed</text:span><text:span text:style-name="T853">)</text:span> — для образования <text:span text:style-name="T677">Past Simple</text:span>;</text:p>
        </text:list-item>
        <text:list-item>
          <text:p text:style-name="P1104">3я форма (прошедшее причастие) — для времен группы Perfect и пассивного залога.</text:p>
        </text:list-item>
      </text:list>
      <text:p text:style-name="P98"/>
      <text:p text:style-name="P320">Самыми распорстраненными являются 2 формы — инфинитив и глагол с окончанием -ing.</text:p>
      <text:p text:style-name="P320">Они входят в состав разных времен и используются в связке с модальными глаголами.</text:p>
      <text:p text:style-name="P322"/>
      <text:p text:style-name="P321">Инфинитив используется в след. ситуациях:</text:p>
      <text:list xml:id="list2618601105" text:style-name="L5">
        <text:list-item>
          <text:p text:style-name="P1141">после модальных глаголов;</text:p>
        </text:list-item>
        <text:list-item>
          <text:p text:style-name="P1141">после вспомогательных глаголов в Present <text:span text:style-name="T944">Simple и </text:span>Past Simple;</text:p>
        </text:list-item>
        <text:list-item>
          <text:p text:style-name="P1141">в конструкциях going to, have to, used to, would like to.</text:p>
        </text:list-item>
      </text:list>
      <text:p text:style-name="P320"/>
      <text:p text:style-name="P321">Глагол с окончанием -ing используется:</text:p>
      <text:list xml:id="list749129707" text:style-name="L6">
        <text:list-item>
          <text:p text:style-name="P1142">во временах группы Continuous;</text:p>
        </text:list-item>
        <text:list-item>
          <text:p text:style-name="P1143">в форме герундия.</text:p>
        </text:list-item>
      </text:list>
      <text:p text:style-name="P99"/>
      <text:p text:style-name="P323">Глагол с окончанием -ing грамматически является существительным.</text:p>
      <text:p text:style-name="P99"/>
      <text:p text:style-name="P5"><text:span text:style-name="T855">Настоящее.</text:span> Present</text:p>
      <text:p text:style-name="P317"/>
      <text:p text:style-name="P317">Present Simple (я делаю это сейчас):</text:p>
      <text:p text:style-name="P101">I live in Spain — Я живу в испании (факт).</text:p>
      <text:p text:style-name="P318"/>
      <text:p text:style-name="P317">Present Continuous (я делаю это прямо сейчас):</text:p>
      <text:p text:style-name="P31">I am reading a book — Я читаю книгу (именно сейчас).</text:p>
      <text:p text:style-name="P319"/>
      <text:p text:style-name="P317">Present Perfect (я сделал это ранее, но именно сейчас это важно):</text:p>
      <text:p text:style-name="P100">I have lost the keys — Я потерял ключи (результат).</text:p>
      <text:p text:style-name="P100"/>
      <text:p text:style-name="P317">Present Perfect <text:span text:style-name="T854">Continuous (я делаю это уже какое-то время):</text:span></text:p>
      <text:p text:style-name="P462"><text:span text:style-name="T450">I have been reading for 2 hours — </text:span><text:span text:style-name="T497">Я читаю уже 2 часа</text:span></text:p>
      <text:p text:style-name="P149"/>
      <text:p text:style-name="P235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258"/>
      <text:p text:style-name="P6">Present Simple</text:p>
      <text:p text:style-name="P400"/>
      <text:p text:style-name="P171">Используется чтобы:</text:p>
      <text:list xml:id="list2580708447" text:style-name="L7">
        <text:list-item>
          <text:p text:style-name="P1202">сообщить факты настоящего, описать текущую реальность;</text:p>
        </text:list-item>
        <text:list-item>
          <text:p text:style-name="P1202">говорить о событиях, которые происходят с какой-то регулярностью.</text:p>
        </text:list-item>
      </text:list>
      <text:p text:style-name="P205"><text:soft-page-break/>В утверждениях глагол используется в 2х вариантах:</text:p>
      <text:list xml:id="list3608677659" text:style-name="L8">
        <text:list-item>
          <text:p text:style-name="P1204">без изменений, если подлежащее в первом лице или множеств<text:span text:style-name="T840">ен.</text:span> числе <text:span text:style-name="T449">(</text:span><text:span text:style-name="T453">I</text:span><text:span text:style-name="T449">, </text:span><text:span text:style-name="T453">you</text:span><text:span text:style-name="T449">, </text:span><text:span text:style-name="T453">we,</text:span><text:span text:style-name="T449"> </text:span><text:span text:style-name="T453">they</text:span><text:span text:style-name="T449">)</text:span>;</text:p>
        </text:list-item>
        <text:list-item>
          <text:p text:style-name="P1204"><text:span text:style-name="T582">с окончанием </text:span><text:span text:style-name="T454">-s </text:span><text:span text:style-name="T455">(-es)</text:span><text:span text:style-name="T582">, если подлежащ</text:span><text:span text:style-name="T804">ее</text:span><text:span text:style-name="T582"> в третьем лице, единств</text:span><text:span text:style-name="T805">ен</text:span><text:span text:style-name="T840">ном</text:span><text:span text:style-name="T582"> числе </text:span><text:span text:style-name="T454">(</text:span><text:span text:style-name="T453">he</text:span><text:span text:style-name="T454">, </text:span><text:span text:style-name="T453">she</text:span><text:span text:style-name="T454">, </text:span><text:span text:style-name="T453">it</text:span><text:span text:style-name="T454">)</text:span></text:p>
        </text:list-item>
      </text:list>
      <text:p text:style-name="P973"/>
      <text:p text:style-name="P821"><text:span text:style-name="T863">I </text:span><text:span text:style-name="T29">live</text:span><text:span text:style-name="T863"> in New York — Я живу в Нью Йорке.</text:span></text:p>
      <text:p text:style-name="P823"><text:span text:style-name="T863">Peter </text:span><text:span text:style-name="T29">work</text:span><text:span text:style-name="T30">s</text:span><text:span text:style-name="T863"> in New York — Питер работает в Нью Йорке;</text:span></text:p>
      <text:p text:style-name="P173"/>
      <text:p text:style-name="P172">Окончание <text:span text:style-name="T449">-es</text:span> ставится, если глагол заканчивается: на гласную букву, </text:p>
      <text:p text:style-name="P174">на шипящий звук <text:span text:style-name="T449">(sh, ch)</text:span> <text:span text:style-name="T784">или</text:span> на букву <text:span text:style-name="T449">s/x</text:span>:</text:p>
      <text:list xml:id="list1673009295" text:style-name="L9">
        <text:list-item>
          <text:p text:style-name="P1206"><text:span text:style-name="T584">go — </text:span>goes;</text:p>
        </text:list-item>
        <text:list-item>
          <text:p text:style-name="P1206"><text:span text:style-name="T584">teach — </text:span>teaches;</text:p>
        </text:list-item>
        <text:list-item>
          <text:p text:style-name="P1205"><text:span text:style-name="T584">mix — </text:span><text:span text:style-name="T583">mixes.</text:span></text:p>
        </text:list-item>
      </text:list>
      <text:p text:style-name="P400"/>
      <text:p text:style-name="P176">Если глагол заканчивается на букву y, перед которой согласная, то вместо y </text:p>
      <text:p text:style-name="P175">пишется <text:span text:style-name="T449">i</text:span> <text:span text:style-name="T585">(помимо добавления </text:span><text:span text:style-name="T456">-es</text:span><text:span text:style-name="T585">)</text:span>:</text:p>
      <text:list xml:id="list1564041691" text:style-name="L10">
        <text:list-item>
          <text:p text:style-name="P1207">fly — flies; </text:p>
        </text:list-item>
        <text:list-item>
          <text:p text:style-name="P1207">cry — cries.</text:p>
        </text:list-item>
      </text:list>
      <text:p text:style-name="P400"/>
      <text:p text:style-name="P467"><text:span text:style-name="T678">П</text:span><text:span text:style-name="T679">еред сказуемым часто </text:span><text:span text:style-name="T681">стоят</text:span><text:span text:style-name="T679"> маячки времени </text:span><text:span text:style-name="T685">(</text:span><text:span text:style-name="T679">наречия частности</text:span><text:span text:style-name="T685">)</text:span><text:span text:style-name="T680">:</text:span></text:p>
      <text:list xml:id="list645533170" text:style-name="L11">
        <text:list-item>
          <text:p text:style-name="P1203">always - <text:span text:style-name="T582">всегда</text:span>;</text:p>
        </text:list-item>
        <text:list-item>
          <text:p text:style-name="P1203">usually - <text:span text:style-name="T582">обычно</text:span>;</text:p>
        </text:list-item>
        <text:list-item>
          <text:p text:style-name="P1203">often - <text:span text:style-name="T582">часто</text:span>;</text:p>
        </text:list-item>
        <text:list-item>
          <text:p text:style-name="P1203">sometimes - <text:span text:style-name="T582">иногда</text:span>;</text:p>
        </text:list-item>
        <text:list-item>
          <text:p text:style-name="P1203">never — <text:span text:style-name="T582">никогда</text:span>.</text:p>
        </text:list-item>
      </text:list>
      <text:p text:style-name="P20"/>
      <text:p text:style-name="P401"><text:span text:style-name="T449">I </text:span><text:span text:style-name="T523">always</text:span><text:span text:style-name="T449"> wash my hands before eating — Я всегда мою руки перед едой.</text:span></text:p>
      <text:p text:style-name="P400"/>
      <text:p text:style-name="P2">Отрицания в Present Simple</text:p>
      <text:p text:style-name="P2"/>
      <text:p text:style-name="P465"><text:span text:style-name="T589">Использу</text:span><text:span text:style-name="T590">ю</text:span><text:span text:style-name="T589">тся чтобы сказать о том, что что-либо:</text:span></text:p>
      <text:list xml:id="list3817642027" text:style-name="L12">
        <text:list-item>
          <text:p text:style-name="P1208">не является фактом настоящего <text:span text:style-name="T805">или истиной</text:span>;</text:p>
        </text:list-item>
        <text:list-item>
          <text:p text:style-name="P1208">не происходит с какой-то регулярностью.</text:p>
        </text:list-item>
      </text:list>
      <text:p text:style-name="P458"/>
      <text:p text:style-name="P457">За отрицание отвечает частица <text:span text:style-name="T449">not</text:span>, которая идет в паре со вспомогательным глаголом <text:span text:style-name="T449">do</text:span>.</text:p>
      <text:p text:style-name="P457">Если подлежащее <text:span text:style-name="T449">he/she/it</text:span>, то испольузется <text:span text:style-name="T449">does</text:span>. <text:span text:style-name="T781">Смысловой глагол без изменений.</text:span></text:p>
      <text:p text:style-name="P456"/>
      <text:p text:style-name="P139">People <text:span text:style-name="T3">do </text:span><text:span text:style-name="T43">not</text:span> <text:span text:style-name="T23">live</text:span> in space — Люди не живут в космосе.</text:p>
      <text:p text:style-name="P139">Water <text:span text:style-name="T3">does </text:span><text:span text:style-name="T43">not</text:span> <text:span text:style-name="T23">boil</text:span> at 50 degrees Celsius — Вода не кипит при 50 грудусах.</text:p>
      <text:p text:style-name="P139"/>
      <text:p text:style-name="P872"><text:span text:style-name="T587">Практически всегда </text:span><text:span text:style-name="T499">do/</text:span><text:span text:style-name="T500">does</text:span><text:span text:style-name="T499"> not</text:span><text:span text:style-name="T587"> использу</text:span><text:span text:style-name="T588">е</text:span><text:span text:style-name="T587">тся в сокращении: </text:span></text:p>
      <text:p text:style-name="P140">We don`t drink whisky — Мы не пьем виски. <text:span text:style-name="T927">He doesn`t drink tea — Он не пьет чай.</text:span></text:p>
      <text:p text:style-name="P255"/>
      <text:p text:style-name="P255">Вопросы в Present Simple</text:p>
      <text:p text:style-name="P140"/>
      <text:p text:style-name="P215">Используюся чтобы:</text:p>
      <text:list xml:id="list1255044413" text:style-name="L13">
        <text:list-item>
          <text:p text:style-name="P1182">узнать о фактах настоящего;</text:p>
        </text:list-item>
        <text:list-item>
          <text:p text:style-name="P1182">о событиях, которые происходят с какой-то регулярностью.</text:p>
        </text:list-item>
      </text:list>
      <text:p text:style-name="P214"/>
      <text:p text:style-name="P214"><text:soft-page-break/>Вопрос задается с помощью вспомогательного глагола <text:span text:style-name="T449">do/</text:span><text:span text:style-name="T457">does</text:span>, который ставится перед подлежащим. Смысловой глагол без изменений (в начальной форме).</text:p>
      <text:p text:style-name="P976"/>
      <text:p text:style-name="P463"><text:span text:style-name="T5">Do</text:span><text:span text:style-name="T586"> you </text:span><text:span text:style-name="T28">like</text:span><text:span text:style-name="T586"> action movies? </text:span><text:span text:style-name="T485">— </text:span><text:span text:style-name="T586">Тебе нравятся экшен фильмы? </text:span></text:p>
      <text:p text:style-name="P71"><text:span text:style-name="T808">What books </text:span><text:span text:style-name="T6">do</text:span><text:span text:style-name="T808"> you </text:span><text:span text:style-name="T32">read</text:span><text:span text:style-name="T808">? </text:span><text:span text:style-name="T819">—</text:span><text:span text:style-name="T808"> Какие книги тебе нравятся?</text:span></text:p>
      <text:p text:style-name="P147"/>
      <text:p text:style-name="P249">Present Continuous</text:p>
      <text:p text:style-name="P216"/>
      <text:p text:style-name="P216">Указывает на событие, происходящее именно сейчас и которое еще не закончилось.</text:p>
      <text:p text:style-name="P220">Состоит из связки вспомогательного глагола <text:span text:style-name="T449">be</text:span> и смыслового с окончанием <text:span text:style-name="T449">-ing</text:span>:</text:p>
      <text:p text:style-name="P217"/>
      <text:p text:style-name="P141">She <text:span text:style-name="T787">is</text:span> driv<text:span text:style-name="T787">ing</text:span> to work. <text:span text:style-name="T839">—</text:span> Она (сейчас) едет на работу.</text:p>
      <text:p text:style-name="P143">You <text:span text:style-name="T787">are</text:span> do<text:span text:style-name="T787">ing</text:span> great! <text:span text:style-name="T839">—</text:span> У тебя отлично получается!</text:p>
      <text:p text:style-name="P216"/>
      <text:p text:style-name="P481"><text:span text:style-name="T593">Если глагол заканчивается на </text:span><text:span text:style-name="T491">-e</text:span><text:span text:style-name="T593">, то при добавлении </text:span><text:span text:style-name="T491">-ing</text:span><text:span text:style-name="T593"> она выпадает: </text:span><text:span text:style-name="T491">make → making.</text:span></text:p>
      <text:p text:style-name="P219">Если глагол заканчивается на <text:span text:style-name="T449">-ie</text:span>, то при добавлении <text:span text:style-name="T449">-ing</text:span> оно меняется на <text:span text:style-name="T449">-y</text:span>: <text:span text:style-name="T449">lie → lying. </text:span></text:p>
      <text:p text:style-name="P142"/>
      <text:p text:style-name="P219">Если глагол из 1 слога, с одной гласной буквой, после которой солгасная, то при </text:p>
      <text:p text:style-name="P481"><text:span text:style-name="T593">добавлении </text:span><text:span text:style-name="T491">-ing</text:span><text:span text:style-name="T593"> согласная удваивается: </text:span><text:span text:style-name="T491">hit → hitting, sit → sitting.</text:span></text:p>
      <text:p text:style-name="P218"/>
      <text:p text:style-name="P482"><text:span text:style-name="T593">В </text:span><text:span text:style-name="T586">окончании </text:span><text:span text:style-name="T484">-ing</text:span><text:span text:style-name="T586"> буква </text:span><text:span text:style-name="T484">g</text:span><text:span text:style-name="T586"> не произносится. Сочетание </text:span><text:span text:style-name="T484">ng</text:span><text:span text:style-name="T586"> образет необычный звук, которого нет в русском языке — носовой </text:span><text:span text:style-name="T484">n</text:span><text:span text:style-name="T586"> (при произнесении пускается воздух через нос).</text:span></text:p>
      <text:p text:style-name="P220"/>
      <text:p text:style-name="P221"><text:span text:style-name="T844">Слова-м</text:span>аячки Present Continuous:</text:p>
      <text:list xml:id="list1518474459" text:style-name="L14">
        <text:list-item>
          <text:p text:style-name="P1183">look — смотри;</text:p>
        </text:list-item>
        <text:list-item>
          <text:p text:style-name="P1183">now — сейчас (обычно стоит в конце);</text:p>
        </text:list-item>
        <text:list-item>
          <text:p text:style-name="P1183">at the moment — в этот момент (обычно в конце).</text:p>
        </text:list-item>
      </text:list>
      <text:p text:style-name="P218"/>
      <text:p text:style-name="P143">I am working right <text:span text:style-name="T787">now</text:span>. — Прямо сейчас я работаю.</text:p>
      <text:p text:style-name="P143"><text:span text:style-name="T787">Look</text:span> out of the window! It`s raining. — Посмотри в окно. Идет дождь.</text:p>
      <text:p text:style-name="P222"/>
      <text:p text:style-name="P248">Отрицания в Present Continuous</text:p>
      <text:p text:style-name="P248"/>
      <text:p text:style-name="P223">Используется чтобы сказать, что что-то не происходит именно сейчас.</text:p>
      <text:p text:style-name="P223">Для этого к глаголу <text:span text:style-name="T449">be</text:span> добавляется частица <text:span text:style-name="T449">not</text:span>.</text:p>
      <text:p text:style-name="P223"/>
      <text:p text:style-name="P144">I`m not listening to you. <text:span text:style-name="T841">—</text:span> Я не слушаю тебя.</text:p>
      <text:p text:style-name="P144">He isn`t cleaning the carpet. <text:span text:style-name="T841">—</text:span> Он не чистит ковер.</text:p>
      <text:p text:style-name="P144"/>
      <text:p text:style-name="P252">Вопросы в Present Continuous</text:p>
      <text:p text:style-name="P145"/>
      <text:p text:style-name="P1097">Здесь использ<text:span text:style-name="T843">уются</text:span> теже правила, что при составлении вопросов в </text:p>
      <text:p text:style-name="P1098">Present Simple с глаголом <text:span text:style-name="T449">be</text:span>:</text:p>
      <text:p text:style-name="P145">Am I listening? <text:span text:style-name="T841">—</text:span> Я слушаю?</text:p>
      <text:p text:style-name="P145">Are you playing? Yes, I am. <text:span text:style-name="T841">—</text:span> Ты играешь? Да.</text:p>
      <text:p text:style-name="P145">Where is he going? <text:span text:style-name="T841">—</text:span> Куда он идет?</text:p>
      <text:p text:style-name="P146">What book is she reading? <text:span text:style-name="T841">— </text:span>Какую книгу она читает? <text:span text:style-name="T842">(сейчас)</text:span></text:p>
      <text:p text:style-name="P146"/>
      <text:p text:style-name="P263"/>
      <text:p text:style-name="P1095"><text:span text:style-name="T619">Глаголы, которые не использ</text:span><text:span text:style-name="T622">уются</text:span><text:span text:style-name="T619"> в </text:span><text:span text:style-name="T620">Continuous</text:span></text:p>
      <text:p text:style-name="P250"/>
      <text:p text:style-name="P224">Это глаголы, обозначающие состояние, которое не меняется под дейсвтием момента.</text:p>
      <text:p text:style-name="P987"><text:span text:style-name="T598">Как правило это </text:span><text:span text:style-name="T599">описание</text:span><text:span text:style-name="T598"> чувств или мыслей. </text:span></text:p>
      <text:p text:style-name="P225"/>
      <text:p text:style-name="P989"><text:span text:style-name="T599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615">(могут </text:span><text:span text:style-name="T616">встречаться </text:span><text:span text:style-name="T615">с </text:span><text:span text:style-name="T504">-ing </text:span><text:span text:style-name="T615">в форме герундия)</text:span><text:span text:style-name="T599">:</text:span></text:p>
      <text:p text:style-name="P226"/>
      <text:p text:style-name="P227">Глаголы восприятия:</text:p>
      <text:list xml:id="list3795610187" text:style-name="L15">
        <text:list-item>
          <text:p text:style-name="P1184">see — видеть;</text:p>
        </text:list-item>
        <text:list-item>
          <text:p text:style-name="P1184">hear — слышать;</text:p>
        </text:list-item>
        <text:list-item>
          <text:p text:style-name="P1184">feel — чувствовать;</text:p>
        </text:list-item>
        <text:list-item>
          <text:p text:style-name="P1184">taste — чувствовать вкус (пробовать);</text:p>
        </text:list-item>
        <text:list-item>
          <text:p text:style-name="P1184">smell — чувствовать запах (нюхать).</text:p>
        </text:list-item>
      </text:list>
      <text:p text:style-name="P226"/>
      <text:p text:style-name="P227">Глаголы для выражения мнения:</text:p>
      <text:list xml:id="list3173019039" text:style-name="L16">
        <text:list-item>
          <text:p text:style-name="P1185">belive — верить;</text:p>
        </text:list-item>
        <text:list-item>
          <text:p text:style-name="P1185">doubt — сомневаться;</text:p>
        </text:list-item>
        <text:list-item>
          <text:p text:style-name="P1185">think — думать.</text:p>
        </text:list-item>
      </text:list>
      <text:p text:style-name="P228"/>
      <text:p text:style-name="P227">Глаголы, показывающие состояние мыслей:</text:p>
      <text:list xml:id="list3443895573" text:style-name="L17">
        <text:list-item>
          <text:p text:style-name="P1186">forget — забывать;</text:p>
        </text:list-item>
        <text:list-item>
          <text:p text:style-name="P1186">imagine — представлять;</text:p>
        </text:list-item>
        <text:list-item>
          <text:p text:style-name="P1186">know — знать;</text:p>
        </text:list-item>
        <text:list-item>
          <text:p text:style-name="P1186">understand — понимать.</text:p>
        </text:list-item>
      </text:list>
      <text:p text:style-name="P226"/>
      <text:p text:style-name="P229">Глаголы, указывающие на эмоции и желания:</text:p>
      <text:list xml:id="list3846887042" text:style-name="L18">
        <text:list-item>
          <text:p text:style-name="P1187">love — любить;</text:p>
        </text:list-item>
        <text:list-item>
          <text:p text:style-name="P1187">like — нравиться;</text:p>
        </text:list-item>
        <text:list-item>
          <text:p text:style-name="P1187">hate — ненавидеть;</text:p>
        </text:list-item>
        <text:list-item>
          <text:p text:style-name="P1187">hope — надеяться;</text:p>
        </text:list-item>
        <text:list-item>
          <text:p text:style-name="P1187">want — хотеть;</text:p>
        </text:list-item>
        <text:list-item>
          <text:p text:style-name="P1187">wish — желать.</text:p>
        </text:list-item>
      </text:list>
      <text:p text:style-name="P230"/>
      <text:p text:style-name="P229">Другие глаголы:</text:p>
      <text:list xml:id="list2160584649" text:style-name="L19">
        <text:list-item>
          <text:p text:style-name="P1188">look — выглядеть;</text:p>
        </text:list-item>
        <text:list-item>
          <text:p text:style-name="P1188">have — иметь.</text:p>
        </text:list-item>
      </text:list>
      <text:p text:style-name="P230"/>
      <text:p text:style-name="P150">I think Amy is a strange girl. - Я думаю, Эмми странная девушка.</text:p>
      <text:p text:style-name="P150">Do you know this man? - Вы знаете этого мужчину?</text:p>
      <text:p text:style-name="P150">You look great! - Ты выглядишь отлично!</text:p>
      <text:p text:style-name="P253"/>
      <text:p text:style-name="P253">Present Perfect</text:p>
      <text:p text:style-name="P231"/>
      <text:p text:style-name="P483"><text:span text:style-name="T606">У</text:span><text:span text:style-name="T602">казывает на дейсвтие совершенное когда-то в прошлом, но подчеркивает, что результат важен сейчас </text:span><text:span text:style-name="T603">(т. е. к какому результату в итоге это привело)</text:span><text:span text:style-name="T602">.</text:span></text:p>
      <text:p text:style-name="P232"/>
      <text:p text:style-name="P982"><text:span text:style-name="T602">С</text:span><text:span text:style-name="T605">остоит и</text:span><text:span text:style-name="T607">з </text:span><text:span text:style-name="T608">2х частей:</text:span><text:span text:style-name="T605"> вспомогат</text:span><text:span text:style-name="T608">ельного</text:span><text:span text:style-name="T605"> глагола </text:span><text:span text:style-name="T501">have</text:span><text:span text:style-name="T605"> и смыслового глагола </text:span></text:p>
      <text:p text:style-name="P982"><text:span text:style-name="T605">в 3й форме (</text:span><text:span text:style-name="T614">передает значение</text:span><text:span text:style-name="T609"> «сделанный»</text:span><text:span text:style-name="T605">).</text:span></text:p>
      <text:p text:style-name="P483"><text:soft-page-break/><text:span text:style-name="T602">На русский язык Present Perfect переводится в прошлом </text:span><text:span text:style-name="T604">(иногда настоящ</text:span><text:span text:style-name="T606">и</text:span><text:span text:style-name="T604">м, </text:span><text:span text:style-name="T606">для удобства</text:span><text:span text:style-name="T604">)</text:span><text:span text:style-name="T602">, </text:span></text:p>
      <text:p text:style-name="P233">а в английском принадлежит к катергории настоящих времен.</text:p>
      <text:p text:style-name="P233"/>
      <text:p text:style-name="P21"><text:span text:style-name="T813">I </text:span><text:span text:style-name="T821">have</text:span><text:span text:style-name="T808"> already </text:span><text:span text:style-name="T821">seen</text:span><text:span text:style-name="T808"> this movie. </text:span><text:span text:style-name="T814">—</text:span><text:span text:style-name="T808"> Я уже видел этот фильм (просмотрел, т. е. опыт).</text:span></text:p>
      <text:p text:style-name="P21"><text:span text:style-name="T808">You </text:span><text:span text:style-name="T821">have</text:span><text:span text:style-name="T808"> </text:span><text:span text:style-name="T821">broken</text:span><text:span text:style-name="T808"> the vase. </text:span><text:span text:style-name="T814">— </text:span><text:span text:style-name="T808">Ты разбил вазу. (есть очевидный результат, кот. случился ранее) </text:span></text:p>
      <text:p text:style-name="P22"><text:span text:style-name="T815">It`s the fitst time I </text:span><text:span text:style-name="T822">have</text:span><text:span text:style-name="T815"> </text:span><text:span text:style-name="T822">driven</text:span><text:span text:style-name="T815"> a car — Это впервые, когда я веду машину. (в настоящем)</text:span></text:p>
      <text:p text:style-name="P240"/>
      <text:p text:style-name="P241">Как проявляется результат:</text:p>
      <text:list xml:id="list1244894914" text:style-name="L20">
        <text:list-item>
          <text:p text:style-name="P1210"><text:span text:style-name="T624">это </text:span><text:span text:style-name="T623">очевидные изменения;</text:span></text:p>
        </text:list-item>
        <text:list-item>
          <text:p text:style-name="P1209"><text:span text:style-name="T603">полученный </text:span><text:span text:style-name="T607">ранее</text:span><text:span text:style-name="T603"> опыт или впечатления;</text:span></text:p>
        </text:list-item>
        <text:list-item>
          <text:p text:style-name="P1189">недавно произошедшие события или новая информация.</text:p>
        </text:list-item>
      </text:list>
      <text:p text:style-name="P234"/>
      <text:p text:style-name="P234">Также Present Perfect используют, если что-то произошло впервые:</text:p>
      <text:p text:style-name="P148">It`s the first time something has happend. - Этой первый раз, когда что-то произошло.</text:p>
      <text:p text:style-name="P148">(вместо first можно указать любое порядковое число: second, third)</text:p>
      <text:p text:style-name="P234"/>
      <text:p text:style-name="P234">Present Perferct — яркий пример того, что нельзя переводить английские </text:p>
      <text:p text:style-name="P193"><text:span text:style-name="T812">предложения слово в слово: </text:span><text:span text:style-name="T507">I have done. </text:span><text:span text:style-name="T502">—</text:span><text:span text:style-name="T507"> Я сделал (</text:span><text:span text:style-name="T521">досл. </text:span><text:span text:style-name="T507">Я имею сделанным).</text:span></text:p>
      <text:p text:style-name="P314"/>
      <text:p text:style-name="P315">Есть 2 варианта образования 3й формы глагола:</text:p>
      <text:list xml:id="list2503682775" text:style-name="L21">
        <text:list-item>
          <text:p text:style-name="P1190">если глагол правильный, то добавляем к его начальной форме окончание <text:span text:style-name="T449">-ed</text:span>;</text:p>
        </text:list-item>
        <text:list-item>
          <text:p text:style-name="P1190">если неправильный, то находим в таблице неправильных глаголов.</text:p>
        </text:list-item>
      </text:list>
      <text:p text:style-name="P264"/>
      <text:p text:style-name="P804"><text:span text:style-name="T625">Н</text:span><text:span text:style-name="T626">еправильны</text:span><text:span text:style-name="T625">й</text:span><text:span text:style-name="T626"> глагол </text:span><text:span text:style-name="T625">это </text:span><text:span text:style-name="T626">тот, который во 2й или 3й форме </text:span><text:span text:style-name="T640">записывается</text:span><text:span text:style-name="T626"> </text:span><text:span text:style-name="T640">по особенному</text:span><text:span text:style-name="T626">. </text:span></text:p>
      <text:p text:style-name="P265">Самые популярные неправильные глаголы нужно заучить (см. таблицу ниже).</text:p>
      <text:p text:style-name="P264"/>
      <text:p text:style-name="P267">Слова-маячки Present Perfect:</text:p>
      <text:list xml:id="list3780602091" text:style-name="L22">
        <text:list-item>
          <text:p text:style-name="P1191">just — только что;</text:p>
        </text:list-item>
        <text:list-item>
          <text:p text:style-name="P1191">already — уже;</text:p>
        </text:list-item>
        <text:list-item>
          <text:p text:style-name="P1191">yet — еще не;</text:p>
        </text:list-item>
      </text:list>
      <text:p text:style-name="P269"/>
      <text:p text:style-name="P805"><text:span text:style-name="T508">Just</text:span><text:span text:style-name="T627"> и </text:span><text:span text:style-name="T508">already</text:span><text:span text:style-name="T627"> используются в утверждениях. </text:span><text:span text:style-name="T508">Yet</text:span><text:span text:style-name="T627"> — в вопросах и отрицаниях</text:span><text:span text:style-name="T628">. </text:span></text:p>
      <text:p text:style-name="P971"><text:span text:style-name="T628">(</text:span><text:span text:style-name="T522">already</text:span><text:span text:style-name="T675"> также </text:span><text:span text:style-name="T674">иногда можно встретить</text:span><text:span text:style-name="T675"> в вопросах).</text:span></text:p>
      <text:p text:style-name="P271"/>
      <text:p text:style-name="P270">Место <text:span text:style-name="T449">just</text:span>, <text:span text:style-name="T449">already</text:span> в предложении — между <text:span text:style-name="T449">have</text:span> и 3й формой глагола. </text:p>
      <text:p text:style-name="P270">Слово <text:span text:style-name="T449">yet</text:span> стоит <text:span text:style-name="T928">всегда </text:span>в конце предложения.</text:p>
      <text:p text:style-name="P268"/>
      <text:p text:style-name="P151">I have <text:span text:style-name="T787">just</text:span> eaten a sandwich. <text:span text:style-name="T845">—</text:span> Я только что съел бутерброд.</text:p>
      <text:p text:style-name="P151">We have n<text:span text:style-name="T848">o</text:span>t finished <text:span text:style-name="T787">yet</text:span>. <text:span text:style-name="T845">—</text:span> Мы еще не закончили.</text:p>
      <text:p text:style-name="P266"/>
      <text:p text:style-name="P272">Другие указатели времени:</text:p>
      <text:list xml:id="list2229253843" text:style-name="L23">
        <text:list-item>
          <text:p text:style-name="P1192">ever — когда либо;</text:p>
        </text:list-item>
        <text:list-item>
          <text:p text:style-name="P1192">never — никогда;</text:p>
        </text:list-item>
        <text:list-item>
          <text:p text:style-name="P1192">recently — в последнее время;</text:p>
        </text:list-item>
        <text:list-item>
          <text:p text:style-name="P1192">these days — в последние дни;</text:p>
        </text:list-item>
        <text:list-item>
          <text:p text:style-name="P1192">словосочетание с this (this mornig, this week).</text:p>
        </text:list-item>
      </text:list>
      <text:p text:style-name="P271"/>
      <text:p text:style-name="P271">Место <text:span text:style-name="T449">ever</text:span>, <text:span text:style-name="T449">never</text:span> — перед 3й формой глагола, <text:span text:style-name="T847">а</text:span> <text:span text:style-name="T449">recently</text:span>, <text:span text:style-name="T449">these days</text:span> и </text:p>
      <text:p text:style-name="P271">словосочетания с <text:span text:style-name="T449">this</text:span> — в конце предложения.</text:p>
      <text:p text:style-name="P271"/>
      <text:p text:style-name="P152"><text:soft-page-break/>I <text:span text:style-name="T848">ha</text:span>ve <text:span text:style-name="T787">never</text:span> been to New York. <text:span text:style-name="T846">— </text:span>Я никогда не был в Нью Йорке.</text:p>
      <text:p text:style-name="P152">I <text:span text:style-name="T848">ha</text:span>ve worked a lot <text:span text:style-name="T787">these days</text:span>. <text:span text:style-name="T846">—</text:span> Я много работал в эти дни.</text:p>
      <text:p text:style-name="P273"/>
      <text:p text:style-name="P261">Отрицания в Present Perfect</text:p>
      <text:p text:style-name="P274"/>
      <text:p text:style-name="P275">Используются, когда хотят сказать:</text:p>
      <text:list xml:id="list1132503849" text:style-name="L24">
        <text:list-item>
          <text:p text:style-name="P1193">об отсутствии ожидаемого результата;</text:p>
        </text:list-item>
        <text:list-item>
          <text:p text:style-name="P1193">о том, чего автор никогда не делал или не испытывал.</text:p>
        </text:list-item>
      </text:list>
      <text:p text:style-name="P274"/>
      <text:p text:style-name="P274">Для этого ставится частица <text:span text:style-name="T449">not</text:span> после вспомогательного глагола <text:span text:style-name="T449">have</text:span>.</text:p>
      <text:p text:style-name="P274"/>
      <text:p text:style-name="P274">Также отрицательным считается предложение со словом <text:span text:style-name="T449">never</text:span>, которое передает отрицательный контекст.</text:p>
      <text:p text:style-name="P274"/>
      <text:p text:style-name="P806"><text:span text:style-name="T629">В </text:span><text:span text:style-name="T623">отрицаниях почти всегда используется сокращенная форма глагола — </text:span><text:span text:style-name="T507">haven`t</text:span><text:span text:style-name="T623">.</text:span></text:p>
      <text:p text:style-name="P807"><text:span text:style-name="T641">Сокращени</text:span><text:span text:style-name="T673">е</text:span><text:span text:style-name="T641"> </text:span><text:span text:style-name="T510">`ve not</text:span><text:span text:style-name="T641"> не используется.</text:span></text:p>
      <text:p text:style-name="P153">I have<text:span text:style-name="T355">n</text:span><text:span text:style-name="T359">`</text:span><text:span text:style-name="T355">t</text:span> expected that. <text:span text:style-name="T846">—</text:span> Я этого не ожидал.</text:p>
      <text:p text:style-name="P153">I<text:span text:style-name="T848">`</text:span>ve <text:span text:style-name="T355">never</text:span> seen this movie before. <text:span text:style-name="T846">— </text:span>Я до этого не видел этот фильм. </text:p>
      <text:p text:style-name="P260"/>
      <text:p text:style-name="P260">Вопросы в Present Perfect</text:p>
      <text:p text:style-name="P154"/>
      <text:p text:style-name="P277">Используются, если хоят узнать:</text:p>
      <text:list xml:id="list2301798631" text:style-name="L25">
        <text:list-item>
          <text:p text:style-name="P1194">сделано ли дело к этом моменту, каким образом оно сделано;</text:p>
        </text:list-item>
        <text:list-item>
          <text:p text:style-name="P1220"><text:span text:style-name="T641">имеет ли человек определенный опыт </text:span><text:span text:style-name="T639">или совершил ли он </text:span><text:span text:style-name="T642">нужное</text:span><text:span text:style-name="T639"> действие</text:span><text:span text:style-name="T641">;</text:span></text:p>
        </text:list-item>
      </text:list>
      <text:p text:style-name="P276"/>
      <text:p text:style-name="P807">Для этого используется уже знакомая схема. Глагол <text:span text:style-name="T449">have</text:span> ставится перед по<text:span text:style-name="T852">д</text:span>л<text:span text:style-name="T852">е</text:span>ж<text:span text:style-name="T852">а</text:span>щим.</text:p>
      <text:p text:style-name="P807"/>
      <text:p text:style-name="P155">Why have you done it? <text:span text:style-name="T846">—</text:span> Зачем ты это сделал?</text:p>
      <text:p text:style-name="P970"><text:span text:style-name="T518">Ha</text:span><text:span text:style-name="T519">s</text:span><text:span text:style-name="T518"> </text:span><text:span text:style-name="T519">he</text:span><text:span text:style-name="T518"> ever been to Rome? </text:span><text:span text:style-name="T520">—</text:span><text:span text:style-name="T518"> </text:span><text:span text:style-name="T519">Он</text:span><text:span text:style-name="T518"> бывал в Риме?</text:span></text:p>
      <text:p text:style-name="P155"/>
      <text:p text:style-name="P251">Present Perfect Continuous</text:p>
      <text:p text:style-name="P278"/>
      <text:p text:style-name="P280">Для того, чтобы использовать, нужно чтобы совпало сразу несколько условий:</text:p>
      <text:list xml:id="list4175961657" text:style-name="L26">
        <text:list-item>
          <text:p text:style-name="P1221"><text:span text:style-name="T630">действие не закончено либо закончено не</text:span><text:span text:style-name="T634">давно</text:span><text:span text:style-name="T630">;</text:span></text:p>
        </text:list-item>
        <text:list-item>
          <text:p text:style-name="P1221"><text:span text:style-name="T630">известн</text:span><text:span text:style-name="T634">а его продолжительность </text:span><text:span text:style-name="T648">(обычно из контекста предложения)</text:span><text:span text:style-name="T634">.</text:span></text:p>
        </text:list-item>
      </text:list>
      <text:p text:style-name="P279"/>
      <text:p text:style-name="P284">Схема состоит из 3х частей: вспомогательного глагола <text:span text:style-name="T449">have</text:span>, слова <text:span text:style-name="T449">been</text:span> <text:span text:style-name="T932">(особая форма </text:span></text:p>
      <text:p text:style-name="P284"><text:span text:style-name="T932">глагола </text:span><text:span text:style-name="T469">be</text:span><text:span text:style-name="T932">) </text:span>и смыслового глагола с окончанием <text:span text:style-name="T449">-ing</text:span>. </text:p>
      <text:p text:style-name="P282"/>
      <text:p text:style-name="P818"><text:span text:style-name="T623">На русский </text:span><text:span text:style-name="T632">язык </text:span><text:span text:style-name="T611">Present Perfect Continuous</text:span><text:span text:style-name="T621"> </text:span><text:span text:style-name="T623">переводится настоящим временем</text:span></text:p>
      <text:p text:style-name="P810"><text:span text:style-name="T631">(редко в прошлом). </text:span><text:span text:style-name="T632">При этом все 3 части </text:span><text:span text:style-name="T633">переводятся</text:span><text:span text:style-name="T632"> одним словом.</text:span></text:p>
      <text:p text:style-name="P281"/>
      <text:p text:style-name="P23"><text:span text:style-name="T807">I </text:span><text:span text:style-name="T821">have been learning</text:span><text:span text:style-name="T807"> English for 2 years. </text:span><text:span text:style-name="T825">—</text:span><text:span text:style-name="T807"> Я </text:span><text:span text:style-name="T821">учу</text:span><text:span text:style-name="T807"> английский уже 2 года (и еще не закончил).</text:span></text:p>
      <text:p text:style-name="P23"><text:span text:style-name="T807">We </text:span><text:span text:style-name="T821">have been cleaning</text:span><text:span text:style-name="T807"> the flat the whole morning. </text:span><text:span text:style-name="T825">— </text:span><text:span text:style-name="T807">Мы </text:span><text:span text:style-name="T821">убирали</text:span><text:span text:style-name="T807"> </text:span><text:span text:style-name="T826">квартиру все утро.</text:span></text:p>
      <text:p text:style-name="P283"/>
      <text:p text:style-name="P285">Формы глагола <text:span text:style-name="T449">have</text:span> <text:span text:style-name="T449">verb-ing</text:span> (подобно <text:span text:style-name="T449">am/is/are verb-ing</text:span>, как в Continuous) не существует.</text:p>
      <text:p text:style-name="P285">Если у смыслового глагола окончание<text:span text:style-name="T449"> -ing</text:span>, то <text:span text:style-name="T449">have</text:span> применяется только с <text:span text:style-name="T449">been</text:span>.</text:p>
      <text:p text:style-name="P285"/>
      <text:p text:style-name="P811"><text:span text:style-name="T634">С</text:span><text:span text:style-name="T623">лова-маячки Present Perfect Continuous:</text:span></text:p>
      <text:list xml:id="list2992533411" text:style-name="L27">
        <text:list-item>
          <text:p text:style-name="P1195">for — в течении;</text:p>
        </text:list-item>
        <text:list-item>
          <text:p text:style-name="P1195"><text:soft-page-break/>since — с какого-то времени;</text:p>
        </text:list-item>
        <text:list-item>
          <text:p text:style-name="P1195">how long — как долго.</text:p>
        </text:list-item>
      </text:list>
      <text:p text:style-name="P287"/>
      <text:p text:style-name="P286">Дополнительно могут использоваться указатели периода:</text:p>
      <text:list xml:id="list803460214" text:style-name="L28">
        <text:list-item>
          <text:p text:style-name="P1196">all — весь (день/год);</text:p>
        </text:list-item>
        <text:list-item>
          <text:p text:style-name="P1196">the whole — целый (день/вечер); </text:p>
        </text:list-item>
      </text:list>
      <text:p text:style-name="P281"/>
      <text:p text:style-name="P24"><text:span text:style-name="T807">He</text:span><text:span text:style-name="T827">`</text:span><text:span text:style-name="T808">s been playing</text:span><text:span text:style-name="T807"> for an hour. — Он </text:span><text:span text:style-name="T808">играет</text:span><text:span text:style-name="T807"> уже час </text:span><text:span text:style-name="T827">(в течении часа).</text:span></text:p>
      <text:p text:style-name="P25"><text:span text:style-name="T827">W</text:span><text:span text:style-name="T807">e`</text:span><text:span text:style-name="T808">ve been staying</text:span><text:span text:style-name="T807"> in this hotel since Tuesday. </text:span><text:span text:style-name="T828">— </text:span><text:span text:style-name="T807">Мы </text:span><text:span text:style-name="T808">находимся</text:span><text:span text:style-name="T807"> в этом отеле со вторника.</text:span></text:p>
      <text:p text:style-name="P288"/>
      <text:p text:style-name="P814"><text:span text:style-name="T635">В утверждениях глагол </text:span><text:span text:style-name="T509">have</text:span><text:span text:style-name="T635"> </text:span><text:span text:style-name="T636">часто</text:span><text:span text:style-name="T635"> сокращают до </text:span><text:span text:style-name="T509">`ve</text:span><text:span text:style-name="T635">, а </text:span><text:span text:style-name="T509">has</text:span><text:span text:style-name="T635"> — до </text:span><text:span text:style-name="T509">`s</text:span><text:span text:style-name="T635"> (лего перепутать с </text:span><text:span text:style-name="T509">is</text:span><text:span text:style-name="T635">, посему здесь вспомогательный глагол можно понять только по контексту).</text:span></text:p>
      <text:p text:style-name="P289"/>
      <text:p text:style-name="P813"><text:span text:style-name="T635">Е</text:span><text:span text:style-name="T623">сли используется глагол </text:span><text:span text:style-name="T507">be</text:span><text:span text:style-name="T623"> или глаголы состояния, которые не стоят в Continuous</text:span><text:span text:style-name="T645">,</text:span><text:span text:style-name="T623"> </text:span></text:p>
      <text:p text:style-name="P290">то предложение будет в Present Perfect. </text:p>
      <text:p text:style-name="P290"/>
      <text:p text:style-name="P28"><text:span text:style-name="T808">I </text:span><text:span text:style-name="T821">have known </text:span><text:span text:style-name="T808">(</text:span><text:span text:style-name="T816">а </text:span><text:span text:style-name="T808">не have been knowing)</text:span><text:span text:style-name="T807"> Alice for 3 years. </text:span><text:span text:style-name="T635">—</text:span><text:span text:style-name="T807"> Я </text:span><text:span text:style-name="T821">знаю</text:span><text:span text:style-name="T807"> Алису уже 3 года </text:span></text:p>
      <text:p text:style-name="P29"><text:span text:style-name="T807">I </text:span><text:span text:style-name="T821">haven`t seen</text:span><text:span text:style-name="T807"> Mary for years. </text:span><text:span text:style-name="T827">— </text:span><text:span text:style-name="T807">Я н</text:span><text:span text:style-name="T821">е видел</text:span><text:span text:style-name="T807"> Мэри много лет. </text:span></text:p>
      <text:p text:style-name="P290"/>
      <text:p text:style-name="P815"><text:span text:style-name="T644">Present Perfect Continuous можно упрощать до Present Perfect с пом</text:span><text:span text:style-name="T643">.</text:span><text:span text:style-name="T644"> глаголов </text:span><text:span text:style-name="T511">live</text:span><text:span text:style-name="T644"> </text:span><text:span text:style-name="T643">и</text:span><text:span text:style-name="T644"> </text:span><text:span text:style-name="T511">work</text:span><text:span text:style-name="T644">:</text:span></text:p>
      <text:p text:style-name="P27"><text:span text:style-name="T829">I</text:span><text:span text:style-name="T807">`ve </text:span><text:span text:style-name="T821">been working</text:span><text:span text:style-name="T807"> here for 2 years → I`ve </text:span><text:span text:style-name="T821">worked</text:span><text:span text:style-name="T807"> here for 2 years. </text:span><text:span text:style-name="T830">(смысл одинаковый)</text:span></text:p>
      <text:p text:style-name="P289"/>
      <text:p text:style-name="P3"><text:span text:style-name="T635">О</text:span><text:span text:style-name="T623">трицания в Present Perfect Continuous</text:span></text:p>
      <text:p text:style-name="P291"/>
      <text:p text:style-name="P812"><text:span text:style-name="T636">Использу</text:span><text:span text:style-name="T637">ю</text:span><text:span text:style-name="T636">тся, чтобы сказать, что что-то не происходит в течении указанного времени.</text:span></text:p>
      <text:p text:style-name="P292">Для этого добавляется частица <text:span text:style-name="T449">not</text:span> после вспомогательного глагола <text:span text:style-name="T449">have</text:span>.</text:p>
      <text:p text:style-name="P292"/>
      <text:p text:style-name="P26"><text:span text:style-name="T807">I </text:span><text:span text:style-name="T808">have not been waiting</text:span><text:span text:style-name="T807"> long. </text:span><text:span text:style-name="T828">—</text:span><text:span text:style-name="T807"> Я </text:span><text:span text:style-name="T808">не жду</text:span><text:span text:style-name="T807"> долго.</text:span></text:p>
      <text:p text:style-name="P281"/>
      <text:p text:style-name="P4"><text:span text:style-name="T623">Вопросы </text:span><text:span text:style-name="T638">в Present Perfect Continuous</text:span><text:span text:style-name="T623"> </text:span></text:p>
      <text:p text:style-name="P281"/>
      <text:p text:style-name="P293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293"/>
      <text:p text:style-name="P97"><text:span text:style-name="T807">Have you been waiting long? </text:span><text:span text:style-name="T828">— </text:span><text:span text:style-name="T807">Вы давно ждете? </text:span></text:p>
      <text:p text:style-name="P97"><text:span text:style-name="T807">How long have you been waiting? </text:span><text:span text:style-name="T828">—</text:span><text:span text:style-name="T807"> Как долго вы ждете?</text:span></text:p>
      <text:p text:style-name="P256"/>
      <text:p text:style-name="P256"><text:span text:style-name="T855">Прошедшее. </text:span>Past</text:p>
      <text:p text:style-name="P294"/>
      <text:p text:style-name="P306">Past Perfect и Past Perfect Continuous относительно редки и <text:span text:style-name="T862">в</text:span> рамках начального курса </text:p>
      <text:p text:style-name="P306">не проходятся. <text:span text:style-name="T856">В художественной литературе почти всегда используется Past Simple.</text:span></text:p>
      <text:p text:style-name="P294"/>
      <text:p text:style-name="P254">Past Simple</text:p>
      <text:p text:style-name="P295"/>
      <text:p text:style-name="P297">Используется, чтобы:</text:p>
      <text:list xml:id="list1650808058" text:style-name="L29">
        <text:list-item>
          <text:p text:style-name="P1222"><text:span text:style-name="T646">сообщить факты </text:span><text:span text:style-name="T647">прошлого,</text:span><text:span text:style-name="T646"> рассказать историю, </text:span><text:span text:style-name="T654">биографию</text:span><text:span text:style-name="T646">; </text:span></text:p>
        </text:list-item>
        <text:list-item>
          <text:p text:style-name="P1197">описать действие из прошлого, результат которого не важен в настоящем.</text:p>
        </text:list-item>
      </text:list>
      <text:p text:style-name="P296"/>
      <text:p text:style-name="P819"><text:span text:style-name="T648">Для этого использются глаголы во 2й форме. </text:span><text:span text:style-name="T649">Вторая форма правильного глагола образуется добавлением окончания </text:span><text:span text:style-name="T512">-ed</text:span><text:span text:style-name="T649">. </text:span><text:span text:style-name="T657">Ф</text:span><text:span text:style-name="T649">орма </text:span><text:span text:style-name="T657">неправильного глагола </text:span><text:span text:style-name="T649">находится в таблице.</text:span></text:p>
      <text:p text:style-name="P296"/>
      <text:p text:style-name="P30"><text:soft-page-break/><text:span text:style-name="T807">Mozart </text:span><text:span text:style-name="T821">lived</text:span><text:span text:style-name="T807"> from 1756 to 1791 — Моцарт </text:span><text:span text:style-name="T821">жил</text:span><text:span text:style-name="T807"> с 1756 по 1791 год (факт прошлого). </text:span></text:p>
      <text:p text:style-name="P30"><text:span text:style-name="T807">I </text:span><text:span text:style-name="T821">visited</text:span><text:span text:style-name="T807"> my parents yesterday — Вчера я </text:span><text:span text:style-name="T821">навещал</text:span><text:span text:style-name="T807"> родителей (действие из прошлого).</text:span></text:p>
      <text:p text:style-name="P485"/>
      <text:p text:style-name="P486">Если глагол заканчивается на глухой звук, то <text:span text:style-name="T449">-ed</text:span> читается как <text:span text:style-name="T449">t</text:span>, а если на звконкий </text:p>
      <text:p text:style-name="P486">согласный или на гласный звук — то как <text:span text:style-name="T449">d</text:span>: <text:span text:style-name="T449">worked [воркт], played [плэйд]</text:span>.</text:p>
      <text:p text:style-name="P817"/>
      <text:p text:style-name="P484">Если глагол заканчивается на <text:span text:style-name="T449">d </text:span>или <text:span text:style-name="T449">t</text:span>, то <text:span text:style-name="T449">-ed</text:span> читается как <text:span text:style-name="T449">id</text:span>: <text:span text:style-name="T449">recorded [рикодид]</text:span>. </text:p>
      <text:p text:style-name="P487">Если глагол заканчивается на <text:span text:style-name="T449">-e</text:span>, то её не надо писать 2 раза: <text:span text:style-name="T449">chase</text:span> → <text:span text:style-name="T449">chased</text:span>.</text:p>
      <text:p text:style-name="P817"/>
      <text:p text:style-name="P816">Слова-маячки Past Simple:</text:p>
      <text:list xml:id="list1591688720" text:style-name="L30">
        <text:list-item>
          <text:p text:style-name="P1223">ago — <text:span text:style-name="T857">тому назад</text:span>;</text:p>
        </text:list-item>
        <text:list-item>
          <text:p text:style-name="P1224">last — <text:span text:style-name="T857">прошлый</text:span>;</text:p>
        </text:list-item>
        <text:list-item>
          <text:p text:style-name="P1198">yesterday — вчера;</text:p>
        </text:list-item>
      </text:list>
      <text:p text:style-name="P316"/>
      <text:p text:style-name="P820"><text:span text:style-name="T655">Past Simple часто путают с Present Perfect, потому что на русский они переводятся </text:span><text:span text:style-name="T656">почти</text:span><text:span text:style-name="T655"> одинаково. Главное отличие в том, что Present Perfect всегда будет сообщать доп</text:span><text:span text:style-name="T656">олнительную</text:span><text:span text:style-name="T655"> информацию, указывающ</text:span><text:span text:style-name="T656">ую </text:span><text:span text:style-name="T655">на настоящее время </text:span><text:span text:style-name="T656">(</text:span><text:span text:style-name="T657">чтобы сообщить</text:span><text:span text:style-name="T656"> результат).</text:span></text:p>
      <text:p text:style-name="P303"/>
      <text:p text:style-name="P304">Past Simple используется когда известен момент в прошлом. Если мы знаешь, </text:p>
      <text:p text:style-name="P304">когда произошло событие, то Present Perfect использовать нельзя.</text:p>
      <text:p text:style-name="P304"/>
      <text:p text:style-name="P160">Tom has lost his key — Том потерал ключ (у него сейчас нет ключа, </text:p>
      <text:p text:style-name="P160">потому что он его потерян).</text:p>
      <text:p text:style-name="P160"/>
      <text:p text:style-name="P160">Tom lost his key last weak — Том потерял ключ на прошлой неделе </text:p>
      <text:p text:style-name="P160">(не важно, есть у него ключ или нет).</text:p>
      <text:p text:style-name="P300"/>
      <text:p text:style-name="P301">В английском, если вопрос задается в настоящем, то и ответ должен быть в настоящем. </text:p>
      <text:p text:style-name="P301">Если вопрос в прошлом, то ответ также должен быть в прошлом.</text:p>
      <text:p text:style-name="P301"/>
      <text:p text:style-name="P301">Но если вопрос был в Present Perfect, а в ответе дается информация, когда именно это случилось, тогда необходимо отвечать в Past Simple.</text:p>
      <text:p text:style-name="P301"/>
      <text:p text:style-name="P158">Have you already started to learn English? Yes, I started to learn it 3 month ago — </text:p>
      <text:p text:style-name="P158">Ты уже начал учить английский? Да, 3 месяца назад (информация о времени).</text:p>
      <text:p text:style-name="P157"/>
      <text:p text:style-name="P302">Если вопрос содержит слово <text:span text:style-name="T449">when</text:span>, то он автоматически привязывает нас к моменту </text:p>
      <text:p text:style-name="P302">в прошлом. <text:span text:style-name="T861">Поэтому Present Perfect в вопросах с </text:span><text:span text:style-name="T459">when</text:span><text:span text:style-name="T861"> не используется.</text:span></text:p>
      <text:p text:style-name="P302"/>
      <text:p text:style-name="P159">Have you met him before? <text:span text:style-name="T860">—</text:span> Вы раньше с ним встречались?</text:p>
      <text:p text:style-name="P159">When did you meet him? <text:span text:style-name="T860">—</text:span> Когда вы встречались с ним?</text:p>
      <text:p text:style-name="P300"/>
      <text:p text:style-name="P257">Отрицания и вопросы в Past Simple</text:p>
      <text:p text:style-name="P299"/>
      <text:p text:style-name="P822"><text:span text:style-name="T649">Отрицание представляет связку </text:span><text:span text:style-name="T512">did</text:span><text:span text:style-name="T649"> с частицей </text:span><text:span text:style-name="T512">not</text:span><text:span text:style-name="T649">, </text:span><text:span text:style-name="T659">которая ставится перед смысловым глаголом в начальной форме. </text:span><text:span text:style-name="T650">Обычно </text:span><text:span text:style-name="T659">эта связка</text:span><text:span text:style-name="T650"> сокращается до </text:span><text:span text:style-name="T513">didn`t</text:span><text:span text:style-name="T650">.</text:span></text:p>
      <text:p text:style-name="P309"/>
      <text:p text:style-name="P822"><text:span text:style-name="T658">В вопросах </text:span><text:span text:style-name="T649">вспомогательный глагол </text:span><text:span text:style-name="T512">did</text:span><text:span text:style-name="T649"> используется </text:span><text:span text:style-name="T659">по тем же грамматическим </text:span></text:p>
      <text:p text:style-name="P822"><text:span text:style-name="T659">правилам</text:span><text:span text:style-name="T649">, </text:span><text:span text:style-name="T650">как</text:span><text:span text:style-name="T649"> </text:span><text:span text:style-name="T512">do</text:span><text:span text:style-name="T649"> для Present Simple. </text:span></text:p>
      <text:p text:style-name="P298"/>
      <text:p text:style-name="P156"><text:span text:style-name="T787">Did</text:span> you <text:span text:style-name="T787">go</text:span> to Los Angeles last week? - Ты <text:span text:style-name="T787">ездил</text:span> в Лос Анжелес на прошлой неделе?</text:p>
      <text:p text:style-name="P156">I <text:span text:style-name="T787">didn`t go</text:span> to Los Angeles, I <text:span text:style-name="T787">went</text:span> to Bostom — Я <text:span text:style-name="T787">не ездил</text:span> в Лос Анжелес, я <text:span text:style-name="T787">ездил</text:span> в Бостон.</text:p>
      <text:p text:style-name="P953"><text:soft-page-break/></text:p>
      <text:p text:style-name="P262">Past Continuous</text:p>
      <text:p text:style-name="P305"/>
      <text:p text:style-name="P825"><text:span text:style-name="T661">О</text:span><text:span text:style-name="T660">значает процесс или незаконченное действие, которое привязано к точному моменту </text:span></text:p>
      <text:p text:style-name="P825"><text:span text:style-name="T660">в </text:span><text:span text:style-name="T713">прошлом</text:span><text:span text:style-name="T660"> (т. е. действие происходило и не было закончено).</text:span></text:p>
      <text:p text:style-name="P307"/>
      <text:p text:style-name="P824"><text:span text:style-name="T660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664">обсуждаемая ситуация</text:span><text:span text:style-name="T660">).</text:span></text:p>
      <text:p text:style-name="P307"/>
      <text:p text:style-name="P826"><text:span text:style-name="T661">Состоит из 2х частей: вспомогательного глагола </text:span><text:span text:style-name="T515">be</text:span><text:span text:style-name="T661"> (</text:span><text:span text:style-name="T662">формы как в Past Simple</text:span><text:span text:style-name="T661">) и смыслового глагола с окончанием </text:span><text:span text:style-name="T515">-ing</text:span><text:span text:style-name="T661">. </text:span><text:span text:style-name="T660">На русский переводится глаголом в прошедшем времени.</text:span></text:p>
      <text:p text:style-name="P308"/>
      <text:p text:style-name="P161">Last Sunday at 5 I <text:span text:style-name="T787">was having</text:span> dinner with my friends — В прошлое воскресенье в 5 </text:p>
      <text:p text:style-name="P161">я <text:span text:style-name="T787">ужинал</text:span> со своими друзьями (привязка к точному моменту в прошлом).</text:p>
      <text:p text:style-name="P32"><text:span text:style-name="T832">My parents </text:span><text:span text:style-name="T823">were watching</text:span><text:span text:style-name="T832"> TV when I came home yesterday — Мои родители </text:span><text:span text:style-name="T823">смотрели</text:span><text:span text:style-name="T832"> телевизор, когда я пришел вчера домой (незаконченное действие </text:span><text:span text:style-name="T833">в тот момент</text:span><text:span text:style-name="T832">).</text:span></text:p>
      <text:p text:style-name="P162"/>
      <text:p text:style-name="P826"><text:span text:style-name="T662">В отрицаниях и вопросах </text:span><text:span text:style-name="T663">глагол </text:span><text:span text:style-name="T516">be</text:span><text:span text:style-name="T662"> ведет себя точно так же, как и </text:span><text:span text:style-name="T663">для</text:span><text:span text:style-name="T662"> Past Simple:</text:span></text:p>
      <text:p text:style-name="P33"><text:span text:style-name="T834">W</text:span><text:span text:style-name="T807">e weren`t reading — Мы не читали (именно тогда). Was I running? — Я бежал?</text:span></text:p>
      <text:p text:style-name="P164"/>
      <text:p text:style-name="P312">В одном предложении часто используются Past Continuous и Past Simple одновременно.</text:p>
      <text:p text:style-name="P829"><text:span text:style-name="T665">Действие, длящееся какое-то время (</text:span><text:span text:style-name="T666">Past Continuous</text:span><text:span text:style-name="T665">) может прерываться более коротким действием (</text:span><text:span text:style-name="T666">Past Simple</text:span><text:span text:style-name="T671">)</text:span><text:span text:style-name="T665"> </text:span><text:span text:style-name="T669">либо другим Past Continuous </text:span><text:span text:style-name="T672">(смотреть по контексту)</text:span><text:span text:style-name="T669">.</text:span></text:p>
      <text:p text:style-name="P310"/>
      <text:p text:style-name="P827"><text:span text:style-name="T665">В этом случае предложение может содержать слово </text:span><text:span text:style-name="T517">while</text:span><text:span text:style-name="T665"> </text:span><text:span text:style-name="T667">(в то время, как)</text:span><text:span text:style-name="T665"> в той части, которая относится к <text:s/></text:span><text:span text:style-name="T666">Past Continuous, </text:span><text:span text:style-name="T665">либо </text:span><text:span text:style-name="T517">when</text:span><text:span text:style-name="T665">, там, где используется Past Simple.</text:span></text:p>
      <text:p text:style-name="P310"/>
      <text:p text:style-name="P34"><text:span text:style-name="T824">While</text:span><text:span text:style-name="T835"> I was working in the garden, I </text:span><text:span text:style-name="T836">kicked</text:span><text:span text:style-name="T835"> my leg — Пока я работал в саду, я </text:span><text:span text:style-name="T837">пнул</text:span><text:span text:style-name="T835"> ногу.</text:span></text:p>
      <text:p text:style-name="P35"><text:span text:style-name="T807">I was working in the garden </text:span><text:span text:style-name="T821">when</text:span><text:span text:style-name="T807"> I kicked my leg — </text:span><text:span text:style-name="T836">Я работал в саду, когда </text:span><text:span text:style-name="T837">пнул</text:span><text:span text:style-name="T836"> ногу</text:span><text:span text:style-name="T807">.</text:span></text:p>
      <text:p text:style-name="P165"/>
      <text:p text:style-name="P36"><text:span text:style-name="T821">While</text:span><text:span text:style-name="T807"> Tom was reading, Amely was watching a documentary on TV — Пока </text:span><text:span text:style-name="T838">Т</text:span><text:span text:style-name="T807">ом читал, </text:span></text:p>
      <text:p text:style-name="P166">Эмили смотрела документальный фильм по телевизору.</text:p>
      <text:p text:style-name="P313"/>
      <text:p text:style-name="P828"><text:span text:style-name="T670">Если действия происходят не одновременно, а следуют одно за другим</text:span><text:span text:style-name="T668">, то в этом </text:span></text:p>
      <text:p text:style-name="P311">случае нужно использовать <text:span text:style-name="T877">только</text:span> Past Simple.</text:p>
      <text:p text:style-name="P311"/>
      <text:p text:style-name="P163">I saw Jane in the street yesterday. I stopped and said hello — Я увидел Джейн вчера на улице. </text:p>
      <text:p text:style-name="P163">Я остановился и поздоровался (сказал «привет»).</text:p>
      <text:p text:style-name="P259"/>
      <text:p text:style-name="P259">Будущие. Future</text:p>
      <text:p text:style-name="P178"/>
      <text:p text:style-name="P183">В английском языке о будущем можно говорить не только с помощью формы Future, но и </text:p>
      <text:p text:style-name="P835"><text:span text:style-name="T686">с помощью </text:span><text:span text:style-name="T690">формы</text:span><text:span text:style-name="T686"> </text:span><text:span text:style-name="T688">Present</text:span><text:span text:style-name="T686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82"/>
      <text:p text:style-name="P834"><text:span text:style-name="T687">Другие варианты Future (кроме </text:span><text:span text:style-name="T689">Future </text:span><text:span text:style-name="T687">Simple) используются редко, </text:span><text:span text:style-name="T689">т. к.</text:span><text:span text:style-name="T687"> они громоздкие и довольно неудобные. В современном английском можно обойтись без них.</text:span></text:p>
      <text:p text:style-name="P182"/>
      <text:p text:style-name="P832"><text:span text:style-name="T224">На будущ</text:span><text:span text:style-name="T225">и</text:span><text:span text:style-name="T224">е могут также указы</text:span><text:span text:style-name="T225">вать</text:span><text:span text:style-name="T224"> модальные глаголы </text:span><text:span text:style-name="T226">и оборот </text:span><text:span text:style-name="T143">be going to</text:span><text:span text:style-name="T227">, </text:span><text:span text:style-name="T226">который </text:span></text:p>
      <text:p text:style-name="P832"><text:span text:style-name="T226">в основном</text:span><text:span text:style-name="T227"> встречается </text:span><text:span text:style-name="T226">в разговорной речи и нередко используется вместо Future Simple.</text:span></text:p>
      <text:p text:style-name="P182"/>
      <text:p text:style-name="P395"/>
      <text:p text:style-name="P1086">Present Continuous в значении будущего</text:p>
      <text:p text:style-name="P184"/>
      <text:p text:style-name="P184">Используется, чтобы сказать о личных планах. В предложении обычно указывается дата </text:p>
      <text:p text:style-name="P184">или время, связанные с будущим. Переводить можно как будущим так и настоящим.</text:p>
      <text:p text:style-name="P184"/>
      <text:p text:style-name="P681">What are you doing on Satureday? <text:span text:style-name="T360">—</text:span> Что ты делаешь в субботу? (какие у тебя планы?)</text:p>
      <text:p text:style-name="P689">I am flying to London tomorrow — <text:span text:style-name="T878">Завтра я лечу в Лондон (личный план)</text:span></text:p>
      <text:p text:style-name="P689"/>
      <text:p text:style-name="P586">Present Simple в значении будущего</text:p>
      <text:p text:style-name="P690"/>
      <text:p text:style-name="P185"><text:span text:style-name="T314">Используется, чтобы сказать о том, что </text:span><text:span text:style-name="T316">что-то </text:span><text:span text:style-name="T314">должно произойти по рассписанию, либо </text:span></text:p>
      <text:p text:style-name="P185"><text:span text:style-name="T314">о собственном графике. </text:span><text:span text:style-name="T315">Переводить можно как будущим так и настоящим.</text:span></text:p>
      <text:p text:style-name="P597"/>
      <text:p text:style-name="P597">Ключевое отличие от Present Continuous в том, что расписание не зависит от говорящего, </text:p>
      <text:p text:style-name="P830"><text:span text:style-name="T151">т. е. речь может идти </text:span><text:span text:style-name="T152">о </text:span><text:span text:style-name="T151">рассписании транспорта, сеансов в кино и т. </text:span><text:span text:style-name="T152">п</text:span><text:span text:style-name="T151">.</text:span></text:p>
      <text:p text:style-name="P691">My airplane flies at 6 o`clock tomorrow — Мой самолет летит завтра в 6 (рассписание)</text:p>
      <text:p text:style-name="P954"><text:span text:style-name="T102">What time do you finish work tommorow? </text:span><text:span text:style-name="T103">— </text:span><text:span text:style-name="T102">В какое время ты заканчиваешь работу завтра?</text:span></text:p>
      <text:p text:style-name="P693"/>
      <text:p text:style-name="P587">Оборот <text:span text:style-name="T449">be going to</text:span></text:p>
      <text:p text:style-name="P598"/>
      <text:p text:style-name="P831"><text:span text:style-name="T153">Подразумевает, что человек говорит не о спонтанном решении что-либо сделать, </text:span><text:span text:style-name="T156">а о заранее </text:span><text:span text:style-name="T157">продуманных</text:span><text:span text:style-name="T156"> действиях. </text:span><text:span text:style-name="T153">На русский переводится как «собираюсь сделать».</text:span></text:p>
      <text:p text:style-name="P598"/>
      <text:p text:style-name="P187"><text:span text:style-name="T313">Чтобы использовать, нужно поставить глагол </text:span><text:span text:style-name="T102">be</text:span><text:span text:style-name="T313"> в форму </text:span><text:span text:style-name="T102">am/is/are</text:span><text:span text:style-name="T313">, а смысловой глагол оставить в начальной форме, после </text:span><text:span text:style-name="T102">going to</text:span><text:span text:style-name="T313">.</text:span></text:p>
      <text:p text:style-name="P598"/>
      <text:p text:style-name="P692">I`m going to meet my friends tomorrow — Я собираюсь встретиться с друзьями завтра.</text:p>
      <text:p text:style-name="P941"><text:span text:style-name="T41">I`m going to go</text:span><text:span text:style-name="T323"> out after I finish my work — Я собираюсь погулять после, как закончу работу.</text:span></text:p>
      <text:p text:style-name="P598"/>
      <text:p text:style-name="P833"><text:span text:style-name="T153">В разговорной </text:span><text:span text:style-name="T157">стиле</text:span><text:span text:style-name="T154"> </text:span><text:span text:style-name="T155">этот </text:span><text:span text:style-name="T154">оборот </text:span><text:span text:style-name="T153">очень часто </text:span><text:span text:style-name="T157">записывается</text:span><text:span text:style-name="T153"> как </text:span><text:span text:style-name="T104">gonna</text:span><text:span text:style-name="T153"> </text:span><text:span text:style-name="T104">[гона].</text:span></text:p>
      <text:p text:style-name="P694"/>
      <text:p text:style-name="P188"><text:span text:style-name="T313">Также его используют, когда очевидно, что вот-вот случится какое-то действие. В этом случае </text:span><text:span text:style-name="T102">be goin to </text:span><text:span text:style-name="T313">передает оттенок неизбежности происходящего и применяется по отношению </text:span></text:p>
      <text:p text:style-name="P599">к постороннему человеку или объетку.</text:p>
      <text:p text:style-name="P599"/>
      <text:p text:style-name="P695">Look! He`s going to fall — Смотри! Он сейчас упадет.</text:p>
      <text:p text:style-name="P695">The sky is dark. It`s going to rain — Небо темное. Сейчас пойдет дождь.</text:p>
      <text:p text:style-name="P589"/>
      <text:p text:style-name="P588">Future Simple</text:p>
      <text:p text:style-name="P600"/>
      <text:p text:style-name="P836"><text:span text:style-name="T158">Сообщает о будущих, еще не случившихся событиях. </text:span><text:span text:style-name="T159">Эта форма говорит о том, что человек сделает что-то в будущем, но решение он принял в момент речи, </text:span><text:span text:style-name="T160">т. е. описывает не спланированные, а спонтанные дейсвтия. </text:span></text:p>
      <text:p text:style-name="P603"/>
      <text:p text:style-name="P836"><text:span text:style-name="T161">В</text:span><text:span text:style-name="T160"> предложени</text:span><text:span text:style-name="T161">ях</text:span><text:span text:style-name="T160"> </text:span><text:span text:style-name="T161">будут </text:span><text:span text:style-name="T160">часто </text:span><text:span text:style-name="T161">попадаться слова</text:span><text:span text:style-name="T160">, </text:span><text:span text:style-name="T161">выражающие</text:span><text:span text:style-name="T160"> мнение: <text:s/></text:span><text:span text:style-name="T105">I think </text:span><text:span text:style-name="T106">(я думаю)</text:span><text:span text:style-name="T105">, </text:span></text:p>
      <text:p text:style-name="P836"><text:span text:style-name="T105">I`m sure </text:span><text:span text:style-name="T106">(я уверен), I hope (я надеюсь), </text:span><text:span text:style-name="T105">probably (возможно).</text:span><text:span text:style-name="T106"> </text:span></text:p>
      <text:p text:style-name="P607"/>
      <text:p text:style-name="P602">Схема состоит из 2х частей: вспомогательного глагола <text:span text:style-name="T449">will </text:span><text:span text:style-name="T882">(заменяет </text:span><text:span text:style-name="T460">do/did</text:span><text:span text:style-name="T882">)</text:span> </text:p>
      <text:p text:style-name="P602">и смыслового глагола в начальной форме. </text:p>
      <text:p text:style-name="P697"/>
      <text:p text:style-name="P602"><text:span text:style-name="T449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49">not</text:span>.</text:p>
      <text:p text:style-name="P601"><text:soft-page-break/>В речи и на письме <text:span text:style-name="T449">will</text:span> обычно сокращается до <text:span text:style-name="T449">`ll</text:span>, а отрицание <text:span text:style-name="T449">will</text:span> <text:span text:style-name="T449">not</text:span> д<text:span text:style-name="T881">о</text:span> <text:span text:style-name="T449">won`t</text:span>.</text:p>
      <text:p text:style-name="P601"/>
      <text:p text:style-name="P696">We <text:span text:style-name="T787">will</text:span> proobably <text:span text:style-name="T787">meet</text:span> soon — Мы, возможно, скоро <text:span text:style-name="T787">встретимся</text:span>.</text:p>
      <text:p text:style-name="P696">I hope everything <text:span text:style-name="T787">will be</text:span> fine — Надеюсь, все <text:span text:style-name="T787">будет </text:span>хорошо.</text:p>
      <text:p text:style-name="P696"><text:span text:style-name="T787">Will</text:span> you <text:span text:style-name="T787">be</text:span> at home toworrow? No, I won`t — <text:span text:style-name="T880">Ты </text:span><text:span text:style-name="T789">будешь</text:span><text:span text:style-name="T880"> завтра дома? Нет</text:span>.</text:p>
      <text:p text:style-name="P601"/>
      <text:p text:style-name="P606">Чтобы правильно подобрать нужную форму, нужно отталкиваться от контекста:</text:p>
      <text:list xml:id="list2285500047" text:style-name="L31">
        <text:list-item>
          <text:p text:style-name="P1105">I will do — я сделаю (считаю/верю, что сделаю это);</text:p>
        </text:list-item>
        <text:list-item>
          <text:p text:style-name="P1106">I am doing — я сделаю (потому что уже спланировал это);</text:p>
        </text:list-item>
        <text:list-item>
          <text:p text:style-name="P1106">I am going to do — я собираюсь сделать (ключевое слово «собираюсь»).</text:p>
        </text:list-item>
      </text:list>
      <text:p text:style-name="P604"/>
      <text:p text:style-name="P605">Нередко, вместо will используется модальный глагол might:</text:p>
      <text:p text:style-name="P699">I might do it — Наверное, я сделаю это.</text:p>
      <text:p text:style-name="P698"/>
      <text:p text:style-name="P799">Модальные глаголы</text:p>
      <text:p text:style-name="P700"/>
      <text:p text:style-name="P610">Это особенные глаголы, которые одновременно:</text:p>
      <text:list xml:id="list1705640874" text:style-name="L32">
        <text:list-item>
          <text:p text:style-name="P1107">передают смысл (используются как смысловые глаголы);</text:p>
        </text:list-item>
        <text:list-item>
          <text:p text:style-name="P1107">передают время (привязывают дейсвтие к какому-то времени);</text:p>
        </text:list-item>
        <text:list-item>
          <text:p text:style-name="P1107">используются по тем же правилами, что и вспомогательные глаголы.</text:p>
        </text:list-item>
      </text:list>
      <text:p text:style-name="P608"/>
      <text:p text:style-name="P608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608">а в отрицаниях используются вместе с частицей <text:span text:style-name="T449">not</text:span>.</text:p>
      <text:p text:style-name="P608"/>
      <text:p text:style-name="P845"><text:span text:style-name="T164">Модальные глаголы не имеют окончаний и дополнительных форм. </text:span><text:span text:style-name="T186">Т. е. </text:span><text:span text:style-name="T164">не меняются в зависимости от подлежащего </text:span><text:span text:style-name="T186">(нет окончания -s, если подлежащее he/she/it и </text:span><text:span text:style-name="T187">пр</text:span><text:span text:style-name="T186">)</text:span><text:span text:style-name="T164">. </text:span></text:p>
      <text:p text:style-name="P609"/>
      <text:p text:style-name="P616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616"/>
      <text:p text:style-name="P617"><text:span text:style-name="T903">После модального глагола почти всегда </text:span><text:span text:style-name="T905">идет</text:span><text:span text:style-name="T903"> смысловой глагол в начальной форме, </text:span><text:span text:style-name="T906">но </text:span><text:span text:style-name="T903">без частицы </text:span><text:span text:style-name="T465">to. </text:span><text:span text:style-name="T904">Также смысловой глагол в начальной форме идет после модальных кострукций.</text:span></text:p>
      <text:p text:style-name="P616"/>
      <text:p text:style-name="P955"><text:span text:style-name="T186">М</text:span><text:span text:style-name="T150">одальные глаголы: </text:span><text:span text:style-name="T102">can, could, must, might, may, should, would, will, shall</text:span><text:span text:style-name="T150">.</text:span></text:p>
      <text:p text:style-name="P873"><text:span text:style-name="T176">М</text:span><text:span text:style-name="T222">одальные конструкции: </text:span><text:span text:style-name="T136">be able to, have to, used to</text:span><text:span text:style-name="T222">.</text:span></text:p>
      <text:p text:style-name="P618"/>
      <text:p text:style-name="P873"><text:span text:style-name="T311">Глаголы </text:span><text:span text:style-name="T146">w</text:span><text:span text:style-name="T147">ill</text:span><text:span text:style-name="T312"> и </text:span><text:span text:style-name="T146">s</text:span><text:span text:style-name="T147">hall</text:span></text:p>
      <text:p text:style-name="P619"/>
      <text:p text:style-name="P956"><text:span text:style-name="T150">В Future Simple </text:span><text:span text:style-name="T102">will</text:span><text:span text:style-name="T150"> используется как вспомогательный глагол. Но иногда он также</text:span></text:p>
      <text:p text:style-name="P956"><text:span text:style-name="T150">используется как модальный глагол. Это касается ситуац</text:span><text:span text:style-name="T162">и</text:span><text:span text:style-name="T150">й, когда нужно предложить свою помощь либо обратиться за помощью самому.</text:span></text:p>
      <text:p text:style-name="P620"/>
      <text:p text:style-name="P701">You luggage is heavy. I`ll help you — У вас тяжелый багаж. Я помогу вам.</text:p>
      <text:p text:style-name="P701">Will you help me? — Ты мне поможешь?</text:p>
      <text:p text:style-name="P620"/>
      <text:p text:style-name="P838"><text:span text:style-name="T162">Ситуации с </text:span><text:span text:style-name="T107">will</text:span><text:span text:style-name="T162"> переводятся будущим, а с </text:span><text:span text:style-name="T107">won`t </text:span><text:span text:style-name="T162">— настоящим. </text:span><text:span text:style-name="T107">Won`t</text:span><text:span text:style-name="T162"> означает </text:span></text:p>
      <text:p text:style-name="P612">«отказывается» (не смотря на мои ожидание, действие не происходит).</text:p>
      <text:p text:style-name="P611"/>
      <text:p text:style-name="P702"/>
      <text:p text:style-name="P1092">What`s wrong? My Car won`t start — Что случилось? Моя машина не заводится. </text:p>
      <text:p text:style-name="P702">(отказывается заводиться)</text:p>
      <text:p text:style-name="P611"/>
      <text:p text:style-name="P837"><text:span text:style-name="T163">Модальный глагол </text:span><text:span text:style-name="T108">shall</text:span><text:span text:style-name="T163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08">will</text:span><text:span text:style-name="T163">.</text:span></text:p>
      <text:p text:style-name="P613"/>
      <text:p text:style-name="P837"><text:span text:style-name="T163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08">I</text:span><text:span text:style-name="T163"> или </text:span><text:span text:style-name="T108">we</text:span><text:span text:style-name="T163">.</text:span></text:p>
      <text:p text:style-name="P613"/>
      <text:p text:style-name="P703">Shall I close the door? - Я закрою дверь? (вы не против, если я закрою дверь?)</text:p>
      <text:p text:style-name="P37"><text:span text:style-name="T317">S</text:span><text:span text:style-name="T313">hall we dance? - Потанцуем? (вы не против потанцевать?)</text:span></text:p>
      <text:p text:style-name="P611"/>
      <text:p text:style-name="P590"><text:span text:style-name="T888">Глаголы </text:span><text:span text:style-name="T462">c</text:span><text:span text:style-name="T449">an</text:span> и <text:span text:style-name="T462">c</text:span><text:span text:style-name="T449">ould</text:span></text:p>
      <text:p text:style-name="P613"/>
      <text:p text:style-name="P843"><text:span text:style-name="T120">Can</text:span><text:span text:style-name="T165"> переводится как «умею», «могу», «смогу». </text:span><text:span text:style-name="T184">С</text:span><text:span text:style-name="T165"> частицей </text:span><text:span text:style-name="T120">not</text:span><text:span text:style-name="T165"> в пишется либо </text:span></text:p>
      <text:p text:style-name="P469"><text:span text:style-name="T165">слитно — </text:span><text:span text:style-name="T120">cannot</text:span><text:span text:style-name="T165">, либо сокращенно — </text:span><text:span text:style-name="T120">can`t</text:span><text:span text:style-name="T165">. </text:span><text:span text:style-name="T184">М</text:span><text:span text:style-name="T166">ожет передавать следующие значения:</text:span></text:p>
      <text:list xml:id="list533399096" text:style-name="L33">
        <text:list-item>
          <text:p text:style-name="P1225"><text:span text:style-name="T165">у</text:span><text:span text:style-name="T166">мственные или физические возможности, умение что-то сделать;</text:span></text:p>
        </text:list-item>
        <text:list-item>
          <text:p text:style-name="P1108">разрешение или запрет что-то cделать;</text:p>
        </text:list-item>
        <text:list-item>
          <text:p text:style-name="P1108">просьба или предложение о помощи;</text:p>
        </text:list-item>
        <text:list-item>
          <text:p text:style-name="P1108">неуверенность в совершении действия (в вопросах).</text:p>
        </text:list-item>
      </text:list>
      <text:p text:style-name="P615"/>
      <text:p text:style-name="P38"><text:span text:style-name="T318">H</text:span><text:span text:style-name="T313">e can understand my English — Он может понимать мой английский.</text:span></text:p>
      <text:p text:style-name="P704">You can`t smoke here — Ты не можешь сдесь курить.</text:p>
      <text:p text:style-name="P704">Can I help you? - Я могу вам помочь?</text:p>
      <text:p text:style-name="P621"/>
      <text:p text:style-name="P957"><text:span text:style-name="T165">В </text:span><text:span text:style-name="T150">разговорной речи </text:span><text:span text:style-name="T102">can</text:span><text:span text:style-name="T150"> широко используется именно, когда нужно спросить разрешение </text:span></text:p>
      <text:p text:style-name="P958"><text:span text:style-name="T150">что-то сделать. </text:span><text:span text:style-name="T190">Е</text:span><text:span text:style-name="T188">сли нужно спросить разрешение вежливо, то используется may.</text:span></text:p>
      <text:p text:style-name="P657"/>
      <text:p text:style-name="P846"><text:span text:style-name="T122">Can</text:span><text:span text:style-name="T123"> I use your phone? / May I use your phone? - Я мог</text:span><text:span text:style-name="T122">у</text:span><text:span text:style-name="T123"> воспольз</text:span><text:span text:style-name="T122">оваться</text:span><text:span text:style-name="T123"> </text:span></text:p>
      <text:p text:style-name="P846"><text:span text:style-name="T122">твоим/</text:span><text:span text:style-name="T123">вашим телефоном?</text:span></text:p>
      <text:p text:style-name="P614"/>
      <text:p text:style-name="P959"><text:span text:style-name="T102">Could [куд] </text:span><text:span text:style-name="T150">переводится как «мог», «мог бы» и является прошедшей формой от </text:span><text:span text:style-name="T102">can</text:span><text:span text:style-name="T150">. </text:span></text:p>
      <text:p text:style-name="P622">Его следует использовать, когда мы говорим о том, что что-то умели или могли в прошлом.</text:p>
      <text:p text:style-name="P656">Также <text:span text:style-name="T449">could</text:span> <text:span text:style-name="T907">применяется</text:span> в качестве официальной формы обращения.</text:p>
      <text:p text:style-name="P622"/>
      <text:p text:style-name="P705">I could read at the age of 4 — Я мог читать в 4 года.</text:p>
      <text:p text:style-name="P705">This story could be true — Эта история могла бы быть правдой.</text:p>
      <text:p text:style-name="P595"/>
      <text:p text:style-name="P595"><text:span text:style-name="T886">К</text:span>онструкция <text:span text:style-name="T449">be able to</text:span></text:p>
      <text:p text:style-name="P623"/>
      <text:p text:style-name="P624">Дублирует по значению модальные глаголы <text:span text:style-name="T449">can/could</text:span>. Говорит о возможности </text:p>
      <text:p text:style-name="P624">соверишить действие. <text:span text:style-name="T901">В настоящем времени </text:span><text:span text:style-name="T885">заменяется модальным глаголом </text:span><text:span text:style-name="T461">can</text:span><text:span text:style-name="T901">.</text:span></text:p>
      <text:p text:style-name="P624"/>
      <text:p text:style-name="P625">В этой конструкции глагол <text:span text:style-name="T449">be</text:span> передает время:</text:p>
      <text:list xml:id="list3697620839" text:style-name="L34">
        <text:list-item>
          <text:p text:style-name="P1109">am/is/are able to — могу/может/могут (есть возможность);</text:p>
        </text:list-item>
        <text:list-item>
          <text:p text:style-name="P1109">was/were able to — смог/смогли;</text:p>
        </text:list-item>
        <text:list-item>
          <text:p text:style-name="P1109">will be able to — смогу/сможет/смогут.</text:p>
        </text:list-item>
      </text:list>
      <text:p text:style-name="P626"/>
      <text:p text:style-name="P839"><text:span text:style-name="T109">B</text:span><text:span text:style-name="T110">e able to</text:span><text:span text:style-name="T167"> передает оттенок </text:span><text:span text:style-name="T168">того, что </text:span><text:span text:style-name="T171">человек</text:span><text:span text:style-name="T168"> обычно не может сделать, но именно тогда </text:span></text:p>
      <text:p text:style-name="P839"><text:span text:style-name="T168">смог (в прошедшем) или сможет (в будущем).</text:span><text:span text:style-name="T167"> </text:span><text:span text:style-name="T168">Т</text:span><text:span text:style-name="T167">. е. не «мог</text:span><text:span text:style-name="T168">у</text:span><text:span text:style-name="T167">», а «</text:span><text:span text:style-name="T168">смогу</text:span><text:span text:style-name="T167">».</text:span></text:p>
      <text:p text:style-name="P627"/>
      <text:p text:style-name="P706"><text:soft-page-break/>Stacey talked rather quickly, but I was able to understand her — Стэйси говорила довольно быстро, но я смог понять её.</text:p>
      <text:p text:style-name="P706"/>
      <text:p text:style-name="P706">If I learn French, I will be able to understand it — Если я буду учить французский, </text:p>
      <text:p text:style-name="P706">я смогу понимать его.</text:p>
      <text:p text:style-name="P706"/>
      <text:p text:style-name="P591"><text:span text:style-name="T888">Глаголы </text:span><text:span text:style-name="T462">m</text:span><text:span text:style-name="T449">ight</text:span> и <text:span text:style-name="T462">m</text:span><text:span text:style-name="T449">ay</text:span></text:p>
      <text:p text:style-name="P706"/>
      <text:p text:style-name="P844"><text:span text:style-name="T185">M</text:span><text:span text:style-name="T113">ight [майт]</text:span><text:span text:style-name="T169"> переводится как «может» или «мог бы», </text:span><text:span text:style-name="T176">а</text:span><text:span text:style-name="T890"> т</text:span>акже <text:span text:style-name="T169">наречием </text:span><text:span text:style-name="T174">«возможно», «вероятно», </text:span><text:span text:style-name="T175">«должно быть», </text:span><text:span text:style-name="T174">«наверное»</text:span><text:span text:style-name="T169">. </text:span></text:p>
      <text:p text:style-name="P653"/>
      <text:p text:style-name="P628">Он указывает на вероятность того, что ситуация может происходить сейчас или произойти </text:p>
      <text:p text:style-name="P628">в ближайшем будущем. Является синонимом фразе <text:span text:style-name="T449">it is possible that</text:span> (возможно, что).</text:p>
      <text:p text:style-name="P724"/>
      <text:p text:style-name="P960"><text:span text:style-name="T102">Look at the sky. It might rain — Посмотри на небо. Возможно </text:span><text:span text:style-name="T112">пойдет дождь.</text:span></text:p>
      <text:p text:style-name="P961"><text:span text:style-name="T112">M</text:span><text:span text:style-name="T102">ight Tom call in the evening? - Том может позвонить вечером? (может</text:span><text:span text:style-name="T114"> ли он позвонить</text:span><text:span text:style-name="T102">?)</text:span></text:p>
      <text:p text:style-name="P706"/>
      <text:p text:style-name="P881"><text:span text:style-name="T185">Отрицание</text:span><text:span text:style-name="T170"> </text:span><text:span text:style-name="T111">might</text:span><text:span text:style-name="T170"> </text:span><text:span text:style-name="T111">not</text:span><text:span text:style-name="T170"> </text:span><text:span text:style-name="T185">сокращается до</text:span><text:span text:style-name="T170"> </text:span><text:span text:style-name="T111">mightn`t [майтэнт]</text:span><text:span text:style-name="T170">.</text:span></text:p>
      <text:p text:style-name="P654"/>
      <text:p text:style-name="P881"><text:span text:style-name="T169">Модальный глагол </text:span><text:span text:style-name="T113">may</text:span><text:span text:style-name="T169"> в современном английском используется </text:span><text:span text:style-name="T170">редко</text:span><text:span text:style-name="T169">. Но его часто применяют, когда нужно предложить помощь незнакомому человеку. </text:span><text:span text:style-name="T189">Он п</text:span><text:span text:style-name="T169">ереводится как «иметь возможность» и по сути </text:span><text:span text:style-name="T170">взаимозаменяем с</text:span><text:span text:style-name="T169"> </text:span><text:span text:style-name="T113">might</text:span><text:span text:style-name="T169">.</text:span></text:p>
      <text:p text:style-name="P707"/>
      <text:p text:style-name="P707">May I help you, sir? Я могу вам помочь, сэр? (имею ли я возможность вам помочь?)</text:p>
      <text:p text:style-name="P655"/>
      <text:p text:style-name="P592"><text:span text:style-name="T889">Глагол </text:span><text:span text:style-name="T463">m</text:span><text:span text:style-name="T449">ust</text:span></text:p>
      <text:p text:style-name="P629"/>
      <text:p text:style-name="P847"><text:span text:style-name="T191">О</text:span><text:span text:style-name="T175">дин из самых распространенных в речи модальных глаголов. </text:span><text:span text:style-name="T192">И</text:span><text:span text:style-name="T175">спользуется в настоящем времени. Переводится как «должен», «обязан» или «должно быть», «</text:span><text:span text:style-name="T172">наверное»</text:span><text:span text:style-name="T175">.</text:span></text:p>
      <text:p text:style-name="P630"/>
      <text:p text:style-name="P468"><text:span text:style-name="T172">П</text:span><text:span text:style-name="T166">ереда</text:span><text:span text:style-name="T172">ет</text:span><text:span text:style-name="T166"> следующие значения</text:span><text:span text:style-name="T173">:</text:span></text:p>
      <text:list xml:id="list4232732476" text:style-name="L35">
        <text:list-item>
          <text:p text:style-name="P1110">необходимость, обязанность, долг;</text:p>
        </text:list-item>
        <text:list-item>
          <text:p text:style-name="P1111">настойчивый совет, приказ, запрет (в отрицаниях);</text:p>
        </text:list-item>
      </text:list>
      <text:p text:style-name="P725"/>
      <text:p text:style-name="P725">I must go — Я должен идти. </text:p>
      <text:p text:style-name="P710">He must not be at home now — <text:s/><text:span text:style-name="T900">О</text:span>н не должен сейчас быть дома.</text:p>
      <text:p text:style-name="P873"><text:span text:style-name="T137">Must we hurry? — Нам нужно торопиться? </text:span><text:span text:style-name="T138">(должны ли мы торопиться?)</text:span></text:p>
      <text:p text:style-name="P710"/>
      <text:p text:style-name="P873"><text:span text:style-name="T173">Отрицание </text:span><text:span text:style-name="T121">must not</text:span><text:span text:style-name="T173"> </text:span><text:span text:style-name="T185">означает</text:span><text:span text:style-name="T173"> «нельзя», «запрещено». Сокращается до </text:span><text:span text:style-name="T121">musn`t [мазнт]</text:span><text:span text:style-name="T173">.</text:span></text:p>
      <text:p text:style-name="P708">You musn`t park here — Здесь нельзя парковаться.</text:p>
      <text:p text:style-name="P630"/>
      <text:p text:style-name="P631">Когда <text:span text:style-name="T449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631"/>
      <text:p text:style-name="P709">She has worked so hard these days. She must<text:span text:style-name="T787"> </text:span>be very tired — </text:p>
      <text:p text:style-name="P709">Она так много работала в эти дни. Она, наверное, очень <text:span text:style-name="T887">уставшая.</text:span></text:p>
      <text:p text:style-name="P711"/>
      <text:p text:style-name="P593">Конструкция <text:span text:style-name="T449">have to</text:span></text:p>
      <text:p text:style-name="P632"/>
      <text:p text:style-name="P634">Дублирует по значению модальный глагол <text:span text:style-name="T449">must</text:span>. Говорит об обязанностях, </text:p>
      <text:p text:style-name="P634">которые человек вынежден выполнять <text:span text:style-name="T902">не по свое воле</text:span>. </text:p>
      <text:p text:style-name="P633"/>
      <text:p text:style-name="P633"><text:soft-page-break/>В настоящем времени <text:span text:style-name="T449">have to</text:span> и <text:span text:style-name="T449">must</text:span> взаимозаменяемы и часто разницы между ними нет.</text:p>
      <text:p text:style-name="P633">Однако <text:span text:style-name="T449">must</text:span> означает необходимость, которая исходит от самого человека, </text:p>
      <text:p text:style-name="P633">а <text:span text:style-name="T449">have to</text:span> говорит о необходимости, исходящей извне.</text:p>
      <text:p text:style-name="P633"/>
      <text:p text:style-name="P712">I must do it — Я должен это сделать (это мой долг).</text:p>
      <text:p text:style-name="P712">I have to do it — Я должен это сделать (того требуют обстоятельства).</text:p>
      <text:p text:style-name="P633"/>
      <text:p text:style-name="P840"><text:span text:style-name="T115">Have to</text:span><text:span text:style-name="T177">, в отличие от </text:span><text:span text:style-name="T115">must</text:span><text:span text:style-name="T177">, может употребляться во всех временах. Форма в будущем </text:span></text:p>
      <text:p text:style-name="P635">времени используется редко и ее предпочитают заменять на форму настоящего.</text:p>
      <text:p text:style-name="P635"/>
      <text:p text:style-name="P635">Отрицательная и вопросительная форма образуется с помощью вспомогательных </text:p>
      <text:p text:style-name="P840"><text:span text:style-name="T177">глаголов </text:span><text:span text:style-name="T115">do/did/will</text:span><text:span text:style-name="T177">. (</text:span><text:span text:style-name="T193">здесь </text:span><text:span text:style-name="T115">have</text:span><text:span text:style-name="T177"> ведет себя как смысловой глагол).</text:span></text:p>
      <text:p text:style-name="P714"/>
      <text:p text:style-name="P713"><text:span text:style-name="T910">I </text:span><text:span text:style-name="T313">had to go — Я должен был идти.</text:span></text:p>
      <text:p text:style-name="P712">He doesn`t have to go — Он не должен идти.</text:p>
      <text:p text:style-name="P726">Will they have to go? — Они должны будут идти?</text:p>
      <text:p text:style-name="P636"/>
      <text:p text:style-name="P962"><text:span text:style-name="T177">В </text:span><text:span text:style-name="T150">отрицательных предложениях </text:span><text:span text:style-name="T102">have to</text:span><text:span text:style-name="T150"> и </text:span><text:span text:style-name="T102">must</text:span><text:span text:style-name="T150"> передают разный смысл. </text:span></text:p>
      <text:p text:style-name="P962"><text:span text:style-name="T102">Must not</text:span><text:span text:style-name="T150"> выражает запрет, а </text:span><text:span text:style-name="T102">heve to</text:span><text:span text:style-name="T150"> — отсутсвие обязанности.</text:span></text:p>
      <text:p text:style-name="P679"/>
      <text:p text:style-name="P712">You mustn`t tell anyone — Ты не должен рассказывать никому.</text:p>
      <text:p text:style-name="P712">You don`t have to tell me everything — Можешь не рассказывать мне всего.</text:p>
      <text:p text:style-name="P635"/>
      <text:p text:style-name="P848"><text:span text:style-name="T116">Have</text:span><text:span text:style-name="T178"> в значении «должен» всегда используется с частицей </text:span><text:span text:style-name="T116">to</text:span><text:span text:style-name="T178">. Если не поставить </text:span><text:span text:style-name="T116">to</text:span><text:span text:style-name="T178"> </text:span></text:p>
      <text:p text:style-name="P848"><text:span text:style-name="T178">после </text:span><text:span text:style-name="T116">have</text:span><text:span text:style-name="T178">, то этот глагол будет ознать «иметь». </text:span></text:p>
      <text:p text:style-name="P635"/>
      <text:p text:style-name="P7"><text:span text:style-name="T228">Г</text:span><text:span text:style-name="T229">лагол </text:span><text:span text:style-name="T144">should</text:span></text:p>
      <text:p text:style-name="P637"/>
      <text:p text:style-name="P849"><text:span text:style-name="T124">Should [шуд] </text:span><text:span text:style-name="T194">подходит</text:span><text:span text:style-name="T178">, чтобы дать</text:span><text:span text:style-name="T194"> вежливый</text:span><text:span text:style-name="T178"> совет. Переводится как «</text:span><text:span text:style-name="T195">следует сделать</text:span><text:span text:style-name="T178">» </text:span></text:p>
      <text:p text:style-name="P849"><text:span text:style-name="T195">или «нужно (так поступить)». </text:span><text:span text:style-name="T197">С</text:span><text:span text:style-name="T195">вязан с на</text:span><text:span text:style-name="T197">с</text:span><text:span text:style-name="T195">тоящим и будущим временем. Грамматически использ</text:span><text:span text:style-name="T194">уется</text:span><text:span text:style-name="T195"> по тем же правилами, что и другие модальные глаголы.</text:span></text:p>
      <text:p text:style-name="P640"/>
      <text:p text:style-name="P58">You should be more attentive — Вам следует быть более внимательным.</text:p>
      <text:p text:style-name="P638"/>
      <text:p text:style-name="P850"><text:span text:style-name="T196">Для</text:span><text:span text:style-name="T195"> совет</text:span><text:span text:style-name="T196">а</text:span><text:span text:style-name="T195">, помимо </text:span><text:span text:style-name="T124">should,</text:span><text:span text:style-name="T195"> можно также использовать обороты, помогающие </text:span></text:p>
      <text:p text:style-name="P850"><text:span text:style-name="T195">выразить мненеие, например </text:span><text:span text:style-name="T124">I think, I don`t think</text:span><text:span text:style-name="T195">.</text:span></text:p>
      <text:p text:style-name="P639"/>
      <text:p text:style-name="P715">I think you should leave — Думаю, вам пора уйти.</text:p>
      <text:p text:style-name="P716"/>
      <text:p text:style-name="P841"><text:span text:style-name="T117">Should</text:span><text:span text:style-name="T179"> также выражает: недоумение, удивление, возмущение. В этом случае </text:span><text:span text:style-name="T196">он</text:span><text:span text:style-name="T179"> передает эмоциональную окраску высказыванию. Отрицательная форма говорит о плохой зате</text:span><text:span text:style-name="T180">е</text:span><text:span text:style-name="T179">.</text:span></text:p>
      <text:p text:style-name="P638"/>
      <text:p text:style-name="P715">Why should I go there? - Скакой стати мне туда идти?</text:p>
      <text:p text:style-name="P715">You shouldn`t go there — Не нужно туда идти <text:span text:style-name="T908">(это плохая идея)</text:span>.</text:p>
      <text:p text:style-name="P638"/>
      <text:p text:style-name="P8"><text:span text:style-name="T223">Глагол </text:span><text:span text:style-name="T142">would</text:span></text:p>
      <text:p text:style-name="P641"/>
      <text:p text:style-name="P643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892">Грамматически использ</text:span><text:span text:style-name="T893">уется</text:span><text:span text:style-name="T892"> по тем же правилами, что и другие модальные глаголы.</text:span></text:p>
      <text:p text:style-name="P642"/>
      <text:p text:style-name="P646"><text:soft-page-break/>При переводе <text:span text:style-name="T449">would</text:span>, <text:span text:style-name="T893">по сути, </text:span>выпадает, а идущий после него смысловой глагол, используется с частицей<text:span text:style-name="T464"> </text:span><text:span text:style-name="T449">to</text:span>. <text:span text:style-name="T464">Would</text:span><text:span text:style-name="T895"> часто сокращается до </text:span><text:span text:style-name="T464">`d</text:span><text:span text:style-name="T895"> и произносится как одна буква (поэтому поначалу расслышать </text:span><text:span text:style-name="T464">would</text:span><text:span text:style-name="T895"> в предложении довольно сложно).</text:span></text:p>
      <text:p text:style-name="P642"/>
      <text:p text:style-name="P644"><text:span text:style-name="T891">В</text:span>стречается в вариантах, <text:span text:style-name="T909">когда</text:span>:</text:p>
      <text:list xml:id="list2317238920" text:style-name="L36">
        <text:list-item>
          <text:p text:style-name="P1112">соответствует русской частице «бы» (когда представляют ситуацию);</text:p>
        </text:list-item>
        <text:list-item>
          <text:p text:style-name="P1112">сообщает о привычках прошлого (в этом случае может заменяться на <text:span text:style-name="T449">used to</text:span>).</text:p>
        </text:list-item>
      </text:list>
      <text:p text:style-name="P645"/>
      <text:p text:style-name="P717">I would like to live in New Your — Я бы хотел жить в Нью Йорке <text:span text:style-name="T891">(представил)</text:span>.</text:p>
      <text:p text:style-name="P718">I wouldn`t watch this film with my child — Я бы не смотрела этот фильм с моим ребенком.</text:p>
      <text:p text:style-name="P719">Would you like to go <text:span text:style-name="T894">to the party with us? </text:span>—<text:span text:style-name="T894"> Ты бы хотел пойти с нами на вечеринку?</text:span></text:p>
      <text:p text:style-name="P647"/>
      <text:p text:style-name="P882"><text:span text:style-name="T181">Фраза </text:span><text:span text:style-name="T118">would you like</text:span><text:span text:style-name="T181"> часто используется, когда хотят предложить человеку услугу</text:span><text:span text:style-name="T199">, </text:span><text:span text:style-name="T181">предмет </text:span></text:p>
      <text:p text:style-name="P882"><text:span text:style-name="T181">и т. п. Если человек согласен, то он отвечает </text:span><text:span text:style-name="T118">I`d like to</text:span><text:span text:style-name="T181"> (</text:span><text:span text:style-name="T198">я бы хотел</text:span><text:span text:style-name="T181">) </text:span><text:span text:style-name="T198">или </text:span><text:span text:style-name="T126">I`d love to</text:span></text:p>
      <text:p text:style-name="P882"><text:span text:style-name="T181">(с удовольствием). <text:s/></text:span><text:span text:style-name="T118">I`d like to </text:span><text:span text:style-name="T221">можно использовать вместо</text:span><text:span text:style-name="T135"> I want </text:span><text:span text:style-name="T139">(уточнить)</text:span><text:span text:style-name="T135">.</text:span></text:p>
      <text:p text:style-name="P648"/>
      <text:p text:style-name="P851"><text:span text:style-name="T118">Would you like a cup of </text:span><text:span text:style-name="T125">tea</text:span><text:span text:style-name="T118">? Yes, I would — Вы бы хотили чашечку </text:span><text:span text:style-name="T125">чая</text:span><text:span text:style-name="T118">? Да, хотел бы.</text:span></text:p>
      <text:p text:style-name="P648"/>
      <text:p text:style-name="P720">What would you like, coffee or tea? I`d like some cofee — Чтобы вы хотели, </text:p>
      <text:p text:style-name="P720">кофе или чай? Я бы хотел кофе.</text:p>
      <text:p text:style-name="P648"/>
      <text:p text:style-name="P594">Конструкция <text:span text:style-name="T449">used to</text:span></text:p>
      <text:p text:style-name="P648"/>
      <text:p text:style-name="P649">Используется, когда говорят о регулярных вещах, происходящих в прошлом. </text:p>
      <text:p text:style-name="P842"><text:span text:style-name="T182">Британцы </text:span><text:span text:style-name="T183">предпочитают</text:span><text:span text:style-name="T182"> </text:span><text:span text:style-name="T119">used to</text:span><text:span text:style-name="T182">, американцы чаще использую </text:span><text:span text:style-name="T119">would</text:span><text:span text:style-name="T182">.</text:span></text:p>
      <text:p text:style-name="P649"/>
      <text:p text:style-name="P649">На русский <text:span text:style-name="T449">would/used to</text:span> можно перевести как «имел привычку делать» <text:span text:style-name="T897">или</text:span> «раньше».</text:p>
      <text:p text:style-name="P650"><text:span text:style-name="T897">Также </text:span><text:span text:style-name="T449">would/used to</text:span> <text:span text:style-name="T897">подразумевает, что сейчас человек уже не делает того, что делал раньше.</text:span></text:p>
      <text:p text:style-name="P650"/>
      <text:p text:style-name="P651">Как правило <text:span text:style-name="T449">would</text:span> используется в ситуациях, когда указан период во время которого </text:p>
      <text:p text:style-name="P651">человек так не поступал. </text:p>
      <text:p text:style-name="P651"/>
      <text:p text:style-name="P652">После <text:span text:style-name="T449">used to</text:span> стоит глагол в начальной форме. В настоящем времени эта констуркция </text:p>
      <text:p text:style-name="P652">не используется <text:span text:style-name="T898">(для этого есть Present Simple) </text:span>и<text:span text:style-name="T896"> </text:span>часто <text:span text:style-name="T896">выпадает при переводе.</text:span></text:p>
      <text:p text:style-name="P652"/>
      <text:p text:style-name="P721">I used to live in Bristol — Раньше я жил <text:span text:style-name="T899">в Бристоле (а сейчас нет).</text:span></text:p>
      <text:p text:style-name="P722">I didn`t use to drink tea — Раньше я не пил чай (а теперь пью).</text:p>
      <text:p text:style-name="P723">Did you use to play tennis? — Ты раньше играл в теннис?</text:p>
      <text:p text:style-name="P596"/>
      <text:p text:style-name="P800">Повелительно наклонение. Imperative</text:p>
      <text:p text:style-name="P658"/>
      <text:p text:style-name="P659">Это способ озвучить распоряжение, приказ, <text:span text:style-name="T911">просьбу</text:span> или призыв к действию.</text:p>
      <text:p text:style-name="P659">В речи очень часто используются предложения в форме повелительного наклонения.</text:p>
      <text:p text:style-name="P659"/>
      <text:p text:style-name="P852"><text:span text:style-name="T200">Чтобы выразить приказ или просьбу (</text:span><text:span text:style-name="T201">настойчиво</text:span><text:span text:style-name="T200">), нужно начать предложение с глагола </text:span></text:p>
      <text:p text:style-name="P660">в начальной форме (форма повелительного наклонения только одна).</text:p>
      <text:p text:style-name="P659"/>
      <text:p text:style-name="P59"><text:span text:style-name="T319">C</text:span><text:span text:style-name="T313">ome here — Подойдите сюда ( призыв к действию).</text:span></text:p>
      <text:p text:style-name="P727">Put your gun down! — Опусти оружие! (приказ).</text:p>
      <text:p text:style-name="P727">Help! — Помогите! (настойчивая просьба).</text:p>
      <text:p text:style-name="P661"/>
      <text:p text:style-name="P963"><text:span text:style-name="T150">Чтобы просьба звучала вежливее, </text:span><text:span text:style-name="T202">используют слово please: </text:span><text:span text:style-name="T127">Come here, please</text:span><text:span text:style-name="T202">.</text:span></text:p>
      <text:p text:style-name="P964"><text:soft-page-break/><text:span text:style-name="T202">Е</text:span><text:span text:style-name="T150">сли </text:span><text:span text:style-name="T203">человеку предлагают угоститься едой, то часто начинают предложение с </text:span><text:span text:style-name="T128">have</text:span><text:span text:style-name="T203">.</text:span></text:p>
      <text:p text:style-name="P728">Have a cake, please — Угощайтесь тортом, пожалуйста.</text:p>
      <text:p text:style-name="P662"/>
      <text:p text:style-name="P986"><text:span text:style-name="T150">Глагол </text:span><text:span text:style-name="T102">have</text:span><text:span text:style-name="T150"> может входить в устойчивые обороты, связанные с пожеланием. </text:span></text:p>
      <text:p text:style-name="P662">В этом случае он обычно выпадает при переводе.</text:p>
      <text:p text:style-name="P663"/>
      <text:p text:style-name="P60"><text:span text:style-name="T320">H</text:span><text:span text:style-name="T313">ave a nice time — Приятно провести время.</text:span></text:p>
      <text:p text:style-name="P729">Have fun — Повеселитесь.</text:p>
      <text:p text:style-name="P729"/>
      <text:p text:style-name="P189"><text:span text:style-name="T313">Если нужно призвать человека или группу людей совершить что-то вместе, то нужно использовать </text:span><text:span text:style-name="T102">let`s (let us)</text:span><text:span text:style-name="T313"> перед глаголом. Это еще один способ говорить вежливее </text:span></text:p>
      <text:p text:style-name="P664">в повелительном наклонении.</text:p>
      <text:p text:style-name="P664"/>
      <text:p text:style-name="P729">Let`s do it — Давай сделаем это (досл. Позволь нам сделать это).</text:p>
      <text:p text:style-name="P729">Let`s not watch this movie — Давай не будем смотреть этот фильм.</text:p>
      <text:p text:style-name="P664"/>
      <text:p text:style-name="P189"><text:span text:style-name="T313">Если нужно попросить человека не делать что-либо, то нужно начать с </text:span><text:span text:style-name="T102">don`t</text:span><text:span text:style-name="T313">.</text:span></text:p>
      <text:p text:style-name="P729"/>
      <text:p text:style-name="P730">Don`t come here — Не подходи сюда. </text:p>
      <text:p text:style-name="P730">Don`t do it — Не делай этого.</text:p>
      <text:p text:style-name="P730"/>
      <text:p text:style-name="P801">Пассивный<text:span text:style-name="T919"> </text:span>залог. <text:span text:style-name="T920">Passive Voice</text:span></text:p>
      <text:p text:style-name="P665"/>
      <text:p text:style-name="P190"><text:span text:style-name="T313">В английском языке, как и в русском, </text:span><text:span text:style-name="T321">есть 2</text:span><text:span text:style-name="T313"> вида залога: активный и пассивный.</text:span></text:p>
      <text:p text:style-name="P853"><text:span text:style-name="T204">Активный залог </text:span><text:span text:style-name="T205">по другому</text:span><text:span text:style-name="T204"> называется действительным (я сам совершаю действие), </text:span></text:p>
      <text:p text:style-name="P666">а пассивный — страдательным (надо мной совершают действие.)</text:p>
      <text:p text:style-name="P667"/>
      <text:p text:style-name="P668">Порядок слов у предложения в пассивном залоге: </text:p>
      <text:list xml:id="list3253191529" text:style-name="L37">
        <text:list-item>
          <text:p text:style-name="P1113">подлежащее;</text:p>
        </text:list-item>
        <text:list-item>
          <text:p text:style-name="P1113">сказуемое в пассивном залоге (что сделано?);</text:p>
        </text:list-item>
        <text:list-item>
          <text:p text:style-name="P1113">дополнение;</text:p>
        </text:list-item>
        <text:list-item>
          <text:p text:style-name="P1113">обстоятельство.</text:p>
        </text:list-item>
      </text:list>
      <text:p text:style-name="P669"/>
      <text:p text:style-name="P854"><text:span text:style-name="T206">Сказуемое в пассивном залоге состоит из 2х частей: вспомогательного глагола </text:span><text:span text:style-name="T132">be</text:span><text:span text:style-name="T206"> </text:span></text:p>
      <text:p text:style-name="P854"><text:span text:style-name="T206">и смыслового глагола в 3й форме </text:span><text:span text:style-name="T219">(для </text:span><text:span text:style-name="T220">группы </text:span><text:span text:style-name="T219">Simple)</text:span><text:span text:style-name="T206">.</text:span></text:p>
      <text:p text:style-name="P670"/>
      <text:p text:style-name="P61"><text:span text:style-name="T324">I finished my work</text:span><text:span text:style-name="T313"> yesterday — </text:span><text:span text:style-name="T324">Я закончил работу</text:span><text:span text:style-name="T313"> вчера (активный залог).</text:span></text:p>
      <text:p text:style-name="P61"><text:span text:style-name="T324">The work was finished</text:span><text:span text:style-name="T313"> yesterday — </text:span><text:span text:style-name="T324">Работа была закончена</text:span><text:span text:style-name="T313"> вчера (пассивный залог).</text:span></text:p>
      <text:p text:style-name="P680"/>
      <text:p text:style-name="P859"><text:span text:style-name="T217">П</text:span><text:span text:style-name="T216">ассивный залог </text:span><text:span text:style-name="T217">обычно </text:span><text:span text:style-name="T216">используется, когда автор действия неизвестен, не важен </text:span></text:p>
      <text:p text:style-name="P191"><text:span text:style-name="T313">или намеренно скрыт. </text:span><text:span text:style-name="T322">Пассивный залог часто применяется в деловой речи.</text:span></text:p>
      <text:p text:style-name="P731"/>
      <text:p text:style-name="P732">This house is quite old. It was buil in 1990 — Дом старый. Он был простроен в 1990 году.</text:p>
      <text:p text:style-name="P732">(кто построил дом — неизвестно; известен только дом, и что с ним сделали — построили).</text:p>
      <text:p text:style-name="P733"/>
      <text:p text:style-name="P855"><text:span text:style-name="T207">Если нужно указать </text:span><text:span text:style-name="T208">автора</text:span><text:span text:style-name="T207"> действи</text:span><text:span text:style-name="T208">я</text:span><text:span text:style-name="T207">, то это можно сделать в дополнении </text:span></text:p>
      <text:p text:style-name="P855"><text:span text:style-name="T207">с использованием предлога </text:span><text:span text:style-name="T133">by</text:span><text:span text:style-name="T207"> (кем).</text:span></text:p>
      <text:p text:style-name="P671"/>
      <text:p text:style-name="P732">Ann Karenina was written by Leo Tolstoy — Анна Каренина была написана Львом Толстым.</text:p>
      <text:p text:style-name="P856"><text:span text:style-name="T129">(</text:span><text:span text:style-name="T130">над книгой совершили действие — ее написали</text:span><text:span text:style-name="T129">)</text:span></text:p>
      <text:p text:style-name="P734"/>
      <text:p text:style-name="P672"/>
      <text:p text:style-name="P1091"><text:span text:style-name="T209">Подлежащие </text:span><text:span text:style-name="T131">I</text:span><text:span text:style-name="T209">, в предложении с пассивным залогом, часто переводится </text:span></text:p>
      <text:p text:style-name="P672">не как «я», а как «мне/мной/меня».</text:p>
      <text:p text:style-name="P673"/>
      <text:p text:style-name="P735">I am ignored all the time — Меня игнорируют все время.</text:p>
      <text:p text:style-name="P735">I was born in 1990 — Я родился в 1990 году (Меня родили в 1990 году).</text:p>
      <text:p text:style-name="P735"/>
      <text:p text:style-name="P860"><text:span text:style-name="T209">При переводе </text:span><text:span text:style-name="T131">I was born</text:span><text:span text:style-name="T209">, не совсем понятно, что это пассивный залог </text:span><text:span text:style-name="T215">(</text:span><text:span text:style-name="T134">I</text:span><text:span text:style-name="T215"> переводится как «я»)</text:span><text:span text:style-name="T209">.</text:span></text:p>
      <text:p text:style-name="P470"><text:span text:style-name="T209">В английском таких фраз мног. </text:span><text:span text:style-name="T218">Их</text:span><text:span text:style-name="T209"> нужно просто </text:span><text:span text:style-name="T218">запомнить</text:span><text:span text:style-name="T209">, </text:span><text:span text:style-name="T210">например:</text:span></text:p>
      <text:list xml:id="list2238357591" text:style-name="L38">
        <text:list-item>
          <text:p text:style-name="P1114">be born — родился (в Past Simple);</text:p>
        </text:list-item>
        <text:list-item>
          <text:p text:style-name="P1114">be gone — умер (в Present Simple).</text:p>
        </text:list-item>
      </text:list>
      <text:p text:style-name="P674"/>
      <text:p text:style-name="P675">Present Simple Passive:</text:p>
      <text:p text:style-name="P736">Children are taught at school — Детей учат в школе.</text:p>
      <text:p text:style-name="P675"/>
      <text:p text:style-name="P675">Past Simple Passive:</text:p>
      <text:p text:style-name="P736">I was taught to ride a bike by my dadschool — Меня научил ездить на велосипеде папа.</text:p>
      <text:p text:style-name="P675"/>
      <text:p text:style-name="P675">Future Simple Passive:</text:p>
      <text:p text:style-name="P736">I will be taught English at university — Меня будут учить английскому в универе.</text:p>
      <text:p text:style-name="P736"/>
      <text:p text:style-name="P676">Present Perfect Passive <text:span text:style-name="T916">требует дополнительно</text:span><text:span text:style-name="T918">го</text:span><text:span text:style-name="T916"> слов</text:span><text:span text:style-name="T918">а</text:span><text:span text:style-name="T916"> </text:span><text:span text:style-name="T466">been, </text:span><text:span text:style-name="T918">после</text:span><text:span text:style-name="T467"> have</text:span><text:span text:style-name="T916">. </text:span></text:p>
      <text:p text:style-name="P677"><text:span text:style-name="T958">Е</text:span>сли его не указать, то предложение будет в форме активного залога (Present Perfect).</text:p>
      <text:p text:style-name="P737"/>
      <text:p text:style-name="P737">I have been taught an important lesson — Мне преподали важный урок.</text:p>
      <text:p text:style-name="P738">I have <text:span text:style-name="T917">taught an important lesson — </text:span>Я преподал важный урок.</text:p>
      <text:p text:style-name="P678"/>
      <text:p text:style-name="P675">Предложение в Present Perfect Passive можно перепутать с Present Perfect Continuous.</text:p>
      <text:p text:style-name="P675">Здесь главное в том, что в Passive смысловой глагол стоит в 3й форме, </text:p>
      <text:p text:style-name="P192"><text:span text:style-name="T313">а в Continuous — с окончанием </text:span><text:span text:style-name="T102">ing</text:span><text:span text:style-name="T313">.</text:span></text:p>
      <text:p text:style-name="P675"/>
      <text:p text:style-name="P857"><text:span text:style-name="T68">I have been </text:span><text:span text:style-name="T70">speaking</text:span><text:span text:style-name="T68"> English for 2 years. </text:span><text:span text:style-name="T69">—</text:span><text:span text:style-name="T68"> Я </text:span><text:span text:style-name="T70">говорю по</text:span><text:span text:style-name="T68"> английски уже 2 года.</text:span></text:p>
      <text:p text:style-name="P857"><text:span text:style-name="T68">I </text:span><text:span text:style-name="T71">have been </text:span><text:span text:style-name="T70">spoken English — </text:span><text:span text:style-name="T72">Со мной</text:span><text:span text:style-name="T70"> говорили по английски.</text:span></text:p>
      <text:p text:style-name="P739"/>
      <text:p text:style-name="P858"><text:span text:style-name="T231">Т</text:span><text:span text:style-name="T232">акже можно легко перепутать ситуации, когда be используется с прилагательным </text:span><text:span text:style-name="T233">и</text:span><text:span text:style-name="T232"> когда </text:span></text:p>
      <text:p text:style-name="P858"><text:span text:style-name="T233">с</text:span><text:span text:style-name="T232"> пассивн</text:span><text:span text:style-name="T233">ым</text:span><text:span text:style-name="T232"> залог</text:span><text:span text:style-name="T233">ом</text:span><text:span text:style-name="T232">. Здесь важно отлич</text:span><text:span text:style-name="T233">а</text:span><text:span text:style-name="T232">ть прилагательное от глагола.</text:span></text:p>
      <text:p text:style-name="P740"/>
      <text:p text:style-name="P402"><text:span text:style-name="T98">I am interested in art — Я</text:span><text:span text:style-name="T99"> интересуюсь</text:span><text:span text:style-name="T100"> </text:span><text:span text:style-name="T99">искусством </text:span><text:span text:style-name="T97">(interested — прилагательное)</text:span><text:span text:style-name="T99">.</text:span></text:p>
      <text:p text:style-name="P972"><text:span text:style-name="T70">I </text:span><text:span text:style-name="T67">am ignored all the time — Меня игнорируют все время (ignored — глагол в 3й форме).</text:span></text:p>
      <text:p text:style-name="P747"/>
      <text:p text:style-name="P802">Вопросительные предложения</text:p>
      <text:p text:style-name="P488"/>
      <text:p text:style-name="P490">Чтобы задать вопрос, нужно придерживаться обратного порядка слов, когда </text:p>
      <text:p text:style-name="P490">вспомогательный глагол стоит перед подлежащим (см. выше).</text:p>
      <text:p text:style-name="P490"/>
      <text:p text:style-name="P490">В вопросе может не быть вопросительного слова, смыслового глагола, дополнения, </text:p>
      <text:p text:style-name="P490">но в нем всегда есть вспомогательный глагол и подлежащее.</text:p>
      <text:p text:style-name="P490"/>
      <text:p text:style-name="P930">В английском есть 5 типов вопросов: <text:span text:style-name="T1016">общий, разделительный, </text:span><text:span text:style-name="T1019">специальный, </text:span></text:p>
      <text:p text:style-name="P1021">вопрос к подлежащему и вопрос с альтернативой.</text:p>
      <text:p text:style-name="P492"/>
      <text:p text:style-name="P491"/>
      <text:p text:style-name="P1093">Общий вопрос</text:p>
      <text:p text:style-name="P491"/>
      <text:p text:style-name="P491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491"/>
      <text:p text:style-name="P965"><text:span text:style-name="T234">Чтобы коротко ответить на </text:span><text:span text:style-name="T235">такой </text:span><text:span text:style-name="T234">вопрос, недостаточно просто написать </text:span><text:span text:style-name="T73">yes/no</text:span><text:span text:style-name="T234">. Нужно также добавить корешок — местоимение со вспомогательным глаголом. </text:span><text:span text:style-name="T236">Корешок</text:span><text:span text:style-name="T234"> будет указыват</text:span><text:span text:style-name="T236">ь</text:span><text:span text:style-name="T234"> на мысль, которая была сказана в предыдушем предложении:</text:span></text:p>
      <text:p text:style-name="P775"/>
      <text:p text:style-name="P773"><text:span text:style-name="T787">Do you play</text:span> the piano? <text:span text:style-name="T579">—</text:span> Yes, <text:span text:style-name="T788">I do</text:span><text:span text:style-name="T806">.</text:span></text:p>
      <text:p text:style-name="P774"><text:span text:style-name="T788">Does Rita play</text:span><text:span text:style-name="T806"> football? </text:span><text:span text:style-name="T579">— </text:span><text:span text:style-name="T806">No, </text:span><text:span text:style-name="T788">she doesn`t</text:span><text:span text:style-name="T806">.</text:span> </text:p>
      <text:p text:style-name="P489"/>
      <text:p text:style-name="P580">Разделительный вопрос</text:p>
      <text:p text:style-name="P491"/>
      <text:p text:style-name="P864"><text:span text:style-name="T237">Вопрос, который часто используется в разговорной речи, когда собеседник пытается </text:span><text:span text:style-name="T243">начать или поддержать беседу. Также с помощью таких вопросов можно </text:span><text:span text:style-name="T237">выяснить какую-то информацию на основе имеющихся фактов.</text:span></text:p>
      <text:p text:style-name="P493"/>
      <text:p text:style-name="P861"><text:span text:style-name="T237">С</text:span><text:span text:style-name="T238">остоит из 2х частей, разделенных запятой: утверждения и противоположного корешка. </text:span></text:p>
      <text:p text:style-name="P494">Корешок можно переводить словами: «правда?» «да?», «не так ли?», «верно?»</text:p>
      <text:p text:style-name="P62"><text:span text:style-name="T46">Y</text:span><text:span text:style-name="T45">ou play tennis every day, don`t you? </text:span><text:span text:style-name="T47">—</text:span><text:span text:style-name="T45"> Ты играешь в теннис, да?</text:span></text:p>
      <text:p text:style-name="P494"/>
      <text:p text:style-name="P861"><text:span text:style-name="T238">В </text:span><text:span text:style-name="T239">корешке </text:span><text:span text:style-name="T238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495"/>
      <text:p text:style-name="P497">Если в главной части отрицание, то в корешке должно быть утверждение (и наоборот). </text:p>
      <text:p text:style-name="P39"><text:span text:style-name="T48">You </text:span><text:span text:style-name="T49">don`t like tomato juice, do you? </text:span><text:span text:style-name="T47">—</text:span><text:span text:style-name="T49"> Ты не любишь томатный сок, да?</text:span></text:p>
      <text:p text:style-name="P497"/>
      <text:p text:style-name="P862"><text:span text:style-name="T240">Если в гланой части используется </text:span><text:span text:style-name="T74">I am</text:span><text:span text:style-name="T240">, то в корешке нужно говорить </text:span><text:span text:style-name="T74">aren`t I</text:span><text:span text:style-name="T240">, а не </text:span><text:span text:style-name="T74">amn`t I</text:span><text:span text:style-name="T240">.</text:span></text:p>
      <text:p text:style-name="P63"><text:span text:style-name="T48">I </text:span><text:span text:style-name="T45">am a famous artist, aren`t I? - Я знаменитая художница, да?</text:span></text:p>
      <text:p text:style-name="P497"/>
      <text:p text:style-name="P498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498"/>
      <text:p text:style-name="P863"><text:span text:style-name="T241">П</text:span><text:span text:style-name="T242">осему на такие вопросы лучше отвечать так, чтобы ответ отражал реальное </text:span></text:p>
      <text:p text:style-name="P499">положение дел, а не форму вопроса.</text:p>
      <text:p text:style-name="P499"/>
      <text:p text:style-name="P40"><text:span text:style-name="T50">T</text:span><text:span text:style-name="T45">hat isn`t your car, is it? Yes, it is — Это не твоя машина, да? Нет, моя</text:span></text:p>
      <text:p text:style-name="P871"><text:span text:style-name="T81">Можно</text:span><text:span text:style-name="T67"> ответить </text:span><text:span text:style-name="T81">и так</text:span><text:span text:style-name="T67">: Yes, it is my car — Да, это моя машина.</text:span></text:p>
      <text:p text:style-name="P496"/>
      <text:p text:style-name="P582">Специальный вопрос</text:p>
      <text:p text:style-name="P500"/>
      <text:p text:style-name="P501">Самый популярный тип вопроса. Используется для получения доп. информации, </text:p>
      <text:p text:style-name="P966"><text:span text:style-name="T230">поэтому всегда начинается с вопросительного слова </text:span><text:span text:style-name="T245">или связки</text:span><text:span text:style-name="T230">.</text:span></text:p>
      <text:p text:style-name="P502"/>
      <text:p text:style-name="P503">Вопросительные слова:</text:p>
      <text:list xml:id="list1492625799" text:style-name="L39">
        <text:list-item>
          <text:p text:style-name="P1231"><text:span text:style-name="T230">who [ху] — </text:span><text:span text:style-name="T244">кто</text:span><text:span text:style-name="T230">;</text:span></text:p>
        </text:list-item>
        <text:list-item>
          <text:p text:style-name="P1231"><text:span text:style-name="T230">whom [хум] — </text:span><text:span text:style-name="T244">кого</text:span><text:span text:style-name="T230">;</text:span></text:p>
        </text:list-item>
        <text:list-item>
          <text:p text:style-name="P1231"><text:span text:style-name="T230">whose [хуз] — </text:span><text:span text:style-name="T244">чей</text:span><text:span text:style-name="T230">;</text:span></text:p>
        </text:list-item>
        <text:list-item>
          <text:p text:style-name="P1231"><text:span text:style-name="T230">what — </text:span><text:span text:style-name="T244">что, какой</text:span><text:span text:style-name="T230">;</text:span></text:p>
        </text:list-item>
        <text:list-item>
          <text:p text:style-name="P1231"><text:soft-page-break/><text:span text:style-name="T230">which — </text:span><text:span text:style-name="T244">который</text:span><text:span text:style-name="T230">;</text:span></text:p>
        </text:list-item>
        <text:list-item>
          <text:p text:style-name="P1231"><text:span text:style-name="T230">where [</text:span><text:span text:style-name="T244">вэа</text:span><text:span text:style-name="T230">] — </text:span><text:span text:style-name="T244">где, куда</text:span><text:span text:style-name="T230">;</text:span></text:p>
        </text:list-item>
        <text:list-item>
          <text:p text:style-name="P1231"><text:span text:style-name="T230">when — </text:span><text:span text:style-name="T244">когда</text:span><text:span text:style-name="T230">;</text:span></text:p>
        </text:list-item>
        <text:list-item>
          <text:p text:style-name="P1231"><text:span text:style-name="T230">why [</text:span><text:span text:style-name="T244">вай</text:span><text:span text:style-name="T230">] — </text:span><text:span text:style-name="T244">зачем, почему</text:span><text:span text:style-name="T230">;</text:span></text:p>
        </text:list-item>
        <text:list-item>
          <text:p text:style-name="P1115">how [хау] — как;</text:p>
        </text:list-item>
        <text:list-item>
          <text:p text:style-name="P1231"><text:span text:style-name="T230">how often [хау офэн] — </text:span><text:span text:style-name="T244">как часто</text:span><text:span text:style-name="T230">;</text:span></text:p>
        </text:list-item>
        <text:list-item>
          <text:p text:style-name="P1231"><text:span text:style-name="T230">how many — </text:span><text:span text:style-name="T244">сколько (исчисляемые существительные)</text:span><text:span text:style-name="T230">;</text:span></text:p>
        </text:list-item>
        <text:list-item>
          <text:p text:style-name="P1231"><text:span text:style-name="T230">how much — </text:span><text:span text:style-name="T244">сколько (неисчесляемые существительные)</text:span><text:span text:style-name="T230">;</text:span></text:p>
        </text:list-item>
        <text:list-item>
          <text:p text:style-name="P1231"><text:span text:style-name="T230">how long [хау лон] — </text:span><text:span text:style-name="T244">как долго</text:span><text:span text:style-name="T230">;</text:span></text:p>
        </text:list-item>
        <text:list-item>
          <text:p text:style-name="P1231"><text:span text:style-name="T230">how long ago — </text:span><text:span text:style-name="T244">как давно</text:span><text:span text:style-name="T230">;</text:span></text:p>
        </text:list-item>
        <text:list-item>
          <text:p text:style-name="P1231"><text:span text:style-name="T230">how old — </text:span><text:span text:style-name="T244">сколько лет</text:span><text:span text:style-name="T230">.</text:span></text:p>
        </text:list-item>
      </text:list>
      <text:p text:style-name="P495"/>
      <text:p text:style-name="P967"><text:span text:style-name="T75">W</text:span><text:span text:style-name="T67">hat</text:span><text:span text:style-name="T230"> и </text:span><text:span text:style-name="T67">which</text:span><text:span text:style-name="T230"> могут использоваться отдельно или с уточняющим словом, обычно, существительным, и тогда переводятся как «какой» и «какой из» </text:span><text:span text:style-name="T245">соотв</text:span><text:span text:style-name="T230">. </text:span></text:p>
      <text:p text:style-name="P504"/>
      <text:p text:style-name="P741">What do you like? — Что ты любишь?</text:p>
      <text:p text:style-name="P741">What car have you got? — Какая у тебя машина?</text:p>
      <text:p text:style-name="P741">Which car is yours? — Какая из машин твоя? </text:p>
      <text:p text:style-name="P741"/>
      <text:p text:style-name="P64"><text:span text:style-name="T51">Which</text:span><text:span text:style-name="T245"> подразумевает выбор из нескольких вариантов.</text:span></text:p>
      <text:p text:style-name="P865"><text:span text:style-name="T246">Слово </text:span><text:span text:style-name="T76">how</text:span><text:span text:style-name="T246"> чаще присутствует в </text:span><text:span text:style-name="T248">связке</text:span><text:span text:style-name="T246"> с прилагательным или наречием, но может употребляться и самостоятельно.</text:span></text:p>
      <text:p text:style-name="P505"/>
      <text:p text:style-name="P742">How old are you? — Сколько тебе лет?</text:p>
      <text:p text:style-name="P742">How are you? — Как ты?</text:p>
      <text:p text:style-name="P506"/>
      <text:p text:style-name="P65"><text:span text:style-name="T230">Вопрос с </text:span><text:span text:style-name="T45">how much</text:span><text:span text:style-name="T230"> задают, когда спрашивают о веществах, жидкостях или абстрактных понятиях </text:span><text:span text:style-name="T247">(что нельзя количественно посчитать)</text:span><text:span text:style-name="T230">. А с </text:span><text:span text:style-name="T45">how many</text:span><text:span text:style-name="T230">, когда спрашивают </text:span></text:p>
      <text:p text:style-name="P506">о нескольких предметах. </text:p>
      <text:p text:style-name="P505"/>
      <text:p text:style-name="P742">How much money have you got? — Сколько у тебя денег? (<text:span text:style-name="T923">много, </text:span>абстракция).</text:p>
      <text:p text:style-name="P742">How many friends have you got? — Сколько у тебя друзей? (<text:span text:style-name="T924">10, </text:span>количество).</text:p>
      <text:p text:style-name="P742"/>
      <text:p text:style-name="P581">Вопрос к подлежащему</text:p>
      <text:p text:style-name="P507"/>
      <text:p text:style-name="P866"><text:span text:style-name="T249">Задается, когда хотят узнать кто или что совершает действие. Начинается со слова </text:span><text:span text:style-name="T77">who</text:span><text:span text:style-name="T249"> </text:span></text:p>
      <text:p text:style-name="P866"><text:span text:style-name="T249">или </text:span><text:span text:style-name="T77">what</text:span><text:span text:style-name="T249">, которое заменяют собой подлежащее. При этом порядок слов остается таким же, что и в утрверждении. В</text:span><text:span text:style-name="T250">спомогательный глагол часто отсутсвует в таком вопросе.</text:span></text:p>
      <text:p text:style-name="P508"/>
      <text:p text:style-name="P743">Who is in the Room? — Кто в комнате?</text:p>
      <text:p text:style-name="P744">What was that? — Что это было?</text:p>
      <text:p text:style-name="P744"/>
      <text:p text:style-name="P873"><text:span text:style-name="T78">W</text:span><text:span text:style-name="T67">ho/what</text:span><text:span text:style-name="T230"> </text:span><text:span text:style-name="T251">условно </text:span><text:span text:style-name="T230">являются 3м лицом единственного числа — т. е. </text:span><text:span text:style-name="T67">he/she/it</text:span><text:span text:style-name="T230">.</text:span></text:p>
      <text:p text:style-name="P509"/>
      <text:p text:style-name="P867"><text:span text:style-name="T230">Если подлежащее предполагается во множественном числе, то </text:span><text:span text:style-name="T250">в форму множественного числа нужно поставить глагол.</text:span></text:p>
      <text:p text:style-name="P509"/>
      <text:p text:style-name="P66"><text:span text:style-name="T45">Who </text:span><text:span text:style-name="T63">are</text:span><text:span text:style-name="T45"> my best friends? → </text:span><text:span text:style-name="T63">Mike and Paul</text:span><text:span text:style-name="T45"> are my best friends.</text:span></text:p>
      <text:p text:style-name="P509"/>
      <text:p text:style-name="P510"/>
      <text:p text:style-name="P1094">Вопрос с альтернативой</text:p>
      <text:p text:style-name="P510"/>
      <text:p text:style-name="P968"><text:span text:style-name="T230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7">or</text:span><text:span text:style-name="T230"> (в подлежащем, сказуемоем, дополнении или даже в слове </text:span><text:span text:style-name="T67">not</text:span><text:span text:style-name="T230">).</text:span></text:p>
      <text:p text:style-name="P778"/>
      <text:p text:style-name="P868"><text:span text:style-name="T45">Does </text:span><text:span text:style-name="T63">your mother or your father</text:span><text:span text:style-name="T45"> help you? (</text:span><text:span text:style-name="T52">п</text:span><text:span text:style-name="T45">одлежаще</text:span><text:span text:style-name="T52">е</text:span><text:span text:style-name="T45">)</text:span></text:p>
      <text:p text:style-name="P868"><text:span text:style-name="T79">Has he just </text:span><text:span text:style-name="T101">arrived or left</text:span><text:span text:style-name="T79">? (в смыслово</text:span><text:span text:style-name="T80">й</text:span><text:span text:style-name="T79"> глагол)</text:span></text:p>
      <text:p text:style-name="P868"><text:span text:style-name="T79">Will you go to Kiev </text:span><text:span text:style-name="T101">by train or by plane</text:span><text:span text:style-name="T79">? (дополнени</text:span><text:span text:style-name="T80">е</text:span><text:span text:style-name="T79">)</text:span></text:p>
      <text:p text:style-name="P868"><text:span text:style-name="T79">Do you like </text:span><text:span text:style-name="T101">sushi or not</text:span><text:span text:style-name="T79">? (слов</text:span><text:span text:style-name="T80">о</text:span><text:span text:style-name="T79"> not)</text:span></text:p>
      <text:p text:style-name="P513"/>
      <text:p text:style-name="P397"><text:span text:style-name="T66">В</text:span><text:span text:style-name="T44">опросы с предлогами</text:span></text:p>
      <text:p text:style-name="P511"/>
      <text:p text:style-name="P514">По началу вызывают много трудностей, т. к. в русском языке предлог и вопросительное </text:p>
      <text:p text:style-name="P514">слово стоят рядом, а в английском они находятся в разных местах. </text:p>
      <text:p text:style-name="P515"/>
      <text:p text:style-name="P515">В английском вопросе предлог стоит в самом конце, но при переводе </text:p>
      <text:p text:style-name="P515">относится к началу предложения.</text:p>
      <text:p text:style-name="P515"/>
      <text:p text:style-name="P969"><text:span text:style-name="T40">W</text:span><text:span text:style-name="T39">ho</text:span><text:span text:style-name="T230"> do you meet </text:span><text:span text:style-name="T921">with</text:span><text:span text:style-name="T230">? — </text:span><text:span text:style-name="T921">С</text:span><text:span text:style-name="T230"> </text:span><text:span text:style-name="T39">кем</text:span><text:span text:style-name="T230"> ты встречаешься?</text:span></text:p>
      <text:p text:style-name="P969"><text:span text:style-name="T40">W</text:span><text:span text:style-name="T39">hat</text:span><text:span text:style-name="T230"> are you looking </text:span><text:span text:style-name="T921">at</text:span><text:span text:style-name="T230">? — </text:span><text:span text:style-name="T921">На</text:span><text:span text:style-name="T230"> </text:span><text:span text:style-name="T39">что</text:span><text:span text:style-name="T230"> ты смотришь?</text:span></text:p>
      <text:p text:style-name="P516"/>
      <text:p text:style-name="P869"><text:span text:style-name="T253">Ч</text:span><text:span text:style-name="T252">асто логика использования предлогов в русском и английском не совпадают. </text:span></text:p>
      <text:p text:style-name="P517">Поэтому лучше запомнить некоторые устойчивые сочетания предлогов с глаголами, </text:p>
      <text:p text:style-name="P518">которые встречаются достаточно часто:</text:p>
      <text:list xml:id="list2363169424" text:style-name="L40">
        <text:list-item>
          <text:p text:style-name="P1232"><text:span text:style-name="T230">what … like — на что похож (здесь </text:span><text:span text:style-name="T67">like</text:span><text:span text:style-name="T230"> не глагол, а предлог);</text:span></text:p>
        </text:list-item>
        <text:list-item>
          <text:p text:style-name="P1116">look at — стмотреть на;</text:p>
        </text:list-item>
        <text:list-item>
          <text:p text:style-name="P1116">look for — искать;</text:p>
        </text:list-item>
        <text:list-item>
          <text:p text:style-name="P1116">listen to — слушать;</text:p>
        </text:list-item>
        <text:list-item>
          <text:p text:style-name="P1116">wait for — ждать;</text:p>
        </text:list-item>
        <text:list-item>
          <text:p text:style-name="P1116">stay at — останавливаться (например, в отеле).</text:p>
        </text:list-item>
      </text:list>
      <text:p text:style-name="P969"/>
      <text:p text:style-name="P745">What does he look like? — Как он выглядит?</text:p>
      <text:p text:style-name="P745">What are you looking at? — На что ты смотришь?</text:p>
      <text:p text:style-name="P516"/>
      <text:p text:style-name="P870"><text:span text:style-name="T252">П</text:span><text:span text:style-name="T255">римеры </text:span><text:span text:style-name="T254">5</text:span><text:span text:style-name="T255"> типов вопросов во всех временах, а также с модальными глаголами </text:span></text:p>
      <text:p text:style-name="P520">можно найти на стр. 146.</text:p>
      <text:p text:style-name="P519"/>
      <text:p text:style-name="P803">Отрицательные предложения</text:p>
      <text:p text:style-name="P512"/>
      <text:p text:style-name="P522">Чтобы придать мысли отрицательное значение, используются 2 способа:</text:p>
      <text:list xml:id="list1185566595" text:style-name="L41">
        <text:list-item>
          <text:p text:style-name="P1117">отрицательная частица <text:span text:style-name="T449">not</text:span>;</text:p>
        </text:list-item>
        <text:list-item>
          <text:p text:style-name="P1117">слово <text:span text:style-name="T449">never</text:span> (и другие слова, придающие отрицательное значение).</text:p>
        </text:list-item>
      </text:list>
      <text:p text:style-name="P521"/>
      <text:p text:style-name="P523">Частица <text:span text:style-name="T449">not</text:span> стоит всегда в связке либо со вспомогательным глаголом, либо с модальным.</text:p>
      <text:p text:style-name="P523">Она является частью сказуемого. Переводится как «не».</text:p>
      <text:p text:style-name="P523"/>
      <text:p text:style-name="P746">I not like horror movies (неправильно, остуствует вспомогательный глагол)</text:p>
      <text:p text:style-name="P746">I do n<text:span text:style-name="T925">o</text:span>t like horror movies (правильно <text:span text:style-name="T926">для простых предложений</text:span>)</text:p>
      <text:p text:style-name="P523"/>
      <text:p text:style-name="P524"><text:soft-page-break/>В сложных предложениях, где несколько глаголов, используются другие правила.</text:p>
      <text:p text:style-name="P526"><text:span text:style-name="T931">C</text:span>казуемым обычно является самый первый глагол. Если отрицатульную мысль сообщить </text:p>
      <text:p text:style-name="P526">в дополнении, то not будет стоять самостоятельно.</text:p>
      <text:p text:style-name="P525"/>
      <text:p text:style-name="P527">It`s quite impolite not to call me back — Очень не вежливо не перезванивать мне.</text:p>
      <text:p text:style-name="P527">(здесь сказуемым является первый глагол — is)</text:p>
      <text:p text:style-name="P527"/>
      <text:p text:style-name="P1016"><text:span text:style-name="T310">С</text:span><text:span text:style-name="T309">амые важные глаголы</text:span></text:p>
      <text:p text:style-name="P528"/>
      <text:p text:style-name="P529">Это <text:span text:style-name="T449">be</text:span>, <text:span text:style-name="T449">do</text:span>, <text:span text:style-name="T449">have</text:span> и <text:span text:style-name="T449">get</text:span>. Они могут быть как смысловыми, так и вспомогательными <text:span text:style-name="T934">(кроме </text:span><text:span text:style-name="T473">get</text:span><text:span text:style-name="T934">)</text:span>.</text:p>
      <text:p text:style-name="P529">Они могут входить в устойчивые сочетания, где меняют свое значение.</text:p>
      <text:p text:style-name="P529"/>
      <text:p text:style-name="P573">Глагол <text:span text:style-name="T449">be</text:span></text:p>
      <text:p text:style-name="P529"/>
      <text:p text:style-name="P478"><text:span text:style-name="T326">Э</text:span><text:span text:style-name="T327">то начальная форма глагола</text:span><text:span text:style-name="T328"> «быть». </text:span><text:span text:style-name="T333">В </text:span><text:span text:style-name="T326">Present Simple </text:span><text:span text:style-name="T340">be</text:span><text:span text:style-name="T326"> </text:span><text:span text:style-name="T325">изменяется</text:span><text:span text:style-name="T326"> на</text:span><text:span text:style-name="T328">: </text:span></text:p>
      <text:list xml:id="list555965282" text:style-name="L42">
        <text:list-item>
          <text:p text:style-name="P1135"><text:span text:style-name="T591">a</text:span><text:span text:style-name="T586">m — если подлежащее в первом лице (</text:span><text:span text:style-name="T484">I</text:span><text:span text:style-name="T586">);</text:span></text:p>
        </text:list-item>
        <text:list-item>
          <text:p text:style-name="P1136">is — если подлежащее в третьем лице, единственном числе (<text:span text:style-name="T449">he/she/it</text:span>);</text:p>
        </text:list-item>
        <text:list-item>
          <text:p text:style-name="P1136">are — если подлежащее во множественном числе (<text:span text:style-name="T449">you/we/they</text:span>).</text:p>
        </text:list-item>
      </text:list>
      <text:p text:style-name="P780"/>
      <text:p text:style-name="P947"><text:span text:style-name="T345">Г</text:span><text:span text:style-name="T346">лагол </text:span><text:span text:style-name="T145">be</text:span><text:span text:style-name="T346"> в форме </text:span><text:span text:style-name="T145">am/is/are</text:span><text:span text:style-name="T346"> является смысловым, но при переводе на русский выпадает. </text:span></text:p>
      <text:p text:style-name="P783"/>
      <text:p text:style-name="P797"><text:span text:style-name="T692">Одновременно с этим формы </text:span><text:span text:style-name="T937">am/is/are</text:span><text:span text:style-name="T693"> </text:span><text:span text:style-name="T692">привязывают предложение к настоящему времени. </text:span><text:span text:style-name="T875">(привязывает ко времени во всех формах)</text:span></text:p>
      <text:p text:style-name="P798"/>
      <text:p text:style-name="P783">После <text:span text:style-name="T449">be</text:span> обычно указывается характеристика (какой) или место (где).</text:p>
      <text:p text:style-name="P780"/>
      <text:p text:style-name="P779"><text:span text:style-name="T451">This dress is blue — </text:span><text:span text:style-name="T472">Это платье синие.</text:span></text:p>
      <text:p text:style-name="P877"><text:span text:style-name="T334">I</text:span><text:span text:style-name="T335"> </text:span><text:span text:style-name="T334">am</text:span><text:span text:style-name="T335"> in </text:span><text:span text:style-name="T334">my</text:span><text:span text:style-name="T335"> office now — </text:span><text:span text:style-name="T334">Я</text:span><text:span text:style-name="T336"> у себя в офисе сейчас.</text:span></text:p>
      <text:p text:style-name="P781"/>
      <text:p text:style-name="P983"><text:span text:style-name="T330">В русском языке предложение может </text:span><text:span text:style-name="T329">не иметь</text:span><text:span text:style-name="T330"> сказуемого. </text:span><text:span text:style-name="T329">Там где в русском сказуемое отсутсвует, в английском будет стоять глагол </text:span><text:span text:style-name="T334">be</text:span><text:span text:style-name="T329"> в форме </text:span><text:span text:style-name="T339">am/is/are</text:span><text:span text:style-name="T326"> </text:span><text:span text:style-name="T329">(т. к. для английского не характерно, когда в предложении нет сказуемого)</text:span><text:span text:style-name="T326">. </text:span></text:p>
      <text:p text:style-name="P780"/>
      <text:p text:style-name="P790"><text:span text:style-name="T503">I </text:span><text:span text:style-name="T486">am a doctor — Я (</text:span><text:span text:style-name="T487">есть</text:span><text:span text:style-name="T486">) доктор.</text:span></text:p>
      <text:p text:style-name="P791"><text:span text:style-name="T808">We are happy </text:span><text:span text:style-name="T811">— </text:span><text:span text:style-name="T808">Мы (есть) счастливы.</text:span></text:p>
      <text:p text:style-name="P785"/>
      <text:p text:style-name="P992"><text:span text:style-name="T302">Глагол</text:span><text:span text:style-name="T303"> </text:span><text:span text:style-name="T94">be</text:span><text:span text:style-name="T303"> может использоваться в связке с прилагательным. </text:span><text:span text:style-name="T304">П</text:span><text:span text:style-name="T305">ри переводе такая связка </text:span></text:p>
      <text:p text:style-name="P992"><text:span text:style-name="T305">может образовывать новый глагол, которого нет в </text:span><text:span text:style-name="T306">словаре</text:span><text:span text:style-name="T305">.</text:span></text:p>
      <text:p text:style-name="P786"/>
      <text:p text:style-name="P795"><text:span text:style-name="T488">I </text:span><text:span text:style-name="T505">am interested</text:span><text:span text:style-name="T488"> in art — Я</text:span><text:span text:style-name="T489"> </text:span><text:span text:style-name="T506">интересуюсь</text:span><text:span text:style-name="T498"> </text:span><text:span text:style-name="T489">искусством </text:span><text:span text:style-name="T498">(есть заинтересованный)</text:span><text:span text:style-name="T489">.</text:span></text:p>
      <text:p text:style-name="P795"><text:span text:style-name="T489">My hands </text:span><text:span text:style-name="T506">are cold</text:span><text:span text:style-name="T489"> — Мои руки</text:span><text:span text:style-name="T490"> </text:span><text:span text:style-name="T506">замерзли </text:span><text:span text:style-name="T498">(есть замерзшие)</text:span><text:span text:style-name="T490">.</text:span></text:p>
      <text:p text:style-name="P748"/>
      <text:p text:style-name="P555">В вопросительных предложениях глагол <text:span text:style-name="T449">be</text:span> меняется местами с подлежащим, </text:p>
      <text:p text:style-name="P555">а в отрицательных, используется с частицей <text:span text:style-name="T449">not</text:span>:</text:p>
      <text:p text:style-name="P555"/>
      <text:p text:style-name="P682"><text:span text:style-name="T809">I </text:span><text:span text:style-name="T808">am not a student — Я не студент.</text:span></text:p>
      <text:p text:style-name="P749">We are not English speakers — Они не англоговорящие люди.</text:p>
      <text:p text:style-name="P682"><text:span text:style-name="T809">I</text:span><text:span text:style-name="T808">s it dark? — Сейчас темно?</text:span></text:p>
      <text:p text:style-name="P749">Are they hungry? — Они голодны?</text:p>
      <text:p text:style-name="P749"/>
      <text:p text:style-name="P556">Если перед <text:span text:style-name="T458">am/is/are</text:span> нет вопросительного слова, то это общий вопрос. </text:p>
      <text:p text:style-name="P556">В корешке ответа вместо <text:span text:style-name="T449">do/does</text:span> используется <text:span text:style-name="T449">am/is/are</text:span>:</text:p>
      <text:p text:style-name="P556"><text:soft-page-break/></text:p>
      <text:p text:style-name="P683"><text:span text:style-name="T808">Am I in danger? Yes, you are. </text:span><text:span text:style-name="T810">—</text:span><text:span text:style-name="T808"> Я в опасности? Да.</text:span></text:p>
      <text:p text:style-name="P683"><text:span text:style-name="T808">Is John married? - No, he isn`t. </text:span><text:span text:style-name="T810">— </text:span><text:span text:style-name="T808">Джон женат? </text:span><text:span text:style-name="T810">— </text:span><text:span text:style-name="T808">Нет.</text:span></text:p>
      <text:p text:style-name="P750"><text:span text:style-name="T677">Специальный вопрос начинается с вопросительного слова </text:span><text:span text:style-name="T682">или связки</text:span><text:span text:style-name="T677">:</text:span> </text:p>
      <text:p text:style-name="P750">Where is Jill?<text:span text:style-name="T839"> </text:span>She is at school. <text:span text:style-name="T839">— </text:span>Где Джил? Она в школе.</text:p>
      <text:p text:style-name="P750"/>
      <text:p text:style-name="P795"><text:span text:style-name="T594">Очень часто </text:span><text:span text:style-name="T492">am/is/are</text:span><text:span text:style-name="T594"> сокращаются: </text:span><text:span text:style-name="T492">I am → I`m, he is → he`s, <text:s/></text:span></text:p>
      <text:p text:style-name="P795"><text:span text:style-name="T492">you are → you`re, John is → John`s, </text:span><text:span text:style-name="T494">t</text:span><text:span text:style-name="T492">hey are → </text:span><text:span text:style-name="T494">t</text:span><text:span text:style-name="T492">hey`re</text:span><text:span text:style-name="T493">. </text:span></text:p>
      <text:p text:style-name="P751"/>
      <text:p text:style-name="P795"><text:span text:style-name="T595">С</text:span><text:span text:style-name="T596">окращать можно как по </text:span><text:span text:style-name="T597">вспом.</text:span><text:span text:style-name="T596"> глаголу, так и по частице </text:span><text:span text:style-name="T495">not</text:span><text:span text:style-name="T596">: </text:span><text:span text:style-name="T495">he is not → he`s not</text:span><text:span text:style-name="T496"> или</text:span><text:span text:style-name="T495"> he isn`t.</text:span></text:p>
      <text:p text:style-name="P782"><text:span text:style-name="T935">П</text:span>ри этом <text:span text:style-name="T449">am</text:span> сокращается только по <text:span text:style-name="T449">am</text:span> → <text:span text:style-name="T449">I`m not (I amn`t не существует).</text:span></text:p>
      <text:p text:style-name="P585"/>
      <text:p text:style-name="P796"><text:span text:style-name="T651">Глагол be</text:span><text:span text:style-name="T653"> </text:span><text:span text:style-name="T651">в Past Simple имеет 2 формы: </text:span></text:p>
      <text:list xml:id="list1485555061" text:style-name="L43">
        <text:list-item>
          <text:p text:style-name="P1139"><text:span text:style-name="T651">was — </text:span><text:span text:style-name="T652">если подлежащее в первом лице или множественном числе (</text:span><text:span text:style-name="T514">I, you, we, they</text:span><text:span text:style-name="T652">);</text:span></text:p>
        </text:list-item>
        <text:list-item>
          <text:p text:style-name="P1139"><text:span text:style-name="T652">were <text:s/>— если подлежащее в третьем лице, единственно</text:span><text:span text:style-name="T676">го</text:span><text:span text:style-name="T652"> числ</text:span><text:span text:style-name="T676">а </text:span><text:span text:style-name="T652">(</text:span><text:span text:style-name="T514">he, she, it</text:span><text:span text:style-name="T652">).</text:span></text:p>
        </text:list-item>
      </text:list>
      <text:p text:style-name="P583"/>
      <text:p text:style-name="P684"><text:span text:style-name="T831">I </text:span><text:span text:style-name="T808">was</text:span><text:span text:style-name="T807"> satisfied with my work — Я </text:span><text:span text:style-name="T808">был</text:span><text:span text:style-name="T807"> доволен своей работой.</text:span></text:p>
      <text:p text:style-name="P684"><text:span text:style-name="T808">Was</text:span><text:span text:style-name="T807"> the weather good? No, it </text:span><text:span text:style-name="T808">wasn`t</text:span><text:span text:style-name="T807"> — </text:span><text:span text:style-name="T808">Погода была хорош</text:span><text:span text:style-name="T817">ая</text:span><text:span text:style-name="T808">? Нет.</text:span></text:p>
      <text:p text:style-name="P530"/>
      <text:p text:style-name="P572">В Future Simple принимает только одну форму — <text:span text:style-name="T449">will be</text:span> (буду).</text:p>
      <text:p text:style-name="P904"><text:span text:style-name="T95">I will be happy to eat — Я буду </text:span><text:span text:style-name="T96">рад </text:span><text:span text:style-name="T95">поесть.</text:span></text:p>
      <text:p text:style-name="P530"/>
      <text:p text:style-name="P575">Глагол <text:span text:style-name="T449">do</text:span></text:p>
      <text:p text:style-name="P531"/>
      <text:p text:style-name="P794"><text:span text:style-name="T717">Переводится как </text:span><text:span text:style-name="T716">«делать». В </text:span><text:span text:style-name="T718">одном предложении </text:span><text:span text:style-name="T716">может встречаться несколько раз, </text:span></text:p>
      <text:p text:style-name="P948"><text:span text:style-name="T349">в качестве вспомогательного </text:span><text:span text:style-name="T350">глагола </text:span><text:span text:style-name="T349">и смыслового.</text:span><text:span text:style-name="T936"> </text:span><text:span text:style-name="T347">Вспомогательным глаголом </text:span><text:span text:style-name="T348">он </text:span><text:span text:style-name="T347">может быть только в отрицаниях и вопросах, времен группы Simple.</text:span></text:p>
      <text:p text:style-name="P950"/>
      <text:p text:style-name="P784"><text:span text:style-name="T470">What do you do? </text:span><text:span text:style-name="T471">— </text:span><text:span text:style-name="T470">Что ты делаешь?</text:span></text:p>
      <text:p text:style-name="P949"><text:span text:style-name="T347">D</text:span><text:span text:style-name="T41">o you like pets? </text:span><text:span text:style-name="T347">—</text:span><text:span text:style-name="T41"> No, I don`t.</text:span></text:p>
      <text:p text:style-name="P951"/>
      <text:p text:style-name="P186"><text:span text:style-name="T341">В</text:span><text:span text:style-name="T342"> </text:span><text:span text:style-name="T343">прошедшем времени</text:span><text:span text:style-name="T344"> преорбазуется в </text:span><text:span text:style-name="T338">did</text:span><text:span text:style-name="T344"> — «</text:span><text:span text:style-name="T342">делал» (2я форма </text:span><text:span text:style-name="T337">do</text:span><text:span text:style-name="T342">)</text:span><text:span text:style-name="T344">.</text:span></text:p>
      <text:p text:style-name="P584">Если в предложении появляется <text:span text:style-name="T449">was/were</text:span>, <text:span text:style-name="T865">то </text:span><text:span text:style-name="T864">did</text:span><text:span text:style-name="T865"> уже не нужно использовать.</text:span></text:p>
      <text:p text:style-name="P577"/>
      <text:p text:style-name="P576">Глагол <text:span text:style-name="T449">have</text:span></text:p>
      <text:p text:style-name="P557"/>
      <text:p text:style-name="P878"><text:span text:style-name="T270">Переводится как «иметь». </text:span><text:span text:style-name="T272">Д</text:span><text:span text:style-name="T270">ля времен группы Perfect </text:span><text:span text:style-name="T272">выступает в роли вспомогательного глагола</text:span><text:span text:style-name="T270">. </text:span><text:span text:style-name="T256">Также </text:span><text:span text:style-name="T270">может быть</text:span><text:span text:style-name="T256"> частью устойчивых словосотечаний. В </text:span><text:span text:style-name="T273">прошедшем </text:span></text:p>
      <text:p text:style-name="P878"><text:span text:style-name="T273">времени</text:span><text:span text:style-name="T256"> преобразуется в </text:span><text:span text:style-name="T82">had</text:span><text:span text:style-name="T256"> </text:span><text:span text:style-name="T338">—</text:span><text:span text:style-name="T256"> «</text:span><text:span text:style-name="T273">имел</text:span><text:span text:style-name="T256">».</text:span></text:p>
      <text:p text:style-name="P559"/>
      <text:p text:style-name="P874"><text:span text:style-name="T256">В некоторых ситуациях его можно не переводить (когда он смысловой). </text:span><text:span text:style-name="T257">Но при этом в предложении он обязан быть. </text:span><text:span text:style-name="T270">Это </text:span><text:span text:style-name="T257">из-за особенностей английской грамматики, которая требует, обязательного наличия подлежащего и сказуемого.</text:span></text:p>
      <text:p text:style-name="P532"/>
      <text:p text:style-name="P752">I have a lot of friends — У меня (есть) много друзей.</text:p>
      <text:p text:style-name="P753">We heave a big house — У нас (есть) большой дом.</text:p>
      <text:p text:style-name="P558"/>
      <text:p text:style-name="P879"><text:span text:style-name="T274">Когда </text:span><text:span text:style-name="T85">have</text:span><text:span text:style-name="T274"> является смысловым глаголом, он </text:span><text:span text:style-name="T260">работает по тем же правилам что и </text:span><text:span text:style-name="T261">другие</text:span><text:span text:style-name="T260"> </text:span><text:span text:style-name="T274">смысловые </text:span><text:span text:style-name="T260">глаголы, т. е. требует вспомогательного </text:span><text:span text:style-name="T83">do</text:span><text:span text:style-name="T260"> для отрицаний и вопросов. </text:span></text:p>
      <text:p text:style-name="P879"><text:span text:style-name="T272">В утверждениях </text:span><text:span text:style-name="T85">have</text:span><text:span text:style-name="T274"> </text:span><text:span text:style-name="T272">не пишется с окончанием </text:span><text:span text:style-name="T84">-s</text:span><text:span text:style-name="T272">, а преобразуется в </text:span><text:span text:style-name="T84">has</text:span><text:span text:style-name="T272">.</text:span></text:p>
      <text:p text:style-name="P532"/>
      <text:p text:style-name="P41"><text:span text:style-name="T53">Mike has </text:span><text:span text:style-name="T54">many friends</text:span><text:span text:style-name="T53"> — У Майка много друзей.</text:span></text:p>
      <text:p text:style-name="P42"><text:soft-page-break/><text:span text:style-name="T53">He</text:span><text:span text:style-name="T54"> do</text:span><text:span text:style-name="T53">es</text:span><text:span text:style-name="T54">n`t have many friends </text:span><text:span text:style-name="T55">—</text:span><text:span text:style-name="T54"> У </text:span><text:span text:style-name="T53">него </text:span><text:span text:style-name="T54">не много друзей.</text:span></text:p>
      <text:p text:style-name="P67"><text:span text:style-name="T45">Do you have many friends? </text:span><text:span text:style-name="T55">—</text:span><text:span text:style-name="T45"> У тебя много друзей?</text:span></text:p>
      <text:p text:style-name="P762"/>
      <text:p text:style-name="P194"><text:span text:style-name="T45">Когда </text:span><text:span text:style-name="T67">have</text:span><text:span text:style-name="T45"> является вспомогательным глаголом, то для </text:span><text:span text:style-name="T67">he/she/it</text:span><text:span text:style-name="T45"> он всегда в форме </text:span><text:span text:style-name="T67">has</text:span><text:span text:style-name="T45">.</text:span></text:p>
      <text:p text:style-name="P68">He hasn`t lost his keys — Он не потерял свои ключи <text:span text:style-name="T938">(has в отрицании)</text:span>.</text:p>
      <text:p text:style-name="P763"/>
      <text:p text:style-name="P533">Have в значении «иметь» не употребляется во временах группы Continuous.</text:p>
      <text:p text:style-name="P533"/>
      <text:p text:style-name="P754">I am having many friends now → Неправильно</text:p>
      <text:p text:style-name="P754">I have many friends → Правильно</text:p>
      <text:p text:style-name="P532"/>
      <text:p text:style-name="P977"><text:span text:style-name="T230">В разговорной речи очесть часто используется оборот </text:span><text:span text:style-name="T67">have got</text:span><text:span text:style-name="T230">. </text:span><text:span text:style-name="T258">Он обозначает тоже самое, что и </text:span><text:span text:style-name="T86">have</text:span><text:span text:style-name="T258"> </text:span><text:span text:style-name="T230">(иметь/владеть/</text:span><text:span text:style-name="T308">есть</text:span><text:span text:style-name="T230">)</text:span><text:span text:style-name="T258">, но используется только в настоящем времени.</text:span></text:p>
      <text:p text:style-name="P540"/>
      <text:p text:style-name="P977"><text:span text:style-name="T258">Г</text:span><text:span text:style-name="T230">рамматически, </text:span><text:span text:style-name="T67">have got</text:span><text:span text:style-name="T230"> — это Present Perfect, т. е. </text:span><text:span text:style-name="T67">have</text:span><text:span text:style-name="T230"> здесь вспомогательный глагол, </text:span></text:p>
      <text:p text:style-name="P905"><text:span text:style-name="T271">а основное значение «</text:span><text:span text:style-name="T307">есть</text:span><text:span text:style-name="T271">» передает </text:span><text:span text:style-name="T87">got</text:span><text:span text:style-name="T271"> </text:span><text:span text:style-name="T259">(3я форма get)</text:span><text:span text:style-name="T271">. </text:span></text:p>
      <text:p text:style-name="P534"/>
      <text:p text:style-name="P755">Have you got a Mercedes? / Do you have a Mercedes? — У тебя есть мерседес?</text:p>
      <text:p text:style-name="P755">I haven`t got a Mercedes / I don`t have a Mercedes — У меня нет мерседеса.</text:p>
      <text:p text:style-name="P535"/>
      <text:p text:style-name="P880"><text:span text:style-name="T262">Глагол </text:span><text:span text:style-name="T88">have</text:span><text:span text:style-name="T263"> может входить в состав устойчивых выражений и словосочетаний. </text:span></text:p>
      <text:p text:style-name="P537">В этом случае он может переводится по другому. Также здесь отменяется правило, </text:p>
      <text:p text:style-name="P536">по которому <text:span text:style-name="T449">have</text:span> нельзя употребять в Continuous:</text:p>
      <text:p text:style-name="P536"/>
      <text:list xml:id="list3416657740" text:style-name="L44">
        <text:list-item>
          <text:p text:style-name="P1118"><text:span text:style-name="T959">в</text:span>ыражения, связанные с приемом пищи:</text:p>
        </text:list-item>
      </text:list>
      <text:list xml:id="list4213126358" text:style-name="L45">
        <text:list-item>
          <text:list>
            <text:list-item>
              <text:p text:style-name="P1119">have a coffee/tea/<text:span text:style-name="T933">drink</text:span> — пить кофе/чай/<text:span text:style-name="T933">напиток</text:span>;</text:p>
            </text:list-item>
            <text:list-item>
              <text:p text:style-name="P1119">have a meal — принимать пищу;</text:p>
            </text:list-item>
            <text:list-item>
              <text:p text:style-name="P1119">have a breakfast/luch/dinner — завтракать/обедать/ужинать.</text:p>
            </text:list-item>
          </text:list>
        </text:list-item>
      </text:list>
      <text:p text:style-name="P538"/>
      <text:list xml:id="list130536041021636" text:continue-list="list3416657740" text:style-name="L44">
        <text:list-item>
          <text:p text:style-name="P1233"><text:span text:style-name="T299">в</text:span><text:span text:style-name="T263">ыражения, связанные с времяпровождением:</text:span></text:p>
        </text:list-item>
      </text:list>
      <text:list xml:id="list2631775841" text:style-name="L46">
        <text:list-item>
          <text:list>
            <text:list-item>
              <text:p text:style-name="P1120">have a date — ходить на свидание;</text:p>
            </text:list-item>
            <text:list-item>
              <text:p text:style-name="P1120">have a good time — хорошо проводить время;</text:p>
            </text:list-item>
            <text:list-item>
              <text:p text:style-name="P1120">have a meeting / an appointment — назначать встречу;</text:p>
            </text:list-item>
            <text:list-item>
              <text:p text:style-name="P1120">have a nice day — удачного дня (пожелание);</text:p>
            </text:list-item>
            <text:list-item>
              <text:p text:style-name="P1120">have fun — веселиться.</text:p>
            </text:list-item>
          </text:list>
        </text:list-item>
      </text:list>
      <text:p text:style-name="P536"/>
      <text:list xml:id="list130535288927025" text:continue-list="list130536041021636" text:style-name="L44">
        <text:list-item>
          <text:p text:style-name="P1233"><text:span text:style-name="T299">в</text:span><text:span text:style-name="T263">ыражения, связанные </text:span><text:span text:style-name="T300">с внешностью:</text:span></text:p>
        </text:list-item>
      </text:list>
      <text:list xml:id="list3869008031" text:style-name="L47">
        <text:list-item>
          <text:list>
            <text:list-item>
              <text:p text:style-name="P1121">have a bath/shower/shave — принимать ванну/душ, побриться;</text:p>
            </text:list-item>
            <text:list-item>
              <text:p text:style-name="P1121">have a haircat — постричься.</text:p>
            </text:list-item>
          </text:list>
        </text:list-item>
      </text:list>
      <text:p text:style-name="P539"/>
      <text:list xml:id="list130536253758987" text:continue-list="list130535288927025" text:style-name="L44">
        <text:list-item>
          <text:p text:style-name="P1234"><text:span text:style-name="T299">в</text:span><text:span text:style-name="T300">ыражения, связанные с общением:</text:span></text:p>
        </text:list-item>
      </text:list>
      <text:list xml:id="list889526175" text:style-name="L48">
        <text:list-item>
          <text:list>
            <text:list-item>
              <text:p text:style-name="P1122">have a guess — угадывать, догадываться;</text:p>
            </text:list-item>
            <text:list-item>
              <text:p text:style-name="P1122">have a chat — болтать;</text:p>
            </text:list-item>
            <text:list-item>
              <text:p text:style-name="P1122">have a talk/discussion — беседовать/обсуждать;</text:p>
            </text:list-item>
            <text:list-item>
              <text:p text:style-name="P1122">have a call — позвонить.</text:p>
            </text:list-item>
          </text:list>
        </text:list-item>
      </text:list>
      <text:p text:style-name="P539"/>
      <text:list xml:id="list130536418953385" text:continue-list="list130536253758987" text:style-name="L44">
        <text:list-item>
          <text:p text:style-name="P1234"><text:span text:style-name="T299">в</text:span><text:span text:style-name="T300">ыражения связанные со здоровьем:</text:span></text:p>
        </text:list-item>
      </text:list>
      <text:list xml:id="list1760750291" text:style-name="L49">
        <text:list-item>
          <text:list>
            <text:list-item>
              <text:p text:style-name="P1123">have a baby — родить;</text:p>
            </text:list-item>
            <text:list-item>
              <text:p text:style-name="P1123">have a cold — простудиться;</text:p>
            </text:list-item>
            <text:list-item>
              <text:p text:style-name="P1123"><text:soft-page-break/>have a cough — кашлять;</text:p>
            </text:list-item>
            <text:list-item>
              <text:p text:style-name="P1123">have a headache — болит голова.</text:p>
            </text:list-item>
          </text:list>
        </text:list-item>
      </text:list>
      <text:p text:style-name="P539"/>
      <text:list xml:id="list130535854433487" text:continue-list="list130536418953385" text:style-name="L44">
        <text:list-item>
          <text:p text:style-name="P1234"><text:span text:style-name="T299">в</text:span><text:span text:style-name="T300">ыражения, связанные с отдыхом:</text:span></text:p>
          <text:list>
            <text:list-item>
              <text:p text:style-name="P1124">have a day off — взять выходной;</text:p>
            </text:list-item>
            <text:list-item>
              <text:p text:style-name="P1124">have a dream — видеть сон;</text:p>
            </text:list-item>
            <text:list-item>
              <text:p text:style-name="P1124">have a nightmare — видеть кошмар;</text:p>
            </text:list-item>
            <text:list-item>
              <text:p text:style-name="P1124">have a rest — отдыхать;</text:p>
            </text:list-item>
            <text:list-item>
              <text:p text:style-name="P1124">have a sleep — спать.</text:p>
            </text:list-item>
          </text:list>
        </text:list-item>
      </text:list>
      <text:p text:style-name="P539"/>
      <text:list xml:id="list130535970362858" text:continue-numbering="true" text:style-name="L44">
        <text:list-item>
          <text:p text:style-name="P1234"><text:span text:style-name="T299">в</text:span><text:span text:style-name="T300">ыражения, свяханые с физической активностью:</text:span></text:p>
        </text:list-item>
      </text:list>
      <text:list xml:id="list2819078833" text:style-name="L50">
        <text:list-item>
          <text:list>
            <text:list-item>
              <text:p text:style-name="P1125">have a good journey — добраться без проблем (пожелание);</text:p>
            </text:list-item>
            <text:list-item>
              <text:p text:style-name="P1125">have a good flight — хорошо долететь (пожелание);</text:p>
            </text:list-item>
            <text:list-item>
              <text:p text:style-name="P1125">have a lift — подвести (на машине);</text:p>
            </text:list-item>
            <text:list-item>
              <text:p text:style-name="P1126">have a ride — проехаться;</text:p>
            </text:list-item>
            <text:list-item>
              <text:p text:style-name="P1126">have a walk — пройтись (прогуляться);</text:p>
            </text:list-item>
            <text:list-item>
              <text:p text:style-name="P1126">have a swim — поплавать;</text:p>
            </text:list-item>
            <text:list-item>
              <text:p text:style-name="P1126">have a hug — обняться;</text:p>
            </text:list-item>
            <text:list-item>
              <text:p text:style-name="P1126">have a kiss — поцеловаться.</text:p>
            </text:list-item>
          </text:list>
        </text:list-item>
      </text:list>
      <text:p text:style-name="P539"/>
      <text:p text:style-name="P578">Глагол <text:span text:style-name="T449">get</text:span></text:p>
      <text:p text:style-name="P541"/>
      <text:p text:style-name="P875"><text:span text:style-name="T265">Один и самых запутанных глаголов, который может переводится по разному,</text:span><text:span text:style-name="T264"> в записимости </text:span></text:p>
      <text:p text:style-name="P542">от слов, идущих после него. Поэтому его нужно переводить в связке с соседними словами.</text:p>
      <text:p text:style-name="P543"/>
      <text:p text:style-name="P875"><text:span text:style-name="T265">Если после </text:span><text:span text:style-name="T89">get</text:span><text:span text:style-name="T265"> идет существительное, то он передает значение </text:span><text:span text:style-name="T264">«</text:span><text:span text:style-name="T265">получать, покупать</text:span><text:span text:style-name="T264">».</text:span></text:p>
      <text:p text:style-name="P542"/>
      <text:p text:style-name="P69"><text:span text:style-name="T56">I </text:span><text:span text:style-name="T45">got a new car — Я купил новую машину.</text:span></text:p>
      <text:p text:style-name="P756">I got an A today — Я получил пятерку сегодня. (A — <text:span text:style-name="T938">это </text:span>оценка)</text:p>
      <text:p text:style-name="P978"><text:span text:style-name="T264">Е</text:span><text:span text:style-name="T230">сли </text:span><text:span text:style-name="T67">get</text:span><text:span text:style-name="T230"> используется со средством передвижения, то он приобретает значение </text:span></text:p>
      <text:p text:style-name="P544">«сесть в транспорт». В этом случае он может использоваться с предлогом <text:span text:style-name="T449">on</text:span>.</text:p>
      <text:p text:style-name="P544"/>
      <text:p text:style-name="P756">I got on a bus at 5 o`clock — Я сел в автобус в 5 часов.</text:p>
      <text:p text:style-name="P756">I got a taxi — Я взял такси.</text:p>
      <text:p text:style-name="P542"/>
      <text:p text:style-name="P978"><text:span text:style-name="T264">Е</text:span><text:span text:style-name="T230">сли после get идет прилагательное, то это означает «прийти к этому состоянию», </text:span></text:p>
      <text:p text:style-name="P544">например: <text:span text:style-name="T449">get hungry (проголодаться), get better (стать лучше), get cold (замерзнуть)</text:span> и т. д.</text:p>
      <text:p text:style-name="P544"/>
      <text:p text:style-name="P756">He got dressed quickly and left — Он оделся быстро и ушел.</text:p>
      <text:p text:style-name="P544"/>
      <text:p text:style-name="P544">Если <text:span text:style-name="T449">get</text:span> используется с частицей <text:span text:style-name="T449">to</text:span>, то это означает «прибывать в такое-то место».</text:p>
      <text:p text:style-name="P544"/>
      <text:p text:style-name="P756">I got to work late — Я приехал на работу поздно.</text:p>
      <text:p text:style-name="P756">I got to the airport by train — Я приехал в аэропорт на поезде.</text:p>
      <text:p text:style-name="P542"/>
      <text:p text:style-name="P542">В пассивном залоге может заменять глагол <text:span text:style-name="T449">be</text:span>. </text:p>
      <text:p text:style-name="P542"/>
      <text:p text:style-name="P542">Если <text:span text:style-name="T449">be</text:span> означает «быть в состоянии / обладать качеством», то <text:span text:style-name="T449">get</text:span> означает </text:p>
      <text:p text:style-name="P543">«входить в состояние / приобретать качество».</text:p>
      <text:p text:style-name="P543"/>
      <text:p text:style-name="P543">В отличии от <text:span text:style-name="T449">be, do, have</text:span>, этот глагол не может быть вспомогательным.</text:p>
      <text:p text:style-name="P545"><text:soft-page-break/>Почти для любого предложения с <text:span text:style-name="T449">get</text:span> можно найти замену с другим глаголом.</text:p>
      <text:p text:style-name="P543"/>
      <text:p text:style-name="P984"><text:span text:style-name="T230">После </text:span><text:span text:style-name="T67">get</text:span><text:span text:style-name="T230"> могут стоять разные предлоги, в зависимости от которых он может сильно</text:span></text:p>
      <text:p text:style-name="P985"><text:span text:style-name="T230">меняться. Такие измененя не всегда поддаются логике</text:span><text:span text:style-name="T266">:</text:span></text:p>
      <text:list xml:id="list1404078683" text:style-name="L51">
        <text:list-item>
          <text:p text:style-name="P1127">get along — ладить друг с другом;</text:p>
        </text:list-item>
        <text:list-item>
          <text:p text:style-name="P1127">get away — убираться прочь (грубо);</text:p>
        </text:list-item>
        <text:list-item>
          <text:p text:style-name="P1127">get back — вернуться;</text:p>
        </text:list-item>
        <text:list-item>
          <text:p text:style-name="P1127">get in — попасть внутрь;</text:p>
        </text:list-item>
        <text:list-item>
          <text:p text:style-name="P1127">get on — справиться с ситуацией.</text:p>
        </text:list-item>
      </text:list>
      <text:p text:style-name="P546"/>
      <text:p text:style-name="P685"><text:span text:style-name="T818">W</text:span><text:span text:style-name="T808">e get along well — Мы хорошо ладим.</text:span></text:p>
      <text:p text:style-name="P757">I`ll get away from work as soon as I can — Я свалю с этой работы, как только смогу.</text:p>
      <text:p text:style-name="P757">Get in the car quickly! — Быстро садись в машину!</text:p>
      <text:p text:style-name="P758">How are you getting on with your new job? — Как дела на новой работе?</text:p>
      <text:p text:style-name="P945"/>
      <text:p text:style-name="P945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944">Такие сочетания нельзя переводить по отдельности, а только в связке.</text:p>
      <text:p text:style-name="P543"/>
      <text:p text:style-name="P944">Один и тот же фразовый глагол может иметь несколько значений.</text:p>
      <text:p text:style-name="P543"/>
      <text:p text:style-name="P574">Глаголы, в которых все путаются</text:p>
      <text:p text:style-name="P547"/>
      <text:p text:style-name="P548"><text:span text:style-name="T570">Tell и say</text:span> можно перевести как «сказать». Только первый означатает «рассказать», </text:p>
      <text:p text:style-name="P548">а второй - «сказать/говорить». </text:p>
      <text:p text:style-name="P548"/>
      <text:p text:style-name="P548">После <text:span text:style-name="T449">tell</text:span> нужно обязательно указать, кому адресована фраза, либо что именно </text:p>
      <text:p text:style-name="P548">говорится. После <text:span text:style-name="T449">tell</text:span> не нужен предлог.</text:p>
      <text:p text:style-name="P548"/>
      <text:p text:style-name="P759">Tell me the truth — Скажи мне правду.</text:p>
      <text:p text:style-name="P759">Tell Michael that I will be late — Скажи Майклу, что я опоздаю.</text:p>
      <text:p text:style-name="P548"/>
      <text:p text:style-name="P548">После <text:span text:style-name="T449">say</text:span> можно ничего не указывать, либо указать того, кто сказал фразу.</text:p>
      <text:p text:style-name="P548">Если мы говорим, кому адресована фраза, то после <text:span text:style-name="T449">say</text:span> нужен предлог <text:span text:style-name="T449">to</text:span>.</text:p>
      <text:p text:style-name="P548"/>
      <text:p text:style-name="P759">«You deserve more than this», I said to myself — Ты заслуживаешь большего, я сказал себе.</text:p>
      <text:p text:style-name="P548"/>
      <text:p text:style-name="P979"><text:span text:style-name="T149">See, l</text:span><text:span text:style-name="T148">ook, watch</text:span><text:span text:style-name="T230"> передают значение «видеть», но с разными смысловыми оттенками.</text:span></text:p>
      <text:p text:style-name="P548"/>
      <text:p text:style-name="P549">Глагол <text:span text:style-name="T449">see</text:span> означает «видеть», как физическую возможность. Обычно <text:span text:style-name="T939">он </text:span>не употребляется </text:p>
      <text:p text:style-name="P549">во временах Continuous.</text:p>
      <text:p text:style-name="P548"/>
      <text:p text:style-name="P759">I see a bird in the tree — Я вижу птицу на дереве.</text:p>
      <text:p text:style-name="P548"/>
      <text:p text:style-name="P548"><text:span text:style-name="T449">Look</text:span> означает «смотреть на что-либо». Если мы хотим узнать на какой объет смотрим — используется предлог <text:span text:style-name="T449">at</text:span>. В отличии от <text:span text:style-name="T449">see</text:span>, можно использовать в Continuous.</text:p>
      <text:p text:style-name="P548"/>
      <text:p text:style-name="P759">Don`t worry, I`m not looking — Не волнуйся, я не смотрю.</text:p>
      <text:p text:style-name="P759">I`m looking at the dog — Я смотрю на собаку.</text:p>
      <text:p text:style-name="P548"/>
      <text:p text:style-name="P876"><text:span text:style-name="T67">Watch</text:span><text:span text:style-name="T230"> означает «</text:span><text:span text:style-name="T268">следить (взором)</text:span><text:span text:style-name="T230">» или «наблюдать» </text:span><text:span text:style-name="T267">за объектом</text:span><text:span text:style-name="T230">.</text:span></text:p>
      <text:p text:style-name="P550"/>
      <text:p text:style-name="P43"><text:soft-page-break/><text:span text:style-name="T57">Mothers always watch their children — М</text:span><text:span text:style-name="T58">а</text:span><text:span text:style-name="T57">мы всегда следят за своими детьми.</text:span></text:p>
      <text:p text:style-name="P70"><text:span text:style-name="T59">I </text:span><text:span text:style-name="T45">like watching birds — Мне нравится наблюдать за птицами.</text:span></text:p>
      <text:p text:style-name="P550"/>
      <text:p text:style-name="P876"><text:span text:style-name="T148">Hear, listen</text:span><text:span text:style-name="T230"> можно перевести как «слышать» и «слушать». Первый означает физическую возможность, а второй — осознанное действие.</text:span></text:p>
      <text:p text:style-name="P550"/>
      <text:p text:style-name="P760">Can you hear some noise? — Ты слышишь шум?</text:p>
      <text:p text:style-name="P760">I think I heard something — Кажется, я что-то слышал.</text:p>
      <text:p text:style-name="P550"/>
      <text:p text:style-name="P980"><text:span text:style-name="T268">Когда мы говорим о том, что именно слушаем, то</text:span><text:span text:style-name="T230"> </text:span><text:span text:style-name="T268">п</text:span><text:span text:style-name="T230">осле </text:span><text:span text:style-name="T67">listen</text:span><text:span text:style-name="T230"> </text:span><text:span text:style-name="T268">ставится предлог </text:span><text:span text:style-name="T90">to</text:span><text:span text:style-name="T268">.</text:span></text:p>
      <text:p text:style-name="P551">При переводе на русский предлог выпадает.</text:p>
      <text:p text:style-name="P551"/>
      <text:p text:style-name="P760">Listen to me, please — Пожалуйста, послушай меня.</text:p>
      <text:p text:style-name="P760">What music do you listen to? - Какую музыку ты слушает?</text:p>
      <text:p text:style-name="P551"/>
      <text:p text:style-name="P981"><text:span text:style-name="T148">Do, make</text:span><text:span text:style-name="T230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551"/>
      <text:p text:style-name="P552">Устойчивые выражения с do:</text:p>
      <text:list xml:id="list4049320403" text:style-name="L52">
        <text:list-item>
          <text:p text:style-name="P1128">do an exam/test — сдавать экзамен/тест;</text:p>
        </text:list-item>
        <text:list-item>
          <text:p text:style-name="P1128">do a course — пройти курс;</text:p>
        </text:list-item>
        <text:list-item>
          <text:p text:style-name="P1128">do work/homework/housework — делать работу / домашнюю работу / работу по дому;</text:p>
        </text:list-item>
        <text:list-item>
          <text:p text:style-name="P1128">do a favour — оказывать услугу;</text:p>
        </text:list-item>
        <text:list-item>
          <text:p text:style-name="P1128">do business — заниматься бизнесом;</text:p>
        </text:list-item>
        <text:list-item>
          <text:p text:style-name="P1128">do right/wrong — поступать правильно/неправильно;</text:p>
        </text:list-item>
        <text:list-item>
          <text:p text:style-name="P1130">do the shopping — делать покупки;</text:p>
        </text:list-item>
        <text:list-item>
          <text:p text:style-name="P1128">do the wassing up — мыть посуду;</text:p>
        </text:list-item>
      </text:list>
      <text:p text:style-name="P551"/>
      <text:p text:style-name="P552">Устойчивые выражения с make:</text:p>
      <text:list xml:id="list3134321424" text:style-name="L53">
        <text:list-item>
          <text:p text:style-name="P1129">make a noise — шуметь;</text:p>
        </text:list-item>
        <text:list-item>
          <text:p text:style-name="P1129">make a bed — застилать постель;</text:p>
        </text:list-item>
        <text:list-item>
          <text:p text:style-name="P1129">make a cake/tea/dinner — приготовить торт/чай/ужин;</text:p>
        </text:list-item>
        <text:list-item>
          <text:p text:style-name="P1235"><text:span text:style-name="T230">make a choice — сделать </text:span><text:span text:style-name="T269">выбор;</text:span></text:p>
        </text:list-item>
        <text:list-item>
          <text:p text:style-name="P1131">make a scision — принять решение;</text:p>
        </text:list-item>
        <text:list-item>
          <text:p text:style-name="P1131">make a promise — обещать, дать обещание;</text:p>
        </text:list-item>
        <text:list-item>
          <text:p text:style-name="P1131">make a friends — подружиться.</text:p>
        </text:list-item>
      </text:list>
      <text:p text:style-name="P553"/>
      <text:p text:style-name="P761">Could you do me a favour — Не мог бы ты оказать мне услугу? </text:p>
      <text:p text:style-name="P761">I belive she`ll make the right choice — Я верю, что она сделает правильный выбор.</text:p>
      <text:p text:style-name="P553"/>
      <text:p text:style-name="P931"><text:span text:style-name="T353">Про и</text:span><text:span text:style-name="T354">нфинитив и герундий</text:span></text:p>
      <text:p text:style-name="P554"/>
      <text:p text:style-name="P561">Когда в английском предложении идет несколько глаголов <text:span text:style-name="T941">подря</text:span><text:span text:style-name="T942">д</text:span>, то первый является сказуемым<text:span text:style-name="T940">, а следующий, свободный от времени, стоит в форме инфинитива </text:span></text:p>
      <text:p text:style-name="P884"><text:span text:style-name="T289">или герундия </text:span><text:span text:style-name="T290">(</text:span><text:span text:style-name="T301">после сказуемоего</text:span><text:span text:style-name="T291"> </text:span><text:span text:style-name="T289">может быть несколько </text:span><text:span text:style-name="T301">глаголов</text:span><text:span text:style-name="T290">)</text:span><text:span text:style-name="T289">.</text:span></text:p>
      <text:p text:style-name="P560"/>
      <text:p text:style-name="P770">What do you want <text:span text:style-name="T787">to do</text:span>? — Что ты хочешь <text:span text:style-name="T787">делать</text:span>?</text:p>
      <text:p text:style-name="P770">I like <text:span text:style-name="T787">playing</text:span> cards — Я люблю <text:span text:style-name="T787">играть</text:span> в карты.</text:p>
      <text:p text:style-name="P771">Please don`t make me <text:span text:style-name="T787">worry</text:span> — Пожалуйста, не заставляй меня <text:span text:style-name="T787">волноваться</text:span>.</text:p>
      <text:p text:style-name="P772">I don`t mind <text:span text:style-name="T787">doing</text:span> it on my own — Я не против <text:span text:style-name="T787">сделать</text:span> это в одиночку.</text:p>
      <text:p text:style-name="P562"/>
      <text:p text:style-name="P885"><text:soft-page-break/><text:span text:style-name="T275">И</text:span><text:span text:style-name="T276">нфинитив и герундий дополняют по смыслу </text:span><text:span text:style-name="T292">сказуемое</text:span><text:span text:style-name="T276">. </text:span><text:span text:style-name="T277">Они являются взаимозаменяемы </text:span></text:p>
      <text:p text:style-name="P885"><text:span text:style-name="T285">и</text:span><text:span text:style-name="T277"> </text:span><text:span text:style-name="T285">в</text:span><text:span text:style-name="T277"> основном </text:span><text:span text:style-name="T285">и</text:span><text:span text:style-name="T277">спользуют</text:span><text:span text:style-name="T285">ся</text:span><text:span text:style-name="T277"> по наитию </text:span><text:span text:style-name="T292">либо</text:span><text:span text:style-name="T277"> в зависимости от диалекта.</text:span></text:p>
      <text:p text:style-name="P563"/>
      <text:p text:style-name="P564">На русский инфинитив и герундий переводятся несколькими способами:</text:p>
      <text:list xml:id="list2403138644" text:style-name="L54">
        <text:list-item>
          <text:p text:style-name="P1132">начальной формой глагола (делать);</text:p>
        </text:list-item>
        <text:list-item>
          <text:p text:style-name="P1132">причастием (делая);</text:p>
        </text:list-item>
        <text:list-item>
          <text:p text:style-name="P1132">придаточным предложением (чтобы сделать).</text:p>
        </text:list-item>
      </text:list>
      <text:p text:style-name="P563"/>
      <text:p text:style-name="P579">Инфинитив </text:p>
      <text:p text:style-name="P570"/>
      <text:p text:style-name="P891"><text:span text:style-name="T298">Э</text:span><text:span text:style-name="T285">то глагол в начальной форме, </text:span><text:span text:style-name="T292">который </text:span><text:span text:style-name="T293">обычно </text:span><text:span text:style-name="T294">идет</text:span><text:span text:style-name="T292"> </text:span><text:span text:style-name="T285">с частицей </text:span><text:span text:style-name="T92">to</text:span><text:span text:style-name="T285">.</text:span></text:p>
      <text:p text:style-name="P765"><text:span text:style-name="T65">I don`t want </text:span><text:span text:style-name="T957">to interface</text:span><text:span text:style-name="T65"> — Я не хочу </text:span><text:span text:style-name="T957">вмешиваться</text:span><text:span text:style-name="T65">.</text:span></text:p>
      <text:p text:style-name="P571"/>
      <text:p text:style-name="P472"><text:span text:style-name="T285">Г</text:span><text:span text:style-name="T278">лаголы, после которых инфинитив всегда </text:span><text:span text:style-name="T286">с частицей </text:span><text:span text:style-name="T91">to</text:span><text:span text:style-name="T278">:</text:span></text:p>
      <text:list xml:id="list1331825906" text:style-name="L55">
        <text:list-item>
          <text:p text:style-name="P1133">want — хотеть;</text:p>
        </text:list-item>
        <text:list-item>
          <text:p text:style-name="P1133">need — нуждаться;</text:p>
        </text:list-item>
        <text:list-item>
          <text:p text:style-name="P1133">plan — планировать;</text:p>
        </text:list-item>
        <text:list-item>
          <text:p text:style-name="P1133">decide — принимать решение;</text:p>
        </text:list-item>
        <text:list-item>
          <text:p text:style-name="P1133">offer — предлагать;</text:p>
        </text:list-item>
        <text:list-item>
          <text:p text:style-name="P1133">hope — надеяться;</text:p>
        </text:list-item>
        <text:list-item>
          <text:p text:style-name="P1133">promise — обещать;</text:p>
        </text:list-item>
        <text:list-item>
          <text:p text:style-name="P1133">try — пытаться;</text:p>
        </text:list-item>
        <text:list-item>
          <text:p text:style-name="P1133">forget — забывать;</text:p>
        </text:list-item>
        <text:list-item>
          <text:p text:style-name="P1133">learn — изучать;</text:p>
        </text:list-item>
        <text:list-item>
          <text:p text:style-name="P1133">would like — хотел бы.</text:p>
        </text:list-item>
      </text:list>
      <text:p text:style-name="P764"/>
      <text:p text:style-name="P764">We promise <text:span text:style-name="T787">to get</text:span> the money — Мы обещали <text:span text:style-name="T787">достать</text:span> денег.</text:p>
      <text:p text:style-name="P764">Don`t forget <text:span text:style-name="T787">to write</text:span> importang things — Не забывай <text:span text:style-name="T787">записывать</text:span> самое главное.</text:p>
      <text:p text:style-name="P565"/>
      <text:p text:style-name="P883"><text:span text:style-name="T279">Между смысловым глаголом и идущим за ним инфинитивом часто </text:span><text:span text:style-name="T296">стоит</text:span><text:span text:style-name="T279"> дополнение.</text:span></text:p>
      <text:p text:style-name="P473"><text:span text:style-name="T296">Обычно</text:span><text:span text:style-name="T297"> </text:span><text:span text:style-name="T283">дополнение указывает</text:span><text:span text:style-name="T284">ся</text:span><text:span text:style-name="T283"> после </text:span><text:span text:style-name="T296">следующих </text:span><text:span text:style-name="T283">глаголов:</text:span></text:p>
      <text:list xml:id="list1218768228" text:style-name="L56">
        <text:list-item>
          <text:p text:style-name="P1134">ask — спрашивать;</text:p>
        </text:list-item>
        <text:list-item>
          <text:p text:style-name="P1134">tell — говорить;</text:p>
        </text:list-item>
        <text:list-item>
          <text:p text:style-name="P1134">advice — советовать;</text:p>
        </text:list-item>
        <text:list-item>
          <text:p text:style-name="P1134">expect — ожидать;</text:p>
        </text:list-item>
        <text:list-item>
          <text:p text:style-name="P1134">pesuade — убеждать;</text:p>
        </text:list-item>
        <text:list-item>
          <text:p text:style-name="P1134">teach — обучать.</text:p>
        </text:list-item>
      </text:list>
      <text:p text:style-name="P568"/>
      <text:p text:style-name="P769"><text:span text:style-name="T948">I </text:span><text:span text:style-name="T34">asked</text:span><text:span text:style-name="T949"> </text:span><text:span text:style-name="T978">Mike</text:span><text:span text:style-name="T949"> </text:span><text:span text:style-name="T792">to come</text:span><text:span text:style-name="T949"> in — Я просила Майка войти.</text:span></text:p>
      <text:p text:style-name="P72"><text:span text:style-name="T32">Tell</text:span><text:span text:style-name="T45"> </text:span><text:span text:style-name="T979">them</text:span><text:span text:style-name="T45"> </text:span><text:span text:style-name="T63">to leave</text:span><text:span text:style-name="T45"> us alone — Попроси их оставить нас в покое.</text:span></text:p>
      <text:p text:style-name="P565"/>
      <text:p text:style-name="P886"><text:span text:style-name="T279">Если после смыслового глагола </text:span><text:span text:style-name="T295">указано</text:span><text:span text:style-name="T280"> </text:span><text:span text:style-name="T279">дополне</text:span><text:span text:style-name="T280">ние, </text:span><text:span text:style-name="T281">то такие предложения удобней переводить с использованием придаточного предложения.</text:span></text:p>
      <text:p text:style-name="P569"/>
      <text:p text:style-name="P76"><text:span text:style-name="T60">I </text:span><text:span text:style-name="T33">promise</text:span><text:span text:style-name="T60"> </text:span><text:span text:style-name="T980">you</text:span><text:span text:style-name="T60"> </text:span><text:span text:style-name="T64">to be</text:span><text:span text:style-name="T60"> there always — Я обещаю тебе, что буду рядом всегда.</text:span></text:p>
      <text:p text:style-name="P766"/>
      <text:p text:style-name="P76"><text:span text:style-name="T230">(</text:span><text:span text:style-name="T288">п</text:span><text:span text:style-name="T281">ридаточно</text:span><text:span text:style-name="T282">е</text:span><text:span text:style-name="T281"> предложения — </text:span><text:span text:style-name="T230">это синтаксическая часть сложноподчиненного предложения, содержащая подчинительный союз или союзное слово: </text:span><text:span text:style-name="T45">Петя убежал с урока, </text:span><text:span text:style-name="T351">чтобы не пропустить концерт</text:span><text:span text:style-name="T230">. </text:span><text:span text:style-name="Emphasis"><text:span text:style-name="T45">Изобразить чувство, </text:span></text:span><text:span text:style-name="Emphasis"><text:span text:style-name="T351">которое я испытывал</text:span></text:span><text:span text:style-name="Emphasis"><text:span text:style-name="T45">, очень трудно</text:span></text:span><text:span text:style-name="T230">)</text:span><text:span text:style-name="T281">.</text:span></text:p>
      <text:p text:style-name="P766"/>
      <text:p text:style-name="P886"><text:soft-page-break/><text:span text:style-name="T281">Т</text:span><text:span text:style-name="T287">акже придаточное предложение используется, когда вторая часть объясняет причину действия из главной части. </text:span><text:span text:style-name="T288">В этом случае инфинитив всегда используется с </text:span><text:span text:style-name="T93">to</text:span><text:span text:style-name="T288">.</text:span></text:p>
      <text:p text:style-name="P566"/>
      <text:p text:style-name="P77"><text:span text:style-name="T60">I </text:span><text:span text:style-name="T33">went out</text:span><text:span text:style-name="T64">,</text:span><text:span text:style-name="T60"> </text:span><text:span text:style-name="T64">to buy</text:span><text:span text:style-name="T60"> food — Я </text:span><text:span text:style-name="T33">вышел</text:span><text:span text:style-name="T60">,</text:span><text:span text:style-name="T62"> </text:span><text:span text:style-name="T64">чтобы</text:span><text:span text:style-name="T60"> </text:span><text:span text:style-name="T64">купить</text:span><text:span text:style-name="T60"> еды.</text:span></text:p>
      <text:p text:style-name="P78"><text:span text:style-name="T60">W</text:span><text:span text:style-name="T45">hy did I </text:span><text:span text:style-name="T32">come in</text:span><text:span text:style-name="T45">? </text:span><text:span text:style-name="T63">To drink</text:span><text:span text:style-name="T45"> cofee — Почему я </text:span><text:span text:style-name="T32">зашел</text:span><text:span text:style-name="T45">? </text:span><text:span text:style-name="T63">Чтобы выпить</text:span><text:span text:style-name="T45"> кофе.</text:span></text:p>
      <text:p text:style-name="P767"/>
      <text:p text:style-name="P203"><text:span text:style-name="T45">Не всегда причина указывается в виде глагола. Если в качестве причины указано существительное, то перед ним будет предлог </text:span><text:span text:style-name="T67">for</text:span><text:span text:style-name="T45"> </text:span><text:span text:style-name="T61">(за, для)</text:span><text:span text:style-name="T45">.</text:span></text:p>
      <text:p text:style-name="P567"/>
      <text:p text:style-name="P768">I <text:span text:style-name="T23">went out</text:span> <text:span text:style-name="T787">for food</text:span> — Я <text:span text:style-name="T23">вышел</text:span><text:span text:style-name="T947"> </text:span><text:span text:style-name="T787">за едой</text:span>.</text:p>
      <text:p text:style-name="P197"/>
      <text:p text:style-name="P197">Ес<text:span text:style-name="T947">ть</text:span> глаголы, после которых инфинитив используется без частицы <text:span text:style-name="T449">to</text:span> («голый» инфитив). Таких глаголов немного. Самыми распространенные: <text:span text:style-name="T449">let </text:span>(позволять) и <text:span text:style-name="T449">make</text:span>.</text:p>
      <text:p text:style-name="P195"/>
      <text:p text:style-name="P74"><text:span text:style-name="T23">Let</text:span> <text:span text:style-name="T976">Peter</text:span> <text:span text:style-name="T787">explain</text:span> himself — Позволь Питеру объясниться.</text:p>
      <text:p text:style-name="P75"><text:span text:style-name="T23">Let</text:span> <text:span text:style-name="T976">us</text:span> (let`s) <text:span text:style-name="T787">watch</text:span> this movie — Давай<text:span text:style-name="T944"> </text:span>посмотрим этот фильм.</text:p>
      <text:p text:style-name="P196"/>
      <text:p text:style-name="P198">Если после <text:span text:style-name="T449">make</text:span> стоит еще один глагол, то в этом случае <text:span text:style-name="T449">make</text:span> переводится не как «делать», </text:p>
      <text:p text:style-name="P198">а как «заставлять». После <text:span text:style-name="T449">make</text:span> нужно также указать дополнение.</text:p>
      <text:p text:style-name="P198"/>
      <text:p text:style-name="P167">I <text:span text:style-name="T3">can`t</text:span> <text:span text:style-name="T23">make</text:span> <text:span text:style-name="T976">John</text:span> <text:span text:style-name="T787">work</text:span> — Я не могу заставить Джона работать.</text:p>
      <text:p text:style-name="P199"/>
      <text:p text:style-name="P201"><text:span text:style-name="T945">Если инфинитив стоит после связки </text:span><text:span text:style-name="T477">it</text:span><text:span text:style-name="T967"> + </text:span><text:span text:style-name="T474">be </text:span><text:span text:style-name="T945">+ прилагательно</text:span><text:span text:style-name="T946">е</text:span><text:span text:style-name="T945">, то </text:span><text:span text:style-name="T967">он </text:span><text:span text:style-name="T945">используется </text:span></text:p>
      <text:p text:style-name="P201"><text:span text:style-name="T945">с частицей </text:span><text:span text:style-name="T474">to</text:span><text:span text:style-name="T945">. </text:span><text:span text:style-name="T967">Такая связка выражает отношение к делу.</text:span></text:p>
      <text:p text:style-name="P200"/>
      <text:p text:style-name="P73">It <text:span text:style-name="T352">is difficult</text:span> to understand him — Его<text:span text:style-name="T967"> </text:span>сложно понять.</text:p>
      <text:p text:style-name="P81">It was difficult to find a good job — Было трудно найти хорошую работу.</text:p>
      <text:p text:style-name="P45"><text:span text:style-name="T967">It is nice to live here — Здесь </text:span><text:span text:style-name="T968">приятно жить.</text:span></text:p>
      <text:p text:style-name="P200"/>
      <text:p text:style-name="P996">По правилам английского языка после <text:span text:style-name="T449">be</text:span> всегда используется прилалагательное, при этом на русский, <text:span text:style-name="T449">be</text:span> + прилагательное будет переводиться наречием (где, куда, зачем, как).</text:p>
      <text:p text:style-name="P202"/>
      <text:p text:style-name="P891"><text:span text:style-name="T779">Г</text:span><text:span text:style-name="T780">ерундий</text:span><text:span text:style-name="T698"> </text:span></text:p>
      <text:p text:style-name="P206"/>
      <text:p text:style-name="P891"><text:span text:style-name="T701">Э</text:span><text:span text:style-name="T694">то нечно среднее между глаголом и существительным, </text:span><text:span text:style-name="T699">потому что м</text:span><text:span text:style-name="T694">ожет переводит</text:span><text:span text:style-name="T699">ь</text:span><text:span text:style-name="T694">ся </text:span></text:p>
      <text:p text:style-name="P891"><text:span text:style-name="T699">и так и этак </text:span><text:span text:style-name="T702">(в зависимости от места)</text:span><text:span text:style-name="T694">.</text:span><text:span text:style-name="T700"> </text:span><text:span text:style-name="T695">Выглядит как глагол c окончанием </text:span><text:span text:style-name="T475">-ing</text:span><text:span text:style-name="T695">.</text:span></text:p>
      <text:p text:style-name="P209"/>
      <text:p text:style-name="P892"><text:span text:style-name="T703">Герундий используется после предлогов </text:span><text:span text:style-name="T706">и</text:span><text:span text:style-name="T703"> некоторых глаголов. </text:span><text:span text:style-name="T705">Т</text:span><text:span text:style-name="T706">акже</text:span><text:span text:style-name="T703"> е</text:span><text:span text:style-name="T704">сли после </text:span></text:p>
      <text:p text:style-name="P210">первого глагола идет предлог, то второй всегда пишется в форме герундия.</text:p>
      <text:p text:style-name="P211"/>
      <text:p text:style-name="P208">Если герундий стоит в конце предложения, то он переводится глаголом.</text:p>
      <text:p text:style-name="P787"/>
      <text:p text:style-name="P686"><text:span text:style-name="T868">I </text:span><text:span text:style-name="T31">ran</text:span><text:span text:style-name="T867"> for a long time </text:span><text:span text:style-name="T922">without</text:span><text:span text:style-name="T867"> </text:span><text:span text:style-name="T870">stopping</text:span><text:span text:style-name="T867"> — Я долго бежал, не останавливаясь.</text:span></text:p>
      <text:p text:style-name="P686"><text:span text:style-name="T868">D</text:span><text:span text:style-name="T867">on`t stop. </text:span><text:span text:style-name="T31">Keep</text:span><text:span text:style-name="T867"> </text:span><text:span text:style-name="T922">on</text:span><text:span text:style-name="T867"> </text:span><text:span text:style-name="T870">running</text:span><text:span text:style-name="T867">! </text:span><text:span text:style-name="T869">— </text:span><text:span text:style-name="T867">Не останавливайся. Продолжай бежать!</text:span></text:p>
      <text:p text:style-name="P687"><text:span text:style-name="T922">Before</text:span><text:span text:style-name="T867"> </text:span><text:span text:style-name="T870">going</text:span><text:span text:style-name="T867"> </text:span><text:span text:style-name="T870">out</text:span><text:span text:style-name="T867">, I phoned Jerry — Перед выходом я позвонил Джерри.</text:span></text:p>
      <text:p text:style-name="P787"/>
      <text:p text:style-name="P887"><text:span text:style-name="T331">Глаголы, после которых </text:span><text:span text:style-name="T332">принято использовать</text:span><text:span text:style-name="T331"> герундий:</text:span></text:p>
      <text:p text:style-name="P788"/>
      <text:list xml:id="list1472066487" text:style-name="L57">
        <text:list-item>
          <text:p text:style-name="P1137">обозначающие начало, продолжительность или конец процесса:</text:p>
          <text:list>
            <text:list-item>
              <text:p text:style-name="P1138">stop — прекращать;</text:p>
            </text:list-item>
            <text:list-item>
              <text:p text:style-name="P1138">finish — заканчивать;</text:p>
            </text:list-item>
            <text:list-item>
              <text:p text:style-name="P1138">give up — прекращать;</text:p>
            </text:list-item>
            <text:list-item>
              <text:p text:style-name="P1138"><text:soft-page-break/>carry on / go on / keep on — продолжать;</text:p>
            </text:list-item>
          </text:list>
          <text:p text:style-name="P1138"/>
        </text:list-item>
        <text:list-item>
          <text:p text:style-name="P1137">обозначающие отношение к чему-то:</text:p>
          <text:list>
            <text:list-item>
              <text:p text:style-name="P1138">dislike — нелюбить;</text:p>
            </text:list-item>
            <text:list-item>
              <text:p text:style-name="P1138">enjoy — нравиться;</text:p>
            </text:list-item>
          </text:list>
        </text:list-item>
        <text:list-item>
          <text:p text:style-name="P1137">глаголы чувственного восприятия:</text:p>
          <text:list>
            <text:list-item>
              <text:p text:style-name="P1138">see — видеть;</text:p>
            </text:list-item>
            <text:list-item>
              <text:p text:style-name="P1138">watch — смотреть;</text:p>
            </text:list-item>
            <text:list-item>
              <text:p text:style-name="P1138">hear — слышать;</text:p>
            </text:list-item>
            <text:list-item>
              <text:p text:style-name="P1138">listen to — слушать.</text:p>
            </text:list-item>
          </text:list>
        </text:list-item>
      </text:list>
      <text:p text:style-name="P789"/>
      <text:list xml:id="list130535922347659" text:continue-numbering="true" text:style-name="L57">
        <text:list-item>
          <text:p text:style-name="P1137">другие глаголы и словосочетания:</text:p>
          <text:list>
            <text:list-item>
              <text:p text:style-name="P1138">suggest — предлагать;</text:p>
            </text:list-item>
            <text:list-item>
              <text:p text:style-name="P1138">mind — иметь ввиду, возражать;</text:p>
            </text:list-item>
            <text:list-item>
              <text:p text:style-name="P1138">avoid — избегать;</text:p>
            </text:list-item>
            <text:list-item>
              <text:p text:style-name="P1138">practice — практиковаться;</text:p>
            </text:list-item>
            <text:list-item>
              <text:p text:style-name="P1138">can`t help — не мочь не делать;</text:p>
            </text:list-item>
            <text:list-item>
              <text:p text:style-name="P1138">can`t stand — не выносить, ненавидеть;</text:p>
            </text:list-item>
            <text:list-item>
              <text:p text:style-name="P1138">look forward to — ждать с нетерпением.</text:p>
            </text:list-item>
          </text:list>
        </text:list-item>
      </text:list>
      <text:p text:style-name="P788"/>
      <text:p text:style-name="P688">I enjoy <text:span text:style-name="T787">reading</text:span> very much — Я очень люблю читать.</text:p>
      <text:p text:style-name="P688">I can`t help <text:span text:style-name="T787">feeling</text:span> responsible — Я не могу не чувствовать ответственности.</text:p>
      <text:p text:style-name="P688">I look forward to <text:span text:style-name="T787">meeting</text:span> John — Я жд<text:span text:style-name="T960">у</text:span> с нетерпением встечи с Джоном.</text:p>
      <text:p text:style-name="P204"/>
      <text:p text:style-name="P204">Сочетание сказуемого и герундия можно расш<text:span text:style-name="T961">и</text:span>рить, добавив между ними дополнение.</text:p>
      <text:p text:style-name="P204"/>
      <text:p text:style-name="P44"><text:span text:style-name="T950">I </text:span><text:span text:style-name="T35">saw</text:span><text:span text:style-name="T950"> </text:span><text:span text:style-name="T981">John</text:span><text:span text:style-name="T950"> </text:span><text:span text:style-name="T793">working</text:span><text:span text:style-name="T950"> in the garden — Я видел, как Джон работает в саду.</text:span></text:p>
      <text:p text:style-name="P79">He <text:span text:style-name="T3">can`t</text:span> <text:span text:style-name="T23">stand</text:span> <text:span text:style-name="T976">his father</text:span> <text:span text:style-name="T787">drinking</text:span> — Он не может вынести того, что его отец пьет.</text:p>
      <text:p text:style-name="P195"/>
      <text:p text:style-name="P207">Когда нужно сказать про дейсвтие, которое регулярно совершается, то для этого используется</text:p>
      <text:p text:style-name="P474"><text:span text:style-name="T696">связка </text:span><text:span text:style-name="T476">go</text:span><text:span text:style-name="T696"> + герундий. Глагол </text:span><text:span text:style-name="T476">go</text:span><text:span text:style-name="T696"> в этом случае переводится как «занимаюсь этим делом»:</text:span></text:p>
      <text:list xml:id="list2878807770" text:style-name="L58">
        <text:list-item>
          <text:p text:style-name="P1226"><text:span text:style-name="T696">go swimming — занима</text:span><text:span text:style-name="T697">ться</text:span><text:span text:style-name="T696"> плаваньем;</text:span></text:p>
        </text:list-item>
        <text:list-item>
          <text:p text:style-name="P1199">go running — бегать;</text:p>
        </text:list-item>
        <text:list-item>
          <text:p text:style-name="P1199">go fishing — рыбачить;</text:p>
        </text:list-item>
        <text:list-item>
          <text:p text:style-name="P1226">go skiing — кататься на лыжах;</text:p>
        </text:list-item>
        <text:list-item>
          <text:p text:style-name="P1236">go shopping — ходить по магазинам.</text:p>
        </text:list-item>
      </text:list>
      <text:p text:style-name="P988"/>
      <text:p text:style-name="P888"><text:span text:style-name="T951">А связка </text:span><text:span text:style-name="T476">like</text:span><text:span text:style-name="T951"> + герундий означает «</text:span><text:span text:style-name="T952">люблю</text:span><text:span text:style-name="T951"> заниматься этим </text:span><text:span text:style-name="T952">делом</text:span><text:span text:style-name="T951">».</text:span></text:p>
      <text:p text:style-name="P988"/>
      <text:p text:style-name="P80">Would you like to <text:span text:style-name="T787">go skiing</text:span> this weekend? — Ты хочешь <text:span text:style-name="T787">покататься на лыжах</text:span> на выходных?</text:p>
      <text:p text:style-name="P80">I would rather <text:span text:style-name="T787">go shopp</text:span><text:span text:style-name="T794">i</text:span><text:span text:style-name="T787">ng</text:span> — Нет, я лучше <text:span text:style-name="T787">пойду по магазинам</text:span>.</text:p>
      <text:p text:style-name="P80">I <text:span text:style-name="T787">like shopping</text:span> with my girlfriends! — Я <text:span text:style-name="T787">люблю ходить по магазинам</text:span> с подру<text:span text:style-name="T962">ж</text:span>ками!</text:p>
      <text:p text:style-name="P988"/>
      <text:p text:style-name="P890"><text:span text:style-name="T954">Если герундий стоит в начале предложения, то он </text:span><text:span text:style-name="T956">переводится не как глагол, а</text:span><text:span text:style-name="T955"> как сущестительное </text:span><text:span text:style-name="T956">(т. е. в этом случае он является подлежащим)</text:span><text:span text:style-name="T954">.</text:span></text:p>
      <text:p text:style-name="P889"/>
      <text:p text:style-name="P102">Swimming is very good for your health — Плаванье хорошо для здоровья</text:p>
      <text:p text:style-name="P102"><text:span text:style-name="T953">L</text:span>earning English is not easy — Изучение английского — это нелегко.</text:p>
      <text:p text:style-name="P889"/>
      <text:p text:style-name="P403">Глаголы, после который можно использовать как инфинитив так и герундий:</text:p>
      <text:p text:style-name="P403"><text:soft-page-break/></text:p>
      <text:list xml:id="list2440578838" text:style-name="L59">
        <text:list-item>
          <text:p text:style-name="P1211">обозначающие процесс:</text:p>
          <text:list>
            <text:list-item>
              <text:p text:style-name="P1212">start, begin — начинать;</text:p>
            </text:list-item>
            <text:list-item>
              <text:p text:style-name="P1212">continue — продолжать;</text:p>
            </text:list-item>
          </text:list>
        </text:list-item>
      </text:list>
      <text:p text:style-name="P403"/>
      <text:list xml:id="list130536176654658" text:continue-numbering="true" text:style-name="L59">
        <text:list-item>
          <text:p text:style-name="P1211">обозначающие отношение к чему-то:</text:p>
          <text:list>
            <text:list-item>
              <text:p text:style-name="P1213">love — любить;</text:p>
            </text:list-item>
            <text:list-item>
              <text:p text:style-name="P1213">like — нравиться;</text:p>
            </text:list-item>
            <text:list-item>
              <text:p text:style-name="P1213">hate — ненавидеть;</text:p>
            </text:list-item>
            <text:list-item>
              <text:p text:style-name="P1213">prefer — предпочитать;</text:p>
            </text:list-item>
          </text:list>
        </text:list-item>
      </text:list>
      <text:p text:style-name="P404"/>
      <text:p text:style-name="P103">I started to leart English at school / I started learning English at school.</text:p>
      <text:p text:style-name="P103">I love to play the piano / I love playing the piano.</text:p>
      <text:p text:style-name="P405"/>
      <text:p text:style-name="P1017">Формальное подлежащее. <text:span text:style-name="T964">Dummy subject</text:span></text:p>
      <text:p text:style-name="P406"/>
      <text:p text:style-name="P407">В английском предложении обязательно должно присутствовать подлежащее и сказуемое.</text:p>
      <text:p text:style-name="P408">Это его грамматическая основа. В русском предложении подлежащее может отсутствовать.</text:p>
      <text:p text:style-name="P407">Из-за этого могут возн<text:span text:style-name="T964">и</text:span>кать некоторые трудности при переводе.</text:p>
      <text:p text:style-name="P407"/>
      <text:p text:style-name="P409">Когда в русском предложении подлежащее отсутствует, в английском используется формальное подлежащее. Их всего 2: <text:span text:style-name="T449">there</text:span> и <text:span text:style-name="T449">it</text:span>, <text:span text:style-name="T965">но </text:span><text:span text:style-name="T969">еще </text:span><text:span text:style-name="T965">могут</text:span><text:span text:style-name="T969"> </text:span><text:span text:style-name="T965">встретиться: </text:span><text:span text:style-name="T478">t</text:span><text:span text:style-name="T449">hey</text:span>, <text:span text:style-name="T449">this</text:span>, <text:span text:style-name="T449">that</text:span>.</text:p>
      <text:p text:style-name="P920"><text:span text:style-name="T363">Т</text:span><text:span text:style-name="T364">акие предложения удобнее переводить с конца </text:span><text:span text:style-name="T435">(как и </text:span><text:span text:style-name="T436">все, в английском</text:span><text:span text:style-name="T435">)</text:span><text:span text:style-name="T364">. </text:span></text:p>
      <text:p text:style-name="P410"/>
      <text:p text:style-name="P896"><text:span text:style-name="T371">П</text:span><text:span text:style-name="T369">одлежащее </text:span><text:span text:style-name="T525">there</text:span><text:span text:style-name="T369"> </text:span><text:span text:style-name="T371">всегда идет</text:span><text:span text:style-name="T369"> в связке с глаголом </text:span><text:span text:style-name="T525">be</text:span><text:span text:style-name="T369">. Оно необходимо, чтобы сказать </text:span></text:p>
      <text:p text:style-name="P896"><text:span text:style-name="T369">о местоположении существительного, которое идет после </text:span><text:span text:style-name="T525">be</text:span><text:span text:style-name="T369"> </text:span><text:span text:style-name="T371">(как указатель)</text:span><text:span text:style-name="T369">.</text:span></text:p>
      <text:p text:style-name="P413"/>
      <text:p text:style-name="P104"><text:span text:style-name="T21">There</text:span><text:span text:style-name="T966"> </text:span><text:span text:style-name="T37">is</text:span><text:span text:style-name="T966"> </text:span><text:span text:style-name="T982">a new restaurant</text:span><text:span text:style-name="T966"> </text:span><text:span text:style-name="T12">in King Street</text:span><text:span text:style-name="T966"> — На Кинг-стрит есть новый ресторан.</text:span></text:p>
      <text:p text:style-name="P105"><text:span text:style-name="T13">There</text:span> <text:span text:style-name="T23">was</text:span> <text:span text:style-name="T976">a fight</text:span> <text:span text:style-name="T10">in the street today</text:span> — На улице сегодня была драка.</text:p>
      <text:p text:style-name="P414"/>
      <text:p text:style-name="P894"><text:span text:style-name="T369">Иногда с помощью </text:span><text:span text:style-name="T525">there</text:span><text:span text:style-name="T369"> + </text:span><text:span text:style-name="T525">be</text:span><text:span text:style-name="T369"> говорят о существительном, которое не может совершать действий, но с которым связана дополнительная информация.</text:span></text:p>
      <text:p text:style-name="P414"/>
      <text:p text:style-name="P82"><text:span text:style-name="T363">T</text:span><text:span text:style-name="T369">here is something I want to tell you — Есть, кое-что, что я должен сказать тебе.</text:span></text:p>
      <text:p text:style-name="P415"/>
      <text:p text:style-name="P895"><text:span text:style-name="T364">Связка </text:span><text:span text:style-name="T526">there</text:span><text:span text:style-name="T364"> + </text:span><text:span text:style-name="T526">be</text:span><text:span text:style-name="T364"> переводится по глаголу </text:span><text:span text:style-name="T526">be</text:span><text:span text:style-name="T364">, либо полностью выпадает при переводе.</text:span></text:p>
      <text:p text:style-name="P990"><text:span text:style-name="T365">В Present Perfect, </text:span><text:span text:style-name="T527">be</text:span><text:span text:style-name="T365"> преобразуется в </text:span><text:span text:style-name="T527">have/has been</text:span><text:span text:style-name="T365">.</text:span></text:p>
      <text:p text:style-name="P415"/>
      <text:p text:style-name="P893"><text:span text:style-name="T365">В вопросах </text:span><text:span text:style-name="T527">be</text:span><text:span text:style-name="T365"> </text:span><text:span text:style-name="T366">ставится</text:span><text:span text:style-name="T365"> перед </text:span><text:span text:style-name="T527">there</text:span><text:span text:style-name="T365">. Вопрос не обязательно </text:span><text:span text:style-name="T370">должен быть </text:span><text:span text:style-name="T365">общи</text:span><text:span text:style-name="T370">м</text:span><text:span text:style-name="T365">. </text:span></text:p>
      <text:p text:style-name="P412">Он может начинаться и с вопросительного слова. </text:p>
      <text:p text:style-name="P417"/>
      <text:p text:style-name="P106">What is there in the box? — Что находится в коробке? (Что есть в коробке?)</text:p>
      <text:p text:style-name="P417"/>
      <text:p text:style-name="P893"><text:span text:style-name="T366">Отрицание образуется</text:span><text:span text:style-name="T365"> </text:span><text:span text:style-name="T366">с помощью частицы </text:span><text:span text:style-name="T528">not</text:span><text:span text:style-name="T366"> после </text:span><text:span text:style-name="T528">be</text:span><text:span text:style-name="T366">. Также </text:span><text:span text:style-name="T368">можно</text:span><text:span text:style-name="T366"> использовать отрицательное местоимение </text:span><text:span text:style-name="T528">no</text:span><text:span text:style-name="T366">, </text:span><text:span text:style-name="T972">которое стоит перед существительным, как отдельное слово</text:span><text:span text:style-name="T366">.</text:span></text:p>
      <text:p text:style-name="P417"/>
      <text:p text:style-name="P83"><text:span text:style-name="T355">There aren`t any challenges in his life / T</text:span><text:span text:style-name="T367">here are no challenges in his life</text:span><text:span text:style-name="T355"> — </text:span></text:p>
      <text:p text:style-name="P106">В его жизни нет испытаний.</text:p>
      <text:p text:style-name="P417"/>
      <text:p text:style-name="P896"><text:span text:style-name="T371">Подлежащее </text:span><text:span text:style-name="T529">it</text:span><text:span text:style-name="T371"> </text:span><text:span text:style-name="T380">обычно </text:span><text:span text:style-name="T371">используется, когда надо сообщить время или сказать о погоде.</text:span></text:p>
      <text:p text:style-name="P421"/>
      <text:p text:style-name="P897"><text:soft-page-break/><text:span text:style-name="T374">После </text:span><text:span text:style-name="T530">it</text:span><text:span text:style-name="T374"> может идти не только существительное </text:span><text:span text:style-name="T376">(в отличие от </text:span><text:span text:style-name="T532">there</text:span><text:span text:style-name="T376">)</text:span><text:span text:style-name="T374">, но </text:span><text:span text:style-name="T376">также </text:span><text:span text:style-name="T374">прилагательное </text:span><text:span text:style-name="T376">или глагол</text:span><text:span text:style-name="T374"> </text:span><text:span text:style-name="T376">(обычно идет прилагательное).</text:span></text:p>
      <text:p text:style-name="P107"/>
      <text:p text:style-name="P420"><text:span text:style-name="T479">It</text:span><text:span text:style-name="T971"> может идти в связке с любым глаголом, а не только с </text:span><text:span text:style-name="T479">be</text:span><text:span text:style-name="T971">.</text:span></text:p>
      <text:p text:style-name="P421"/>
      <text:p text:style-name="P1001"><text:span text:style-name="T16">It</text:span><text:span text:style-name="T523"> </text:span><text:span text:style-name="T27">is</text:span><text:span text:style-name="T523"> 5 o`clock — Сейчас 5 часов.</text:span></text:p>
      <text:p text:style-name="P84"><text:span text:style-name="T17">It</text:span><text:span text:style-name="T355"> </text:span><text:span text:style-name="T36">is</text:span><text:span text:style-name="T355"> warm — Тепло.</text:span></text:p>
      <text:p text:style-name="P84"><text:span text:style-name="T17">It</text:span><text:span text:style-name="T355"> often </text:span><text:span text:style-name="T36">snows</text:span><text:span text:style-name="T355"> </text:span><text:span text:style-name="T372">in the winter — Зимой часто идет снег.</text:span></text:p>
      <text:p text:style-name="P422"/>
      <text:p text:style-name="P475"><text:span text:style-name="T372">Е</text:span><text:span text:style-name="T375">ще </text:span><text:span text:style-name="T531">it</text:span><text:span text:style-name="T375"> является подлежащим в таких конструкциях:</text:span></text:p>
      <text:list xml:id="list1496697070" text:style-name="L60">
        <text:list-item>
          <text:p text:style-name="P1237"><text:span text:style-name="T523">It`s time</text:span><text:span text:style-name="T355"> — пора (после используется инфинитив для указания действия, </text:span></text:p>
          <text:p text:style-name="P1214">которое пришло время сделать);</text:p>
        </text:list-item>
        <text:list-item>
          <text:p text:style-name="P1238"><text:span text:style-name="T528">I</text:span><text:span text:style-name="T523">t</text:span><text:span text:style-name="T355"> + </text:span><text:span text:style-name="T523">be</text:span><text:span text:style-name="T355"> + прилагательное + инфинитив</text:span><text:span text:style-name="T373"> (отношение к делу);</text:span></text:p>
        </text:list-item>
        <text:list-item>
          <text:p text:style-name="P1239"><text:span text:style-name="T373">в </text:span><text:span text:style-name="T355">пассивном залоге, в оборотах </text:span><text:span text:style-name="T523">it is known</text:span><text:span text:style-name="T355"> (известно) и </text:span><text:span text:style-name="T523">it is said</text:span><text:span text:style-name="T355"> (говорят).</text:span></text:p>
        </text:list-item>
      </text:list>
      <text:p text:style-name="P418"/>
      <text:p text:style-name="P908"><text:span text:style-name="T18">П</text:span><text:span text:style-name="T19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0">Заменяться может как отдельное существительное, так и целое предложение.</text:span></text:p>
      <text:p text:style-name="P418"/>
      <text:p text:style-name="P1000"><text:span text:style-name="T367">Т</text:span><text:span text:style-name="T355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419"/>
      <text:p text:style-name="P792"><text:span text:style-name="T362">They say this film is interesting / </text:span><text:span text:style-name="T361">This film is said to be interesting</text:span><text:span text:style-name="T362"> — </text:span></text:p>
      <text:p text:style-name="P793">Говорят, этот фильминтересный.</text:p>
      <text:p text:style-name="P991"/>
      <text:p text:style-name="P975"><text:span text:style-name="T970">М</text:span>естоимение. Pronoun</text:p>
      <text:p text:style-name="P416"/>
      <text:p text:style-name="P974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423"/>
      <text:p text:style-name="P424">Все местоимения можно разбить на несколько группы:</text:p>
      <text:list xml:id="list2768303939" text:style-name="L61">
        <text:list-item>
          <text:p text:style-name="P1215">личные местоимения (Personal Pronouns);</text:p>
        </text:list-item>
        <text:list-item>
          <text:p text:style-name="P1215">притяжательные местоимения (Possessive Pronouns);</text:p>
        </text:list-item>
        <text:list-item>
          <text:p text:style-name="P1215">возвратные местоимения (Reflexive Pronouns);</text:p>
        </text:list-item>
        <text:list-item>
          <text:p text:style-name="P1215">указательные местоимения (Demonstrative Pronouns);</text:p>
        </text:list-item>
        <text:list-item>
          <text:p text:style-name="P1215"><text:span text:style-name="T1000">неопределенные </text:span>местоимения <text:span text:style-name="T1004">(</text:span>some, any, no и их производные<text:span text:style-name="T1004">)</text:span>.</text:p>
        </text:list-item>
      </text:list>
      <text:p text:style-name="P411"/>
      <text:p text:style-name="P9">Личные местоимения</text:p>
      <text:p text:style-name="P425"/>
      <text:p text:style-name="P913"><text:span text:style-name="T377">Имеют только 2 формы: </text:span>именительный паде<text:span text:style-name="T1005">ж и </text:span><text:span text:style-name="T377">объектные падеж.</text:span></text:p>
      <text:p text:style-name="P426">Объектный падеж соответсвует любому косвенному падежу русского языка.</text:p>
      <text:p text:style-name="P426">(косвенный падежы — это все падежы, кроме именительного)</text:p>
      <text:p text:style-name="P426"/>
      <text:p text:style-name="P476"><text:span text:style-name="T377">Личные местоимения в именительном падеже </text:span><text:span text:style-name="T390">заменяют</text:span><text:span text:style-name="T386"> подлежащее </text:span><text:span text:style-name="T394">(кто/</text:span><text:span text:style-name="T395">что</text:span><text:span text:style-name="T394">)</text:span><text:span text:style-name="T386">:</text:span></text:p>
      <table:table table:name="Table10" table:style-name="Table10">
        <table:table-column table:style-name="Table10.A" table:number-columns-repeated="3"/>
        <table:table-row table:style-name="TableLine94253161875104">
          <table:table-cell table:style-name="Table10.A1" office:value-type="string">
            <text:p text:style-name="P1038">Лицо</text:p>
          </table:table-cell>
          <table:table-cell table:style-name="Table10.A1" office:value-type="string">
            <text:p text:style-name="P1038">Единственное число</text:p>
          </table:table-cell>
          <table:table-cell table:style-name="Table10.C1" office:value-type="string">
            <text:p text:style-name="P1038">Множественное число</text:p>
          </table:table-cell>
        </table:table-row>
        <table:table-row table:style-name="TableLine94253159280832">
          <table:table-cell table:style-name="Table10.A2" office:value-type="string">
            <text:p text:style-name="P1077">1</text:p>
          </table:table-cell>
          <table:table-cell table:style-name="Table10.A2" office:value-type="string">
            <text:p text:style-name="P1077">I</text:p>
          </table:table-cell>
          <table:table-cell table:style-name="Table10.C2" office:value-type="string">
            <text:p text:style-name="P1078">we</text:p>
          </table:table-cell>
        </table:table-row>
        <table:table-row table:style-name="TableLine94253159302288">
          <table:table-cell table:style-name="Table10.A2" office:value-type="string">
            <text:p text:style-name="P1077">2</text:p>
          </table:table-cell>
          <table:table-cell table:style-name="Table10.A2" office:value-type="string">
            <text:p text:style-name="P1077">you</text:p>
          </table:table-cell>
          <table:table-cell table:style-name="Table10.C2" office:value-type="string">
            <text:p text:style-name="P1078">you</text:p>
          </table:table-cell>
        </table:table-row>
        <table:table-row table:style-name="TableLine94253159306080">
          <table:table-cell table:style-name="Table10.A2" office:value-type="string">
            <text:p text:style-name="P1077">3</text:p>
          </table:table-cell>
          <table:table-cell table:style-name="Table10.A2" office:value-type="string">
            <text:p text:style-name="P1077">he/she/<text:span text:style-name="T973">it</text:span></text:p>
          </table:table-cell>
          <table:table-cell table:style-name="Table10.C2" office:value-type="string">
            <text:p text:style-name="P1078">they</text:p>
          </table:table-cell>
        </table:table-row>
      </table:table>
      <text:p text:style-name="P426"><text:soft-page-break/></text:p>
      <text:p text:style-name="P428">Местоимения <text:span text:style-name="T449">he</text:span> <text:span text:style-name="T984">(он)</text:span> и <text:span text:style-name="T449">she</text:span> <text:span text:style-name="T984">(она)</text:span> заменяют <text:span text:style-name="T941">человека</text:span>.</text:p>
      <text:p text:style-name="P428">Они не могут заменить неодушевленный предмет или животное.</text:p>
      <text:p text:style-name="P427"/>
      <text:p text:style-name="P902">Местоимение you заменяет 2 лицо <text:span text:style-name="T994">(ты/</text:span>вы<text:span text:style-name="T994">)</text:span>. По умолчанию you означает «вы» <text:span text:style-name="T378">и лишь </text:span></text:p>
      <text:p text:style-name="P902"><text:span text:style-name="T378">по тону и </text:span><text:span text:style-name="T379">словам</text:span><text:span text:style-name="T378"> можно догадаться что вместо «вы», хотят сказать «ты».</text:span></text:p>
      <text:p text:style-name="P427"/>
      <text:p text:style-name="P108">Hey you, kid! Come to me — Эй ты, пацан, подойди сюда. (грубо)</text:p>
      <text:p text:style-name="P108">Would you like some tea? — Не хотите ли вы чаю? (вежливо)</text:p>
      <text:p text:style-name="P427"/>
      <text:p text:style-name="P431">Местоимение <text:span text:style-name="T449">it</text:span> <text:span text:style-name="T974">переводится как «он/она/оно».</text:span> <text:span text:style-name="T974">З</text:span>аменяет все неодушевленный </text:p>
      <text:p text:style-name="P432">предметы <text:span text:style-name="T993">(</text:span>независимо от их рода<text:span text:style-name="T993">)</text:span>, а также животных.</text:p>
      <text:p text:style-name="P429"/>
      <text:p text:style-name="P109">Where is the <text:span text:style-name="T787">book</text:span>? <text:span text:style-name="T787">It</text:span> is on the table — Где <text:span text:style-name="T787">книга</text:span>? <text:span text:style-name="T787">Она</text:span> на столе.</text:p>
      <text:p text:style-name="P109">My <text:span text:style-name="T787">cat</text:span> is funny. <text:span text:style-name="T787">It</text:span> plays all day long — Мой <text:span text:style-name="T787">кот</text:span> смешной. <text:span text:style-name="T787">Он</text:span> играет целый день.</text:p>
      <text:p text:style-name="P429"/>
      <text:p text:style-name="P431">Местоимение <text:span text:style-name="T449">they</text:span> переводится как «они». <text:span text:style-name="T974">Может заменять как людей,</text:span> </text:p>
      <text:p text:style-name="P431"><text:span text:style-name="T974">так и </text:span>неодушевленные предметы.</text:p>
      <text:p text:style-name="P430"/>
      <text:p text:style-name="P110">Where are the <text:span text:style-name="T787">keys</text:span>? <text:span text:style-name="T787">They</text:span> are on the table — Где <text:span text:style-name="T787">ключи</text:span>? <text:span text:style-name="T787">Они</text:span> на столе.</text:p>
      <text:p text:style-name="P431"/>
      <text:p text:style-name="P898"><text:span text:style-name="T381">Местоимение </text:span><text:span text:style-name="T533">we</text:span><text:span text:style-name="T381"> переводится как «мы». </text:span><text:span text:style-name="T384">И </text:span><text:span text:style-name="T534">they</text:span><text:span text:style-name="T384">, и </text:span><text:span text:style-name="T534">we</text:span><text:span text:style-name="T381"> </text:span><text:span text:style-name="T384">могут </text:span><text:span text:style-name="T381">заменять связки из </text:span></text:p>
      <text:p text:style-name="P434">нескольких слов, которые используются как одно подлежащее.</text:p>
      <text:p text:style-name="P435"/>
      <text:p text:style-name="P46"><text:span text:style-name="T795">S</text:span><text:span text:style-name="T796">ue and I</text:span><text:span text:style-name="T382"> are good friends — </text:span><text:span text:style-name="T797">Мы со Сью</text:span><text:span text:style-name="T383"> хорошие друзья </text:span><text:span text:style-name="T385">(</text:span><text:span text:style-name="T387">я</text:span><text:span text:style-name="T385"> </text:span><text:span text:style-name="T387">+</text:span><text:span text:style-name="T385"> Сью = we)</text:span><text:span text:style-name="T382">.</text:span></text:p>
      <text:p text:style-name="P111"><text:span text:style-name="T355">Where are </text:span><text:span text:style-name="T787">Tom and Jerry</text:span><text:span text:style-name="T355">? </text:span><text:span text:style-name="T787">They</text:span><text:span text:style-name="T355"> are in the garden — Где </text:span><text:span text:style-name="T787">Том и Джерри</text:span><text:span text:style-name="T355">? </text:span><text:span text:style-name="T787">Они</text:span><text:span text:style-name="T355"> в саду.</text:span></text:p>
      <text:p text:style-name="P436"/>
      <text:p text:style-name="P997"><text:span text:style-name="T379">It — </text:span><text:span text:style-name="T414">переводится как «</text:span><text:span text:style-name="T379">это»? </text:span><text:span text:style-name="T415">(</text:span><text:span text:style-name="T379">I</text:span><text:span text:style-name="T416">t</text:span><text:span text:style-name="T379"> is in the garden — Это в саду</text:span><text:span text:style-name="T415">)</text:span><text:span text:style-name="T379">.</text:span></text:p>
      <text:p text:style-name="P998"><text:span text:style-name="T379">(</text:span><text:span text:style-name="T417">после it может стоять указание на место, где происходит ситуация, стр. 192</text:span><text:span text:style-name="T413">)</text:span></text:p>
      <text:p text:style-name="P437"/>
      <text:p text:style-name="P477"><text:span text:style-name="T388">Личные местоимения в объектном падеже </text:span><text:span text:style-name="T390">заменяют</text:span><text:span text:style-name="T388"> дополнени</text:span><text:span text:style-name="T389">е </text:span><text:span text:style-name="T394">(кого, кому, кем)</text:span><text:span text:style-name="T388">:</text:span></text:p>
      <text:list xml:id="list628644538" text:style-name="L62">
        <text:list-item>
          <text:p text:style-name="P1252">me — меня, мне, мной;</text:p>
        </text:list-item>
        <text:list-item>
          <text:p text:style-name="P1252">you — тебя, тебе, тобой / вас, вам, вами;</text:p>
        </text:list-item>
        <text:list-item>
          <text:p text:style-name="P1253">him — его, ему, <text:span text:style-name="T990">им;</text:span></text:p>
        </text:list-item>
        <text:list-item>
          <text:p text:style-name="P1253">her — ее, ей;</text:p>
        </text:list-item>
        <text:list-item>
          <text:p text:style-name="P1254"><text:span text:style-name="T871">it — </text:span><text:span text:style-name="T872">этого</text:span><text:span text:style-name="T871">, </text:span><text:span text:style-name="T872">этому, этим </text:span><text:span text:style-name="T874">(неодушевлен.)</text:span><text:span text:style-name="T873">;</text:span></text:p>
        </text:list-item>
        <text:list-item>
          <text:p text:style-name="P1253">us — нас, нам, нами;</text:p>
        </text:list-item>
        <text:list-item>
          <text:p text:style-name="P1253">them — их, им, ими.</text:p>
          <text:p text:style-name="P1255"/>
        </text:list-item>
      </text:list>
      <text:p text:style-name="P112"><text:span text:style-name="T13">I</text:span> <text:span text:style-name="T23">love</text:span> <text:span text:style-name="T976">Jave</text:span> — Я люблю Джейн</text:p>
      <text:p text:style-name="P112"><text:span text:style-name="T13">Jane</text:span> <text:span text:style-name="T23">loves</text:span> <text:span text:style-name="T976">me</text:span> — Джейн любит меня</text:p>
      <text:p text:style-name="P438"/>
      <text:p text:style-name="P10">Притяжательные местоимения</text:p>
      <text:p text:style-name="P439"/>
      <text:p text:style-name="P900"><text:span text:style-name="T391">Овечают на вопрос «чей?». </text:span><text:span text:style-name="T392">И</text:span><text:span text:style-name="T402">х особенность </text:span><text:span text:style-name="T401">в</text:span><text:span text:style-name="T402"> то</text:span><text:span text:style-name="T401">м</text:span><text:span text:style-name="T402">, что они заменяют артикли.</text:span></text:p>
      <text:p text:style-name="P113">The dress is blue →<text:span text:style-name="T996"> </text:span>Her dress is blue.</text:p>
      <text:p text:style-name="P440"/>
      <text:p text:style-name="P995"><text:span text:style-name="T391">А</text:span><text:span text:style-name="T355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441"/>
      <text:p text:style-name="P899"><text:span text:style-name="T397">П</text:span><text:span text:style-name="T393">ритяжательные местоимения первого типа — это местоимен</text:span><text:span text:style-name="T396">ия</text:span><text:span text:style-name="T393">, </text:span><text:span text:style-name="T396">которые </text:span><text:span text:style-name="T391">употребляются</text:span><text:span text:style-name="T396"> </text:span></text:p>
      <text:p text:style-name="P448"><text:soft-page-break/>в связке с существительным (существительное идет после, обязательно):</text:p>
      <text:list xml:id="list2108467854" text:style-name="L63">
        <text:list-item>
          <text:p text:style-name="P1216">my — <text:span text:style-name="T985">мо</text:span><text:span text:style-name="T986">й</text:span>; </text:p>
        </text:list-item>
        <text:list-item>
          <text:p text:style-name="P1216">your — <text:span text:style-name="T985">твой/ваш</text:span>; </text:p>
        </text:list-item>
        <text:list-item>
          <text:p text:style-name="P1216">his — <text:span text:style-name="T986">его</text:span>;</text:p>
        </text:list-item>
        <text:list-item>
          <text:p text:style-name="P1216">her — <text:span text:style-name="T986">ее</text:span>;</text:p>
        </text:list-item>
        <text:list-item>
          <text:p text:style-name="P1227"><text:span text:style-name="T393">its — </text:span><text:span text:style-name="T406">этого</text:span><text:span text:style-name="T393">.</text:span></text:p>
        </text:list-item>
        <text:list-item>
          <text:p text:style-name="P1217">our — <text:span text:style-name="T985">наш</text:span>; </text:p>
        </text:list-item>
        <text:list-item>
          <text:p text:style-name="P1216">their — <text:span text:style-name="T986">их</text:span>; </text:p>
        </text:list-item>
      </text:list>
      <text:p text:style-name="P443"/>
      <text:p text:style-name="P47"><text:span text:style-name="T798">I</text:span><text:span text:style-name="T396"> like </text:span><text:span text:style-name="T798">my</text:span><text:span text:style-name="T396"> </text:span><text:span text:style-name="T409">work</text:span><text:span text:style-name="T396"> — Мне нравится моя </text:span><text:span text:style-name="T409">работа</text:span><text:span text:style-name="T396">.</text:span></text:p>
      <text:p text:style-name="P48"><text:span text:style-name="T798">He</text:span><text:span text:style-name="T396"> likes </text:span><text:span text:style-name="T798">his</text:span><text:span text:style-name="T396"> </text:span><text:span text:style-name="T409">work</text:span><text:span text:style-name="T396"> — Ему нравится его </text:span><text:span text:style-name="T409">работа</text:span><text:span text:style-name="T396">.</text:span></text:p>
      <text:p text:style-name="P450"/>
      <text:p text:style-name="P903"><text:span text:style-name="T408">С</text:span><text:span text:style-name="T410">ледует обратить внимание, в каком контексте используется </text:span><text:span text:style-name="T535">its</text:span><text:span text:style-name="T410">.</text:span></text:p>
      <text:p text:style-name="P451"/>
      <text:p text:style-name="P85"><text:span text:style-name="T405">T</text:span><text:span text:style-name="T355">he </text:span><text:span text:style-name="T799">plant</text:span><text:span text:style-name="T407"> likes </text:span><text:span text:style-name="T799">its</text:span><text:span text:style-name="T407"> soil — Растению нравится его почва.</text:span></text:p>
      <text:p text:style-name="P919"><text:span text:style-name="T549">The</text:span><text:span text:style-name="T572"> </text:span><text:span text:style-name="T573">dog</text:span><text:span text:style-name="T550"> likes </text:span><text:span text:style-name="T572">his</text:span><text:span text:style-name="T550"> food — </text:span><text:span text:style-name="T551">Собаке</text:span><text:span text:style-name="T550"> нратися е</text:span><text:span text:style-name="T551">е</text:span><text:span text:style-name="T550"> </text:span><text:span text:style-name="T552">корм </text:span><text:span text:style-name="T553">(так выдает google-переводчик)</text:span><text:span text:style-name="T550">.</text:span></text:p>
      <text:p text:style-name="P442"/>
      <text:p text:style-name="P901"><text:span text:style-name="T394">Иногда </text:span><text:span text:style-name="T403">такие</text:span><text:span text:style-name="T396"> местоимения удобнее переводить словом «свой» </text:span><text:span text:style-name="T397">и его вариантами</text:span><text:span text:style-name="T396">.</text:span></text:p>
      <text:p text:style-name="P445"/>
      <text:p text:style-name="P114">I love <text:span text:style-name="T787">my</text:span> native town — Я люблю <text:span text:style-name="T787">свой</text:span> родной город.</text:p>
      <text:p text:style-name="P114">He loves <text:span text:style-name="T787">his</text:span> native town — Он любит <text:span text:style-name="T787">свой</text:span> родной город.</text:p>
      <text:p text:style-name="P444"/>
      <text:p text:style-name="P446">Бывают ситуации, когда после притяжательного местоимения существительного нет.</text:p>
      <text:p text:style-name="P447">В этом случае используются притяжательные местоимения второго типа. </text:p>
      <text:p text:style-name="P447"/>
      <text:p text:style-name="P452">Они употребляются самостоятельно, в конце предложения:</text:p>
      <text:list xml:id="list1897138718" text:style-name="L64">
        <text:list-item>
          <text:p text:style-name="P1218"><text:span text:style-name="T991">m</text:span>ine — <text:span text:style-name="T991">мой</text:span>;</text:p>
        </text:list-item>
        <text:list-item>
          <text:p text:style-name="P1218">yours — <text:span text:style-name="T991">твой/ваш</text:span>;</text:p>
        </text:list-item>
        <text:list-item>
          <text:p text:style-name="P1218">his — <text:span text:style-name="T991">его</text:span>;</text:p>
        </text:list-item>
        <text:list-item>
          <text:p text:style-name="P1218">hers — <text:span text:style-name="T991">ее</text:span>;</text:p>
        </text:list-item>
        <text:list-item>
          <text:p text:style-name="P1228"><text:span text:style-name="T398">its — </text:span><text:span text:style-name="T404">э</text:span><text:span text:style-name="T399">того</text:span><text:span text:style-name="T398">;</text:span></text:p>
        </text:list-item>
        <text:list-item>
          <text:p text:style-name="P1218">ours — <text:span text:style-name="T991">наш</text:span>; </text:p>
        </text:list-item>
        <text:list-item>
          <text:p text:style-name="P1219">theirs — их.</text:p>
        </text:list-item>
      </text:list>
      <text:p text:style-name="P453"/>
      <text:p text:style-name="P49"><text:span text:style-name="T399">Don`t touch it. It`s </text:span><text:span text:style-name="T403">mine</text:span><text:span text:style-name="T399"> — </text:span><text:span text:style-name="T400">Не трогай это. Это </text:span><text:span text:style-name="T403">мое</text:span><text:span text:style-name="T400">.</text:span></text:p>
      <text:p text:style-name="P115">It`s my money (это мои деньги) → It`s mine (они мои).</text:p>
      <text:p text:style-name="P433"/>
      <text:p text:style-name="P11">Возвратные местоимения</text:p>
      <text:p text:style-name="P449"/>
      <text:p text:style-name="P906"><text:span text:style-name="T411">Показывают, что человек совершает действие по отношению к самому себе. </text:span><text:span text:style-name="T719">С</text:span><text:span text:style-name="T721">остоят из </text:span></text:p>
      <text:p text:style-name="P914"><text:span text:style-name="T721">2х частей: слова </text:span><text:span text:style-name="T536">my/your/him/her/it/our/them</text:span><text:span text:style-name="T721"> и хвостика </text:span><text:span text:style-name="T536">-self</text:span><text:span text:style-name="T721"> или </text:span><text:span text:style-name="T536">-selves</text:span><text:span text:style-name="T721"> </text:span><text:span text:style-name="T736">(</text:span><text:span text:style-name="T721">для множеств. числа</text:span><text:span text:style-name="T736">)</text:span><text:span text:style-name="T721">.</text:span><text:span text:style-name="T412"> </text:span></text:p>
      <text:p text:style-name="P362"/>
      <text:p text:style-name="P914"><text:span text:style-name="T719">В</text:span><text:span text:style-name="T720">сегда </text:span><text:span text:style-name="T721">идут</text:span><text:span text:style-name="T720"> после глаголов. </text:span><text:span text:style-name="T707">На русский переводятся словами «себя, себе, собой», </text:span></text:p>
      <text:p text:style-name="P213">либо появляются у глаголов в виде окончания -сь, -ся.</text:p>
      <text:p text:style-name="P212"/>
      <text:p text:style-name="P86"><text:span text:style-name="T1006">I </text:span>looked at <text:span text:style-name="T787">myself</text:span> in the mirror — Я посмотрела на <text:span text:style-name="T787">себя</text:span> в зеркало.</text:p>
      <text:p text:style-name="P116">He had to explain <text:span text:style-name="T787">himself</text:span> — Ему пришлось объяснить<text:span text:style-name="T787">ся</text:span></text:p>
      <text:p text:style-name="P324"/>
      <text:p text:style-name="P454"><text:span text:style-name="T677">Местоимение, образованное от you имеет 2 варианта: </text:span><text:span text:style-name="T449">yourself</text:span><text:span text:style-name="T677"> и </text:span><text:span text:style-name="T449">yourselves</text:span><text:span text:style-name="T677">. Это практически единственный слу</text:span><text:span text:style-name="T708">ч</text:span><text:span text:style-name="T677">ай в английском, когда видны отличия между «ты» и «вы».</text:span></text:p>
      <text:p text:style-name="P324"/>
      <text:p text:style-name="P117"><text:soft-page-break/>You talk to yourself when you sleep — Ты говоришь с собой, когда спишь.</text:p>
      <text:p text:style-name="P117">You should belive in yourselves — Вы должны верить в себя. (во множественном)</text:p>
      <text:p text:style-name="P325"/>
      <text:p text:style-name="P325">Местоимение <text:span text:style-name="T449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325"/>
      <text:p text:style-name="P117">I hope crisis resolves itself — Я надеюсь, кризис разрешится сам собой.</text:p>
      <text:p text:style-name="P325"/>
      <text:p text:style-name="P327">Глаголы, после которых возвратные местоимения не используются:</text:p>
      <text:list xml:id="list1051984992" text:style-name="L65">
        <text:list-item>
          <text:p text:style-name="P1144">concentrate — сконцентрироваться;</text:p>
        </text:list-item>
        <text:list-item>
          <text:p text:style-name="P1144">relax — расслабиться;</text:p>
        </text:list-item>
        <text:list-item>
          <text:p text:style-name="P1144">feel — чувствовать (себя);</text:p>
        </text:list-item>
        <text:list-item>
          <text:p text:style-name="P1144">meet — встретиться.</text:p>
        </text:list-item>
      </text:list>
      <text:p text:style-name="P326"/>
      <text:p text:style-name="P118">I can`t concentrate — Я не могу сконцентрировать<text:span text:style-name="T787">ся</text:span>.</text:p>
      <text:p text:style-name="P118">I feel good — Я чувствую <text:span text:style-name="T787">себя</text:span> хорошо.</text:p>
      <text:p text:style-name="P119">You need to relax — Тебе нужно расслабить<text:span text:style-name="T787">ся</text:span>.</text:p>
      <text:p text:style-name="P328"/>
      <text:p text:style-name="P328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328"/>
      <text:p text:style-name="P87">I did it <text:span text:style-name="T787">myself</text:span> — Я <text:span text:style-name="T787">сам</text:span> это сделал.</text:p>
      <text:p text:style-name="P50"><text:span text:style-name="T997">If you want to do it well, do it </text:span><text:span text:style-name="T800">yourself</text:span><text:span text:style-name="T997"> — Хочешь сделать хорошо, делай это </text:span><text:span text:style-name="T800">сам</text:span><text:span text:style-name="T997">.</text:span></text:p>
      <text:p text:style-name="P328"/>
      <text:p text:style-name="P915"><text:span text:style-name="T743">Также, в этом случае перед местоимением можно поставить предлог </text:span><text:span text:style-name="T537">by</text:span><text:span text:style-name="T743">. </text:span><text:span text:style-name="T741">Он лишь указывает на то, кто же сделал это самостоятельно </text:span><text:span text:style-name="T742">(здесь </text:span><text:span text:style-name="T538">by</text:span><text:span text:style-name="T742"> — это отсылка к пассивному залогу)</text:span><text:span text:style-name="T741">.</text:span></text:p>
      <text:p text:style-name="P329"/>
      <text:p text:style-name="P120">I did it by myself — Я сам это сделал (обратите внимание на меня).</text:p>
      <text:p text:style-name="P329"/>
      <text:p text:style-name="P396">Указательные местоимения</text:p>
      <text:p text:style-name="P330"/>
      <text:p text:style-name="P479"><text:span text:style-name="T715">Нужны, чтобы указать на человека, предмет </text:span><text:span text:style-name="T722">или идею</text:span><text:span text:style-name="T727">.</text:span></text:p>
      <text:list xml:id="list2652185997" text:style-name="L66">
        <text:list-item>
          <text:p text:style-name="P1145">this — этот;</text:p>
        </text:list-item>
        <text:list-item>
          <text:p text:style-name="P1145">that — тот;</text:p>
        </text:list-item>
        <text:list-item>
          <text:p text:style-name="P1145">these — эти;</text:p>
        </text:list-item>
        <text:list-item>
          <text:p text:style-name="P1145">those — те.</text:p>
        </text:list-item>
      </text:list>
      <text:p text:style-name="P331"/>
      <text:p text:style-name="P332">Они связаны с расстоянием и показывают близко ли объект или далеко. Если объект близко, </text:p>
      <text:p text:style-name="P332">то используют <text:span text:style-name="T449">this</text:span> и <text:span text:style-name="T449">these</text:span>. Если объект далеко, и до него не дотянуться — то <text:span text:style-name="T449">that</text:span> и <text:span text:style-name="T449">thas</text:span>. </text:p>
      <text:p text:style-name="P332">После <text:span text:style-name="T449">these</text:span> и <text:span text:style-name="T449">those</text:span> нужно использовать глагол во множественном числе.</text:p>
      <text:p text:style-name="P332"/>
      <text:p text:style-name="P51"><text:span text:style-name="T420">T</text:span><text:span text:style-name="T421">his is my friend Joe — Это мой друг Джо (</text:span><text:span text:style-name="T422">досл. </text:span><text:span text:style-name="T423">Этот есть мой друг</text:span><text:span text:style-name="T421">).</text:span></text:p>
      <text:p text:style-name="P121">Those pictures on the wall are very beautiful — Те картины на стене очень красивые.</text:p>
      <text:p text:style-name="P332"/>
      <text:p text:style-name="P916"><text:span text:style-name="T744">Данные</text:span><text:span text:style-name="T722"> местоимения могут использоватьс в связке с существительным или самостоятельно.</text:span></text:p>
      <text:p text:style-name="P333">Если используются самостоятельно, то могут быть как подлежащим, так и дополнением.</text:p>
      <text:p text:style-name="P333"/>
      <text:p text:style-name="P907"><text:span text:style-name="T724">Очень часто </text:span><text:span text:style-name="T539">this</text:span><text:span text:style-name="T724"> и </text:span><text:span text:style-name="T539">that</text:span><text:span text:style-name="T724"> указывают именно на идею, </text:span><text:span text:style-name="T725">выступа</text:span><text:span text:style-name="T726">я</text:span><text:span text:style-name="T723"> формальн</text:span><text:span text:style-name="T725">ым</text:span><text:span text:style-name="T723"> подлежа</text:span><text:span text:style-name="T725">щим</text:span><text:span text:style-name="T724">. </text:span></text:p>
      <text:p text:style-name="P334">В этом случае <text:span text:style-name="T449">this</text:span> соответствует тому, что человек видит сейчас, а <text:span text:style-name="T449">that</text:span> — тому, что человек видел или слышал раньше. Также <text:span text:style-name="T449">that</text:span> может указывать на событие прошлого.</text:p>
      <text:p text:style-name="P335"/>
      <text:p text:style-name="P88"><text:soft-page-break/><text:span text:style-name="T424">T</text:span><text:span text:style-name="T355">hanks for help. That was really nice of you — Спасибо за помощь. Это было мило </text:span></text:p>
      <text:p text:style-name="P122">с вашей стороны (that указывает на ранее произошедшее событие).</text:p>
      <text:p text:style-name="P337"/>
      <text:p text:style-name="P122">I`ve got a new job! That`s good news — Я получил работу. Это хорошие новости </text:p>
      <text:p text:style-name="P122">(that указывает на озвученную ранее мысл).</text:p>
      <text:p text:style-name="P337"/>
      <text:p text:style-name="P123">That`s OK — Все в порядке (формальное подлежащее, </text:p>
      <text:p text:style-name="P52"><text:span text:style-name="T425">я </text:span><text:span text:style-name="T943">вижу</text:span><text:span text:style-name="T425"> что все хорошо / </text:span><text:span text:style-name="T820">идея</text:span><text:span text:style-name="T425"> хороша</text:span><text:span text:style-name="T426">).</text:span></text:p>
      <text:p text:style-name="P338"/>
      <text:p text:style-name="P122">This is Kerry — Это Кэри (подлежащее).</text:p>
      <text:p text:style-name="P335"/>
      <text:p text:style-name="P336">Указательные местоимения можно заменить определенным артиклем <text:span text:style-name="T449">the</text:span>.</text:p>
      <text:p text:style-name="P124">This food is delicious → The food is delicious (Эта еда очень вкусная).</text:p>
      <text:p text:style-name="P339"/>
      <text:p text:style-name="P340">Когда необходимо указать на человека или предмет, то это можно сделать и через <text:span text:style-name="T449">it is</text:span>. Разницы между <text:span text:style-name="T449">this is</text:span> и <text:span text:style-name="T449">it is</text:span> в этом случае нет. Но обычно используют вариант с <text:span text:style-name="T449">it</text:span>, </text:p>
      <text:p text:style-name="P341">т. к. он короче и является более разговорным: </text:p>
      <text:p text:style-name="P341"/>
      <text:p text:style-name="P53"><text:span text:style-name="T427">T</text:span><text:span text:style-name="T415">his is my book / </text:span><text:span text:style-name="T427">I</text:span><text:span text:style-name="T415">t is my book — </text:span><text:span text:style-name="T427">Это моя книга</text:span><text:span text:style-name="T415">. </text:span></text:p>
      <text:p text:style-name="P340"/>
      <text:p text:style-name="P12"><text:span text:style-name="T709">Н</text:span><text:span text:style-name="T677">еопределенные местоимения</text:span></text:p>
      <text:p text:style-name="P342"/>
      <text:p text:style-name="P343">Местоимения <text:span text:style-name="T449">some</text:span> и <text:span text:style-name="T449">any</text:span> означают «какой-то», «какое-то количество», «некоторый». </text:p>
      <text:p text:style-name="P343">Они связаны с чем-то неопределенным и часто выпадают при переводе.</text:p>
      <text:p text:style-name="P994"/>
      <text:p text:style-name="P910"><text:span text:style-name="T734">Они стоят перед существительном во множественно числе или перед неисчисляемым существительным: </text:span><text:span text:style-name="T540">s</text:span><text:span text:style-name="T541">ome water</text:span><text:span text:style-name="T728">, </text:span><text:span text:style-name="T540">some</text:span><text:span text:style-name="T541"> friends</text:span><text:span text:style-name="T728"> </text:span><text:span text:style-name="T733">и т. д.</text:span></text:p>
      <text:p text:style-name="P344"/>
      <text:p text:style-name="P345">Разница между <text:span text:style-name="T449">some</text:span> и <text:span text:style-name="T449">any</text:span> в том, что <text:span text:style-name="T449">some</text:span> используется в утверждениях, а <text:span text:style-name="T449">any</text:span> — </text:p>
      <text:p text:style-name="P345">в отрицаниях (в связке с <text:span text:style-name="T449">not</text:span>). Связка <text:span text:style-name="T449">not + any</text:span> <text:span text:style-name="T1003">обычно </text:span>переводится двойным отрицанием.</text:p>
      <text:p text:style-name="P343"/>
      <text:p text:style-name="P125">I have some friends — У меня есть друзья. (какое-то количество)</text:p>
      <text:p text:style-name="P125">I haven`t got any friends — У меня нет (никаких) друзей.</text:p>
      <text:p text:style-name="P344"/>
      <text:p text:style-name="P346">В утвержениях <text:span text:style-name="T449">some</text:span> ставить не обязательно. Его часто не указывают.</text:p>
      <text:p text:style-name="P126">I have some friends / I have friends (одно и тоже).</text:p>
      <text:p text:style-name="P346"/>
      <text:p text:style-name="P346">В вопросах можно использовать оба местоимения, но смысл они будут передавать разный.</text:p>
      <text:p text:style-name="P348"/>
      <text:p text:style-name="P348"><text:span text:style-name="T449">Some</text:span> имеет позитивный оттенок <text:span text:style-name="T999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348"/>
      <text:p text:style-name="P917"><text:span text:style-name="T542">Would you like some </text:span><text:span text:style-name="T543">milk</text:span><text:span text:style-name="T542">? </text:span><text:span text:style-name="T541">—</text:span><text:span text:style-name="T542"> Вы хотите </text:span><text:span text:style-name="T543">молока</text:span><text:span text:style-name="T542">? (он</text:span><text:span text:style-name="T544">о</text:span><text:span text:style-name="T542"> у нас есть)</text:span></text:p>
      <text:p text:style-name="P54"><text:span text:style-name="T428">Could you give me some </text:span><text:span text:style-name="T429">milk</text:span><text:span text:style-name="T428">? </text:span><text:span text:style-name="T430">— </text:span><text:span text:style-name="T428">Я могу попросить </text:span><text:span text:style-name="T429">молока</text:span><text:span text:style-name="T428">? (поделитесь </text:span><text:span text:style-name="T431">пожалуйста</text:span><text:span text:style-name="T428">)</text:span></text:p>
      <text:p text:style-name="P349"/>
      <text:p text:style-name="P909"><text:span text:style-name="T545">Any</text:span><text:span text:style-name="T729"> передает сомнение </text:span><text:span text:style-name="T730">в наличии объектов, о которых спрашивают, поэтому обычно используется в вопросах, </text:span><text:span text:style-name="T731">где нужно получить </text:span><text:span text:style-name="T744">дополнительную</text:span><text:span text:style-name="T731"> информаци</text:span><text:span text:style-name="T732">ю</text:span><text:span text:style-name="T730">.</text:span></text:p>
      <text:p text:style-name="P350"/>
      <text:p text:style-name="P89"><text:span text:style-name="T432">H</text:span><text:span text:style-name="T355">ave you </text:span><text:span text:style-name="T431">got any milk in the fridge? </text:span><text:span text:style-name="T433">—</text:span><text:span text:style-name="T431"> У тебя есть молоко в холодильнике?</text:span></text:p>
      <text:p text:style-name="P90"><text:span text:style-name="T431">H</text:span><text:span text:style-name="T355">ave you bought </text:span><text:span text:style-name="T787">any</text:span><text:span text:style-name="T355"> new closes? — Ты купила </text:span><text:span text:style-name="T787">какую-нибудь</text:span><text:span text:style-name="T355"> новую одежду?</text:span></text:p>
      <text:p text:style-name="P347"/>
      <text:p text:style-name="P918"><text:span text:style-name="T731">Если зада</text:span><text:span text:style-name="T733">ется вопрос и ожидается положительный ответ, то используется </text:span><text:span text:style-name="T540">some</text:span><text:span text:style-name="T733">.</text:span></text:p>
      <text:p text:style-name="P993"><text:soft-page-break/>Are you wainting for somebody? — Ты кого-то ждешь? (не так ли).<text:span text:style-name="T866"> <text:s/></text:span><text:span text:style-name="T876">(привести другой пример)</text:span></text:p>
      <text:p text:style-name="P993"/>
      <text:p text:style-name="P911"><text:span text:style-name="T735">Местоимение </text:span><text:span text:style-name="T546">no</text:span><text:span text:style-name="T735"> </text:span><text:span text:style-name="T740">также </text:span><text:span text:style-name="T735">используется в отрицаниях. Им можно заменить связку </text:span><text:span text:style-name="T546">not</text:span><text:span text:style-name="T735"> + </text:span><text:span text:style-name="T546">any</text:span><text:span text:style-name="T735">.</text:span></text:p>
      <text:p text:style-name="P351">В предложениях с <text:span text:style-name="T449">no</text:span> первая половина выглядит, как утверждение. </text:p>
      <text:p text:style-name="P351"/>
      <text:p text:style-name="P353">Местоимение <text:span text:style-name="T449">no</text:span> стоит перед существительным, а частица <text:span text:style-name="T449">not</text:span> идет вместе со вспомогательны<text:span text:style-name="T1001">м</text:span> глаголом. <text:span text:style-name="T1001">Они не могут использоваться вместе в одном предложении.</text:span></text:p>
      <text:p text:style-name="P354"/>
      <text:p text:style-name="P127">There are no shops here / There aren`t any shops here — Здесь нет<text:span text:style-name="T1002"> </text:span>магазинов.</text:p>
      <text:p text:style-name="P352"/>
      <text:p text:style-name="P937"><text:span text:style-name="T736">Неопределенные местоимения, </text:span><text:span text:style-name="T738">как и</text:span><text:span text:style-name="T736"> возвратны</text:span><text:span text:style-name="T738">е</text:span><text:span text:style-name="T736">, могут объединяться с некоторыми словами. </text:span><text:span text:style-name="T737">Здесь п</text:span><text:span text:style-name="T736">ервой половинкой будет: </text:span><text:span text:style-name="T547">some</text:span><text:span text:style-name="T736">, </text:span><text:span text:style-name="T547">any</text:span><text:span text:style-name="T736">, </text:span><text:span text:style-name="T547">no</text:span><text:span text:style-name="T736">, а второй — </text:span><text:span text:style-name="T547">b</text:span><text:span text:style-name="T548">ody/one</text:span><text:span text:style-name="T737"> (если человек), </text:span></text:p>
      <text:p text:style-name="P937"><text:span text:style-name="T548">thing</text:span><text:span text:style-name="T737"> (если предмет) или </text:span><text:span text:style-name="T548">where</text:span><text:span text:style-name="T737"> (если мест</text:span><text:span text:style-name="T770">о</text:span><text:span text:style-name="T737">).</text:span></text:p>
      <text:p text:style-name="P355"/>
      <text:p text:style-name="P356">Переводятся они как: «кто-то», «что-то», «где-то», «никто», «ничто», «нигде».</text:p>
      <text:p text:style-name="P357">Могут заменять как подлежащее, так и дополнение. <text:span text:style-name="T1008">И</text:span><text:span text:style-name="T1007">спользуются по тем же правилам.</text:span></text:p>
      <text:p text:style-name="P355"/>
      <text:p text:style-name="P91"><text:span text:style-name="T434">T</text:span><text:span text:style-name="T355">here is somebody in the street — Кто-то на улице.</text:span></text:p>
      <text:p text:style-name="P128">Is there anybody in the street? — Есть кто на улице?</text:p>
      <text:p text:style-name="P128">There is nobody in the street / There isn`t anybody in the street — Никого нет на улице.</text:p>
      <text:p text:style-name="P355"/>
      <text:p text:style-name="P355">Если в предложении стоит <text:span text:style-name="T449">nobody</text:span>/<text:span text:style-name="T449">nothing</text:span>/<text:span text:style-name="T449">nowthere</text:span>, то отрицательная частица <text:span text:style-name="T449">not</text:span> уже </text:p>
      <text:p text:style-name="P912"><text:span text:style-name="T737">не нужна, подобно тому как она не используется </text:span><text:span text:style-name="T739">вместе с</text:span><text:span text:style-name="T737"> </text:span><text:span text:style-name="T548">no</text:span><text:span text:style-name="T737">.</text:span></text:p>
      <text:p text:style-name="P355"/>
      <text:p text:style-name="P1005"><text:span text:style-name="T737">М</text:span><text:span text:style-name="T715">естоимения с окончанием </text:span><text:span text:style-name="T523">-body</text:span><text:span text:style-name="T715"> и </text:span><text:span text:style-name="T523">-one</text:span><text:span text:style-name="T715"> взаимозаменяемы.</text:span></text:p>
      <text:p text:style-name="P358"/>
      <text:p text:style-name="P1019">Притяжательный падеж. Possessive Case</text:p>
      <text:p text:style-name="P363"/>
      <text:p text:style-name="P924"><text:span text:style-name="T745">Сообщает информацию о том, </text:span><text:span text:style-name="T714">кому</text:span><text:span text:style-name="T745"> принадлежит </text:span><text:span text:style-name="T749">объект</text:span><text:span text:style-name="T745">, </text:span><text:span text:style-name="T746">т. е. указывает на владельца.</text:span></text:p>
      <text:p text:style-name="P365"/>
      <text:p text:style-name="P1007"><text:span text:style-name="T715">Существительно в притяжательном падеже, как и </text:span><text:span text:style-name="T746">притяжательное</text:span><text:span text:style-name="T715"> местоимение, </text:span></text:p>
      <text:p text:style-name="P922"><text:span text:style-name="T745">отвечает </text:span><text:span text:style-name="T715">на вопрос «чей?». </text:span><text:span text:style-name="T746">Они взаимозаменяемы.</text:span></text:p>
      <text:p text:style-name="P366"/>
      <text:p text:style-name="P367"><text:span text:style-name="T746">Чтобы поставить существительное в этот падеж, нужно добавить к нему окончание </text:span><text:span text:style-name="T449">`s</text:span><text:span text:style-name="T746">.</text:span></text:p>
      <text:p text:style-name="P364"/>
      <text:p text:style-name="P55"><text:span text:style-name="T437">This is </text:span><text:span text:style-name="T801">Tom`s</text:span><text:span text:style-name="T438"> friend — </text:span><text:span text:style-name="T437">Это друг </text:span><text:span text:style-name="T802">Тома</text:span><text:span text:style-name="T437"> (существительное в притяжательном падеже)</text:span></text:p>
      <text:p text:style-name="P130">This is <text:span text:style-name="T787">his</text:span> friend — Это <text:span text:style-name="T787">его</text:span> друг (притяжательное местоимение)</text:p>
      <text:p text:style-name="P364"/>
      <text:p text:style-name="P365"><text:span text:style-name="T1009">Если существительное </text:span><text:span text:style-name="T1010">только </text:span><text:span text:style-name="T1009">подразумевается, то его можно не указывать.</text:span></text:p>
      <text:p text:style-name="P130">This isn`t my car. It`s my brothers`s — Это не моя машина. Она брата.</text:p>
      <text:p text:style-name="P366"/>
      <text:p text:style-name="P368">Если существительное идет в связке с прилагательным или местоимением, то <text:span text:style-name="T449">`s</text:span> </text:p>
      <text:p text:style-name="P368">ставиться в концей всей связки: <text:span text:style-name="T449">a </text:span><text:span text:style-name="T571">big dog`s</text:span><text:span text:style-name="T449"> owner</text:span>, <text:span text:style-name="T571">my friend`s</text:span><text:span text:style-name="T449"> house</text:span>.</text:p>
      <text:p text:style-name="P368"/>
      <text:p text:style-name="P368">Если владельцев несколько то <text:span text:style-name="T449">`s</text:span> ставится в конце словосочетания: </text:p>
      <text:p text:style-name="P131"><text:span text:style-name="T787">Rick and Kate`s</text:span> wedding — Свадьба Рика и Кейт.</text:p>
      <text:p text:style-name="P368"/>
      <text:p text:style-name="P368">Если существительное во множественном числе, то в конце пишется только апостроф, </text:p>
      <text:p text:style-name="P923"><text:span text:style-name="T747">без </text:span><text:span text:style-name="T554">s</text:span><text:span text:style-name="T747">: </text:span><text:span text:style-name="T554">my </text:span><text:span text:style-name="T574">friends`</text:span><text:span text:style-name="T554"> school</text:span><text:span text:style-name="T747">. Но если во множественном числе слово-исключение, </text:span></text:p>
      <text:p text:style-name="P923"><text:span text:style-name="T747">то применяются обычные правила: </text:span><text:span text:style-name="T574">men`s</text:span><text:span text:style-name="T554"> clothes</text:span><text:span text:style-name="T747"> (мужская одежда).</text:span></text:p>
      <text:p text:style-name="P368"/>
      <text:p text:style-name="P1008"><text:span text:style-name="T747">П</text:span><text:span text:style-name="T715">орядок слов следующий: сначала указывается владелец в притяжательном падеже, </text:span></text:p>
      <text:p text:style-name="P369"><text:soft-page-break/>а потом то, чем он владеет (в русском языке все наоборот).</text:p>
      <text:p text:style-name="P369"/>
      <text:p text:style-name="P924"><text:span text:style-name="T748">Если </text:span><text:span text:style-name="T749">предмет</text:span><text:span text:style-name="T748"> является частью другого </text:span><text:span text:style-name="T749">предмета</text:span><text:span text:style-name="T748">, то вместо притяжательного падежа используется предлог </text:span><text:span text:style-name="T555">of</text:span><text:span text:style-name="T748">. Т. к. владельцем может быть кто-то живой.</text:span></text:p>
      <text:p text:style-name="P369"/>
      <text:p text:style-name="P92"><text:span text:style-name="T439">T</text:span><text:span text:style-name="T355">he wheel of the car — Колесо машины (Car`s wheel неправильно).</text:span></text:p>
      <text:p text:style-name="P56"><text:span text:style-name="T439">The door of the house — Двер дома </text:span><text:span text:style-name="T440">(предмет + of + больший предмет)</text:span><text:span text:style-name="T439">.</text:span></text:p>
      <text:p text:style-name="P370"/>
      <text:p text:style-name="P1010"><text:span text:style-name="T748">С</text:span><text:span text:style-name="T715">ловосочетания с предлогом </text:span><text:span text:style-name="T523">of</text:span><text:span text:style-name="T715">:</text:span></text:p>
      <text:list xml:id="list4205513865" text:style-name="L67">
        <text:list-item>
          <text:p text:style-name="P1146">the beginning/end of — начало/конец чего-то;</text:p>
        </text:list-item>
        <text:list-item>
          <text:p text:style-name="P1146">the top/middle/bottom of — вершина/середина/дно чего-то;</text:p>
        </text:list-item>
        <text:list-item>
          <text:p text:style-name="P1146">the side of — сторона чего-то.</text:p>
        </text:list-item>
      </text:list>
      <text:p text:style-name="P1009"/>
      <text:p text:style-name="P1018">Существительное. Noun</text:p>
      <text:p text:style-name="P1011"/>
      <text:p text:style-name="P925"><text:span text:style-name="T1020">Ч</text:span>асть речи, обознача<text:span text:style-name="T1020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011">в предложении. </text:span></text:p>
      <text:p text:style-name="P1012"/>
      <text:p text:style-name="P926"><text:span text:style-name="T1011">В русском языке существительное меняется по падежам. В английском </text:span><text:span text:style-name="T1015">все</text:span><text:span text:style-name="T1011"> по другому. </text:span></text:p>
      <text:p text:style-name="P926"><text:span text:style-name="T1011">Там за падежи отвечают предлоги, а не окончания:</text:span><text:span text:style-name="T803"> </text:span><text:span text:style-name="T577">to</text:span><text:span text:style-name="T482"> the table </text:span><text:span text:style-name="T559">—</text:span><text:span text:style-name="T482"> </text:span><text:span text:style-name="T577">к</text:span><text:span text:style-name="T482"> стол</text:span><text:span text:style-name="T577">у</text:span><text:span text:style-name="T1011">.</text:span></text:p>
      <text:p text:style-name="P926"/>
      <text:p text:style-name="P999">(именительным и объектный падеж, используются только в местоимениях?)</text:p>
      <text:p text:style-name="P1012"/>
      <text:p text:style-name="P13">Множественное <text:span text:style-name="T1012">число. Plural</text:span></text:p>
      <text:p text:style-name="P1012"/>
      <text:p text:style-name="P1022">Распространяется только на существительные, и не касается прилагательных.</text:p>
      <text:p text:style-name="P929"><text:span text:style-name="T1013">Образуется с помощью окончания </text:span><text:span text:style-name="T480">-s</text:span><text:span text:style-name="T1013"> или </text:span><text:span text:style-name="T480">-es.</text:span></text:p>
      <text:p text:style-name="P95"/>
      <text:p text:style-name="P929"><text:span text:style-name="T481">a </text:span><text:span text:style-name="T480">blue ballon</text:span><text:span text:style-name="T576">s</text:span><text:span text:style-name="T480"> — </text:span><text:span text:style-name="T481">г</text:span><text:span text:style-name="T480">олуб</text:span><text:span text:style-name="T576">ые</text:span><text:span text:style-name="T480"> шарик</text:span><text:span text:style-name="T576">и</text:span><text:span text:style-name="T480">.</text:span></text:p>
      <text:p text:style-name="P1009"/>
      <text:p text:style-name="P371">Окончание <text:span text:style-name="T449">-es</text:span> ставится, когда:</text:p>
      <text:p text:style-name="P371"/>
      <text:list xml:id="list1009367244" text:style-name="L68">
        <text:list-item>
          <text:p text:style-name="P1147">слово заканчивается на <text:span text:style-name="T449">-s</text:span> или шипящий <text:span text:style-name="T449">-sh</text:span>, <text:span text:style-name="T449">-ch</text:span>, <text:span text:style-name="T449">-x</text:span>:</text:p>
          <text:p text:style-name="P1240">box/boxes, watch/watches, dish/dishes, bus/buses;</text:p>
          <text:p text:style-name="P1147"/>
        </text:list-item>
        <text:list-item>
          <text:p text:style-name="P1147">слово заканчивается на <text:span text:style-name="T449">-o</text:span> <text:span text:style-name="T1014">(</text:span>кроме исключений<text:span text:style-name="T1014">)</text:span>:</text:p>
          <text:p text:style-name="P1240">potato/potatoes, piano/pianos;</text:p>
          <text:p text:style-name="P1147"/>
        </text:list-item>
        <text:list-item>
          <text:p text:style-name="P1229"><text:span text:style-name="T750">слово заканчивается на </text:span><text:span text:style-name="T560">-f</text:span><text:span text:style-name="T750"> или </text:span><text:span text:style-name="T560">-fe</text:span><text:span text:style-name="T750">, </text:span><text:span text:style-name="T751">где</text:span><text:span text:style-name="T750"> </text:span><text:span text:style-name="T560">-f</text:span><text:span text:style-name="T750"> </text:span><text:span text:style-name="T751">также </text:span><text:span text:style-name="T750">заменяется на </text:span><text:span text:style-name="T560">-v</text:span><text:span text:style-name="T750"> </text:span><text:span text:style-name="T751">(кроме исключений)</text:span><text:span text:style-name="T750">:</text:span></text:p>
          <text:p text:style-name="P1244"><text:span text:style-name="T441">s</text:span><text:span text:style-name="T355">helf/shelves, wife/wives, proof/proofs.</text:span></text:p>
        </text:list-item>
      </text:list>
      <text:p text:style-name="P372"/>
      <text:p text:style-name="P373">Слова-исключения, которые меняются не по правилам:</text:p>
      <text:list xml:id="list785901850" text:style-name="L69">
        <text:list-item>
          <text:p text:style-name="P1148">man/men — мужчина/мужчины;</text:p>
        </text:list-item>
        <text:list-item>
          <text:p text:style-name="P1148">child/children — ребенок/дети;</text:p>
        </text:list-item>
        <text:list-item>
          <text:p text:style-name="P1148">woman/women [вимен] — женщина/женщины;</text:p>
        </text:list-item>
        <text:list-item>
          <text:p text:style-name="P1148">foot/feet — нога/ноги;</text:p>
        </text:list-item>
        <text:list-item>
          <text:p text:style-name="P1148">mouse/mice — мышь/мыши;</text:p>
        </text:list-item>
        <text:list-item>
          <text:p text:style-name="P1148">sheep/sheep — овца/овцы;</text:p>
        </text:list-item>
        <text:list-item>
          <text:p text:style-name="P1247"><text:span text:style-name="T715">tooth/teeth — </text:span><text:span text:style-name="T752">зуб/</text:span><text:span text:style-name="T715">зубы;</text:span></text:p>
        </text:list-item>
        <text:list-item>
          <text:p text:style-name="P1149">fish/fish — рыба/рыбы;</text:p>
        </text:list-item>
        <text:list-item>
          <text:p text:style-name="P1247"><text:span text:style-name="T752">goose/geese — гусь/гуси.</text:span><text:span text:style-name="T715"> </text:span></text:p>
        </text:list-item>
      </text:list>
      <text:p text:style-name="P14"><text:soft-page-break/><text:span text:style-name="T710">И</text:span><text:span text:style-name="T677">счисляемые и неисчисляемые существительные</text:span></text:p>
      <text:p text:style-name="P374"/>
      <text:p text:style-name="P375">Исчисляемые существительные можно пересчитать. У них есть форма единственного </text:p>
      <text:p text:style-name="P928"><text:span text:style-name="T753">и множественного числа. Количество можно указать числом, наречием </text:span><text:span text:style-name="T755">или артиклем </text:span><text:span text:style-name="T557">a</text:span><text:span text:style-name="T755"> (one).</text:span></text:p>
      <text:p text:style-name="P376"/>
      <text:p text:style-name="P132"><text:span text:style-name="T787">3</text:span> apples — 3 яблока;</text:p>
      <text:p text:style-name="P132"><text:span text:style-name="T787">many</text:span> books — много книг;</text:p>
      <text:p text:style-name="P927"><text:span text:style-name="T556">I want </text:span><text:span text:style-name="T575">a</text:span><text:span text:style-name="T556"> banana — </text:span><text:span text:style-name="T558">я</text:span><text:span text:style-name="T556"> хочу банан.</text:span></text:p>
      <text:p text:style-name="P376"/>
      <text:p text:style-name="P1013"><text:span text:style-name="T715">Неисчисляемые существительные невозможно посчитать. К ним относятся вещества, жидкости, явления, ощущуне</text:span><text:span text:style-name="T755">н</text:span><text:span text:style-name="T715">ия, </text:span><text:span text:style-name="T756">абстрактные </text:span><text:span text:style-name="T715">понятия. </text:span><text:span text:style-name="T758">Они и</text:span><text:span text:style-name="T715">меют только одну форму единственного числа и заменяются местоимнием </text:span><text:span text:style-name="T523">it</text:span><text:span text:style-name="T715">.</text:span></text:p>
      <text:p text:style-name="P376"/>
      <text:p text:style-name="P376">Чтобы выразить количество, используется дополнительная мерка: </text:p>
      <text:p text:style-name="P376"/>
      <text:list xml:id="list1023827908" text:style-name="L70">
        <text:list-item>
          <text:p text:style-name="P1150">для жидкостей:</text:p>
          <text:list>
            <text:list-item>
              <text:p text:style-name="P1152"><text:span text:style-name="T1022">a </text:span>glass of — стакан;</text:p>
            </text:list-item>
            <text:list-item>
              <text:p text:style-name="P1152"><text:span text:style-name="T1022">a </text:span>cup of — чашка;</text:p>
            </text:list-item>
            <text:list-item>
              <text:p text:style-name="P1152"><text:span text:style-name="T1022">a</text:span> jar of — банка;</text:p>
            </text:list-item>
            <text:list-item>
              <text:p text:style-name="P1152"><text:span text:style-name="T1022">a </text:span>jug of — кувшин;</text:p>
            </text:list-item>
            <text:list-item>
              <text:p text:style-name="P1152"><text:span text:style-name="T1022">a </text:span>bottle of — бутылка;</text:p>
            </text:list-item>
          </text:list>
          <text:p text:style-name="P1151"/>
        </text:list-item>
        <text:list-item>
          <text:p text:style-name="P1150">для сыпучих веществ:</text:p>
          <text:list>
            <text:list-item>
              <text:p text:style-name="P1152"><text:span text:style-name="T1022">a </text:span>packet of — упаковка;</text:p>
            </text:list-item>
            <text:list-item>
              <text:p text:style-name="P1152"><text:span text:style-name="T1022">a </text:span>bowl of — миска;</text:p>
            </text:list-item>
            <text:list-item>
              <text:p text:style-name="P1152"><text:span text:style-name="T1022">a </text:span>bag of — мешок;</text:p>
            </text:list-item>
            <text:list-item>
              <text:p text:style-name="P1152"><text:span text:style-name="T1022">a </text:span>kilo of — килограм;</text:p>
            </text:list-item>
          </text:list>
          <text:p text:style-name="P1155"/>
        </text:list-item>
        <text:list-item>
          <text:p text:style-name="P1154">для продуктов, которые режут:</text:p>
          <text:list>
            <text:list-item>
              <text:p text:style-name="P1248"><text:span text:style-name="T760">a </text:span><text:span text:style-name="T715">piece/</text:span><text:span text:style-name="T754">slice</text:span><text:span text:style-name="T715"> of — кусо</text:span><text:span text:style-name="T754">чек</text:span><text:span text:style-name="T715">;</text:span></text:p>
            </text:list-item>
            <text:list-item>
              <text:p text:style-name="P1152"><text:span text:style-name="T1022">a </text:span>loaf of — буханка;</text:p>
            </text:list-item>
          </text:list>
        </text:list-item>
      </text:list>
      <text:p text:style-name="P377"/>
      <text:p text:style-name="P57"><text:span text:style-name="T442">2 loafs of bread — </text:span><text:span text:style-name="T443">д</text:span><text:span text:style-name="T442">ве буханки хлеба.</text:span></text:p>
      <text:p text:style-name="P96"><text:span text:style-name="T445">a </text:span><text:span text:style-name="T442">c</text:span><text:span text:style-name="T355">up of tea — (одна) чашка чая</text:span></text:p>
      <text:p text:style-name="P377"/>
      <text:p text:style-name="P378">Существительные, которые всегда неислисляемые:</text:p>
      <text:list xml:id="list1231290053" text:style-name="L71">
        <text:list-item>
          <text:p text:style-name="P1153">news — новости;</text:p>
        </text:list-item>
        <text:list-item>
          <text:p text:style-name="P1153">money — деньги;</text:p>
        </text:list-item>
        <text:list-item>
          <text:p text:style-name="P1153">bad luck — неудача;</text:p>
        </text:list-item>
        <text:list-item>
          <text:p text:style-name="P1153">traffic — транспорт на дороге;</text:p>
        </text:list-item>
        <text:list-item>
          <text:p text:style-name="P1153">f<text:span text:style-name="T1021">u</text:span>rniture — мебель;</text:p>
        </text:list-item>
        <text:list-item>
          <text:p text:style-name="P1153">progress — прогресс;</text:p>
        </text:list-item>
        <text:list-item>
          <text:p text:style-name="P1153">information — информация;</text:p>
        </text:list-item>
        <text:list-item>
          <text:p text:style-name="P1153">advice — совет;</text:p>
        </text:list-item>
        <text:list-item>
          <text:p text:style-name="P1153">hair — волосы;</text:p>
        </text:list-item>
        <text:list-item>
          <text:p text:style-name="P1153">paper — бумага;</text:p>
        </text:list-item>
        <text:list-item>
          <text:p text:style-name="P1153">food — еда;</text:p>
        </text:list-item>
      </text:list>
      <text:p text:style-name="P377"/>
      <text:p text:style-name="P93"><text:span text:style-name="T355">It is good news — Это хорошие новости </text:span><text:span text:style-name="T444">(без артикля)</text:span><text:span text:style-name="T355">.</text:span></text:p>
      <text:p text:style-name="P94"><text:span text:style-name="T355">I need good advice — Мне нужен хороший совет </text:span><text:span text:style-name="T444">(без артикля)</text:span><text:span text:style-name="T355">.</text:span></text:p>
      <text:p text:style-name="P15"><text:soft-page-break/><text:span text:style-name="T677">Два </text:span><text:span text:style-name="T711">(и более) </text:span><text:span text:style-name="T677">существительный рядом</text:span></text:p>
      <text:p text:style-name="P379"/>
      <text:p text:style-name="P932"><text:span text:style-name="T757">Такая цепочка обозначает один предмет, идею </text:span><text:span text:style-name="T759">или </text:span><text:span text:style-name="T757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761">ь</text:span><text:span text:style-name="T757">ся прилагательным </text:span><text:span text:style-name="T759">или</text:span><text:span text:style-name="T757"> существительным с предлогом).</text:span></text:p>
      <text:p text:style-name="P380"/>
      <text:p text:style-name="P133">a tennis ball — теннисный мяч / мяч для тенниса;</text:p>
      <text:p text:style-name="P133">a income tax — подоходный налог / налог на прибыль;</text:p>
      <text:p text:style-name="P381"/>
      <text:p text:style-name="P383">Первое существительное всегда стоит в единственном числе.</text:p>
      <text:p text:style-name="P383"/>
      <text:p text:style-name="P134">tennis balls — теннисные мячи;</text:p>
      <text:p text:style-name="P135">two part question (question of two parts) — <text:span text:style-name="T1023">вопрос из 2х частей;</text:span></text:p>
      <text:p text:style-name="P381"/>
      <text:p text:style-name="P1014"><text:span text:style-name="T757">И</text:span><text:span text:style-name="T715">ногда первое существительное имеет окончание </text:span><text:span text:style-name="T523">-ing</text:span><text:span text:style-name="T715">.</text:span></text:p>
      <text:p text:style-name="P382"/>
      <text:p text:style-name="P133">a swimming pool — плавательный бассейн;</text:p>
      <text:p text:style-name="P135">working hours — рабочие часы;</text:p>
      <text:p text:style-name="P382"/>
      <text:p text:style-name="P1020">Артикли. Articles</text:p>
      <text:p text:style-name="P384"/>
      <text:p text:style-name="P385">Это маленькие слова перед существительными, которые передают оттенки смысла.</text:p>
      <text:p text:style-name="P385">Есть 2 вида артикля: неопределенный <text:span text:style-name="T1026">(</text:span><text:span text:style-name="T449">a/an</text:span><text:span text:style-name="T1026">)</text:span> и определенный <text:span text:style-name="T1026">(</text:span><text:span text:style-name="T449">the</text:span><text:span text:style-name="T1026">)</text:span>.</text:p>
      <text:p text:style-name="P385"/>
      <text:p text:style-name="P398">Неопределенный артикль</text:p>
      <text:p text:style-name="P385"/>
      <text:p text:style-name="P933"><text:span text:style-name="T762">Артикль </text:span><text:span text:style-name="T561">a</text:span><text:span text:style-name="T762"> </text:span><text:span text:style-name="T771">указывает на</text:span><text:span text:style-name="T762"> </text:span><text:span text:style-name="T763">один </text:span><text:span text:style-name="T762">предмет. Причем не конкретный предмет, а</text:span><text:span text:style-name="T763"> </text:span><text:span text:style-name="T762">неопределенный. </text:span><text:span text:style-name="T763">К</text:span><text:span text:style-name="T762">аждый </text:span><text:span text:style-name="T763">человек </text:span><text:span text:style-name="T762">может представлять </text:span><text:span text:style-name="T763">такой предмет </text:span><text:span text:style-name="T762">по своему.</text:span></text:p>
      <text:p text:style-name="P386"/>
      <text:p text:style-name="P136">a house — дом (один представит большой особняк, другой — маленький домик).</text:p>
      <text:p text:style-name="P386"/>
      <text:p text:style-name="P936"><text:span text:style-name="T763">Его можно условно заменить на числительное </text:span><text:span text:style-name="T567">one </text:span><text:span text:style-name="T769">(какой-то один)</text:span><text:span text:style-name="T763">. </text:span><text:span text:style-name="T617">Поэтому о</text:span><text:span text:style-name="T618">н ставится перед исчисляемыми существительными в единственном числе.</text:span></text:p>
      <text:p text:style-name="P387"/>
      <text:p text:style-name="P940"><text:span text:style-name="T562">I have </text:span><text:span text:style-name="T578">a</text:span><text:span text:style-name="T562"> cat / I have </text:span><text:span text:style-name="T578">one</text:span><text:span text:style-name="T562"> cat — У меня есть </text:span><text:span text:style-name="T569">(одна такая) </text:span><text:span text:style-name="T562">кошка.</text:span></text:p>
      <text:p text:style-name="P392"/>
      <text:p text:style-name="P388"><text:span text:style-name="T449">A</text:span> ставится перед согласными, а <text:span text:style-name="T449">an</text:span> — перед гласными. Оба означают одно и тоже.</text:p>
      <text:p text:style-name="P388"/>
      <text:p text:style-name="P455"><text:span text:style-name="T712">Если гласная читается как двойной звук с первым [</text:span>йи<text:span text:style-name="T712">], то ставится </text:span><text:span text:style-name="T483">a</text:span><text:span text:style-name="T712">: </text:span></text:p>
      <text:p text:style-name="P455"><text:span text:style-name="T483">a union</text:span><text:span text:style-name="T712">, </text:span><text:span text:style-name="T483">a European</text:span><text:span text:style-name="T712">.</text:span></text:p>
      <text:p text:style-name="P388"/>
      <text:p text:style-name="P934"><text:span text:style-name="T765">Если первая согласная (после которой гласная) не произносится, то ставится </text:span><text:span text:style-name="T565">an</text:span><text:span text:style-name="T765">: </text:span></text:p>
      <text:p text:style-name="P934"><text:span text:style-name="T565">an hour </text:span><text:span text:style-name="T765">(аувер), </text:span><text:span text:style-name="T565">an honesty </text:span><text:span text:style-name="T765">(анэсти).</text:span></text:p>
      <text:p text:style-name="P388"/>
      <text:p text:style-name="P480"><text:span text:style-name="T765">Т</text:span><text:span text:style-name="T766">акже артикль </text:span><text:span text:style-name="T566">a</text:span><text:span text:style-name="T766"> </text:span><text:span text:style-name="T768">ставится</text:span><text:span text:style-name="T766">, когда:</text:span></text:p>
      <text:list xml:id="list1779139486" text:style-name="L72">
        <text:list-item>
          <text:p text:style-name="P1249"><text:span text:style-name="T715">говорят о профессии (</text:span><text:span text:style-name="T523">I`m a doctor)</text:span><text:span text:style-name="T715">;</text:span></text:p>
        </text:list-item>
        <text:list-item>
          <text:p text:style-name="P1250"><text:span text:style-name="T715">впервые упоминяют человека или предмет в разговоре </text:span><text:span text:style-name="T767">(</text:span><text:span text:style-name="T562">I have a cat</text:span><text:span text:style-name="T767">);</text:span></text:p>
        </text:list-item>
        <text:list-item>
          <text:p text:style-name="P1230"><text:span text:style-name="T767">дается определение предмету (</text:span><text:span text:style-name="T563">He is a good man «</text:span><text:span text:style-name="T564">О</text:span><text:span text:style-name="T563">н относится к хорошим людям»</text:span><text:span text:style-name="T767">)</text:span></text:p>
        </text:list-item>
      </text:list>
      <text:p text:style-name="P393"/>
      <text:p text:style-name="P935">Если перед существительным сто<text:span text:style-name="T1025">и</text:span>т прилагательн<text:span text:style-name="T1025">ое</text:span>, то артикль ставится перед ним.</text:p>
      <text:p text:style-name="P391"/>
      <text:p text:style-name="P137">a big old house — большой старый дом.</text:p>
      <text:p text:style-name="P137"><text:soft-page-break/>a black and white cat — черно-белый кот.</text:p>
      <text:p text:style-name="P387"/>
      <text:p text:style-name="P389">При этом перед прилагательным без существительного артикль не ставится.</text:p>
      <text:p text:style-name="P389"/>
      <text:p text:style-name="P138">This book is a good (неправильно).</text:p>
      <text:p text:style-name="P138">Th<text:span text:style-name="T1024">i</text:span>s book is good (правильно).</text:p>
      <text:p text:style-name="P387"/>
      <text:p text:style-name="P399">Определенный артикль</text:p>
      <text:p text:style-name="P390"/>
      <text:p text:style-name="P1156">Артикль the указывает на конкретный предмет или понятие.</text:p>
      <text:p text:style-name="P1156">Т. е. на то, что выделяется из общей массы.</text:p>
      <text:p text:style-name="P1157"/>
      <text:p text:style-name="P1158">Его можно заменить указательным местоимением (this, that, these, those) </text:p>
      <text:p text:style-name="P938"><text:span text:style-name="T772">и</text:span><text:span text:style-name="T771"> часто удобнее </text:span><text:span text:style-name="T774">им же </text:span><text:span text:style-name="T771">переводить (этот, эта, эти).</text:span></text:p>
      <text:p text:style-name="P1157"/>
      <text:p text:style-name="P1157">Он может стоять как перед единственным числом, так и перед множественным; </text:p>
      <text:p text:style-name="P1157">как перед исчисляемыми, так и неисчисляемыми существительными.</text:p>
      <text:p text:style-name="P1159"/>
      <text:p text:style-name="P939"><text:span text:style-name="T772">Е</text:span><text:span text:style-name="T764">сли предмет или человек упоминаются в </text:span><text:span text:style-name="T777">речи </text:span><text:span text:style-name="T764">впервые, то обычно о них ничего не известно, поэтому </text:span><text:span text:style-name="T773">сначала</text:span><text:span text:style-name="T764"> использ</text:span><text:span text:style-name="T773">уется</text:span><text:span text:style-name="T764"> неопределенный артикль </text:span><text:span text:style-name="T568">a/an</text:span><text:span text:style-name="T764"> </text:span><text:span text:style-name="T772">(при условии, что он нужен</text:span><text:span text:style-name="T764">).</text:span></text:p>
      <text:p text:style-name="P1160"/>
      <text:p text:style-name="P1023"><text:span text:style-name="T764">Н</text:span><text:span text:style-name="T715">о если предмет или человек упоминаются в речи повторно, то уже используется определенный артикль </text:span><text:span text:style-name="T523">the</text:span><text:span text:style-name="T715">.</text:span></text:p>
      <text:p text:style-name="P1160"/>
      <text:p text:style-name="P1246"><text:span text:style-name="T448">I </text:span><text:span text:style-name="T355">have got </text:span><text:span text:style-name="T787">a</text:span><text:span text:style-name="T355"> puppy. </text:span><text:span text:style-name="T787">The</text:span><text:span text:style-name="T355"> puppy is white — У меня есть щенок. (Этот) щенок белый.</text:span></text:p>
      <text:p text:style-name="P1161"/>
      <text:p text:style-name="P1161">Определенный артикль может стоять не только перед существительным, </text:p>
      <text:p text:style-name="P1161">но и перед прилагательным.</text:p>
      <text:p text:style-name="P1161"/>
      <text:p text:style-name="P1161">rich people — богатые люди.</text:p>
      <text:p text:style-name="P1024"><text:span text:style-name="T771">t</text:span><text:span text:style-name="T715">he rich — богачи.</text:span></text:p>
      <text:p text:style-name="P1161"/>
      <text:p text:style-name="P1162">Также артикль the ставится, когда:</text:p>
      <text:p text:style-name="P1162"/>
      <text:list xml:id="list2318746928" text:style-name="L73">
        <text:list-item>
          <text:p text:style-name="P1163">говорят о части помещения:</text:p>
          <text:list>
            <text:list-item>
              <text:p text:style-name="P1166">in the room — в комнате;</text:p>
            </text:list-item>
            <text:list-item>
              <text:p text:style-name="P1166">on the floor — на полу;</text:p>
            </text:list-item>
          </text:list>
          <text:p text:style-name="P1165"/>
        </text:list-item>
        <text:list-item>
          <text:p text:style-name="P1164">говорят, на каком музыкальном инструменте играют:</text:p>
          <text:list>
            <text:list-item>
              <text:p text:style-name="P1167">play the piano — играть на фортепиано;</text:p>
            </text:list-item>
          </text:list>
          <text:p text:style-name="P1165"/>
        </text:list-item>
        <text:list-item>
          <text:p text:style-name="P1163">человек напрявляется в конкретное место:</text:p>
          <text:list>
            <text:list-item>
              <text:p text:style-name="P1166">go to the bank — идти в банк;</text:p>
            </text:list-item>
            <text:list-item>
              <text:p text:style-name="P1166">drive to the shop — поехать на машине в магазин;</text:p>
            </text:list-item>
          </text:list>
          <text:p text:style-name="P1165"/>
        </text:list-item>
        <text:list-item>
          <text:p text:style-name="P1171">объект, о котором идет речь, уникальный (другого такого нет):</text:p>
          <text:list>
            <text:list-item>
              <text:p text:style-name="P1170">природные объекты или явления:</text:p>
              <text:list>
                <text:list-item>
                  <text:p text:style-name="P1167">the equator — экватор;</text:p>
                </text:list-item>
                <text:list-item>
                  <text:p text:style-name="P1167">the sky — небо;</text:p>
                </text:list-item>
                <text:list-item>
                  <text:p text:style-name="P1170">the moon — луна;</text:p>
                </text:list-item>
              </text:list>
            </text:list-item>
            <text:list-item>
              <text:p text:style-name="P1170"><text:soft-page-break/>объекты созданные человеком</text:p>
              <text:list>
                <text:list-item>
                  <text:p text:style-name="P1167">the Bible (the Book) — Библия;</text:p>
                </text:list-item>
                <text:list-item>
                  <text:p text:style-name="P1167">the Internet — Интернет;</text:p>
                </text:list-item>
                <text:list-item>
                  <text:p text:style-name="P1170">the radio — радио;</text:p>
                </text:list-item>
              </text:list>
            </text:list-item>
            <text:list-item>
              <text:p text:style-name="P1170">превосходная степень прилагательных:</text:p>
              <text:list>
                <text:list-item>
                  <text:p text:style-name="P1167">the longest — самый длинный;</text:p>
                </text:list-item>
                <text:list-item>
                  <text:p text:style-name="P1170">the hottest — самый жаркий;</text:p>
                </text:list-item>
              </text:list>
            </text:list-item>
            <text:list-item>
              <text:p text:style-name="P1169">словосочетания<text:span text:style-name="T449"> the same</text:span> (такой же, одинаковый):</text:p>
              <text:p text:style-name="P1241">These two photos are the same — Эти 2 фото одинаковые;</text:p>
            </text:list-item>
          </text:list>
          <text:p text:style-name="P1168"/>
        </text:list-item>
        <text:list-item>
          <text:p text:style-name="P1163">перед порядковым числительным:</text:p>
          <text:list>
            <text:list-item>
              <text:p text:style-name="P1172">the first — первый;</text:p>
            </text:list-item>
            <text:list-item>
              <text:p text:style-name="P1172">the second — второй;</text:p>
            </text:list-item>
          </text:list>
          <text:p text:style-name="P1165"/>
        </text:list-item>
        <text:list-item>
          <text:p text:style-name="P1251"><text:span text:style-name="T715">перед фамилией (чтобы показать что люди принадлежат одной семье):</text:span></text:p>
          <text:p text:style-name="P1245"><text:span text:style-name="T446">The Jachsons </text:span><text:span text:style-name="T447">are very nice people — Джексоны очень милые люди;</text:span></text:p>
          <text:p text:style-name="P1165"/>
        </text:list-item>
        <text:list-item>
          <text:p text:style-name="P1173">в словосочетаниях, касающихся сторон:</text:p>
          <text:list>
            <text:list-item>
              <text:p text:style-name="P1174">the top of — верхушка (чего-то);</text:p>
            </text:list-item>
            <text:list-item>
              <text:p text:style-name="P1174">on the left — слева.</text:p>
            </text:list-item>
          </text:list>
        </text:list-item>
      </text:list>
      <text:p text:style-name="P1175"/>
      <text:p text:style-name="P1201">Артикли в географических названиях</text:p>
      <text:p text:style-name="P1180"/>
      <text:p text:style-name="P1180"/>
      <text:p text:style-name="P1175"/>
      <text:p text:style-name="P1200">Случаи, когда артикли не используются</text:p>
      <text:p text:style-name="P1175"/>
      <text:p text:style-name="P1176">Такие ситуации зачастую не имеют логического объяснения и их нужно просто запомнить.</text:p>
      <text:p text:style-name="P1176"/>
      <text:list xml:id="list2963215501" text:style-name="L74">
        <text:list-item>
          <text:p text:style-name="P1178">в выражениях со словами <text:span text:style-name="T449">breakfast</text:span>, <text:span text:style-name="T449">lunch</text:span>, <text:span text:style-name="T449">dinner</text:span>:</text:p>
          <text:p text:style-name="P1242">When do you usually have breakfast? — Когда ты обычно завтракаешь?</text:p>
          <text:p text:style-name="P1177"/>
        </text:list-item>
        <text:list-item>
          <text:p text:style-name="P1179">когда говорят о направлении или местонахождении словами:</text:p>
          <text:list>
            <text:list-item>
              <text:p text:style-name="P1177">work: <text:span text:style-name="T449">go to work, start work</text:span>;</text:p>
            </text:list-item>
            <text:list-item>
              <text:p text:style-name="P1177">school/university/college: <text:span text:style-name="T449">go to school, start school (начать занятия в школе)</text:span>;</text:p>
            </text:list-item>
            <text:list-item>
              <text:p text:style-name="P1177">church/hospital/prison: <text:span text:style-name="T449">go to church, be at hospital</text:span>;</text:p>
            </text:list-item>
            <text:list-item>
              <text:p text:style-name="P1177">home/bed: <text:span text:style-name="T449">go home, go to bed</text:span>;</text:p>
            </text:list-item>
          </text:list>
          <text:p text:style-name="P1177"/>
        </text:list-item>
        <text:list-item>
          <text:p text:style-name="P1178">в словосочетаниях play + вид спорта или игры:</text:p>
          <text:p text:style-name="P1242">I play football — Я играю в футбол;</text:p>
          <text:p text:style-name="P1177"/>
        </text:list-item>
        <text:list-item>
          <text:p text:style-name="P1178">перед названием языков или учебных дисциплин (котор. всегда с большой буквы):</text:p>
          <text:p text:style-name="P1242">I want to speak <text:span text:style-name="T1027">English well — Я хочу хорошо говорить по-английски;</text:span></text:p>
          <text:p text:style-name="P1177"/>
        </text:list-item>
        <text:list-item>
          <text:p text:style-name="P1181">перед именами людей и фамилями:</text:p>
          <text:p text:style-name="P1243">My name is Bond, James Bond — Меня зовут Бонд, Джеймс Бонд.</text:p>
        </text:list-item>
      </text:list>
      <text:p text:style-name="P1180"/>
      <text:p text:style-name="P1180"/>
      <text:p text:style-name="P1088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253162128160">
          <table:table-cell table:style-name="Table7.A1" office:value-type="string">
            <text:p text:style-name="P1041"/>
          </table:table-cell>
          <table:table-cell table:style-name="Table7.A1" office:value-type="string">
            <text:p text:style-name="P1025">Past</text:p>
          </table:table-cell>
          <table:table-cell table:style-name="Table7.A1" office:value-type="string">
            <text:p text:style-name="P1025">Present</text:p>
          </table:table-cell>
          <table:table-cell table:style-name="Table7.D1" office:value-type="string">
            <text:p text:style-name="P1025">Future</text:p>
          </table:table-cell>
        </table:table-row>
        <table:table-row table:style-name="TableLine94253159714912">
          <table:table-cell table:style-name="Table7.A2" office:value-type="string">
            <text:p text:style-name="P1032">+</text:p>
          </table:table-cell>
          <table:table-cell table:style-name="Table7.A2" office:value-type="string">
            <text:p text:style-name="P1063">I/y<text:span text:style-name="T884">ou</text:span>/w<text:span text:style-name="T884">e</text:span>/t<text:span text:style-name="T884">hey</text:span>/he/she/it started</text:p>
          </table:table-cell>
          <table:table-cell table:style-name="Table7.A2" office:value-type="string">
            <text:p text:style-name="P1054">I/you/we/they start</text:p>
            <text:p text:style-name="P1054">He/she/it starts</text:p>
          </table:table-cell>
          <table:table-cell table:style-name="Table7.D2" office:value-type="string">
            <text:p text:style-name="P1066">I/y<text:span text:style-name="T884">ou</text:span>/w<text:span text:style-name="T884">e</text:span>/t<text:span text:style-name="T884">hey</text:span>/he/she/it </text:p>
            <text:p text:style-name="P1066">will start</text:p>
          </table:table-cell>
        </table:table-row>
        <table:table-row table:style-name="TableLine94253159795632">
          <table:table-cell table:style-name="Table7.A2" office:value-type="string">
            <text:p text:style-name="P1026">-</text:p>
          </table:table-cell>
          <table:table-cell table:style-name="Table7.A2" office:value-type="string">
            <text:p text:style-name="P1063">I/y<text:span text:style-name="T884">ou</text:span>/w<text:span text:style-name="T884">e</text:span>/t<text:span text:style-name="T884">hey</text:span>/he/she/it</text:p>
            <text:p text:style-name="P1063">didn`t start</text:p>
          </table:table-cell>
          <table:table-cell table:style-name="Table7.A2" office:value-type="string">
            <text:p text:style-name="P1054">I/you/we/they don`t start</text:p>
            <text:p text:style-name="P1054">He/she/it doesn`t start</text:p>
          </table:table-cell>
          <table:table-cell table:style-name="Table7.D2" office:value-type="string">
            <text:p text:style-name="P1066">I/y<text:span text:style-name="T884">ou</text:span>/w<text:span text:style-name="T884">e</text:span>/t<text:span text:style-name="T884">hey</text:span>/he/she/it</text:p>
            <text:p text:style-name="P1066">won`t start</text:p>
          </table:table-cell>
        </table:table-row>
        <table:table-row table:style-name="TableLine94253159918048">
          <table:table-cell table:style-name="Table7.A2" office:value-type="string">
            <text:p text:style-name="P1026">?</text:p>
          </table:table-cell>
          <table:table-cell table:style-name="Table7.A2" office:value-type="string">
            <text:p text:style-name="P1064">Did I/y<text:span text:style-name="T884">ou</text:span>/w<text:span text:style-name="T884">e</text:span>/t<text:span text:style-name="T884">hey</text:span>/he</text:p>
            <text:p text:style-name="P1064">/she/it start?</text:p>
          </table:table-cell>
          <table:table-cell table:style-name="Table7.A2" office:value-type="string">
            <text:p text:style-name="P1054">Do I/you/we/they start?</text:p>
            <text:p text:style-name="P1054">Does he/she/it start?</text:p>
          </table:table-cell>
          <table:table-cell table:style-name="Table7.D2" office:value-type="string">
            <text:p text:style-name="P1067">Will I/y<text:span text:style-name="T884">ou</text:span>/w<text:span text:style-name="T884">e</text:span>/t<text:span text:style-name="T884">hey</text:span>/he</text:p>
            <text:p text:style-name="P1067">/she/it start?</text:p>
          </table:table-cell>
        </table:table-row>
      </table:table>
      <text:p text:style-name="P177"/>
      <text:p text:style-name="P466"><text:span text:style-name="T683">Таблица времен группы Continu</text:span><text:span text:style-name="T684">ou</text:span><text:span text:style-name="T683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253160040384">
          <table:table-cell table:style-name="Table8.A1" office:value-type="string">
            <text:p text:style-name="P1053"/>
          </table:table-cell>
          <table:table-cell table:style-name="Table8.A1" office:value-type="string">
            <text:p text:style-name="P1025">Past</text:p>
          </table:table-cell>
          <table:table-cell table:style-name="Table8.A1" office:value-type="string">
            <text:p text:style-name="P1025">Present</text:p>
          </table:table-cell>
          <table:table-cell table:style-name="Table8.D1" office:value-type="string">
            <text:p text:style-name="P1025">Future</text:p>
          </table:table-cell>
        </table:table-row>
        <table:table-row table:style-name="TableLine94253160256688">
          <table:table-cell table:style-name="Table8.A2" office:value-type="string">
            <text:p text:style-name="P1026">+</text:p>
          </table:table-cell>
          <table:table-cell table:style-name="Table8.A2" office:value-type="string">
            <text:p text:style-name="P1065">I/<text:span text:style-name="T883">he/she/it</text:span> <text:span text:style-name="T883">was starting</text:span></text:p>
            <text:p text:style-name="P1065"><text:span text:style-name="T883">Y</text:span><text:span text:style-name="T884">ou</text:span><text:span text:style-name="T883">/w</text:span><text:span text:style-name="T884">e</text:span><text:span text:style-name="T883">/t</text:span><text:span text:style-name="T884">hey</text:span><text:span text:style-name="T883"> were starting</text:span></text:p>
          </table:table-cell>
          <table:table-cell table:style-name="Table8.A2" office:value-type="string">
            <text:p text:style-name="P1056">I am starting</text:p>
            <text:p text:style-name="P1057">He/she/it is starting</text:p>
            <text:p text:style-name="P1056">You/we/they are starting</text:p>
          </table:table-cell>
          <table:table-cell table:style-name="Table8.D2" office:value-type="string">
            <text:p text:style-name="P1041"/>
          </table:table-cell>
        </table:table-row>
        <table:table-row table:style-name="TableLine94253160326080">
          <table:table-cell table:style-name="Table8.A2" office:value-type="string">
            <text:p text:style-name="P1026">-</text:p>
          </table:table-cell>
          <table:table-cell table:style-name="Table8.A2" office:value-type="string">
            <text:p text:style-name="P1066">I/he/she/it wasn`t starting</text:p>
            <text:p text:style-name="P1066">Y<text:span text:style-name="T884">ou</text:span>/w<text:span text:style-name="T884">e</text:span>/t<text:span text:style-name="T884">hey</text:span> weren`t starting</text:p>
          </table:table-cell>
          <table:table-cell table:style-name="Table8.A2" office:value-type="string">
            <text:p text:style-name="P1056">I`m not starting</text:p>
            <text:p text:style-name="P1057">He/she/it isn`t starting</text:p>
            <text:p text:style-name="P1056">You/we/they aren`t starting</text:p>
          </table:table-cell>
          <table:table-cell table:style-name="Table8.D2" office:value-type="string">
            <text:p text:style-name="P1041"/>
          </table:table-cell>
        </table:table-row>
        <table:table-row table:style-name="TableLine94253160323120">
          <table:table-cell table:style-name="Table8.A2" office:value-type="string">
            <text:p text:style-name="P1026">?</text:p>
          </table:table-cell>
          <table:table-cell table:style-name="Table8.A2" office:value-type="string">
            <text:p text:style-name="P1066">Was I/he/she/it starting?</text:p>
            <text:p text:style-name="P1066">Were y<text:span text:style-name="T884">ou</text:span>/w<text:span text:style-name="T884">e</text:span>/t<text:span text:style-name="T884">hey</text:span> starting?</text:p>
          </table:table-cell>
          <table:table-cell table:style-name="Table8.A2" office:value-type="string">
            <text:p text:style-name="P1056">Am I starting?</text:p>
            <text:p text:style-name="P1057">Is he/she/it starting?</text:p>
            <text:p text:style-name="P1056">Are you/we/they starting?</text:p>
          </table:table-cell>
          <table:table-cell table:style-name="Table8.D2" office:value-type="string">
            <text:p text:style-name="P1041"/>
          </table:table-cell>
        </table:table-row>
      </table:table>
      <text:p text:style-name="P177"/>
      <text:p text:style-name="P179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253160371184">
          <table:table-cell table:style-name="Table9.A1" office:value-type="string">
            <text:p text:style-name="P1053"/>
          </table:table-cell>
          <table:table-cell table:style-name="Table9.A1" office:value-type="string">
            <text:p text:style-name="P1025">Past</text:p>
          </table:table-cell>
          <table:table-cell table:style-name="Table9.A1" office:value-type="string">
            <text:p text:style-name="P1025">Present</text:p>
          </table:table-cell>
          <table:table-cell table:style-name="Table9.D1" office:value-type="string">
            <text:p text:style-name="P1025">Future</text:p>
          </table:table-cell>
        </table:table-row>
        <table:table-row table:style-name="TableLine94253160515504">
          <table:table-cell table:style-name="Table9.A2" office:value-type="string">
            <text:p text:style-name="P1026">+</text:p>
          </table:table-cell>
          <table:table-cell table:style-name="Table9.A2" office:value-type="string">
            <text:p text:style-name="P1041"/>
          </table:table-cell>
          <table:table-cell table:style-name="Table9.A2" office:value-type="string">
            <text:p text:style-name="P1056">I/you/we/they have started</text:p>
            <text:p text:style-name="P1056">He/she/it has started</text:p>
          </table:table-cell>
          <table:table-cell table:style-name="Table9.D2" office:value-type="string">
            <text:p text:style-name="P1041"/>
          </table:table-cell>
        </table:table-row>
        <table:table-row table:style-name="TableLine94253160564048">
          <table:table-cell table:style-name="Table9.A2" office:value-type="string">
            <text:p text:style-name="P1026">-</text:p>
          </table:table-cell>
          <table:table-cell table:style-name="Table9.A2" office:value-type="string">
            <text:p text:style-name="P1041"/>
          </table:table-cell>
          <table:table-cell table:style-name="Table9.A2" office:value-type="string">
            <text:p text:style-name="P1056">I/y<text:span text:style-name="T850">ou</text:span>/w<text:span text:style-name="T850">e</text:span>/t<text:span text:style-name="T850">hey</text:span> haven`t started</text:p>
            <text:p text:style-name="P1056">He/she/it hasn`t started</text:p>
          </table:table-cell>
          <table:table-cell table:style-name="Table9.D2" office:value-type="string">
            <text:p text:style-name="P1041"/>
          </table:table-cell>
        </table:table-row>
        <table:table-row table:style-name="TableLine94253160577584">
          <table:table-cell table:style-name="Table9.A2" office:value-type="string">
            <text:p text:style-name="P1026">?</text:p>
          </table:table-cell>
          <table:table-cell table:style-name="Table9.A2" office:value-type="string">
            <text:p text:style-name="P1041"/>
          </table:table-cell>
          <table:table-cell table:style-name="Table9.A2" office:value-type="string">
            <text:p text:style-name="P1056">Have I/y<text:span text:style-name="T851">ou</text:span>/w<text:span text:style-name="T851">e</text:span>/t<text:span text:style-name="T851">hey</text:span> started?</text:p>
            <text:p text:style-name="P1056">Has he/she/it started?</text:p>
          </table:table-cell>
          <table:table-cell table:style-name="Table9.D2" office:value-type="string">
            <text:p text:style-name="P1041"/>
          </table:table-cell>
        </table:table-row>
      </table:table>
      <text:p text:style-name="P179"/>
      <text:p text:style-name="P180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53160574656">
          <table:table-cell table:style-name="Table1.A1" office:value-type="string">
            <text:p text:style-name="P1055"/>
          </table:table-cell>
          <table:table-cell table:style-name="Table1.A1" office:value-type="string">
            <text:p text:style-name="P1027">Past</text:p>
          </table:table-cell>
          <table:table-cell table:style-name="Table1.A1" office:value-type="string">
            <text:p text:style-name="P1027">Present</text:p>
          </table:table-cell>
          <table:table-cell table:style-name="Table1.D1" office:value-type="string">
            <text:p text:style-name="P1027">Future</text:p>
          </table:table-cell>
        </table:table-row>
        <table:table-row table:style-name="TableLine94253160747936">
          <table:table-cell table:style-name="Table1.A2" office:value-type="string">
            <text:p text:style-name="P1027">+</text:p>
          </table:table-cell>
          <table:table-cell table:style-name="Table1.A2" office:value-type="string">
            <text:p text:style-name="P1042"/>
          </table:table-cell>
          <table:table-cell table:style-name="Table1.A2" office:value-type="string">
            <text:p text:style-name="P1062">I/y<text:span text:style-name="T884">ou</text:span>/w<text:span text:style-name="T884">e</text:span>/t<text:span text:style-name="T884">hey</text:span> have been starting</text:p>
            <text:p text:style-name="P1062">He/she/it has been starting</text:p>
          </table:table-cell>
          <table:table-cell table:style-name="Table1.D2" office:value-type="string">
            <text:p text:style-name="P1042"/>
          </table:table-cell>
        </table:table-row>
        <table:table-row table:style-name="TableLine94253160760432">
          <table:table-cell table:style-name="Table1.A2" office:value-type="string">
            <text:p text:style-name="P1027">-</text:p>
          </table:table-cell>
          <table:table-cell table:style-name="Table1.A2" office:value-type="string">
            <text:p text:style-name="P1042"/>
          </table:table-cell>
          <table:table-cell table:style-name="Table1.A2" office:value-type="string">
            <text:p text:style-name="P1062">I/y<text:span text:style-name="T884">ou</text:span>/w<text:span text:style-name="T884">e</text:span>/t<text:span text:style-name="T884">hey</text:span> haven`t been starting</text:p>
            <text:p text:style-name="P1062">He/she/it hasn`t been starting</text:p>
          </table:table-cell>
          <table:table-cell table:style-name="Table1.D2" office:value-type="string">
            <text:p text:style-name="P1042"/>
          </table:table-cell>
        </table:table-row>
        <table:table-row table:style-name="TableLine94253160811456">
          <table:table-cell table:style-name="Table1.A2" office:value-type="string">
            <text:p text:style-name="P1027">?</text:p>
          </table:table-cell>
          <table:table-cell table:style-name="Table1.A2" office:value-type="string">
            <text:p text:style-name="P1042"/>
          </table:table-cell>
          <table:table-cell table:style-name="Table1.A2" office:value-type="string">
            <text:p text:style-name="P1062">Have I/y<text:span text:style-name="T884">ou</text:span>/w<text:span text:style-name="T884">e</text:span>/t<text:span text:style-name="T884">hey</text:span> been starting?</text:p>
            <text:p text:style-name="P1062">Has he/she/it been starting?</text:p>
          </table:table-cell>
          <table:table-cell table:style-name="Table1.D2" office:value-type="string">
            <text:p text:style-name="P1042"/>
          </table:table-cell>
        </table:table-row>
      </table:table>
      <text:p text:style-name="P1089"><text:span text:style-name="T600">Таблица </text:span><text:span text:style-name="T612">форм </text:span><text:span text:style-name="T600">пассивно</text:span><text:span text:style-name="T613">го</text:span><text:span text:style-name="T600"> залог</text:span><text:span text:style-name="T613">а</text:span><text:span text:style-name="T600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253160862656">
          <table:table-cell table:style-name="Table4.A1" office:value-type="string">
            <text:p text:style-name="P1044"/>
          </table:table-cell>
          <table:table-cell table:style-name="Table4.A1" office:value-type="string">
            <text:p text:style-name="P1036">Past</text:p>
          </table:table-cell>
          <table:table-cell table:style-name="Table4.A1" office:value-type="string">
            <text:p text:style-name="P1036">Present</text:p>
          </table:table-cell>
          <table:table-cell table:style-name="Table4.D1" office:value-type="string">
            <text:p text:style-name="P1036">Future</text:p>
          </table:table-cell>
        </table:table-row>
        <table:table-row table:style-name="TableLine94253161433680">
          <table:table-cell table:style-name="Table4.A2" office:value-type="string">
            <text:p text:style-name="P1037">Simple</text:p>
          </table:table-cell>
          <table:table-cell table:style-name="Table4.A2" office:value-type="string">
            <text:p text:style-name="P1044"><text:span text:style-name="T912">I/</text:span><text:span text:style-name="T913">he/she/it</text:span><text:span text:style-name="T912"> </text:span><text:span text:style-name="T913">was</text:span><text:span text:style-name="T912"> </text:span><text:span text:style-name="T211">taught</text:span></text:p>
            <text:p text:style-name="P1074">You/we/they were <text:span text:style-name="T211">taught</text:span></text:p>
          </table:table-cell>
          <table:table-cell table:style-name="Table4.A2" office:value-type="string">
            <text:p text:style-name="P1075">I am <text:span text:style-name="T211">taught</text:span></text:p>
            <text:p text:style-name="P1074">He/she/it is <text:span text:style-name="T211">taught</text:span></text:p>
            <text:p text:style-name="P1074">You/we/the<text:span text:style-name="T914">y</text:span> are <text:span text:style-name="T211">taught</text:span></text:p>
          </table:table-cell>
          <table:table-cell table:style-name="Table4.D2" office:value-type="string">
            <text:p text:style-name="P1073">I/you/we/they/he/she/it</text:p>
            <text:p text:style-name="P1073">will be <text:span text:style-name="T211">taught</text:span></text:p>
          </table:table-cell>
        </table:table-row>
        <table:table-row table:style-name="TableLine94253161579552">
          <table:table-cell table:style-name="Table4.A2" office:value-type="string">
            <text:p text:style-name="P1037">Contin.</text:p>
          </table:table-cell>
          <table:table-cell table:style-name="Table4.A2" office:value-type="string">
            <text:p text:style-name="P1044"><text:span text:style-name="T914">I/he/she/it was being </text:span><text:span text:style-name="T211">taught</text:span></text:p>
            <text:p text:style-name="P1044"><text:span text:style-name="T213">You/we/the</text:span><text:span text:style-name="T212">y</text:span><text:span text:style-name="T213"> </text:span><text:span text:style-name="T212">were</text:span><text:span text:style-name="T213"> </text:span><text:span text:style-name="T212">being</text:span><text:span text:style-name="T213"> </text:span><text:span text:style-name="T211">taught</text:span></text:p>
          </table:table-cell>
          <table:table-cell table:style-name="Table4.A2" office:value-type="string">
            <text:p text:style-name="P1073">I am being <text:span text:style-name="T211">taught</text:span></text:p>
            <text:p text:style-name="P1073"><text:span text:style-name="T211">H</text:span><text:span text:style-name="T150">e/she/it is being taught</text:span></text:p>
            <text:p text:style-name="P1074"><text:span text:style-name="T150">You/we/the</text:span><text:span text:style-name="T212">y</text:span><text:span text:style-name="T150"> are </text:span><text:span text:style-name="T212">being</text:span><text:span text:style-name="T150"> </text:span><text:span text:style-name="T211">taught</text:span></text:p>
          </table:table-cell>
          <table:table-cell table:style-name="Table4.D2" office:value-type="string">
            <text:p text:style-name="P1073">— </text:p>
          </table:table-cell>
        </table:table-row>
        <table:table-row table:style-name="TableLine94253161576208">
          <table:table-cell table:style-name="Table4.A2" office:value-type="string">
            <text:p text:style-name="P1037">Perfect</text:p>
          </table:table-cell>
          <table:table-cell table:style-name="Table4.A2" office:value-type="string">
            <text:p text:style-name="P1044"><text:span text:style-name="T915">I/you/we/they/</text:span><text:span text:style-name="T214">he/she/it</text:span><text:span text:style-name="T915"> </text:span></text:p>
            <text:p text:style-name="P1044"><text:span text:style-name="T915">had been </text:span><text:span text:style-name="T211">taught</text:span></text:p>
          </table:table-cell>
          <table:table-cell table:style-name="Table4.A2" office:value-type="string">
            <text:p text:style-name="P1076">I/you/we/they have been <text:span text:style-name="T211">taught</text:span></text:p>
            <text:p text:style-name="P1076"><text:span text:style-name="T211">H</text:span><text:span text:style-name="T150">e/she/it has been </text:span><text:span text:style-name="T211">taught</text:span></text:p>
          </table:table-cell>
          <table:table-cell table:style-name="Table4.D2" office:value-type="string">
            <text:p text:style-name="P1044"><text:span text:style-name="T915">I/you/we/they/</text:span><text:span text:style-name="T214">he/she/it</text:span><text:span text:style-name="T915"> </text:span></text:p>
            <text:p text:style-name="P1044"><text:span text:style-name="T915">will have been </text:span><text:span text:style-name="T211">taught</text:span></text:p>
          </table:table-cell>
        </table:table-row>
      </table:table>
      <text:p text:style-name="P239"/>
      <text:p text:style-name="P471"><text:span text:style-name="T600">Таблица </text:span><text:span text:style-name="T601">форм</text:span><text:span text:style-name="T600"> глагола </text:span><text:span text:style-name="T610">b</text:span><text:span text:style-name="T600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253161601008">
          <table:table-cell table:style-name="Table5.A1" office:value-type="string">
            <text:p text:style-name="P1031">Подлежащее</text:p>
          </table:table-cell>
          <table:table-cell table:style-name="Table5.A1" office:value-type="string">
            <text:p text:style-name="P1028">Past</text:p>
          </table:table-cell>
          <table:table-cell table:style-name="Table5.A1" office:value-type="string">
            <text:p text:style-name="P1028">Present</text:p>
          </table:table-cell>
          <table:table-cell table:style-name="Table5.D1" office:value-type="string">
            <text:p text:style-name="P1028">Future</text:p>
          </table:table-cell>
        </table:table-row>
        <table:table-row table:style-name="TableLine94253161775424">
          <table:table-cell table:style-name="Table5.A2" office:value-type="string">
            <text:p text:style-name="P1061">I</text:p>
          </table:table-cell>
          <table:table-cell table:style-name="Table5.A2" office:value-type="string">
            <text:p text:style-name="P1062">was</text:p>
          </table:table-cell>
          <table:table-cell table:style-name="Table5.A2" office:value-type="string">
            <text:p text:style-name="P1058">am</text:p>
          </table:table-cell>
          <table:table-cell table:style-name="Table5.D2" office:value-type="string">
            <text:p text:style-name="P1068">will be</text:p>
          </table:table-cell>
        </table:table-row>
        <table:table-row table:style-name="TableLine94253161779488">
          <table:table-cell table:style-name="Table5.A2" office:value-type="string">
            <text:p text:style-name="P1060">he/she/<text:span text:style-name="T858">it</text:span></text:p>
          </table:table-cell>
          <table:table-cell table:style-name="Table5.A2" office:value-type="string">
            <text:p text:style-name="P1062">was</text:p>
          </table:table-cell>
          <table:table-cell table:style-name="Table5.A2" office:value-type="string">
            <text:p text:style-name="P1059">is</text:p>
          </table:table-cell>
          <table:table-cell table:style-name="Table5.D2" office:value-type="string">
            <text:p text:style-name="P1068">will be</text:p>
          </table:table-cell>
        </table:table-row>
        <table:table-row table:style-name="TableLine94253160472432">
          <table:table-cell table:style-name="Table5.A2" office:value-type="string">
            <text:p text:style-name="P1060">you/we/they</text:p>
          </table:table-cell>
          <table:table-cell table:style-name="Table5.A2" office:value-type="string">
            <text:p text:style-name="P1062">were</text:p>
          </table:table-cell>
          <table:table-cell table:style-name="Table5.A2" office:value-type="string">
            <text:p text:style-name="P1059">are</text:p>
          </table:table-cell>
          <table:table-cell table:style-name="Table5.D2" office:value-type="string">
            <text:p text:style-name="P1068">will be</text:p>
          </table:table-cell>
        </table:table-row>
      </table:table>
      <text:p text:style-name="P236"/>
      <text:p text:style-name="P236">Таблица модальных глаголов:</text:p>
      <table:table table:name="Table2" table:style-name="Table2">
        <table:table-column table:style-name="Table2.A" table:number-columns-repeated="3"/>
        <table:table-row table:style-name="TableLine94253160119888">
          <table:table-cell table:style-name="Table2.A1" office:value-type="string">
            <text:p text:style-name="P1034">Глагол</text:p>
          </table:table-cell>
          <table:table-cell table:style-name="Table2.A1" office:value-type="string">
            <text:p text:style-name="P1043"><text:span text:style-name="T790">З</text:span><text:span text:style-name="T791">начение</text:span></text:p>
          </table:table-cell>
          <table:table-cell table:style-name="Table2.C1" office:value-type="string">
            <text:p text:style-name="P1043"><text:span text:style-name="T790">В</text:span><text:span text:style-name="T791">рем</text:span><text:span text:style-name="T790">я</text:span></text:p>
          </table:table-cell>
        </table:table-row>
        <table:table-row table:style-name="TableLine94253162224544">
          <table:table-cell table:style-name="Table2.A2" office:value-type="string">
            <text:p text:style-name="P1069">can</text:p>
          </table:table-cell>
          <table:table-cell table:style-name="Table2.A2" office:value-type="string">
            <text:p text:style-name="P1069">могу, умею, смогу;</text:p>
            <text:p text:style-name="P1069">(часто используется в просьбах и предложениях)</text:p>
          </table:table-cell>
          <table:table-cell table:style-name="Table2.C2" office:value-type="string">
            <text:p text:style-name="P1069">настоящее и будущее</text:p>
          </table:table-cell>
        </table:table-row>
        <table:table-row table:style-name="TableLine94253162246320">
          <table:table-cell table:style-name="Table2.A2" office:value-type="string">
            <text:p text:style-name="P1069">could</text:p>
          </table:table-cell>
          <table:table-cell table:style-name="Table2.A2" office:value-type="string">
            <text:p text:style-name="P1069">мог, умел</text:p>
          </table:table-cell>
          <table:table-cell table:style-name="Table2.C2" office:value-type="string">
            <text:p text:style-name="P1069">прошедшее</text:p>
          </table:table-cell>
        </table:table-row>
        <table:table-row table:style-name="TableLine94253162264112">
          <table:table-cell table:style-name="Table2.A2" office:value-type="string">
            <text:p text:style-name="P1069">might, may</text:p>
          </table:table-cell>
          <table:table-cell table:style-name="Table2.A2" office:value-type="string">
            <text:p text:style-name="P1069">может быть, мог бы, возможно, наверное</text:p>
          </table:table-cell>
          <table:table-cell table:style-name="Table2.C2" office:value-type="string">
            <text:p text:style-name="P1069">настоящее и будущие</text:p>
          </table:table-cell>
        </table:table-row>
        <table:table-row table:style-name="TableLine94253162273456">
          <table:table-cell table:style-name="Table2.A2" office:value-type="string">
            <text:p text:style-name="P1069">must</text:p>
          </table:table-cell>
          <table:table-cell table:style-name="Table2.A2" office:value-type="string">
            <text:p text:style-name="P1069">должен, обязан, нужно, запрет, нельзя</text:p>
          </table:table-cell>
          <table:table-cell table:style-name="Table2.C2" office:value-type="string">
            <text:p text:style-name="P1069">настоящее</text:p>
          </table:table-cell>
        </table:table-row>
        <table:table-row table:style-name="TableLine94253162278000">
          <table:table-cell table:style-name="Table2.A2" office:value-type="string">
            <text:p text:style-name="P1069">should</text:p>
          </table:table-cell>
          <table:table-cell table:style-name="Table2.A2" office:value-type="string">
            <text:p text:style-name="P1069">следует сделать, следовало бы сделать; (совет)</text:p>
          </table:table-cell>
          <table:table-cell table:style-name="Table2.C2" office:value-type="string">
            <text:p text:style-name="P1069">настоящее и будущие</text:p>
          </table:table-cell>
        </table:table-row>
        <table:table-row table:style-name="TableLine94253162284192">
          <table:table-cell table:style-name="Table2.A2" office:value-type="string">
            <text:p text:style-name="P1069">would</text:p>
          </table:table-cell>
          <table:table-cell table:style-name="Table2.A2" office:value-type="string">
            <text:p text:style-name="P1069">частица «бы», предложение услуги, привычка прошлого</text:p>
          </table:table-cell>
          <table:table-cell table:style-name="Table2.C2" office:value-type="string">
            <text:p text:style-name="P1069">настоящее, прошедшее, будущие</text:p>
          </table:table-cell>
        </table:table-row>
      </table:table>
      <text:p text:style-name="P237"/>
      <text:p text:style-name="P237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253162293264">
          <table:table-cell table:style-name="Table3.A1" office:value-type="string">
            <text:p text:style-name="P1035">Конструкция</text:p>
          </table:table-cell>
          <table:table-cell table:style-name="Table3.A1" office:value-type="string">
            <text:p text:style-name="P1035">Значение</text:p>
          </table:table-cell>
          <table:table-cell table:style-name="Table3.C1" office:value-type="string">
            <text:p text:style-name="P1035">Время</text:p>
          </table:table-cell>
        </table:table-row>
        <table:table-row table:style-name="TableLine94253161601616">
          <table:table-cell table:style-name="Table3.A2" office:value-type="string">
            <text:p text:style-name="P1070">be able to</text:p>
          </table:table-cell>
          <table:table-cell table:style-name="Table3.A2" office:value-type="string">
            <text:p text:style-name="P1070">могу (близко к can)</text:p>
          </table:table-cell>
          <table:table-cell table:style-name="Table3.C2" office:value-type="string">
            <text:p text:style-name="P1070">be меняется по временам</text:p>
          </table:table-cell>
        </table:table-row>
        <table:table-row table:style-name="TableLine94253161437632">
          <table:table-cell table:style-name="Table3.A2" office:value-type="string">
            <text:p text:style-name="P1070">have to</text:p>
          </table:table-cell>
          <table:table-cell table:style-name="Table3.A2" office:value-type="string">
            <text:p text:style-name="P1070">должен (близко к must)</text:p>
          </table:table-cell>
          <table:table-cell table:style-name="Table3.C2" office:value-type="string">
            <text:p text:style-name="P1070">have меняется по временам</text:p>
          </table:table-cell>
        </table:table-row>
        <table:table-row table:style-name="TableLine94253162244128">
          <table:table-cell table:style-name="Table3.A2" office:value-type="string">
            <text:p text:style-name="P1070">used to</text:p>
          </table:table-cell>
          <table:table-cell table:style-name="Table3.A2" office:value-type="string">
            <text:p text:style-name="P1070">делал раньше, имел привычку делать (близко к would)</text:p>
          </table:table-cell>
          <table:table-cell table:style-name="Table3.C2" office:value-type="string">
            <text:p text:style-name="P1070">всегда стоит в прошедшем;</text:p>
            <text:p text:style-name="P1070">меняется как Past Simple</text:p>
          </table:table-cell>
        </table:table-row>
      </table:table>
      <text:p text:style-name="P238"/>
      <text:p text:style-name="P245"/>
      <text:p text:style-name="P1090"><text:span text:style-name="T401">Таблица </text:span><text:span text:style-name="T418">личны</text:span><text:span text:style-name="T419">х</text:span><text:span text:style-name="T418"> и притяжательных </text:span><text:span text:style-name="T401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253162383968">
          <table:table-cell table:style-name="Table11.A1" table:number-columns-spanned="2" office:value-type="string">
            <text:p text:style-name="P1039">Личные местоимения</text:p>
          </table:table-cell>
          <table:covered-table-cell/>
          <table:table-cell table:style-name="Table11.C1" table:number-columns-spanned="2" office:value-type="string">
            <text:p text:style-name="P1039">Притяжательные местоимения</text:p>
          </table:table-cell>
          <table:covered-table-cell/>
        </table:table-row>
        <table:table-row table:style-name="TableLine94253162412928">
          <table:table-cell table:style-name="Table11.A2" office:value-type="string">
            <text:p text:style-name="P1045"><text:span text:style-name="T998">и</text:span><text:span text:style-name="T992">менительный падеж</text:span></text:p>
            <text:p text:style-name="P1080"><text:span text:style-name="T995">(</text:span>кто/что<text:span text:style-name="T995">)</text:span></text:p>
          </table:table-cell>
          <table:table-cell table:style-name="Table11.A2" office:value-type="string">
            <text:p text:style-name="P1045"><text:span text:style-name="T998">о</text:span><text:span text:style-name="T992">бъектный падеж</text:span></text:p>
            <text:p text:style-name="P1080"><text:span text:style-name="T995">(</text:span>кого, <text:span text:style-name="T995">к</text:span>ому, кем<text:span text:style-name="T995">)</text:span></text:p>
          </table:table-cell>
          <table:table-cell table:style-name="Table11.A2" office:value-type="string">
            <text:p text:style-name="P1079"><text:span text:style-name="T995">с</text:span> существительным</text:p>
            <text:p text:style-name="P1081">(чей)</text:p>
          </table:table-cell>
          <table:table-cell table:style-name="Table11.D2" office:value-type="string">
            <text:p text:style-name="P1045"><text:span text:style-name="T995">о</text:span><text:span text:style-name="T992">тдельно</text:span></text:p>
            <text:p text:style-name="P1081">(чей)</text:p>
          </table:table-cell>
        </table:table-row>
        <table:table-row table:style-name="TableLine94253162414544">
          <table:table-cell table:style-name="Table11.A2" office:value-type="string">
            <text:p text:style-name="P1084">I</text:p>
          </table:table-cell>
          <table:table-cell table:style-name="Table11.A2" office:value-type="string">
            <text:p text:style-name="P1084">me</text:p>
          </table:table-cell>
          <table:table-cell table:style-name="Table11.A2" office:value-type="string">
            <text:p text:style-name="P1082">my</text:p>
          </table:table-cell>
          <table:table-cell table:style-name="Table11.D2" office:value-type="string">
            <text:p text:style-name="P1082">mine</text:p>
          </table:table-cell>
        </table:table-row>
        <table:table-row table:style-name="TableLine94253162415456">
          <table:table-cell table:style-name="Table11.A2" office:value-type="string">
            <text:p text:style-name="P1084">you</text:p>
          </table:table-cell>
          <table:table-cell table:style-name="Table11.A2" office:value-type="string">
            <text:p text:style-name="P1084">you</text:p>
          </table:table-cell>
          <table:table-cell table:style-name="Table11.A2" office:value-type="string">
            <text:p text:style-name="P1082">your</text:p>
          </table:table-cell>
          <table:table-cell table:style-name="Table11.D2" office:value-type="string">
            <text:p text:style-name="P1082">yours</text:p>
          </table:table-cell>
        </table:table-row>
        <table:table-row table:style-name="TableLine94253162416496">
          <table:table-cell table:style-name="Table11.A2" office:value-type="string">
            <text:p text:style-name="P1084">he</text:p>
          </table:table-cell>
          <table:table-cell table:style-name="Table11.A2" office:value-type="string">
            <text:p text:style-name="P1084">him</text:p>
          </table:table-cell>
          <table:table-cell table:style-name="Table11.A2" office:value-type="string">
            <text:p text:style-name="P1082">his</text:p>
          </table:table-cell>
          <table:table-cell table:style-name="Table11.D2" office:value-type="string">
            <text:p text:style-name="P1083">his</text:p>
          </table:table-cell>
        </table:table-row>
        <table:table-row table:style-name="TableLine94253162417648">
          <table:table-cell table:style-name="Table11.A2" office:value-type="string">
            <text:p text:style-name="P1084">she</text:p>
          </table:table-cell>
          <table:table-cell table:style-name="Table11.A2" office:value-type="string">
            <text:p text:style-name="P1082">her</text:p>
          </table:table-cell>
          <table:table-cell table:style-name="Table11.A2" office:value-type="string">
            <text:p text:style-name="P1082">her</text:p>
          </table:table-cell>
          <table:table-cell table:style-name="Table11.D2" office:value-type="string">
            <text:p text:style-name="P1082">hers</text:p>
          </table:table-cell>
        </table:table-row>
        <table:table-row table:style-name="TableLine94253162418672">
          <table:table-cell table:style-name="Table11.A2" office:value-type="string">
            <text:p text:style-name="P1084">it</text:p>
          </table:table-cell>
          <table:table-cell table:style-name="Table11.A2" office:value-type="string">
            <text:p text:style-name="P1082">it</text:p>
          </table:table-cell>
          <table:table-cell table:style-name="Table11.A2" office:value-type="string">
            <text:p text:style-name="P1082">its</text:p>
          </table:table-cell>
          <table:table-cell table:style-name="Table11.D2" office:value-type="string">
            <text:p text:style-name="P1083">its</text:p>
          </table:table-cell>
        </table:table-row>
        <table:table-row table:style-name="TableLine94253162419744">
          <table:table-cell table:style-name="Table11.A2" office:value-type="string">
            <text:p text:style-name="P1084">we</text:p>
          </table:table-cell>
          <table:table-cell table:style-name="Table11.A2" office:value-type="string">
            <text:p text:style-name="P1082">us</text:p>
          </table:table-cell>
          <table:table-cell table:style-name="Table11.A2" office:value-type="string">
            <text:p text:style-name="P1082">our</text:p>
          </table:table-cell>
          <table:table-cell table:style-name="Table11.D2" office:value-type="string">
            <text:p text:style-name="P1082">ours</text:p>
          </table:table-cell>
        </table:table-row>
        <table:table-row table:style-name="TableLine94253162420816">
          <table:table-cell table:style-name="Table11.A2" office:value-type="string">
            <text:p text:style-name="P1084">they</text:p>
          </table:table-cell>
          <table:table-cell table:style-name="Table11.A2" office:value-type="string">
            <text:p text:style-name="P1082">them</text:p>
          </table:table-cell>
          <table:table-cell table:style-name="Table11.A2" office:value-type="string">
            <text:p text:style-name="P1082">their</text:p>
          </table:table-cell>
          <table:table-cell table:style-name="Table11.D2" office:value-type="string">
            <text:p text:style-name="P1082">theirs</text:p>
          </table:table-cell>
        </table:table-row>
      </table:table>
      <text:p text:style-name="P246"/>
      <text:p text:style-name="P359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253162422512">
          <table:table-cell table:style-name="Table12.A1" office:value-type="string">
            <text:p text:style-name="P1033"/>
          </table:table-cell>
          <table:table-cell table:style-name="Table12.A1" office:value-type="string">
            <text:p text:style-name="P1040">body/one</text:p>
          </table:table-cell>
          <table:table-cell table:style-name="Table12.A1" office:value-type="string">
            <text:p text:style-name="P1040">thing</text:p>
          </table:table-cell>
          <table:table-cell table:style-name="Table12.D1" office:value-type="string">
            <text:p text:style-name="P1040">where</text:p>
          </table:table-cell>
        </table:table-row>
        <table:table-row table:style-name="TableLine94253162435776">
          <table:table-cell table:style-name="Table12.A2" office:value-type="string">
            <text:p text:style-name="P1040">some </text:p>
          </table:table-cell>
          <table:table-cell table:style-name="Table12.A2" office:value-type="string">
            <text:p text:style-name="P1085">somebody/someone (кто-то)</text:p>
          </table:table-cell>
          <table:table-cell table:style-name="Table12.A2" office:value-type="string">
            <text:p text:style-name="P1085">something </text:p>
            <text:p text:style-name="P1085">(что-то)</text:p>
          </table:table-cell>
          <table:table-cell table:style-name="Table12.D2" office:value-type="string">
            <text:p text:style-name="P1085">somewhere </text:p>
            <text:p text:style-name="P1085">(где-то)</text:p>
          </table:table-cell>
        </table:table-row>
        <table:table-row table:style-name="TableLine94253162437344">
          <table:table-cell table:style-name="Table12.A2" office:value-type="string">
            <text:p text:style-name="P1040">any</text:p>
          </table:table-cell>
          <table:table-cell table:style-name="Table12.A2" office:value-type="string">
            <text:p text:style-name="P1085">anybody/anyone </text:p>
            <text:p text:style-name="P1085">(кто-то)</text:p>
          </table:table-cell>
          <table:table-cell table:style-name="Table12.A2" office:value-type="string">
            <text:p text:style-name="P1085">anything </text:p>
            <text:p text:style-name="P1085">(что-то)</text:p>
          </table:table-cell>
          <table:table-cell table:style-name="Table12.D2" office:value-type="string">
            <text:p text:style-name="P1085">anywhere </text:p>
            <text:p text:style-name="P1085">(где-то)</text:p>
          </table:table-cell>
        </table:table-row>
        <table:table-row table:style-name="TableLine94253162438256">
          <table:table-cell table:style-name="Table12.A2" office:value-type="string">
            <text:p text:style-name="P1040">no</text:p>
          </table:table-cell>
          <table:table-cell table:style-name="Table12.A2" office:value-type="string">
            <text:p text:style-name="P1085">nobody/noone </text:p>
            <text:p text:style-name="P1085">(никто)</text:p>
          </table:table-cell>
          <table:table-cell table:style-name="Table12.A2" office:value-type="string">
            <text:p text:style-name="P1085">nothing </text:p>
            <text:p text:style-name="P1085">(ничто)</text:p>
          </table:table-cell>
          <table:table-cell table:style-name="Table12.D2" office:value-type="string">
            <text:p text:style-name="P1085">nowhere </text:p>
            <text:p text:style-name="P1085">(нигде)</text:p>
          </table:table-cell>
        </table:table-row>
      </table:table>
      <text:p text:style-name="P247"/>
      <text:p text:style-name="P1087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253162439920">
          <table:table-cell table:style-name="Table6.A1" office:value-type="string">
            <text:p text:style-name="P1030">Перевод</text:p>
          </table:table-cell>
          <table:table-cell table:style-name="Table6.A1" office:value-type="string">
            <text:p text:style-name="P1029">Начальная форма</text:p>
          </table:table-cell>
          <table:table-cell table:style-name="Table6.A1" office:value-type="string">
            <text:p text:style-name="P1029">2я форма</text:p>
          </table:table-cell>
          <table:table-cell table:style-name="Table6.D1" office:value-type="string">
            <text:p text:style-name="P1030">3я форма</text:p>
          </table:table-cell>
        </table:table-row>
        <table:table-row table:style-name="TableLine94253162546864">
          <table:table-cell table:style-name="Table6.A2" office:value-type="string">
            <text:p text:style-name="P1046">начинать</text:p>
          </table:table-cell>
          <table:table-cell table:style-name="Table6.A2" office:value-type="string">
            <text:p text:style-name="P1047">begin</text:p>
          </table:table-cell>
          <table:table-cell table:style-name="Table6.A2" office:value-type="string">
            <text:p text:style-name="P1047">began</text:p>
          </table:table-cell>
          <table:table-cell table:style-name="Table6.D2" office:value-type="string">
            <text:p text:style-name="P1046">begun</text:p>
          </table:table-cell>
        </table:table-row>
        <table:table-row table:style-name="TableLine94253162549648">
          <table:table-cell table:style-name="Table6.A2" office:value-type="string">
            <text:p text:style-name="P1046">ломать</text:p>
          </table:table-cell>
          <table:table-cell table:style-name="Table6.A2" office:value-type="string">
            <text:p text:style-name="P1047">break</text:p>
          </table:table-cell>
          <table:table-cell table:style-name="Table6.A2" office:value-type="string">
            <text:p text:style-name="P1047">broke</text:p>
          </table:table-cell>
          <table:table-cell table:style-name="Table6.D2" office:value-type="string">
            <text:p text:style-name="P1046">broken</text:p>
          </table:table-cell>
        </table:table-row>
        <table:table-row table:style-name="TableLine94253162550560">
          <table:table-cell table:style-name="Table6.A2" office:value-type="string">
            <text:p text:style-name="P1046">приносить</text:p>
          </table:table-cell>
          <table:table-cell table:style-name="Table6.A2" office:value-type="string">
            <text:p text:style-name="P1047">bring</text:p>
          </table:table-cell>
          <table:table-cell table:style-name="Table6.A2" office:value-type="string">
            <text:p text:style-name="P1047">brought</text:p>
          </table:table-cell>
          <table:table-cell table:style-name="Table6.D2" office:value-type="string">
            <text:p text:style-name="P1046">brought</text:p>
          </table:table-cell>
        </table:table-row>
        <table:table-row table:style-name="TableLine94253162551600">
          <table:table-cell table:style-name="Table6.A2" office:value-type="string">
            <text:p text:style-name="P1046">покупать</text:p>
          </table:table-cell>
          <table:table-cell table:style-name="Table6.A2" office:value-type="string">
            <text:p text:style-name="P1047">buy</text:p>
          </table:table-cell>
          <table:table-cell table:style-name="Table6.A2" office:value-type="string">
            <text:p text:style-name="P1047">bought</text:p>
          </table:table-cell>
          <table:table-cell table:style-name="Table6.D2" office:value-type="string">
            <text:p text:style-name="P1046">bought</text:p>
          </table:table-cell>
        </table:table-row>
        <table:table-row table:style-name="TableLine94253162552752">
          <table:table-cell table:style-name="Table6.A2" office:value-type="string">
            <text:p text:style-name="P1046">приходить</text:p>
          </table:table-cell>
          <table:table-cell table:style-name="Table6.A2" office:value-type="string">
            <text:p text:style-name="P1047">come</text:p>
          </table:table-cell>
          <table:table-cell table:style-name="Table6.A2" office:value-type="string">
            <text:p text:style-name="P1047">came</text:p>
          </table:table-cell>
          <table:table-cell table:style-name="Table6.D2" office:value-type="string">
            <text:p text:style-name="P1046">come</text:p>
          </table:table-cell>
        </table:table-row>
        <table:table-row table:style-name="TableLine94253162553776">
          <table:table-cell table:style-name="Table6.A2" office:value-type="string">
            <text:p text:style-name="P1046">делать</text:p>
          </table:table-cell>
          <table:table-cell table:style-name="Table6.A2" office:value-type="string">
            <text:p text:style-name="P1047">do</text:p>
          </table:table-cell>
          <table:table-cell table:style-name="Table6.A2" office:value-type="string">
            <text:p text:style-name="P1047">did</text:p>
          </table:table-cell>
          <table:table-cell table:style-name="Table6.D2" office:value-type="string">
            <text:p text:style-name="P1046">done</text:p>
          </table:table-cell>
        </table:table-row>
        <table:table-row table:style-name="TableLine94253162554848">
          <table:table-cell table:style-name="Table6.A2" office:value-type="string">
            <text:p text:style-name="P1046">пить</text:p>
          </table:table-cell>
          <table:table-cell table:style-name="Table6.A2" office:value-type="string">
            <text:p text:style-name="P1047">drink</text:p>
          </table:table-cell>
          <table:table-cell table:style-name="Table6.A2" office:value-type="string">
            <text:p text:style-name="P1047">drank</text:p>
          </table:table-cell>
          <table:table-cell table:style-name="Table6.D2" office:value-type="string">
            <text:p text:style-name="P1046">drunk</text:p>
          </table:table-cell>
        </table:table-row>
        <table:table-row table:style-name="TableLine94253162555920">
          <table:table-cell table:style-name="Table6.A2" office:value-type="string">
            <text:p text:style-name="P1046">есть</text:p>
          </table:table-cell>
          <table:table-cell table:style-name="Table6.A2" office:value-type="string">
            <text:p text:style-name="P1047">eat</text:p>
          </table:table-cell>
          <table:table-cell table:style-name="Table6.A2" office:value-type="string">
            <text:p text:style-name="P1047">ate</text:p>
          </table:table-cell>
          <table:table-cell table:style-name="Table6.D2" office:value-type="string">
            <text:p text:style-name="P1046">eaten</text:p>
          </table:table-cell>
        </table:table-row>
        <table:table-row table:style-name="TableLine94253162556912">
          <table:table-cell table:style-name="Table6.A2" office:value-type="string">
            <text:p text:style-name="P1046">падать</text:p>
          </table:table-cell>
          <table:table-cell table:style-name="Table6.A2" office:value-type="string">
            <text:p text:style-name="P1048">fall</text:p>
          </table:table-cell>
          <table:table-cell table:style-name="Table6.A2" office:value-type="string">
            <text:p text:style-name="P1048">fell</text:p>
          </table:table-cell>
          <table:table-cell table:style-name="Table6.D2" office:value-type="string">
            <text:p text:style-name="P1046">fallen</text:p>
          </table:table-cell>
        </table:table-row>
        <table:table-row table:style-name="TableLine94253162557984">
          <table:table-cell table:style-name="Table6.A2" office:value-type="string">
            <text:p text:style-name="P1046">летать</text:p>
          </table:table-cell>
          <table:table-cell table:style-name="Table6.A2" office:value-type="string">
            <text:p text:style-name="P1048">fly</text:p>
          </table:table-cell>
          <table:table-cell table:style-name="Table6.A2" office:value-type="string">
            <text:p text:style-name="P1048">flew</text:p>
          </table:table-cell>
          <table:table-cell table:style-name="Table6.D2" office:value-type="string">
            <text:p text:style-name="P1046">flown</text:p>
          </table:table-cell>
        </table:table-row>
        <table:table-row table:style-name="TableLine94253162559056">
          <table:table-cell table:style-name="Table6.A2" office:value-type="string">
            <text:p text:style-name="P1046">забывать</text:p>
          </table:table-cell>
          <table:table-cell table:style-name="Table6.A2" office:value-type="string">
            <text:p text:style-name="P1048">forget</text:p>
          </table:table-cell>
          <table:table-cell table:style-name="Table6.A2" office:value-type="string">
            <text:p text:style-name="P1048">forgot</text:p>
          </table:table-cell>
          <table:table-cell table:style-name="Table6.D2" office:value-type="string">
            <text:p text:style-name="P1046">forgotten</text:p>
          </table:table-cell>
        </table:table-row>
        <table:table-row table:style-name="TableLine94253162560128">
          <table:table-cell table:style-name="Table6.A2" office:value-type="string">
            <text:p text:style-name="P1046">получать</text:p>
          </table:table-cell>
          <table:table-cell table:style-name="Table6.A2" office:value-type="string">
            <text:p text:style-name="P1048">get</text:p>
          </table:table-cell>
          <table:table-cell table:style-name="Table6.A2" office:value-type="string">
            <text:p text:style-name="P1048">got</text:p>
          </table:table-cell>
          <table:table-cell table:style-name="Table6.D2" office:value-type="string">
            <text:p text:style-name="P1046">got</text:p>
          </table:table-cell>
        </table:table-row>
        <table:table-row table:style-name="TableLine94253162561200">
          <table:table-cell table:style-name="Table6.A2" office:value-type="string">
            <text:p text:style-name="P1049">давать</text:p>
          </table:table-cell>
          <table:table-cell table:style-name="Table6.A2" office:value-type="string">
            <text:p text:style-name="P1050">give</text:p>
          </table:table-cell>
          <table:table-cell table:style-name="Table6.A2" office:value-type="string">
            <text:p text:style-name="P1050">gave</text:p>
          </table:table-cell>
          <table:table-cell table:style-name="Table6.D2" office:value-type="string">
            <text:p text:style-name="P1049">given</text:p>
          </table:table-cell>
        </table:table-row>
        <table:table-row table:style-name="TableLine94253162562272">
          <table:table-cell table:style-name="Table6.A2" office:value-type="string">
            <text:p text:style-name="P1049">идти</text:p>
          </table:table-cell>
          <table:table-cell table:style-name="Table6.A2" office:value-type="string">
            <text:p text:style-name="P1050">go</text:p>
          </table:table-cell>
          <table:table-cell table:style-name="Table6.A2" office:value-type="string">
            <text:p text:style-name="P1050">went</text:p>
          </table:table-cell>
          <table:table-cell table:style-name="Table6.D2" office:value-type="string">
            <text:p text:style-name="P1049">gone</text:p>
          </table:table-cell>
        </table:table-row>
        <table:table-row table:style-name="TableLine94253162563344">
          <table:table-cell table:style-name="Table6.A2" office:value-type="string">
            <text:p text:style-name="P1051">иметь </text:p>
          </table:table-cell>
          <table:table-cell table:style-name="Table6.A2" office:value-type="string">
            <text:p text:style-name="P1052">have</text:p>
          </table:table-cell>
          <table:table-cell table:style-name="Table6.A2" office:value-type="string">
            <text:p text:style-name="P1052">had</text:p>
          </table:table-cell>
          <table:table-cell table:style-name="Table6.D2" office:value-type="string">
            <text:p text:style-name="P1051">had</text:p>
          </table:table-cell>
        </table:table-row>
        <table:table-row table:style-name="TableLine94253162564416">
          <table:table-cell table:style-name="Table6.A2" office:value-type="string">
            <text:p text:style-name="P1051">слышать</text:p>
          </table:table-cell>
          <table:table-cell table:style-name="Table6.A2" office:value-type="string">
            <text:p text:style-name="P1052">hear</text:p>
          </table:table-cell>
          <table:table-cell table:style-name="Table6.A2" office:value-type="string">
            <text:p text:style-name="P1052">heard</text:p>
          </table:table-cell>
          <table:table-cell table:style-name="Table6.D2" office:value-type="string">
            <text:p text:style-name="P1051">heard</text:p>
          </table:table-cell>
        </table:table-row>
        <table:table-row table:style-name="TableLine94253162566480">
          <table:table-cell table:style-name="Table6.A2" office:value-type="string">
            <text:p text:style-name="P1051">знать</text:p>
          </table:table-cell>
          <table:table-cell table:style-name="Table6.A2" office:value-type="string">
            <text:p text:style-name="P1052">know</text:p>
          </table:table-cell>
          <table:table-cell table:style-name="Table6.A2" office:value-type="string">
            <text:p text:style-name="P1052">knew</text:p>
          </table:table-cell>
          <table:table-cell table:style-name="Table6.D2" office:value-type="string">
            <text:p text:style-name="P1051">known</text:p>
          </table:table-cell>
        </table:table-row>
        <table:table-row table:style-name="TableLine94253162567504">
          <table:table-cell table:style-name="Table6.A2" office:value-type="string">
            <text:p text:style-name="P1051">терять</text:p>
          </table:table-cell>
          <table:table-cell table:style-name="Table6.A2" office:value-type="string">
            <text:p text:style-name="P1052">lose</text:p>
          </table:table-cell>
          <table:table-cell table:style-name="Table6.A2" office:value-type="string">
            <text:p text:style-name="P1052">lost</text:p>
          </table:table-cell>
          <table:table-cell table:style-name="Table6.D2" office:value-type="string">
            <text:p text:style-name="P1051">lost</text:p>
          </table:table-cell>
        </table:table-row>
        <table:table-row table:style-name="TableLine94253162568576">
          <table:table-cell table:style-name="Table6.A2" office:value-type="string">
            <text:p text:style-name="P1051">делать</text:p>
          </table:table-cell>
          <table:table-cell table:style-name="Table6.A2" office:value-type="string">
            <text:p text:style-name="P1052">make</text:p>
          </table:table-cell>
          <table:table-cell table:style-name="Table6.A2" office:value-type="string">
            <text:p text:style-name="P1052">made</text:p>
          </table:table-cell>
          <table:table-cell table:style-name="Table6.D2" office:value-type="string">
            <text:p text:style-name="P1051">made</text:p>
          </table:table-cell>
        </table:table-row>
        <table:table-row table:style-name="TableLine94253162569648">
          <table:table-cell table:style-name="Table6.A2" office:value-type="string">
            <text:p text:style-name="P1051">платить</text:p>
          </table:table-cell>
          <table:table-cell table:style-name="Table6.A2" office:value-type="string">
            <text:p text:style-name="P1052">pay</text:p>
          </table:table-cell>
          <table:table-cell table:style-name="Table6.A2" office:value-type="string">
            <text:p text:style-name="P1052">paid</text:p>
          </table:table-cell>
          <table:table-cell table:style-name="Table6.D2" office:value-type="string">
            <text:p text:style-name="P1051">paid</text:p>
          </table:table-cell>
        </table:table-row>
        <table:table-row table:style-name="TableLine94253162570720">
          <table:table-cell table:style-name="Table6.A2" office:value-type="string">
            <text:p text:style-name="P1051">класть</text:p>
          </table:table-cell>
          <table:table-cell table:style-name="Table6.A2" office:value-type="string">
            <text:p text:style-name="P1052">put</text:p>
          </table:table-cell>
          <table:table-cell table:style-name="Table6.A2" office:value-type="string">
            <text:p text:style-name="P1052">put</text:p>
          </table:table-cell>
          <table:table-cell table:style-name="Table6.D2" office:value-type="string">
            <text:p text:style-name="P1051">put</text:p>
          </table:table-cell>
        </table:table-row>
        <table:table-row table:style-name="TableLine94253162571792">
          <table:table-cell table:style-name="Table6.A2" office:value-type="string">
            <text:p text:style-name="P1051">читать</text:p>
          </table:table-cell>
          <table:table-cell table:style-name="Table6.A2" office:value-type="string">
            <text:p text:style-name="P1052">read</text:p>
          </table:table-cell>
          <table:table-cell table:style-name="Table6.A2" office:value-type="string">
            <text:p text:style-name="P1052">read</text:p>
          </table:table-cell>
          <table:table-cell table:style-name="Table6.D2" office:value-type="string">
            <text:p text:style-name="P1052">read</text:p>
          </table:table-cell>
        </table:table-row>
        <table:table-row table:style-name="TableLine94253162572864">
          <table:table-cell table:style-name="Table6.A2" office:value-type="string">
            <text:p text:style-name="P1051">сказать</text:p>
          </table:table-cell>
          <table:table-cell table:style-name="Table6.A2" office:value-type="string">
            <text:p text:style-name="P1052">say</text:p>
          </table:table-cell>
          <table:table-cell table:style-name="Table6.A2" office:value-type="string">
            <text:p text:style-name="P1052">said</text:p>
          </table:table-cell>
          <table:table-cell table:style-name="Table6.D2" office:value-type="string">
            <text:p text:style-name="P1052">said</text:p>
          </table:table-cell>
        </table:table-row>
        <table:table-row table:style-name="TableLine94253162573936">
          <table:table-cell table:style-name="Table6.A2" office:value-type="string">
            <text:p text:style-name="P1051">говорить</text:p>
          </table:table-cell>
          <table:table-cell table:style-name="Table6.A2" office:value-type="string">
            <text:p text:style-name="P1052">speak</text:p>
          </table:table-cell>
          <table:table-cell table:style-name="Table6.A2" office:value-type="string">
            <text:p text:style-name="P1052">spoke</text:p>
          </table:table-cell>
          <table:table-cell table:style-name="Table6.D2" office:value-type="string">
            <text:p text:style-name="P1051">spoken</text:p>
          </table:table-cell>
        </table:table-row>
        <table:table-row table:style-name="TableLine94253162575008">
          <table:table-cell table:style-name="Table6.A2" office:value-type="string">
            <text:p text:style-name="P1051">видеть</text:p>
          </table:table-cell>
          <table:table-cell table:style-name="Table6.A2" office:value-type="string">
            <text:p text:style-name="P1052">see</text:p>
          </table:table-cell>
          <table:table-cell table:style-name="Table6.A2" office:value-type="string">
            <text:p text:style-name="P1052">saw</text:p>
          </table:table-cell>
          <table:table-cell table:style-name="Table6.D2" office:value-type="string">
            <text:p text:style-name="P1051">seen</text:p>
          </table:table-cell>
        </table:table-row>
        <table:table-row table:style-name="TableLine94253162576080">
          <table:table-cell table:style-name="Table6.A2" office:value-type="string">
            <text:p text:style-name="P1051">сидеть</text:p>
          </table:table-cell>
          <table:table-cell table:style-name="Table6.A2" office:value-type="string">
            <text:p text:style-name="P1052">sit</text:p>
          </table:table-cell>
          <table:table-cell table:style-name="Table6.A2" office:value-type="string">
            <text:p text:style-name="P1052">sat</text:p>
          </table:table-cell>
          <table:table-cell table:style-name="Table6.D2" office:value-type="string">
            <text:p text:style-name="P1051">sat</text:p>
          </table:table-cell>
        </table:table-row>
        <table:table-row table:style-name="TableLine94253162577152">
          <table:table-cell table:style-name="Table6.A2" office:value-type="string">
            <text:p text:style-name="P1051">брать</text:p>
          </table:table-cell>
          <table:table-cell table:style-name="Table6.A2" office:value-type="string">
            <text:p text:style-name="P1052">take</text:p>
          </table:table-cell>
          <table:table-cell table:style-name="Table6.A2" office:value-type="string">
            <text:p text:style-name="P1052">took</text:p>
          </table:table-cell>
          <table:table-cell table:style-name="Table6.D2" office:value-type="string">
            <text:p text:style-name="P1051">taken</text:p>
          </table:table-cell>
        </table:table-row>
        <table:table-row table:style-name="TableLine94253162578224">
          <table:table-cell table:style-name="Table6.A2" office:value-type="string">
            <text:p text:style-name="P1071">обучать</text:p>
          </table:table-cell>
          <table:table-cell table:style-name="Table6.A2" office:value-type="string">
            <text:p text:style-name="P1071">teach</text:p>
          </table:table-cell>
          <table:table-cell table:style-name="Table6.A2" office:value-type="string">
            <text:p text:style-name="P1072">taught</text:p>
          </table:table-cell>
          <table:table-cell table:style-name="Table6.D2" office:value-type="string">
            <text:p text:style-name="P1071">taught</text:p>
          </table:table-cell>
        </table:table-row>
        <table:table-row table:style-name="TableLine94253162579296">
          <table:table-cell table:style-name="Table6.A2" office:value-type="string">
            <text:p text:style-name="P1051">рассказывать</text:p>
          </table:table-cell>
          <table:table-cell table:style-name="Table6.A2" office:value-type="string">
            <text:p text:style-name="P1052">tell</text:p>
          </table:table-cell>
          <table:table-cell table:style-name="Table6.A2" office:value-type="string">
            <text:p text:style-name="P1052">told</text:p>
          </table:table-cell>
          <table:table-cell table:style-name="Table6.D2" office:value-type="string">
            <text:p text:style-name="P1051">told</text:p>
          </table:table-cell>
        </table:table-row>
        <table:table-row table:style-name="TableLine94253162580368">
          <table:table-cell table:style-name="Table6.A2" office:value-type="string">
            <text:p text:style-name="P1051">думать</text:p>
          </table:table-cell>
          <table:table-cell table:style-name="Table6.A2" office:value-type="string">
            <text:p text:style-name="P1052">think</text:p>
          </table:table-cell>
          <table:table-cell table:style-name="Table6.A2" office:value-type="string">
            <text:p text:style-name="P1052">thought</text:p>
          </table:table-cell>
          <table:table-cell table:style-name="Table6.D2" office:value-type="string">
            <text:p text:style-name="P1051">thought</text:p>
          </table:table-cell>
        </table:table-row>
        <table:table-row table:style-name="TableLine94253162581440">
          <table:table-cell table:style-name="Table6.A2" office:value-type="string">
            <text:p text:style-name="P1051">побеждать</text:p>
          </table:table-cell>
          <table:table-cell table:style-name="Table6.A2" office:value-type="string">
            <text:p text:style-name="P1052">win</text:p>
          </table:table-cell>
          <table:table-cell table:style-name="Table6.A2" office:value-type="string">
            <text:p text:style-name="P1052">won</text:p>
          </table:table-cell>
          <table:table-cell table:style-name="Table6.D2" office:value-type="string">
            <text:p text:style-name="P1051">won</text:p>
          </table:table-cell>
        </table:table-row>
        <table:table-row table:style-name="TableLine94253162582512">
          <table:table-cell table:style-name="Table6.A2" office:value-type="string">
            <text:p text:style-name="P1051">писать</text:p>
          </table:table-cell>
          <table:table-cell table:style-name="Table6.A2" office:value-type="string">
            <text:p text:style-name="P1052">write</text:p>
          </table:table-cell>
          <table:table-cell table:style-name="Table6.A2" office:value-type="string">
            <text:p text:style-name="P1052">wrote</text:p>
          </table:table-cell>
          <table:table-cell table:style-name="Table6.D2" office:value-type="string">
            <text:p text:style-name="P1051">written</text:p>
          </table:table-cell>
        </table:table-row>
      </table:table>
      <text:p text:style-name="P242"/>
      <text:p text:style-name="P243">Таблица сокращений:</text:p>
      <text:p text:style-name="P244">Попробовать написать упрощенный конспект, без тонких подробностей, <text:span text:style-name="T983">т. к. они только забивают голову лишней информацией, мешая сосредоточиться на главн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05T13:05:34.101396388</dc:date>
    <meta:editing-duration>P2DT4H1M48S</meta:editing-duration>
    <meta:editing-cycles>915</meta:editing-cycles>
    <meta:generator>LibreOffice/6.4.7.2$Linux_X86_64 LibreOffice_project/40$Build-2</meta:generator>
    <meta:document-statistic meta:table-count="12" meta:image-count="0" meta:object-count="0" meta:page-count="46" meta:paragraph-count="1752" meta:word-count="13486" meta:character-count="85683" meta:non-whitespace-character-count="73459"/>
  </office:meta>
</office:document-meta>
</file>